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83in"/>
    </style:style>
    <style:style style:name="co2" style:family="table-column">
      <style:table-column-properties fo:break-before="auto" style:column-width="3.4098in"/>
    </style:style>
    <style:style style:name="co3" style:family="table-column">
      <style:table-column-properties fo:break-before="auto" style:column-width="0.5693in"/>
    </style:style>
    <style:style style:name="co4" style:family="table-column">
      <style:table-column-properties fo:break-before="auto" style:column-width="0.722in"/>
    </style:style>
    <style:style style:name="co5" style:family="table-column">
      <style:table-column-properties fo:break-before="auto" style:column-width="0.6134in"/>
    </style:style>
    <style:style style:name="co6" style:family="table-column">
      <style:table-column-properties fo:break-before="auto" style:column-width="0.9138in"/>
    </style:style>
    <style:style style:name="co7" style:family="table-column">
      <style:table-column-properties fo:break-before="auto" style:column-width="2.3256in"/>
    </style:style>
    <style:style style:name="co8" style:family="table-column">
      <style:table-column-properties fo:break-before="auto" style:column-width="3.5272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2.4575in"/>
    </style:style>
    <style:style style:name="co11" style:family="table-column">
      <style:table-column-properties fo:break-before="auto" style:column-width="7.3465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789in"/>
    </style:style>
    <style:style style:name="ro1" style:family="table-row">
      <style:table-row-properties style:row-height="2.733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2.52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2201in" fo:break-before="auto" style:use-optimal-row-height="true"/>
    </style:style>
    <style:style style:name="ro8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8">
      <style:table-cell-properties style:rotation-angle="90"/>
      <style:text-properties fo:font-weight="bold" style:font-weight-asian="bold" style:font-weight-complex="bold"/>
    </style:style>
    <style:style style:name="ce2" style:family="table-cell" style:parent-style-name="Default" style:data-style-name="N118"/>
    <style:style style:name="ce3" style:family="table-cell" style:parent-style-name="Default" style:data-style-name="N118">
      <style:table-cell-properties fo:background-color="#b2b2b2" style:rotation-angle="90"/>
      <style:text-properties fo:font-weight="bold" style:font-weight-asian="bold" style:font-weight-complex="bold"/>
    </style:style>
    <style:style style:name="ce4" style:family="table-cell" style:parent-style-name="Default" style:data-style-name="N118">
      <style:table-cell-properties fo:background-color="#b2b2b2"/>
    </style:style>
    <style:style style:name="ce5" style:family="table-cell" style:parent-style-name="Default" style:data-style-name="N1">
      <style:table-cell-properties style:rotation-angle="90"/>
      <style:text-properties fo:font-weight="bold" style:font-weight-asian="bold" style:font-weight-complex="bold"/>
    </style:style>
    <style:style style:name="ce6" style:family="table-cell" style:parent-style-name="Default" style:data-style-name="N1"/>
    <style:style style:name="ce7" style:family="table-cell" style:parent-style-name="Default" style:data-style-name="N1">
      <style:table-cell-properties fo:background-color="#ffff66" style:rotation-angle="90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ffff66"/>
    </style:style>
    <style:style style:name="ce9" style:family="table-cell" style:parent-style-name="Default" style:data-style-name="N118">
      <style:table-cell-properties fo:background-color="#33ff99" style:rotation-angle="90"/>
      <style:text-properties fo:font-weight="bold" style:font-weight-asian="bold" style:font-weight-complex="bold"/>
    </style:style>
    <style:style style:name="ce10" style:family="table-cell" style:parent-style-name="Default" style:data-style-name="N118">
      <style:table-cell-properties fo:background-color="#33ff99"/>
    </style:style>
    <style:style style:name="ce11" style:family="table-cell" style:parent-style-name="Default">
      <style:table-cell-properties style:rotation-angle="9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 style:data-style-name="N117"/>
    <style:style style:name="ce16" style:family="table-cell" style:parent-style-name="Default" style:data-style-name="N117">
      <style:table-cell-properties fo:background-color="#ffff66"/>
    </style:style>
    <style:style style:name="ce17" style:family="table-cell" style:parent-style-name="Default">
      <style:table-cell-properties fo:background-color="#c0c0c0"/>
    </style:style>
  </office:automatic-styles>
  <office:body>
    <office:spreadsheet>
      <table:table table:name="Raw data with rank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3" table:default-cell-style-name="ce6"/>
        <table:table-column table:style-name="co3" table:default-cell-style-name="ce4"/>
        <table:table-column table:style-name="co3" table:default-cell-style-name="ce6"/>
        <table:table-column table:style-name="co4" table:default-cell-style-name="ce4"/>
        <table:table-column table:style-name="co3" table:default-cell-style-name="ce6"/>
        <table:table-column table:style-name="co5" table:default-cell-style-name="ce4"/>
        <table:table-column table:style-name="co3" table:default-cell-style-name="ce6"/>
        <table:table-column table:style-name="co3" table:default-cell-style-name="ce8"/>
        <table:table-column table:style-name="co3" table:default-cell-style-name="ce4"/>
        <table:table-column table:style-name="co3" table:default-cell-style-name="ce6"/>
        <table:table-column table:style-name="co3" table:default-cell-style-name="ce4"/>
        <table:table-column table:style-name="co3" table:default-cell-style-name="ce6"/>
        <table:table-column table:style-name="co4" table:default-cell-style-name="ce4"/>
        <table:table-column table:style-name="co3" table:default-cell-style-name="ce6"/>
        <table:table-column table:style-name="co5" table:default-cell-style-name="ce4"/>
        <table:table-column table:style-name="co3" table:default-cell-style-name="ce6"/>
        <table:table-column table:style-name="co3" table:default-cell-style-name="ce8"/>
        <table:table-column table:style-name="co3" table:default-cell-style-name="ce4"/>
        <table:table-column table:style-name="co3" table:default-cell-style-name="ce6"/>
        <table:table-column table:style-name="co3" table:default-cell-style-name="ce4"/>
        <table:table-column table:style-name="co3" table:default-cell-style-name="ce6"/>
        <table:table-column table:style-name="co4" table:default-cell-style-name="ce4"/>
        <table:table-column table:style-name="co3" table:default-cell-style-name="ce6"/>
        <table:table-column table:style-name="co3" table:default-cell-style-name="ce4"/>
        <table:table-column table:style-name="co3" table:default-cell-style-name="ce6"/>
        <table:table-column table:style-name="co3" table:default-cell-style-name="ce8"/>
        <table:table-column table:style-name="co6" table:number-columns-repeated="4" table:default-cell-style-name="ce10"/>
        <table:table-column table:style-name="co6" table:number-columns-repeated="991" table:default-cell-style-name="ce2"/>
        <table:table-row table:style-name="ro1">
          <table:table-cell table:style-name="ce1" office:value-type="string">
            <text:p>Input data: feature set and if weighted</text:p>
          </table:table-cell>
          <table:table-cell table:style-name="ce1" office:value-type="string">
            <text:p>model</text:p>
          </table:table-cell>
          <table:table-cell table:style-name="ce3" office:value-type="string">
            <text:p>all_mae</text:p>
          </table:table-cell>
          <table:table-cell table:style-name="ce5" office:value-type="string">
            <text:p>all mae rank</text:p>
          </table:table-cell>
          <table:table-cell table:style-name="ce3" office:value-type="string">
            <text:p>all_mse</text:p>
          </table:table-cell>
          <table:table-cell table:style-name="ce5" office:value-type="string">
            <text:p>all mse rank</text:p>
          </table:table-cell>
          <table:table-cell table:style-name="ce3" office:value-type="string">
            <text:p>all_mape</text:p>
          </table:table-cell>
          <table:table-cell table:style-name="ce5" office:value-type="string">
            <text:p>all mape rank</text:p>
          </table:table-cell>
          <table:table-cell table:style-name="ce3" office:value-type="string">
            <text:p>all_smape</text:p>
          </table:table-cell>
          <table:table-cell table:style-name="ce5" office:value-type="string">
            <text:p>all smape rank</text:p>
          </table:table-cell>
          <table:table-cell table:style-name="ce7" office:value-type="string">
            <text:p>ALL RANKS SUM</text:p>
          </table:table-cell>
          <table:table-cell table:style-name="ce3" office:value-type="string">
            <text:p>first_mae</text:p>
          </table:table-cell>
          <table:table-cell table:style-name="ce5" office:value-type="string">
            <text:p>first mae rank</text:p>
          </table:table-cell>
          <table:table-cell table:style-name="ce3" office:value-type="string">
            <text:p>first_mse</text:p>
          </table:table-cell>
          <table:table-cell table:style-name="ce5" office:value-type="string">
            <text:p>first mse rank</text:p>
          </table:table-cell>
          <table:table-cell table:style-name="ce3" office:value-type="string">
            <text:p>first_mape</text:p>
          </table:table-cell>
          <table:table-cell table:style-name="ce5" office:value-type="string">
            <text:p>first mape rank</text:p>
          </table:table-cell>
          <table:table-cell table:style-name="ce3" office:value-type="string">
            <text:p>first_smape</text:p>
          </table:table-cell>
          <table:table-cell table:style-name="ce5" office:value-type="string">
            <text:p>first smape rank</text:p>
          </table:table-cell>
          <table:table-cell table:style-name="ce7" office:value-type="string">
            <text:p>FIRST RANKS SUM</text:p>
          </table:table-cell>
          <table:table-cell table:style-name="ce3" office:value-type="string">
            <text:p>last_mae</text:p>
          </table:table-cell>
          <table:table-cell table:style-name="ce5" office:value-type="string">
            <text:p>last mae rank</text:p>
          </table:table-cell>
          <table:table-cell table:style-name="ce3" office:value-type="string">
            <text:p>last_mse</text:p>
          </table:table-cell>
          <table:table-cell table:style-name="ce5" office:value-type="string">
            <text:p>last mse rank</text:p>
          </table:table-cell>
          <table:table-cell table:style-name="ce3" office:value-type="string">
            <text:p>last_mape</text:p>
          </table:table-cell>
          <table:table-cell table:style-name="ce5" office:value-type="string">
            <text:p>last mape rank</text:p>
          </table:table-cell>
          <table:table-cell table:style-name="ce3" office:value-type="string">
            <text:p>last_smape</text:p>
          </table:table-cell>
          <table:table-cell table:style-name="ce5" office:value-type="string">
            <text:p>last smape rank</text:p>
          </table:table-cell>
          <table:table-cell table:style-name="ce7" office:value-type="string">
            <text:p>LAST RANKS SUM</text:p>
          </table:table-cell>
          <table:table-cell table:style-name="ce9" office:value-type="string">
            <text:p>MAE RANKS SUM</text:p>
          </table:table-cell>
          <table:table-cell table:style-name="ce9" office:value-type="string">
            <text:p>MSE RANKS SUM</text:p>
          </table:table-cell>
          <table:table-cell table:style-name="ce9" office:value-type="string">
            <text:p>MAPE RANKS SUM</text:p>
          </table:table-cell>
          <table:table-cell table:style-name="ce9" office:value-type="string">
            <text:p>sMAPE RANKS SUM</text:p>
          </table:table-cell>
          <table:table-cell table:style-name="ce1" table:number-columns-repeated="991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1,forecast=10,input_length=10</text:p>
          </table:table-cell>
          <table:table-cell office:value-type="float" office:value="0.109883941709995">
            <text:p>0.1099</text:p>
          </table:table-cell>
          <table:table-cell table:formula="of:=RANK([.C2];[.C$2:.C$101];1)" office:value-type="float" office:value="93">
            <text:p>93</text:p>
          </table:table-cell>
          <table:table-cell office:value-type="float" office:value="0.0220514331012964">
            <text:p>0.0221</text:p>
          </table:table-cell>
          <table:table-cell table:formula="of:=RANK([.E2];[.E$2:.E$101];1)" office:value-type="float" office:value="92">
            <text:p>92</text:p>
          </table:table-cell>
          <table:table-cell office:value-type="float" office:value="451.464019775391">
            <text:p>451.4640</text:p>
          </table:table-cell>
          <table:table-cell table:formula="of:=RANK([.G2];[.G$2:.G$101];1)" office:value-type="float" office:value="100">
            <text:p>100</text:p>
          </table:table-cell>
          <table:table-cell office:value-type="float" office:value="0.285197526216507">
            <text:p>0.2852</text:p>
          </table:table-cell>
          <table:table-cell table:formula="of:=RANK([.I2];[.I$2:.I$101];1)" office:value-type="float" office:value="94">
            <text:p>94</text:p>
          </table:table-cell>
          <table:table-cell table:formula="of:=[.D2]+[.F2]+[.H2]+[.J2]" office:value-type="float" office:value="379">
            <text:p>379</text:p>
          </table:table-cell>
          <table:table-cell office:value-type="float" office:value="0.0754553899168968">
            <text:p>0.0755</text:p>
          </table:table-cell>
          <table:table-cell table:formula="of:=RANK([.L2];[.L$2:.L$101];1)" office:value-type="float" office:value="91">
            <text:p>91</text:p>
          </table:table-cell>
          <table:table-cell office:value-type="float" office:value="0.0117507364851342">
            <text:p>0.0118</text:p>
          </table:table-cell>
          <table:table-cell table:formula="of:=RANK([.N2];[.N$2:.N$101];1)" office:value-type="float" office:value="92">
            <text:p>92</text:p>
          </table:table-cell>
          <table:table-cell office:value-type="float" office:value="376.239733921403">
            <text:p>376.2397</text:p>
          </table:table-cell>
          <table:table-cell table:formula="of:=RANK([.P2];[.P$2:.P$101];1)" office:value-type="float" office:value="99">
            <text:p>99</text:p>
          </table:table-cell>
          <table:table-cell office:value-type="float" office:value="0.161250594981408">
            <text:p>0.1613</text:p>
          </table:table-cell>
          <table:table-cell table:formula="of:=RANK([.R2];[.R$2:.R$101];1)" office:value-type="float" office:value="89">
            <text:p>89</text:p>
          </table:table-cell>
          <table:table-cell table:formula="of:=[.M2]+[.O2]+[.Q2]+[.S2]" office:value-type="float" office:value="371">
            <text:p>371</text:p>
          </table:table-cell>
          <table:table-cell office:value-type="float" office:value="0.119218125939369">
            <text:p>0.1192</text:p>
          </table:table-cell>
          <table:table-cell table:formula="of:=RANK([.U2];[.U$2:.U$101];1)" office:value-type="float" office:value="95">
            <text:p>95</text:p>
          </table:table-cell>
          <table:table-cell office:value-type="float" office:value="0.0267359956709305">
            <text:p>0.0267</text:p>
          </table:table-cell>
          <table:table-cell table:formula="of:=RANK([.W2];[.W$2:.W$101];1)" office:value-type="float" office:value="94">
            <text:p>94</text:p>
          </table:table-cell>
          <table:table-cell office:value-type="float" office:value="512.601631652616">
            <text:p>512.6016</text:p>
          </table:table-cell>
          <table:table-cell table:formula="of:=RANK([.Y2];[.Y$2:.Y$101];1)" office:value-type="float" office:value="99">
            <text:p>99</text:p>
          </table:table-cell>
          <table:table-cell office:value-type="float" office:value="0.302749689835789">
            <text:p>0.3027</text:p>
          </table:table-cell>
          <table:table-cell table:formula="of:=RANK([.AA2];[.AA$2:.AA$101];1)" office:value-type="float" office:value="95">
            <text:p>95</text:p>
          </table:table-cell>
          <table:table-cell table:formula="of:=[.V2]+[.X2]+[.Z2]+[.AB2]" office:value-type="float" office:value="383">
            <text:p>383</text:p>
          </table:table-cell>
          <table:table-cell table:formula="of:=[.D2]+[.M2]+[.V2]" office:value-type="float" office:value="279">
            <text:p>279.0000</text:p>
          </table:table-cell>
          <table:table-cell table:formula="of:=[.F2]+[.O2]+[.X2]" office:value-type="float" office:value="278">
            <text:p>278.0000</text:p>
          </table:table-cell>
          <table:table-cell table:formula="of:=[.H2]+[.Q2]+[.Z2]" office:value-type="float" office:value="298">
            <text:p>298.0000</text:p>
          </table:table-cell>
          <table:table-cell table:formula="of:=[.J2]+[.S2]+[.AB2]" office:value-type="float" office:value="278">
            <text:p>278.0000</text:p>
          </table:table-cell>
          <table:table-cell table:number-columns-repeated="991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1,forecast=10,input_length=20</text:p>
          </table:table-cell>
          <table:table-cell office:value-type="float" office:value="0.274502068758011">
            <text:p>0.2745</text:p>
          </table:table-cell>
          <table:table-cell table:formula="of:=RANK([.C3];[.C$2:.C$101];1)" office:value-type="float" office:value="100">
            <text:p>100</text:p>
          </table:table-cell>
          <table:table-cell office:value-type="float" office:value="0.110032416880131">
            <text:p>0.1100</text:p>
          </table:table-cell>
          <table:table-cell table:formula="of:=RANK([.E3];[.E$2:.E$101];1)" office:value-type="float" office:value="100">
            <text:p>100</text:p>
          </table:table-cell>
          <table:table-cell office:value-type="float" office:value="295.944519042969">
            <text:p>295.9445</text:p>
          </table:table-cell>
          <table:table-cell table:formula="of:=RANK([.G3];[.G$2:.G$101];1)" office:value-type="float" office:value="96">
            <text:p>96</text:p>
          </table:table-cell>
          <table:table-cell office:value-type="float" office:value="0.501331746578217">
            <text:p>0.5013</text:p>
          </table:table-cell>
          <table:table-cell table:formula="of:=RANK([.I3];[.I$2:.I$101];1)" office:value-type="float" office:value="100">
            <text:p>100</text:p>
          </table:table-cell>
          <table:table-cell table:formula="of:=[.D3]+[.F3]+[.H3]+[.J3]" office:value-type="float" office:value="396">
            <text:p>396</text:p>
          </table:table-cell>
          <table:table-cell office:value-type="float" office:value="0.0893114134669304">
            <text:p>0.0893</text:p>
          </table:table-cell>
          <table:table-cell table:formula="of:=RANK([.L3];[.L$2:.L$101];1)" office:value-type="float" office:value="93">
            <text:p>93</text:p>
          </table:table-cell>
          <table:table-cell office:value-type="float" office:value="0.0151121732011055">
            <text:p>0.0151</text:p>
          </table:table-cell>
          <table:table-cell table:formula="of:=RANK([.N3];[.N$2:.N$101];1)" office:value-type="float" office:value="94">
            <text:p>94</text:p>
          </table:table-cell>
          <table:table-cell office:value-type="float" office:value="609.760490882704">
            <text:p>609.7605</text:p>
          </table:table-cell>
          <table:table-cell table:formula="of:=RANK([.P3];[.P$2:.P$101];1)" office:value-type="float" office:value="100">
            <text:p>100</text:p>
          </table:table-cell>
          <table:table-cell office:value-type="float" office:value="0.102398372101915">
            <text:p>0.1024</text:p>
          </table:table-cell>
          <table:table-cell table:formula="of:=RANK([.R3];[.R$2:.R$101];1)" office:value-type="float" office:value="63">
            <text:p>63</text:p>
          </table:table-cell>
          <table:table-cell table:formula="of:=[.M3]+[.O3]+[.Q3]+[.S3]" office:value-type="float" office:value="350">
            <text:p>350</text:p>
          </table:table-cell>
          <table:table-cell office:value-type="float" office:value="0.177187025547028">
            <text:p>0.1772</text:p>
          </table:table-cell>
          <table:table-cell table:formula="of:=RANK([.U3];[.U$2:.U$101];1)" office:value-type="float" office:value="98">
            <text:p>98</text:p>
          </table:table-cell>
          <table:table-cell office:value-type="float" office:value="0.0512511457081839">
            <text:p>0.0513</text:p>
          </table:table-cell>
          <table:table-cell table:formula="of:=RANK([.W3];[.W$2:.W$101];1)" office:value-type="float" office:value="97">
            <text:p>97</text:p>
          </table:table-cell>
          <table:table-cell office:value-type="float" office:value="337.956318639436">
            <text:p>337.9563</text:p>
          </table:table-cell>
          <table:table-cell table:formula="of:=RANK([.Y3];[.Y$2:.Y$101];1)" office:value-type="float" office:value="95">
            <text:p>95</text:p>
          </table:table-cell>
          <table:table-cell office:value-type="float" office:value="0.639282115909784">
            <text:p>0.6393</text:p>
          </table:table-cell>
          <table:table-cell table:formula="of:=RANK([.AA3];[.AA$2:.AA$101];1)" office:value-type="float" office:value="100">
            <text:p>100</text:p>
          </table:table-cell>
          <table:table-cell table:formula="of:=[.V3]+[.X3]+[.Z3]+[.AB3]" office:value-type="float" office:value="390">
            <text:p>390</text:p>
          </table:table-cell>
          <table:table-cell table:formula="of:=[.D3]+[.M3]+[.V3]" office:value-type="float" office:value="291">
            <text:p>291.0000</text:p>
          </table:table-cell>
          <table:table-cell table:formula="of:=[.F3]+[.O3]+[.X3]" office:value-type="float" office:value="291">
            <text:p>291.0000</text:p>
          </table:table-cell>
          <table:table-cell table:formula="of:=[.H3]+[.Q3]+[.Z3]" office:value-type="float" office:value="291">
            <text:p>291.0000</text:p>
          </table:table-cell>
          <table:table-cell table:formula="of:=[.J3]+[.S3]+[.AB3]" office:value-type="float" office:value="263">
            <text:p>263.0000</text:p>
          </table:table-cell>
          <table:table-cell table:number-columns-repeated="991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1,forecast=10,input_length=5</text:p>
          </table:table-cell>
          <table:table-cell office:value-type="float" office:value="0.10390730202198">
            <text:p>0.1039</text:p>
          </table:table-cell>
          <table:table-cell table:formula="of:=RANK([.C4];[.C$2:.C$101];1)" office:value-type="float" office:value="92">
            <text:p>92</text:p>
          </table:table-cell>
          <table:table-cell office:value-type="float" office:value="0.0388010069727898">
            <text:p>0.0388</text:p>
          </table:table-cell>
          <table:table-cell table:formula="of:=RANK([.E4];[.E$2:.E$101];1)" office:value-type="float" office:value="96">
            <text:p>96</text:p>
          </table:table-cell>
          <table:table-cell office:value-type="float" office:value="265.293884277344">
            <text:p>265.2939</text:p>
          </table:table-cell>
          <table:table-cell table:formula="of:=RANK([.G4];[.G$2:.G$101];1)" office:value-type="float" office:value="95">
            <text:p>95</text:p>
          </table:table-cell>
          <table:table-cell office:value-type="float" office:value="0.191887646913528">
            <text:p>0.1919</text:p>
          </table:table-cell>
          <table:table-cell table:formula="of:=RANK([.I4];[.I$2:.I$101];1)" office:value-type="float" office:value="88">
            <text:p>88</text:p>
          </table:table-cell>
          <table:table-cell table:formula="of:=[.D4]+[.F4]+[.H4]+[.J4]" office:value-type="float" office:value="371">
            <text:p>371</text:p>
          </table:table-cell>
          <table:table-cell office:value-type="float" office:value="0.115718878805637">
            <text:p>0.1157</text:p>
          </table:table-cell>
          <table:table-cell table:formula="of:=RANK([.L4];[.L$2:.L$101];1)" office:value-type="float" office:value="96">
            <text:p>96</text:p>
          </table:table-cell>
          <table:table-cell office:value-type="float" office:value="0.0160080910882701">
            <text:p>0.0160</text:p>
          </table:table-cell>
          <table:table-cell table:formula="of:=RANK([.N4];[.N$2:.N$101];1)" office:value-type="float" office:value="95">
            <text:p>95</text:p>
          </table:table-cell>
          <table:table-cell office:value-type="float" office:value="246.899634157804">
            <text:p>246.8996</text:p>
          </table:table-cell>
          <table:table-cell table:formula="of:=RANK([.P4];[.P$2:.P$101];1)" office:value-type="float" office:value="98">
            <text:p>98</text:p>
          </table:table-cell>
          <table:table-cell office:value-type="float" office:value="0.184190952508251">
            <text:p>0.1842</text:p>
          </table:table-cell>
          <table:table-cell table:formula="of:=RANK([.R4];[.R$2:.R$101];1)" office:value-type="float" office:value="91">
            <text:p>91</text:p>
          </table:table-cell>
          <table:table-cell table:formula="of:=[.M4]+[.O4]+[.Q4]+[.S4]" office:value-type="float" office:value="380">
            <text:p>380</text:p>
          </table:table-cell>
          <table:table-cell office:value-type="float" office:value="0.111387677490711">
            <text:p>0.1114</text:p>
          </table:table-cell>
          <table:table-cell table:formula="of:=RANK([.U4];[.U$2:.U$101];1)" office:value-type="float" office:value="94">
            <text:p>94</text:p>
          </table:table-cell>
          <table:table-cell office:value-type="float" office:value="0.043484888620647">
            <text:p>0.0435</text:p>
          </table:table-cell>
          <table:table-cell table:formula="of:=RANK([.W4];[.W$2:.W$101];1)" office:value-type="float" office:value="96">
            <text:p>96</text:p>
          </table:table-cell>
          <table:table-cell office:value-type="float" office:value="70.1167179754999">
            <text:p>70.1167</text:p>
          </table:table-cell>
          <table:table-cell table:formula="of:=RANK([.Y4];[.Y$2:.Y$101];1)" office:value-type="float" office:value="64">
            <text:p>64</text:p>
          </table:table-cell>
          <table:table-cell office:value-type="float" office:value="0.159941545090829">
            <text:p>0.1599</text:p>
          </table:table-cell>
          <table:table-cell table:formula="of:=RANK([.AA4];[.AA$2:.AA$101];1)" office:value-type="float" office:value="75">
            <text:p>75</text:p>
          </table:table-cell>
          <table:table-cell table:formula="of:=[.V4]+[.X4]+[.Z4]+[.AB4]" office:value-type="float" office:value="329">
            <text:p>329</text:p>
          </table:table-cell>
          <table:table-cell table:formula="of:=[.D4]+[.M4]+[.V4]" office:value-type="float" office:value="282">
            <text:p>282.0000</text:p>
          </table:table-cell>
          <table:table-cell table:formula="of:=[.F4]+[.O4]+[.X4]" office:value-type="float" office:value="287">
            <text:p>287.0000</text:p>
          </table:table-cell>
          <table:table-cell table:formula="of:=[.H4]+[.Q4]+[.Z4]" office:value-type="float" office:value="257">
            <text:p>257.0000</text:p>
          </table:table-cell>
          <table:table-cell table:formula="of:=[.J4]+[.S4]+[.AB4]" office:value-type="float" office:value="254">
            <text:p>254.0000</text:p>
          </table:table-cell>
          <table:table-cell table:number-columns-repeated="991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1,forecast=10,input_length=50</text:p>
          </table:table-cell>
          <table:table-cell office:value-type="float" office:value="0.0465951003134251">
            <text:p>0.0466</text:p>
          </table:table-cell>
          <table:table-cell table:formula="of:=RANK([.C5];[.C$2:.C$101];1)" office:value-type="float" office:value="79">
            <text:p>79</text:p>
          </table:table-cell>
          <table:table-cell office:value-type="float" office:value="0.00554015440866351">
            <text:p>0.0055</text:p>
          </table:table-cell>
          <table:table-cell table:formula="of:=RANK([.E5];[.E$2:.E$101];1)" office:value-type="float" office:value="72">
            <text:p>72</text:p>
          </table:table-cell>
          <table:table-cell office:value-type="float" office:value="225.926406860352">
            <text:p>225.9264</text:p>
          </table:table-cell>
          <table:table-cell table:formula="of:=RANK([.G5];[.G$2:.G$101];1)" office:value-type="float" office:value="94">
            <text:p>94</text:p>
          </table:table-cell>
          <table:table-cell office:value-type="float" office:value="0.16184575855732">
            <text:p>0.1618</text:p>
          </table:table-cell>
          <table:table-cell table:formula="of:=RANK([.I5];[.I$2:.I$101];1)" office:value-type="float" office:value="82">
            <text:p>82</text:p>
          </table:table-cell>
          <table:table-cell table:formula="of:=[.D5]+[.F5]+[.H5]+[.J5]" office:value-type="float" office:value="327">
            <text:p>327</text:p>
          </table:table-cell>
          <table:table-cell office:value-type="float" office:value="0.0383897200226784">
            <text:p>0.0384</text:p>
          </table:table-cell>
          <table:table-cell table:formula="of:=RANK([.L5];[.L$2:.L$101];1)" office:value-type="float" office:value="78">
            <text:p>78</text:p>
          </table:table-cell>
          <table:table-cell office:value-type="float" office:value="0.00283597337099586">
            <text:p>0.0028</text:p>
          </table:table-cell>
          <table:table-cell table:formula="of:=RANK([.N5];[.N$2:.N$101];1)" office:value-type="float" office:value="66">
            <text:p>66</text:p>
          </table:table-cell>
          <table:table-cell office:value-type="float" office:value="167.068480625657">
            <text:p>167.0685</text:p>
          </table:table-cell>
          <table:table-cell table:formula="of:=RANK([.P5];[.P$2:.P$101];1)" office:value-type="float" office:value="94">
            <text:p>94</text:p>
          </table:table-cell>
          <table:table-cell office:value-type="float" office:value="0.140135914598764">
            <text:p>0.1401</text:p>
          </table:table-cell>
          <table:table-cell table:formula="of:=RANK([.R5];[.R$2:.R$101];1)" office:value-type="float" office:value="82">
            <text:p>82</text:p>
          </table:table-cell>
          <table:table-cell table:formula="of:=[.M5]+[.O5]+[.Q5]+[.S5]" office:value-type="float" office:value="320">
            <text:p>320</text:p>
          </table:table-cell>
          <table:table-cell office:value-type="float" office:value="0.0570036843419075">
            <text:p>0.0570</text:p>
          </table:table-cell>
          <table:table-cell table:formula="of:=RANK([.U5];[.U$2:.U$101];1)" office:value-type="float" office:value="83">
            <text:p>83</text:p>
          </table:table-cell>
          <table:table-cell office:value-type="float" office:value="0.0072834904841496">
            <text:p>0.0073</text:p>
          </table:table-cell>
          <table:table-cell table:formula="of:=RANK([.W5];[.W$2:.W$101];1)" office:value-type="float" office:value="75">
            <text:p>75</text:p>
          </table:table-cell>
          <table:table-cell office:value-type="float" office:value="280.365599209833">
            <text:p>280.3656</text:p>
          </table:table-cell>
          <table:table-cell table:formula="of:=RANK([.Y5];[.Y$2:.Y$101];1)" office:value-type="float" office:value="93">
            <text:p>93</text:p>
          </table:table-cell>
          <table:table-cell office:value-type="float" office:value="0.18485502459374">
            <text:p>0.1849</text:p>
          </table:table-cell>
          <table:table-cell table:formula="of:=RANK([.AA5];[.AA$2:.AA$101];1)" office:value-type="float" office:value="83">
            <text:p>83</text:p>
          </table:table-cell>
          <table:table-cell table:formula="of:=[.V5]+[.X5]+[.Z5]+[.AB5]" office:value-type="float" office:value="334">
            <text:p>334</text:p>
          </table:table-cell>
          <table:table-cell table:formula="of:=[.D5]+[.M5]+[.V5]" office:value-type="float" office:value="240">
            <text:p>240.0000</text:p>
          </table:table-cell>
          <table:table-cell table:formula="of:=[.F5]+[.O5]+[.X5]" office:value-type="float" office:value="213">
            <text:p>213.0000</text:p>
          </table:table-cell>
          <table:table-cell table:formula="of:=[.H5]+[.Q5]+[.Z5]" office:value-type="float" office:value="281">
            <text:p>281.0000</text:p>
          </table:table-cell>
          <table:table-cell table:formula="of:=[.J5]+[.S5]+[.AB5]" office:value-type="float" office:value="247">
            <text:p>247.0000</text:p>
          </table:table-cell>
          <table:table-cell table:number-columns-repeated="991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2,forecast=10,input_length=10</text:p>
          </table:table-cell>
          <table:table-cell office:value-type="float" office:value="0.0493851080536842">
            <text:p>0.0494</text:p>
          </table:table-cell>
          <table:table-cell table:formula="of:=RANK([.C6];[.C$2:.C$101];1)" office:value-type="float" office:value="81">
            <text:p>81</text:p>
          </table:table-cell>
          <table:table-cell office:value-type="float" office:value="0.00655881967395544">
            <text:p>0.0066</text:p>
          </table:table-cell>
          <table:table-cell table:formula="of:=RANK([.E6];[.E$2:.E$101];1)" office:value-type="float" office:value="81">
            <text:p>81</text:p>
          </table:table-cell>
          <table:table-cell office:value-type="float" office:value="15.2622489929199">
            <text:p>15.2622</text:p>
          </table:table-cell>
          <table:table-cell table:formula="of:=RANK([.G6];[.G$2:.G$101];1)" office:value-type="float" office:value="5">
            <text:p>5</text:p>
          </table:table-cell>
          <table:table-cell office:value-type="float" office:value="0.155042842030525">
            <text:p>0.1550</text:p>
          </table:table-cell>
          <table:table-cell table:formula="of:=RANK([.I6];[.I$2:.I$101];1)" office:value-type="float" office:value="80">
            <text:p>80</text:p>
          </table:table-cell>
          <table:table-cell table:formula="of:=[.D6]+[.F6]+[.H6]+[.J6]" office:value-type="float" office:value="247">
            <text:p>247</text:p>
          </table:table-cell>
          <table:table-cell office:value-type="float" office:value="0.0311807822436094">
            <text:p>0.0312</text:p>
          </table:table-cell>
          <table:table-cell table:formula="of:=RANK([.L6];[.L$2:.L$101];1)" office:value-type="float" office:value="67">
            <text:p>67</text:p>
          </table:table-cell>
          <table:table-cell office:value-type="float" office:value="0.00298625796367073">
            <text:p>0.0030</text:p>
          </table:table-cell>
          <table:table-cell table:formula="of:=RANK([.N6];[.N$2:.N$101];1)" office:value-type="float" office:value="69">
            <text:p>69</text:p>
          </table:table-cell>
          <table:table-cell office:value-type="float" office:value="12.9819851576062">
            <text:p>12.9820</text:p>
          </table:table-cell>
          <table:table-cell table:formula="of:=RANK([.P6];[.P$2:.P$101];1)" office:value-type="float" office:value="27">
            <text:p>27</text:p>
          </table:table-cell>
          <table:table-cell office:value-type="float" office:value="0.107093994612276">
            <text:p>0.1071</text:p>
          </table:table-cell>
          <table:table-cell table:formula="of:=RANK([.R6];[.R$2:.R$101];1)" office:value-type="float" office:value="66">
            <text:p>66</text:p>
          </table:table-cell>
          <table:table-cell table:formula="of:=[.M6]+[.O6]+[.Q6]+[.S6]" office:value-type="float" office:value="229">
            <text:p>229</text:p>
          </table:table-cell>
          <table:table-cell office:value-type="float" office:value="0.0660067498683929">
            <text:p>0.0660</text:p>
          </table:table-cell>
          <table:table-cell table:formula="of:=RANK([.U6];[.U$2:.U$101];1)" office:value-type="float" office:value="85">
            <text:p>85</text:p>
          </table:table-cell>
          <table:table-cell office:value-type="float" office:value="0.00978856820705342">
            <text:p>0.0098</text:p>
          </table:table-cell>
          <table:table-cell table:formula="of:=RANK([.W6];[.W$2:.W$101];1)" office:value-type="float" office:value="86">
            <text:p>86</text:p>
          </table:table-cell>
          <table:table-cell office:value-type="float" office:value="29.5612790969533">
            <text:p>29.5613</text:p>
          </table:table-cell>
          <table:table-cell table:formula="of:=RANK([.Y6];[.Y$2:.Y$101];1)" office:value-type="float" office:value="15">
            <text:p>15</text:p>
          </table:table-cell>
          <table:table-cell office:value-type="float" office:value="0.198340709203514">
            <text:p>0.1983</text:p>
          </table:table-cell>
          <table:table-cell table:formula="of:=RANK([.AA6];[.AA$2:.AA$101];1)" office:value-type="float" office:value="87">
            <text:p>87</text:p>
          </table:table-cell>
          <table:table-cell table:formula="of:=[.V6]+[.X6]+[.Z6]+[.AB6]" office:value-type="float" office:value="273">
            <text:p>273</text:p>
          </table:table-cell>
          <table:table-cell table:formula="of:=[.D6]+[.M6]+[.V6]" office:value-type="float" office:value="233">
            <text:p>233.0000</text:p>
          </table:table-cell>
          <table:table-cell table:formula="of:=[.F6]+[.O6]+[.X6]" office:value-type="float" office:value="236">
            <text:p>236.0000</text:p>
          </table:table-cell>
          <table:table-cell table:formula="of:=[.H6]+[.Q6]+[.Z6]" office:value-type="float" office:value="47">
            <text:p>47.0000</text:p>
          </table:table-cell>
          <table:table-cell table:formula="of:=[.J6]+[.S6]+[.AB6]" office:value-type="float" office:value="233">
            <text:p>233.0000</text:p>
          </table:table-cell>
          <table:table-cell table:number-columns-repeated="991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2,forecast=10,input_length=20</text:p>
          </table:table-cell>
          <table:table-cell office:value-type="float" office:value="0.049645833671093">
            <text:p>0.0496</text:p>
          </table:table-cell>
          <table:table-cell table:formula="of:=RANK([.C7];[.C$2:.C$101];1)" office:value-type="float" office:value="82">
            <text:p>82</text:p>
          </table:table-cell>
          <table:table-cell office:value-type="float" office:value="0.00786829553544521">
            <text:p>0.0079</text:p>
          </table:table-cell>
          <table:table-cell table:formula="of:=RANK([.E7];[.E$2:.E$101];1)" office:value-type="float" office:value="86">
            <text:p>86</text:p>
          </table:table-cell>
          <table:table-cell office:value-type="float" office:value="143.880477905273">
            <text:p>143.8805</text:p>
          </table:table-cell>
          <table:table-cell table:formula="of:=RANK([.G7];[.G$2:.G$101];1)" office:value-type="float" office:value="90">
            <text:p>90</text:p>
          </table:table-cell>
          <table:table-cell office:value-type="float" office:value="0.138636112213135">
            <text:p>0.1386</text:p>
          </table:table-cell>
          <table:table-cell table:formula="of:=RANK([.I7];[.I$2:.I$101];1)" office:value-type="float" office:value="68">
            <text:p>68</text:p>
          </table:table-cell>
          <table:table-cell table:formula="of:=[.D7]+[.F7]+[.H7]+[.J7]" office:value-type="float" office:value="326">
            <text:p>326</text:p>
          </table:table-cell>
          <table:table-cell office:value-type="float" office:value="0.0384574234485626">
            <text:p>0.0385</text:p>
          </table:table-cell>
          <table:table-cell table:formula="of:=RANK([.L7];[.L$2:.L$101];1)" office:value-type="float" office:value="79">
            <text:p>79</text:p>
          </table:table-cell>
          <table:table-cell office:value-type="float" office:value="0.00585966117932996">
            <text:p>0.0059</text:p>
          </table:table-cell>
          <table:table-cell table:formula="of:=RANK([.N7];[.N$2:.N$101];1)" office:value-type="float" office:value="89">
            <text:p>89</text:p>
          </table:table-cell>
          <table:table-cell office:value-type="float" office:value="39.7167422320893">
            <text:p>39.7167</text:p>
          </table:table-cell>
          <table:table-cell table:formula="of:=RANK([.P7];[.P$2:.P$101];1)" office:value-type="float" office:value="64">
            <text:p>64</text:p>
          </table:table-cell>
          <table:table-cell office:value-type="float" office:value="0.084751109442934">
            <text:p>0.0848</text:p>
          </table:table-cell>
          <table:table-cell table:formula="of:=RANK([.R7];[.R$2:.R$101];1)" office:value-type="float" office:value="51">
            <text:p>51</text:p>
          </table:table-cell>
          <table:table-cell table:formula="of:=[.M7]+[.O7]+[.Q7]+[.S7]" office:value-type="float" office:value="283">
            <text:p>283</text:p>
          </table:table-cell>
          <table:table-cell office:value-type="float" office:value="0.0536179542541504">
            <text:p>0.0536</text:p>
          </table:table-cell>
          <table:table-cell table:formula="of:=RANK([.U7];[.U$2:.U$101];1)" office:value-type="float" office:value="82">
            <text:p>82</text:p>
          </table:table-cell>
          <table:table-cell office:value-type="float" office:value="0.00867692596679591">
            <text:p>0.0087</text:p>
          </table:table-cell>
          <table:table-cell table:formula="of:=RANK([.W7];[.W$2:.W$101];1)" office:value-type="float" office:value="84">
            <text:p>84</text:p>
          </table:table-cell>
          <table:table-cell office:value-type="float" office:value="299.451272532953">
            <text:p>299.4513</text:p>
          </table:table-cell>
          <table:table-cell table:formula="of:=RANK([.Y7];[.Y$2:.Y$101];1)" office:value-type="float" office:value="94">
            <text:p>94</text:p>
          </table:table-cell>
          <table:table-cell office:value-type="float" office:value="0.172866399598411">
            <text:p>0.1729</text:p>
          </table:table-cell>
          <table:table-cell table:formula="of:=RANK([.AA7];[.AA$2:.AA$101];1)" office:value-type="float" office:value="82">
            <text:p>82</text:p>
          </table:table-cell>
          <table:table-cell table:formula="of:=[.V7]+[.X7]+[.Z7]+[.AB7]" office:value-type="float" office:value="342">
            <text:p>342</text:p>
          </table:table-cell>
          <table:table-cell table:formula="of:=[.D7]+[.M7]+[.V7]" office:value-type="float" office:value="243">
            <text:p>243.0000</text:p>
          </table:table-cell>
          <table:table-cell table:formula="of:=[.F7]+[.O7]+[.X7]" office:value-type="float" office:value="259">
            <text:p>259.0000</text:p>
          </table:table-cell>
          <table:table-cell table:formula="of:=[.H7]+[.Q7]+[.Z7]" office:value-type="float" office:value="248">
            <text:p>248.0000</text:p>
          </table:table-cell>
          <table:table-cell table:formula="of:=[.J7]+[.S7]+[.AB7]" office:value-type="float" office:value="201">
            <text:p>201.0000</text:p>
          </table:table-cell>
          <table:table-cell table:number-columns-repeated="991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2,forecast=10,input_length=5</text:p>
          </table:table-cell>
          <table:table-cell office:value-type="float" office:value="0.0405625440180302">
            <text:p>0.0406</text:p>
          </table:table-cell>
          <table:table-cell table:formula="of:=RANK([.C8];[.C$2:.C$101];1)" office:value-type="float" office:value="67">
            <text:p>67</text:p>
          </table:table-cell>
          <table:table-cell office:value-type="float" office:value="0.00644812639802694">
            <text:p>0.0064</text:p>
          </table:table-cell>
          <table:table-cell table:formula="of:=RANK([.E8];[.E$2:.E$101];1)" office:value-type="float" office:value="79">
            <text:p>79</text:p>
          </table:table-cell>
          <table:table-cell office:value-type="float" office:value="57.9311676025391">
            <text:p>57.9312</text:p>
          </table:table-cell>
          <table:table-cell table:formula="of:=RANK([.G8];[.G$2:.G$101];1)" office:value-type="float" office:value="71">
            <text:p>71</text:p>
          </table:table-cell>
          <table:table-cell office:value-type="float" office:value="0.135302662849426">
            <text:p>0.1353</text:p>
          </table:table-cell>
          <table:table-cell table:formula="of:=RANK([.I8];[.I$2:.I$101];1)" office:value-type="float" office:value="67">
            <text:p>67</text:p>
          </table:table-cell>
          <table:table-cell table:formula="of:=[.D8]+[.F8]+[.H8]+[.J8]" office:value-type="float" office:value="284">
            <text:p>284</text:p>
          </table:table-cell>
          <table:table-cell office:value-type="float" office:value="0.0264242105185986">
            <text:p>0.0264</text:p>
          </table:table-cell>
          <table:table-cell table:formula="of:=RANK([.L8];[.L$2:.L$101];1)" office:value-type="float" office:value="56">
            <text:p>56</text:p>
          </table:table-cell>
          <table:table-cell office:value-type="float" office:value="0.00244921815908644">
            <text:p>0.0024</text:p>
          </table:table-cell>
          <table:table-cell table:formula="of:=RANK([.N8];[.N$2:.N$101];1)" office:value-type="float" office:value="57">
            <text:p>57</text:p>
          </table:table-cell>
          <table:table-cell office:value-type="float" office:value="10.6546961557577">
            <text:p>10.6547</text:p>
          </table:table-cell>
          <table:table-cell table:formula="of:=RANK([.P8];[.P$2:.P$101];1)" office:value-type="float" office:value="21">
            <text:p>21</text:p>
          </table:table-cell>
          <table:table-cell office:value-type="float" office:value="0.100873116809484">
            <text:p>0.1009</text:p>
          </table:table-cell>
          <table:table-cell table:formula="of:=RANK([.R8];[.R$2:.R$101];1)" office:value-type="float" office:value="62">
            <text:p>62</text:p>
          </table:table-cell>
          <table:table-cell table:formula="of:=[.M8]+[.O8]+[.Q8]+[.S8]" office:value-type="float" office:value="196">
            <text:p>196</text:p>
          </table:table-cell>
          <table:table-cell office:value-type="float" office:value="0.0447830967605114">
            <text:p>0.0448</text:p>
          </table:table-cell>
          <table:table-cell table:formula="of:=RANK([.U8];[.U$2:.U$101];1)" office:value-type="float" office:value="69">
            <text:p>69</text:p>
          </table:table-cell>
          <table:table-cell office:value-type="float" office:value="0.00696399665221592">
            <text:p>0.0070</text:p>
          </table:table-cell>
          <table:table-cell table:formula="of:=RANK([.W8];[.W$2:.W$101];1)" office:value-type="float" office:value="72">
            <text:p>72</text:p>
          </table:table-cell>
          <table:table-cell office:value-type="float" office:value="75.777397380026">
            <text:p>75.7774</text:p>
          </table:table-cell>
          <table:table-cell table:formula="of:=RANK([.Y8];[.Y$2:.Y$101];1)" office:value-type="float" office:value="71">
            <text:p>71</text:p>
          </table:table-cell>
          <table:table-cell office:value-type="float" office:value="0.155716794303979">
            <text:p>0.1557</text:p>
          </table:table-cell>
          <table:table-cell table:formula="of:=RANK([.AA8];[.AA$2:.AA$101];1)" office:value-type="float" office:value="73">
            <text:p>73</text:p>
          </table:table-cell>
          <table:table-cell table:formula="of:=[.V8]+[.X8]+[.Z8]+[.AB8]" office:value-type="float" office:value="285">
            <text:p>285</text:p>
          </table:table-cell>
          <table:table-cell table:formula="of:=[.D8]+[.M8]+[.V8]" office:value-type="float" office:value="192">
            <text:p>192.0000</text:p>
          </table:table-cell>
          <table:table-cell table:formula="of:=[.F8]+[.O8]+[.X8]" office:value-type="float" office:value="208">
            <text:p>208.0000</text:p>
          </table:table-cell>
          <table:table-cell table:formula="of:=[.H8]+[.Q8]+[.Z8]" office:value-type="float" office:value="163">
            <text:p>163.0000</text:p>
          </table:table-cell>
          <table:table-cell table:formula="of:=[.J8]+[.S8]+[.AB8]" office:value-type="float" office:value="202">
            <text:p>202.0000</text:p>
          </table:table-cell>
          <table:table-cell table:number-columns-repeated="991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2,forecast=10,input_length=50</text:p>
          </table:table-cell>
          <table:table-cell office:value-type="float" office:value="0.0568477511405945">
            <text:p>0.0568</text:p>
          </table:table-cell>
          <table:table-cell table:formula="of:=RANK([.C9];[.C$2:.C$101];1)" office:value-type="float" office:value="87">
            <text:p>87</text:p>
          </table:table-cell>
          <table:table-cell office:value-type="float" office:value="0.00761553086340428">
            <text:p>0.0076</text:p>
          </table:table-cell>
          <table:table-cell table:formula="of:=RANK([.E9];[.E$2:.E$101];1)" office:value-type="float" office:value="84">
            <text:p>84</text:p>
          </table:table-cell>
          <table:table-cell office:value-type="float" office:value="14.152660369873">
            <text:p>14.1527</text:p>
          </table:table-cell>
          <table:table-cell table:formula="of:=RANK([.G9];[.G$2:.G$101];1)" office:value-type="float" office:value="4">
            <text:p>4</text:p>
          </table:table-cell>
          <table:table-cell office:value-type="float" office:value="0.148920342326164">
            <text:p>0.1489</text:p>
          </table:table-cell>
          <table:table-cell table:formula="of:=RANK([.I9];[.I$2:.I$101];1)" office:value-type="float" office:value="77">
            <text:p>77</text:p>
          </table:table-cell>
          <table:table-cell table:formula="of:=[.D9]+[.F9]+[.H9]+[.J9]" office:value-type="float" office:value="252">
            <text:p>252</text:p>
          </table:table-cell>
          <table:table-cell office:value-type="float" office:value="0.04075887799263">
            <text:p>0.0408</text:p>
          </table:table-cell>
          <table:table-cell table:formula="of:=RANK([.L9];[.L$2:.L$101];1)" office:value-type="float" office:value="82">
            <text:p>82</text:p>
          </table:table-cell>
          <table:table-cell office:value-type="float" office:value="0.00491533928873702">
            <text:p>0.0049</text:p>
          </table:table-cell>
          <table:table-cell table:formula="of:=RANK([.N9];[.N$2:.N$101];1)" office:value-type="float" office:value="86">
            <text:p>86</text:p>
          </table:table-cell>
          <table:table-cell office:value-type="float" office:value="19.4399355457728">
            <text:p>19.4399</text:p>
          </table:table-cell>
          <table:table-cell table:formula="of:=RANK([.P9];[.P$2:.P$101];1)" office:value-type="float" office:value="41">
            <text:p>41</text:p>
          </table:table-cell>
          <table:table-cell office:value-type="float" office:value="0.131728133888828">
            <text:p>0.1317</text:p>
          </table:table-cell>
          <table:table-cell table:formula="of:=RANK([.R9];[.R$2:.R$101];1)" office:value-type="float" office:value="79">
            <text:p>79</text:p>
          </table:table-cell>
          <table:table-cell table:formula="of:=[.M9]+[.O9]+[.Q9]+[.S9]" office:value-type="float" office:value="288">
            <text:p>288</text:p>
          </table:table-cell>
          <table:table-cell office:value-type="float" office:value="0.0780826956033707">
            <text:p>0.0781</text:p>
          </table:table-cell>
          <table:table-cell table:formula="of:=RANK([.U9];[.U$2:.U$101];1)" office:value-type="float" office:value="88">
            <text:p>88</text:p>
          </table:table-cell>
          <table:table-cell office:value-type="float" office:value="0.0107657215243542">
            <text:p>0.0108</text:p>
          </table:table-cell>
          <table:table-cell table:formula="of:=RANK([.W9];[.W$2:.W$101];1)" office:value-type="float" office:value="87">
            <text:p>87</text:p>
          </table:table-cell>
          <table:table-cell office:value-type="float" office:value="13.2372087712103">
            <text:p>13.2372</text:p>
          </table:table-cell>
          <table:table-cell table:formula="of:=RANK([.Y9];[.Y$2:.Y$101];1)" office:value-type="float" office:value="2">
            <text:p>2</text:p>
          </table:table-cell>
          <table:table-cell office:value-type="float" office:value="0.200904380020123">
            <text:p>0.2009</text:p>
          </table:table-cell>
          <table:table-cell table:formula="of:=RANK([.AA9];[.AA$2:.AA$101];1)" office:value-type="float" office:value="88">
            <text:p>88</text:p>
          </table:table-cell>
          <table:table-cell table:formula="of:=[.V9]+[.X9]+[.Z9]+[.AB9]" office:value-type="float" office:value="265">
            <text:p>265</text:p>
          </table:table-cell>
          <table:table-cell table:formula="of:=[.D9]+[.M9]+[.V9]" office:value-type="float" office:value="257">
            <text:p>257.0000</text:p>
          </table:table-cell>
          <table:table-cell table:formula="of:=[.F9]+[.O9]+[.X9]" office:value-type="float" office:value="257">
            <text:p>257.0000</text:p>
          </table:table-cell>
          <table:table-cell table:formula="of:=[.H9]+[.Q9]+[.Z9]" office:value-type="float" office:value="47">
            <text:p>47.0000</text:p>
          </table:table-cell>
          <table:table-cell table:formula="of:=[.J9]+[.S9]+[.AB9]" office:value-type="float" office:value="244">
            <text:p>244.0000</text:p>
          </table:table-cell>
          <table:table-cell table:number-columns-repeated="991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1,forecast=10,input_length=10</text:p>
          </table:table-cell>
          <table:table-cell office:value-type="float" office:value="0.150196582078934">
            <text:p>0.1502</text:p>
          </table:table-cell>
          <table:table-cell table:formula="of:=RANK([.C10];[.C$2:.C$101];1)" office:value-type="float" office:value="96">
            <text:p>96</text:p>
          </table:table-cell>
          <table:table-cell office:value-type="float" office:value="0.0386076122522354">
            <text:p>0.0386</text:p>
          </table:table-cell>
          <table:table-cell table:formula="of:=RANK([.E10];[.E$2:.E$101];1)" office:value-type="float" office:value="95">
            <text:p>95</text:p>
          </table:table-cell>
          <table:table-cell office:value-type="float" office:value="34.4996452331543">
            <text:p>34.4996</text:p>
          </table:table-cell>
          <table:table-cell table:formula="of:=RANK([.G10];[.G$2:.G$101];1)" office:value-type="float" office:value="41">
            <text:p>41</text:p>
          </table:table-cell>
          <table:table-cell office:value-type="float" office:value="0.479744374752045">
            <text:p>0.4797</text:p>
          </table:table-cell>
          <table:table-cell table:formula="of:=RANK([.I10];[.I$2:.I$101];1)" office:value-type="float" office:value="99">
            <text:p>99</text:p>
          </table:table-cell>
          <table:table-cell table:formula="of:=[.D10]+[.F10]+[.H10]+[.J10]" office:value-type="float" office:value="331">
            <text:p>331</text:p>
          </table:table-cell>
          <table:table-cell office:value-type="float" office:value="0.228986740112305">
            <text:p>0.2290</text:p>
          </table:table-cell>
          <table:table-cell table:formula="of:=RANK([.L10];[.L$2:.L$101];1)" office:value-type="float" office:value="100">
            <text:p>100</text:p>
          </table:table-cell>
          <table:table-cell office:value-type="float" office:value="0.0650453982474334">
            <text:p>0.0650</text:p>
          </table:table-cell>
          <table:table-cell table:formula="of:=RANK([.N10];[.N$2:.N$101];1)" office:value-type="float" office:value="100">
            <text:p>100</text:p>
          </table:table-cell>
          <table:table-cell office:value-type="float" office:value="38.0904633442182">
            <text:p>38.0905</text:p>
          </table:table-cell>
          <table:table-cell table:formula="of:=RANK([.P10];[.P$2:.P$101];1)" office:value-type="float" office:value="62">
            <text:p>62</text:p>
          </table:table-cell>
          <table:table-cell office:value-type="float" office:value="0.847447099825435">
            <text:p>0.8474</text:p>
          </table:table-cell>
          <table:table-cell table:formula="of:=RANK([.R10];[.R$2:.R$101];1)" office:value-type="float" office:value="100">
            <text:p>100</text:p>
          </table:table-cell>
          <table:table-cell table:formula="of:=[.M10]+[.O10]+[.Q10]+[.S10]" office:value-type="float" office:value="362">
            <text:p>362</text:p>
          </table:table-cell>
          <table:table-cell office:value-type="float" office:value="0.10131574422121">
            <text:p>0.1013</text:p>
          </table:table-cell>
          <table:table-cell table:formula="of:=RANK([.U10];[.U$2:.U$101];1)" office:value-type="float" office:value="93">
            <text:p>93</text:p>
          </table:table-cell>
          <table:table-cell office:value-type="float" office:value="0.0189706057062957">
            <text:p>0.0190</text:p>
          </table:table-cell>
          <table:table-cell table:formula="of:=RANK([.W10];[.W$2:.W$101];1)" office:value-type="float" office:value="91">
            <text:p>91</text:p>
          </table:table-cell>
          <table:table-cell office:value-type="float" office:value="15.223381396108">
            <text:p>15.2234</text:p>
          </table:table-cell>
          <table:table-cell table:formula="of:=RANK([.Y10];[.Y$2:.Y$101];1)" office:value-type="float" office:value="5">
            <text:p>5</text:p>
          </table:table-cell>
          <table:table-cell office:value-type="float" office:value="0.248020337201058">
            <text:p>0.2480</text:p>
          </table:table-cell>
          <table:table-cell table:formula="of:=RANK([.AA10];[.AA$2:.AA$101];1)" office:value-type="float" office:value="92">
            <text:p>92</text:p>
          </table:table-cell>
          <table:table-cell table:formula="of:=[.V10]+[.X10]+[.Z10]+[.AB10]" office:value-type="float" office:value="281">
            <text:p>281</text:p>
          </table:table-cell>
          <table:table-cell table:formula="of:=[.D10]+[.M10]+[.V10]" office:value-type="float" office:value="289">
            <text:p>289.0000</text:p>
          </table:table-cell>
          <table:table-cell table:formula="of:=[.F10]+[.O10]+[.X10]" office:value-type="float" office:value="286">
            <text:p>286.0000</text:p>
          </table:table-cell>
          <table:table-cell table:formula="of:=[.H10]+[.Q10]+[.Z10]" office:value-type="float" office:value="108">
            <text:p>108.0000</text:p>
          </table:table-cell>
          <table:table-cell table:formula="of:=[.J10]+[.S10]+[.AB10]" office:value-type="float" office:value="291">
            <text:p>291.0000</text:p>
          </table:table-cell>
          <table:table-cell table:number-columns-repeated="991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1,forecast=10,input_length=20</text:p>
          </table:table-cell>
          <table:table-cell office:value-type="float" office:value="0.0538475029170513">
            <text:p>0.0538</text:p>
          </table:table-cell>
          <table:table-cell table:formula="of:=RANK([.C11];[.C$2:.C$101];1)" office:value-type="float" office:value="85">
            <text:p>85</text:p>
          </table:table-cell>
          <table:table-cell office:value-type="float" office:value="0.0114519335329533">
            <text:p>0.0115</text:p>
          </table:table-cell>
          <table:table-cell table:formula="of:=RANK([.E11];[.E$2:.E$101];1)" office:value-type="float" office:value="88">
            <text:p>88</text:p>
          </table:table-cell>
          <table:table-cell office:value-type="float" office:value="222.985977172852">
            <text:p>222.9860</text:p>
          </table:table-cell>
          <table:table-cell table:formula="of:=RANK([.G11];[.G$2:.G$101];1)" office:value-type="float" office:value="93">
            <text:p>93</text:p>
          </table:table-cell>
          <table:table-cell office:value-type="float" office:value="0.153001055121422">
            <text:p>0.1530</text:p>
          </table:table-cell>
          <table:table-cell table:formula="of:=RANK([.I11];[.I$2:.I$101];1)" office:value-type="float" office:value="79">
            <text:p>79</text:p>
          </table:table-cell>
          <table:table-cell table:formula="of:=[.D11]+[.F11]+[.H11]+[.J11]" office:value-type="float" office:value="345">
            <text:p>345</text:p>
          </table:table-cell>
          <table:table-cell office:value-type="float" office:value="0.0379360616207123">
            <text:p>0.0379</text:p>
          </table:table-cell>
          <table:table-cell table:formula="of:=RANK([.L11];[.L$2:.L$101];1)" office:value-type="float" office:value="77">
            <text:p>77</text:p>
          </table:table-cell>
          <table:table-cell office:value-type="float" office:value="0.00365145783022684">
            <text:p>0.0037</text:p>
          </table:table-cell>
          <table:table-cell table:formula="of:=RANK([.N11];[.N$2:.N$101];1)" office:value-type="float" office:value="74">
            <text:p>74</text:p>
          </table:table-cell>
          <table:table-cell office:value-type="float" office:value="121.119153504441">
            <text:p>121.1192</text:p>
          </table:table-cell>
          <table:table-cell table:formula="of:=RANK([.P11];[.P$2:.P$101];1)" office:value-type="float" office:value="92">
            <text:p>92</text:p>
          </table:table-cell>
          <table:table-cell office:value-type="float" office:value="0.135818934948886">
            <text:p>0.1358</text:p>
          </table:table-cell>
          <table:table-cell table:formula="of:=RANK([.R11];[.R$2:.R$101];1)" office:value-type="float" office:value="80">
            <text:p>80</text:p>
          </table:table-cell>
          <table:table-cell table:formula="of:=[.M11]+[.O11]+[.Q11]+[.S11]" office:value-type="float" office:value="323">
            <text:p>323</text:p>
          </table:table-cell>
          <table:table-cell office:value-type="float" office:value="0.0676788985729218">
            <text:p>0.0677</text:p>
          </table:table-cell>
          <table:table-cell table:formula="of:=RANK([.U11];[.U$2:.U$101];1)" office:value-type="float" office:value="86">
            <text:p>86</text:p>
          </table:table-cell>
          <table:table-cell office:value-type="float" office:value="0.0165455006462989">
            <text:p>0.0165</text:p>
          </table:table-cell>
          <table:table-cell table:formula="of:=RANK([.W11];[.W$2:.W$101];1)" office:value-type="float" office:value="90">
            <text:p>90</text:p>
          </table:table-cell>
          <table:table-cell office:value-type="float" office:value="483.475207659723">
            <text:p>483.4752</text:p>
          </table:table-cell>
          <table:table-cell table:formula="of:=RANK([.Y11];[.Y$2:.Y$101];1)" office:value-type="float" office:value="97">
            <text:p>97</text:p>
          </table:table-cell>
          <table:table-cell office:value-type="float" office:value="0.198188983728557">
            <text:p>0.1982</text:p>
          </table:table-cell>
          <table:table-cell table:formula="of:=RANK([.AA11];[.AA$2:.AA$101];1)" office:value-type="float" office:value="86">
            <text:p>86</text:p>
          </table:table-cell>
          <table:table-cell table:formula="of:=[.V11]+[.X11]+[.Z11]+[.AB11]" office:value-type="float" office:value="359">
            <text:p>359</text:p>
          </table:table-cell>
          <table:table-cell table:formula="of:=[.D11]+[.M11]+[.V11]" office:value-type="float" office:value="248">
            <text:p>248.0000</text:p>
          </table:table-cell>
          <table:table-cell table:formula="of:=[.F11]+[.O11]+[.X11]" office:value-type="float" office:value="252">
            <text:p>252.0000</text:p>
          </table:table-cell>
          <table:table-cell table:formula="of:=[.H11]+[.Q11]+[.Z11]" office:value-type="float" office:value="282">
            <text:p>282.0000</text:p>
          </table:table-cell>
          <table:table-cell table:formula="of:=[.J11]+[.S11]+[.AB11]" office:value-type="float" office:value="245">
            <text:p>245.0000</text:p>
          </table:table-cell>
          <table:table-cell table:number-columns-repeated="991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1,forecast=10,input_length=5</text:p>
          </table:table-cell>
          <table:table-cell office:value-type="float" office:value="0.0816150233149529">
            <text:p>0.0816</text:p>
          </table:table-cell>
          <table:table-cell table:formula="of:=RANK([.C12];[.C$2:.C$101];1)" office:value-type="float" office:value="89">
            <text:p>89</text:p>
          </table:table-cell>
          <table:table-cell office:value-type="float" office:value="0.0147962421178818">
            <text:p>0.0148</text:p>
          </table:table-cell>
          <table:table-cell table:formula="of:=RANK([.E12];[.E$2:.E$101];1)" office:value-type="float" office:value="89">
            <text:p>89</text:p>
          </table:table-cell>
          <table:table-cell office:value-type="float" office:value="121.924171447754">
            <text:p>121.9242</text:p>
          </table:table-cell>
          <table:table-cell table:formula="of:=RANK([.G12];[.G$2:.G$101];1)" office:value-type="float" office:value="84">
            <text:p>84</text:p>
          </table:table-cell>
          <table:table-cell office:value-type="float" office:value="0.246359139680862">
            <text:p>0.2464</text:p>
          </table:table-cell>
          <table:table-cell table:formula="of:=RANK([.I12];[.I$2:.I$101];1)" office:value-type="float" office:value="93">
            <text:p>93</text:p>
          </table:table-cell>
          <table:table-cell table:formula="of:=[.D12]+[.F12]+[.H12]+[.J12]" office:value-type="float" office:value="355">
            <text:p>355</text:p>
          </table:table-cell>
          <table:table-cell office:value-type="float" office:value="0.0450519993901253">
            <text:p>0.0451</text:p>
          </table:table-cell>
          <table:table-cell table:formula="of:=RANK([.L12];[.L$2:.L$101];1)" office:value-type="float" office:value="86">
            <text:p>86</text:p>
          </table:table-cell>
          <table:table-cell office:value-type="float" office:value="0.004704876727789">
            <text:p>0.0047</text:p>
          </table:table-cell>
          <table:table-cell table:formula="of:=RANK([.N12];[.N$2:.N$101];1)" office:value-type="float" office:value="84">
            <text:p>84</text:p>
          </table:table-cell>
          <table:table-cell office:value-type="float" office:value="229.565160906545">
            <text:p>229.5652</text:p>
          </table:table-cell>
          <table:table-cell table:formula="of:=RANK([.P12];[.P$2:.P$101];1)" office:value-type="float" office:value="97">
            <text:p>97</text:p>
          </table:table-cell>
          <table:table-cell office:value-type="float" office:value="0.150485856198879">
            <text:p>0.1505</text:p>
          </table:table-cell>
          <table:table-cell table:formula="of:=RANK([.R12];[.R$2:.R$101];1)" office:value-type="float" office:value="88">
            <text:p>88</text:p>
          </table:table-cell>
          <table:table-cell table:formula="of:=[.M12]+[.O12]+[.Q12]+[.S12]" office:value-type="float" office:value="355">
            <text:p>355</text:p>
          </table:table-cell>
          <table:table-cell office:value-type="float" office:value="0.0981305167078972">
            <text:p>0.0981</text:p>
          </table:table-cell>
          <table:table-cell table:formula="of:=RANK([.U12];[.U$2:.U$101];1)" office:value-type="float" office:value="92">
            <text:p>92</text:p>
          </table:table-cell>
          <table:table-cell office:value-type="float" office:value="0.0215440768099922">
            <text:p>0.0215</text:p>
          </table:table-cell>
          <table:table-cell table:formula="of:=RANK([.W12];[.W$2:.W$101];1)" office:value-type="float" office:value="93">
            <text:p>93</text:p>
          </table:table-cell>
          <table:table-cell office:value-type="float" office:value="268.075378312471">
            <text:p>268.0754</text:p>
          </table:table-cell>
          <table:table-cell table:formula="of:=RANK([.Y12];[.Y$2:.Y$101];1)" office:value-type="float" office:value="92">
            <text:p>92</text:p>
          </table:table-cell>
          <table:table-cell office:value-type="float" office:value="0.294970051737663">
            <text:p>0.2950</text:p>
          </table:table-cell>
          <table:table-cell table:formula="of:=RANK([.AA12];[.AA$2:.AA$101];1)" office:value-type="float" office:value="94">
            <text:p>94</text:p>
          </table:table-cell>
          <table:table-cell table:formula="of:=[.V12]+[.X12]+[.Z12]+[.AB12]" office:value-type="float" office:value="371">
            <text:p>371</text:p>
          </table:table-cell>
          <table:table-cell table:formula="of:=[.D12]+[.M12]+[.V12]" office:value-type="float" office:value="267">
            <text:p>267.0000</text:p>
          </table:table-cell>
          <table:table-cell table:formula="of:=[.F12]+[.O12]+[.X12]" office:value-type="float" office:value="266">
            <text:p>266.0000</text:p>
          </table:table-cell>
          <table:table-cell table:formula="of:=[.H12]+[.Q12]+[.Z12]" office:value-type="float" office:value="273">
            <text:p>273.0000</text:p>
          </table:table-cell>
          <table:table-cell table:formula="of:=[.J12]+[.S12]+[.AB12]" office:value-type="float" office:value="275">
            <text:p>275.0000</text:p>
          </table:table-cell>
          <table:table-cell table:number-columns-repeated="991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1,forecast=10,input_length=50</text:p>
          </table:table-cell>
          <table:table-cell office:value-type="float" office:value="0.0886595025658608">
            <text:p>0.0887</text:p>
          </table:table-cell>
          <table:table-cell table:formula="of:=RANK([.C13];[.C$2:.C$101];1)" office:value-type="float" office:value="90">
            <text:p>90</text:p>
          </table:table-cell>
          <table:table-cell office:value-type="float" office:value="0.0173358302563429">
            <text:p>0.0173</text:p>
          </table:table-cell>
          <table:table-cell table:formula="of:=RANK([.E13];[.E$2:.E$101];1)" office:value-type="float" office:value="90">
            <text:p>90</text:p>
          </table:table-cell>
          <table:table-cell office:value-type="float" office:value="208.53092956543">
            <text:p>208.5309</text:p>
          </table:table-cell>
          <table:table-cell table:formula="of:=RANK([.G13];[.G$2:.G$101];1)" office:value-type="float" office:value="92">
            <text:p>92</text:p>
          </table:table-cell>
          <table:table-cell office:value-type="float" office:value="0.224865600466728">
            <text:p>0.2249</text:p>
          </table:table-cell>
          <table:table-cell table:formula="of:=RANK([.I13];[.I$2:.I$101];1)" office:value-type="float" office:value="90">
            <text:p>90</text:p>
          </table:table-cell>
          <table:table-cell table:formula="of:=[.D13]+[.F13]+[.H13]+[.J13]" office:value-type="float" office:value="362">
            <text:p>362</text:p>
          </table:table-cell>
          <table:table-cell office:value-type="float" office:value="0.0484324209392071">
            <text:p>0.0484</text:p>
          </table:table-cell>
          <table:table-cell table:formula="of:=RANK([.L13];[.L$2:.L$101];1)" office:value-type="float" office:value="88">
            <text:p>88</text:p>
          </table:table-cell>
          <table:table-cell office:value-type="float" office:value="0.00549662323763926">
            <text:p>0.0055</text:p>
          </table:table-cell>
          <table:table-cell table:formula="of:=RANK([.N13];[.N$2:.N$101];1)" office:value-type="float" office:value="88">
            <text:p>88</text:p>
          </table:table-cell>
          <table:table-cell office:value-type="float" office:value="200.758927762781">
            <text:p>200.7589</text:p>
          </table:table-cell>
          <table:table-cell table:formula="of:=RANK([.P13];[.P$2:.P$101];1)" office:value-type="float" office:value="96">
            <text:p>96</text:p>
          </table:table-cell>
          <table:table-cell office:value-type="float" office:value="0.165478633448956">
            <text:p>0.1655</text:p>
          </table:table-cell>
          <table:table-cell table:formula="of:=RANK([.R13];[.R$2:.R$101];1)" office:value-type="float" office:value="90">
            <text:p>90</text:p>
          </table:table-cell>
          <table:table-cell table:formula="of:=[.M13]+[.O13]+[.Q13]+[.S13]" office:value-type="float" office:value="362">
            <text:p>362</text:p>
          </table:table-cell>
          <table:table-cell office:value-type="float" office:value="0.157113164663315">
            <text:p>0.1571</text:p>
          </table:table-cell>
          <table:table-cell table:formula="of:=RANK([.U13];[.U$2:.U$101];1)" office:value-type="float" office:value="96">
            <text:p>96</text:p>
          </table:table-cell>
          <table:table-cell office:value-type="float" office:value="0.0432091252815614">
            <text:p>0.0432</text:p>
          </table:table-cell>
          <table:table-cell table:formula="of:=RANK([.W13];[.W$2:.W$101];1)" office:value-type="float" office:value="95">
            <text:p>95</text:p>
          </table:table-cell>
          <table:table-cell office:value-type="float" office:value="237.240961781978">
            <text:p>237.2410</text:p>
          </table:table-cell>
          <table:table-cell table:formula="of:=RANK([.Y13];[.Y$2:.Y$101];1)" office:value-type="float" office:value="90">
            <text:p>90</text:p>
          </table:table-cell>
          <table:table-cell office:value-type="float" office:value="0.345997885488298">
            <text:p>0.3460</text:p>
          </table:table-cell>
          <table:table-cell table:formula="of:=RANK([.AA13];[.AA$2:.AA$101];1)" office:value-type="float" office:value="96">
            <text:p>96</text:p>
          </table:table-cell>
          <table:table-cell table:formula="of:=[.V13]+[.X13]+[.Z13]+[.AB13]" office:value-type="float" office:value="377">
            <text:p>377</text:p>
          </table:table-cell>
          <table:table-cell table:formula="of:=[.D13]+[.M13]+[.V13]" office:value-type="float" office:value="274">
            <text:p>274.0000</text:p>
          </table:table-cell>
          <table:table-cell table:formula="of:=[.F13]+[.O13]+[.X13]" office:value-type="float" office:value="273">
            <text:p>273.0000</text:p>
          </table:table-cell>
          <table:table-cell table:formula="of:=[.H13]+[.Q13]+[.Z13]" office:value-type="float" office:value="278">
            <text:p>278.0000</text:p>
          </table:table-cell>
          <table:table-cell table:formula="of:=[.J13]+[.S13]+[.AB13]" office:value-type="float" office:value="276">
            <text:p>276.0000</text:p>
          </table:table-cell>
          <table:table-cell table:number-columns-repeated="991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2,forecast=10,input_length=10</text:p>
          </table:table-cell>
          <table:table-cell office:value-type="float" office:value="0.0408507660031319">
            <text:p>0.0409</text:p>
          </table:table-cell>
          <table:table-cell table:formula="of:=RANK([.C14];[.C$2:.C$101];1)" office:value-type="float" office:value="69">
            <text:p>69</text:p>
          </table:table-cell>
          <table:table-cell office:value-type="float" office:value="0.00550977606326342">
            <text:p>0.0055</text:p>
          </table:table-cell>
          <table:table-cell table:formula="of:=RANK([.E14];[.E$2:.E$101];1)" office:value-type="float" office:value="71">
            <text:p>71</text:p>
          </table:table-cell>
          <table:table-cell office:value-type="float" office:value="25.5354042053223">
            <text:p>25.5354</text:p>
          </table:table-cell>
          <table:table-cell table:formula="of:=RANK([.G14];[.G$2:.G$101];1)" office:value-type="float" office:value="27">
            <text:p>27</text:p>
          </table:table-cell>
          <table:table-cell office:value-type="float" office:value="0.134312584996223">
            <text:p>0.1343</text:p>
          </table:table-cell>
          <table:table-cell table:formula="of:=RANK([.I14];[.I$2:.I$101];1)" office:value-type="float" office:value="65">
            <text:p>65</text:p>
          </table:table-cell>
          <table:table-cell table:formula="of:=[.D14]+[.F14]+[.H14]+[.J14]" office:value-type="float" office:value="232">
            <text:p>232</text:p>
          </table:table-cell>
          <table:table-cell office:value-type="float" office:value="0.033451434224844">
            <text:p>0.0335</text:p>
          </table:table-cell>
          <table:table-cell table:formula="of:=RANK([.L14];[.L$2:.L$101];1)" office:value-type="float" office:value="69">
            <text:p>69</text:p>
          </table:table-cell>
          <table:table-cell office:value-type="float" office:value="0.00274014093231176">
            <text:p>0.0027</text:p>
          </table:table-cell>
          <table:table-cell table:formula="of:=RANK([.N14];[.N$2:.N$101];1)" office:value-type="float" office:value="64">
            <text:p>64</text:p>
          </table:table-cell>
          <table:table-cell office:value-type="float" office:value="22.150908215829">
            <text:p>22.1509</text:p>
          </table:table-cell>
          <table:table-cell table:formula="of:=RANK([.P14];[.P$2:.P$101];1)" office:value-type="float" office:value="44">
            <text:p>44</text:p>
          </table:table-cell>
          <table:table-cell office:value-type="float" office:value="0.118531889301094">
            <text:p>0.1185</text:p>
          </table:table-cell>
          <table:table-cell table:formula="of:=RANK([.R14];[.R$2:.R$101];1)" office:value-type="float" office:value="70">
            <text:p>70</text:p>
          </table:table-cell>
          <table:table-cell table:formula="of:=[.M14]+[.O14]+[.Q14]+[.S14]" office:value-type="float" office:value="247">
            <text:p>247</text:p>
          </table:table-cell>
          <table:table-cell office:value-type="float" office:value="0.0468036532402039">
            <text:p>0.0468</text:p>
          </table:table-cell>
          <table:table-cell table:formula="of:=RANK([.U14];[.U$2:.U$101];1)" office:value-type="float" office:value="72">
            <text:p>72</text:p>
          </table:table-cell>
          <table:table-cell office:value-type="float" office:value="0.00718639462414061">
            <text:p>0.0072</text:p>
          </table:table-cell>
          <table:table-cell table:formula="of:=RANK([.W14];[.W$2:.W$101];1)" office:value-type="float" office:value="74">
            <text:p>74</text:p>
          </table:table-cell>
          <table:table-cell office:value-type="float" office:value="34.577155164729">
            <text:p>34.5772</text:p>
          </table:table-cell>
          <table:table-cell table:formula="of:=RANK([.Y14];[.Y$2:.Y$101];1)" office:value-type="float" office:value="22">
            <text:p>22</text:p>
          </table:table-cell>
          <table:table-cell office:value-type="float" office:value="0.153439204390953">
            <text:p>0.1534</text:p>
          </table:table-cell>
          <table:table-cell table:formula="of:=RANK([.AA14];[.AA$2:.AA$101];1)" office:value-type="float" office:value="71">
            <text:p>71</text:p>
          </table:table-cell>
          <table:table-cell table:formula="of:=[.V14]+[.X14]+[.Z14]+[.AB14]" office:value-type="float" office:value="239">
            <text:p>239</text:p>
          </table:table-cell>
          <table:table-cell table:formula="of:=[.D14]+[.M14]+[.V14]" office:value-type="float" office:value="210">
            <text:p>210.0000</text:p>
          </table:table-cell>
          <table:table-cell table:formula="of:=[.F14]+[.O14]+[.X14]" office:value-type="float" office:value="209">
            <text:p>209.0000</text:p>
          </table:table-cell>
          <table:table-cell table:formula="of:=[.H14]+[.Q14]+[.Z14]" office:value-type="float" office:value="93">
            <text:p>93.0000</text:p>
          </table:table-cell>
          <table:table-cell table:formula="of:=[.J14]+[.S14]+[.AB14]" office:value-type="float" office:value="206">
            <text:p>206.0000</text:p>
          </table:table-cell>
          <table:table-cell table:number-columns-repeated="991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2,forecast=10,input_length=20</text:p>
          </table:table-cell>
          <table:table-cell office:value-type="float" office:value="0.0424939393997193">
            <text:p>0.0425</text:p>
          </table:table-cell>
          <table:table-cell table:formula="of:=RANK([.C15];[.C$2:.C$101];1)" office:value-type="float" office:value="71">
            <text:p>71</text:p>
          </table:table-cell>
          <table:table-cell office:value-type="float" office:value="0.00545338355004787">
            <text:p>0.0055</text:p>
          </table:table-cell>
          <table:table-cell table:formula="of:=RANK([.E15];[.E$2:.E$101];1)" office:value-type="float" office:value="70">
            <text:p>70</text:p>
          </table:table-cell>
          <table:table-cell office:value-type="float" office:value="15.3864755630493">
            <text:p>15.3865</text:p>
          </table:table-cell>
          <table:table-cell table:formula="of:=RANK([.G15];[.G$2:.G$101];1)" office:value-type="float" office:value="7">
            <text:p>7</text:p>
          </table:table-cell>
          <table:table-cell office:value-type="float" office:value="0.1654112637043">
            <text:p>0.1654</text:p>
          </table:table-cell>
          <table:table-cell table:formula="of:=RANK([.I15];[.I$2:.I$101];1)" office:value-type="float" office:value="84">
            <text:p>84</text:p>
          </table:table-cell>
          <table:table-cell table:formula="of:=[.D15]+[.F15]+[.H15]+[.J15]" office:value-type="float" office:value="232">
            <text:p>232</text:p>
          </table:table-cell>
          <table:table-cell office:value-type="float" office:value="0.0379037223756313">
            <text:p>0.0379</text:p>
          </table:table-cell>
          <table:table-cell table:formula="of:=RANK([.L15];[.L$2:.L$101];1)" office:value-type="float" office:value="76">
            <text:p>76</text:p>
          </table:table-cell>
          <table:table-cell office:value-type="float" office:value="0.00424443584857967">
            <text:p>0.0042</text:p>
          </table:table-cell>
          <table:table-cell table:formula="of:=RANK([.N15];[.N$2:.N$101];1)" office:value-type="float" office:value="80">
            <text:p>80</text:p>
          </table:table-cell>
          <table:table-cell office:value-type="float" office:value="6.68497774724394">
            <text:p>6.6850</text:p>
          </table:table-cell>
          <table:table-cell table:formula="of:=RANK([.P15];[.P$2:.P$101];1)" office:value-type="float" office:value="13">
            <text:p>13</text:p>
          </table:table-cell>
          <table:table-cell office:value-type="float" office:value="0.119890880497306">
            <text:p>0.1199</text:p>
          </table:table-cell>
          <table:table-cell table:formula="of:=RANK([.R15];[.R$2:.R$101];1)" office:value-type="float" office:value="72">
            <text:p>72</text:p>
          </table:table-cell>
          <table:table-cell table:formula="of:=[.M15]+[.O15]+[.Q15]+[.S15]" office:value-type="float" office:value="241">
            <text:p>241</text:p>
          </table:table-cell>
          <table:table-cell office:value-type="float" office:value="0.0480042137205601">
            <text:p>0.0480</text:p>
          </table:table-cell>
          <table:table-cell table:formula="of:=RANK([.U15];[.U$2:.U$101];1)" office:value-type="float" office:value="76">
            <text:p>76</text:p>
          </table:table-cell>
          <table:table-cell office:value-type="float" office:value="0.00651701868799007">
            <text:p>0.0065</text:p>
          </table:table-cell>
          <table:table-cell table:formula="of:=RANK([.W15];[.W$2:.W$101];1)" office:value-type="float" office:value="69">
            <text:p>69</text:p>
          </table:table-cell>
          <table:table-cell office:value-type="float" office:value="33.3146221815322">
            <text:p>33.3146</text:p>
          </table:table-cell>
          <table:table-cell table:formula="of:=RANK([.Y15];[.Y$2:.Y$101];1)" office:value-type="float" office:value="19">
            <text:p>19</text:p>
          </table:table-cell>
          <table:table-cell office:value-type="float" office:value="0.161017558593639">
            <text:p>0.1610</text:p>
          </table:table-cell>
          <table:table-cell table:formula="of:=RANK([.AA15];[.AA$2:.AA$101];1)" office:value-type="float" office:value="77">
            <text:p>77</text:p>
          </table:table-cell>
          <table:table-cell table:formula="of:=[.V15]+[.X15]+[.Z15]+[.AB15]" office:value-type="float" office:value="241">
            <text:p>241</text:p>
          </table:table-cell>
          <table:table-cell table:formula="of:=[.D15]+[.M15]+[.V15]" office:value-type="float" office:value="223">
            <text:p>223.0000</text:p>
          </table:table-cell>
          <table:table-cell table:formula="of:=[.F15]+[.O15]+[.X15]" office:value-type="float" office:value="219">
            <text:p>219.0000</text:p>
          </table:table-cell>
          <table:table-cell table:formula="of:=[.H15]+[.Q15]+[.Z15]" office:value-type="float" office:value="39">
            <text:p>39.0000</text:p>
          </table:table-cell>
          <table:table-cell table:formula="of:=[.J15]+[.S15]+[.AB15]" office:value-type="float" office:value="233">
            <text:p>233.0000</text:p>
          </table:table-cell>
          <table:table-cell table:number-columns-repeated="991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2,forecast=10,input_length=5</text:p>
          </table:table-cell>
          <table:table-cell office:value-type="float" office:value="0.0519453436136246">
            <text:p>0.0519</text:p>
          </table:table-cell>
          <table:table-cell table:formula="of:=RANK([.C16];[.C$2:.C$101];1)" office:value-type="float" office:value="84">
            <text:p>84</text:p>
          </table:table-cell>
          <table:table-cell office:value-type="float" office:value="0.00799419544637203">
            <text:p>0.0080</text:p>
          </table:table-cell>
          <table:table-cell table:formula="of:=RANK([.E16];[.E$2:.E$101];1)" office:value-type="float" office:value="87">
            <text:p>87</text:p>
          </table:table-cell>
          <table:table-cell office:value-type="float" office:value="41.7671737670898">
            <text:p>41.7672</text:p>
          </table:table-cell>
          <table:table-cell table:formula="of:=RANK([.G16];[.G$2:.G$101];1)" office:value-type="float" office:value="49">
            <text:p>49</text:p>
          </table:table-cell>
          <table:table-cell office:value-type="float" office:value="0.1733188778162">
            <text:p>0.1733</text:p>
          </table:table-cell>
          <table:table-cell table:formula="of:=RANK([.I16];[.I$2:.I$101];1)" office:value-type="float" office:value="86">
            <text:p>86</text:p>
          </table:table-cell>
          <table:table-cell table:formula="of:=[.D16]+[.F16]+[.H16]+[.J16]" office:value-type="float" office:value="306">
            <text:p>306</text:p>
          </table:table-cell>
          <table:table-cell office:value-type="float" office:value="0.0454615578055382">
            <text:p>0.0455</text:p>
          </table:table-cell>
          <table:table-cell table:formula="of:=RANK([.L16];[.L$2:.L$101];1)" office:value-type="float" office:value="87">
            <text:p>87</text:p>
          </table:table-cell>
          <table:table-cell office:value-type="float" office:value="0.00420621639647423">
            <text:p>0.0042</text:p>
          </table:table-cell>
          <table:table-cell table:formula="of:=RANK([.N16];[.N$2:.N$101];1)" office:value-type="float" office:value="79">
            <text:p>79</text:p>
          </table:table-cell>
          <table:table-cell office:value-type="float" office:value="36.5759239179688">
            <text:p>36.5759</text:p>
          </table:table-cell>
          <table:table-cell table:formula="of:=RANK([.P16];[.P$2:.P$101];1)" office:value-type="float" office:value="58">
            <text:p>58</text:p>
          </table:table-cell>
          <table:table-cell office:value-type="float" office:value="0.206512568935425">
            <text:p>0.2065</text:p>
          </table:table-cell>
          <table:table-cell table:formula="of:=RANK([.R16];[.R$2:.R$101];1)" office:value-type="float" office:value="92">
            <text:p>92</text:p>
          </table:table-cell>
          <table:table-cell table:formula="of:=[.M16]+[.O16]+[.Q16]+[.S16]" office:value-type="float" office:value="316">
            <text:p>316</text:p>
          </table:table-cell>
          <table:table-cell office:value-type="float" office:value="0.052189264446497">
            <text:p>0.0522</text:p>
          </table:table-cell>
          <table:table-cell table:formula="of:=RANK([.U16];[.U$2:.U$101];1)" office:value-type="float" office:value="80">
            <text:p>80</text:p>
          </table:table-cell>
          <table:table-cell office:value-type="float" office:value="0.00764964539347478">
            <text:p>0.0076</text:p>
          </table:table-cell>
          <table:table-cell table:formula="of:=RANK([.W16];[.W$2:.W$101];1)" office:value-type="float" office:value="79">
            <text:p>79</text:p>
          </table:table-cell>
          <table:table-cell office:value-type="float" office:value="51.6040849258994">
            <text:p>51.6041</text:p>
          </table:table-cell>
          <table:table-cell table:formula="of:=RANK([.Y16];[.Y$2:.Y$101];1)" office:value-type="float" office:value="45">
            <text:p>45</text:p>
          </table:table-cell>
          <table:table-cell office:value-type="float" office:value="0.171911200078533">
            <text:p>0.1719</text:p>
          </table:table-cell>
          <table:table-cell table:formula="of:=RANK([.AA16];[.AA$2:.AA$101];1)" office:value-type="float" office:value="81">
            <text:p>81</text:p>
          </table:table-cell>
          <table:table-cell table:formula="of:=[.V16]+[.X16]+[.Z16]+[.AB16]" office:value-type="float" office:value="285">
            <text:p>285</text:p>
          </table:table-cell>
          <table:table-cell table:formula="of:=[.D16]+[.M16]+[.V16]" office:value-type="float" office:value="251">
            <text:p>251.0000</text:p>
          </table:table-cell>
          <table:table-cell table:formula="of:=[.F16]+[.O16]+[.X16]" office:value-type="float" office:value="245">
            <text:p>245.0000</text:p>
          </table:table-cell>
          <table:table-cell table:formula="of:=[.H16]+[.Q16]+[.Z16]" office:value-type="float" office:value="152">
            <text:p>152.0000</text:p>
          </table:table-cell>
          <table:table-cell table:formula="of:=[.J16]+[.S16]+[.AB16]" office:value-type="float" office:value="259">
            <text:p>259.0000</text:p>
          </table:table-cell>
          <table:table-cell table:number-columns-repeated="991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2,forecast=10,input_length=50</text:p>
          </table:table-cell>
          <table:table-cell office:value-type="float" office:value="0.0460169911384583">
            <text:p>0.0460</text:p>
          </table:table-cell>
          <table:table-cell table:formula="of:=RANK([.C17];[.C$2:.C$101];1)" office:value-type="float" office:value="78">
            <text:p>78</text:p>
          </table:table-cell>
          <table:table-cell office:value-type="float" office:value="0.0063677066937089">
            <text:p>0.0064</text:p>
          </table:table-cell>
          <table:table-cell table:formula="of:=RANK([.E17];[.E$2:.E$101];1)" office:value-type="float" office:value="77">
            <text:p>77</text:p>
          </table:table-cell>
          <table:table-cell office:value-type="float" office:value="12.8399381637573">
            <text:p>12.8399</text:p>
          </table:table-cell>
          <table:table-cell table:formula="of:=RANK([.G17];[.G$2:.G$101];1)" office:value-type="float" office:value="2">
            <text:p>2</text:p>
          </table:table-cell>
          <table:table-cell office:value-type="float" office:value="0.134849399328232">
            <text:p>0.1348</text:p>
          </table:table-cell>
          <table:table-cell table:formula="of:=RANK([.I17];[.I$2:.I$101];1)" office:value-type="float" office:value="66">
            <text:p>66</text:p>
          </table:table-cell>
          <table:table-cell table:formula="of:=[.D17]+[.F17]+[.H17]+[.J17]" office:value-type="float" office:value="223">
            <text:p>223</text:p>
          </table:table-cell>
          <table:table-cell office:value-type="float" office:value="0.0392208062112331">
            <text:p>0.0392</text:p>
          </table:table-cell>
          <table:table-cell table:formula="of:=RANK([.L17];[.L$2:.L$101];1)" office:value-type="float" office:value="81">
            <text:p>81</text:p>
          </table:table-cell>
          <table:table-cell office:value-type="float" office:value="0.00463279678168684">
            <text:p>0.0046</text:p>
          </table:table-cell>
          <table:table-cell table:formula="of:=RANK([.N17];[.N$2:.N$101];1)" office:value-type="float" office:value="83">
            <text:p>83</text:p>
          </table:table-cell>
          <table:table-cell office:value-type="float" office:value="10.2087775838674">
            <text:p>10.2088</text:p>
          </table:table-cell>
          <table:table-cell table:formula="of:=RANK([.P17];[.P$2:.P$101];1)" office:value-type="float" office:value="19">
            <text:p>19</text:p>
          </table:table-cell>
          <table:table-cell office:value-type="float" office:value="-0.163993812941218">
            <text:p>-0.1640</text:p>
          </table:table-cell>
          <table:table-cell table:formula="of:=RANK([.R17];[.R$2:.R$101];1)" office:value-type="float" office:value="2">
            <text:p>2</text:p>
          </table:table-cell>
          <table:table-cell table:formula="of:=[.M17]+[.O17]+[.Q17]+[.S17]" office:value-type="float" office:value="185">
            <text:p>185</text:p>
          </table:table-cell>
          <table:table-cell office:value-type="float" office:value="0.0508345179259777">
            <text:p>0.0508</text:p>
          </table:table-cell>
          <table:table-cell table:formula="of:=RANK([.U17];[.U$2:.U$101];1)" office:value-type="float" office:value="79">
            <text:p>79</text:p>
          </table:table-cell>
          <table:table-cell office:value-type="float" office:value="0.0076755166475214">
            <text:p>0.0077</text:p>
          </table:table-cell>
          <table:table-cell table:formula="of:=RANK([.W17];[.W$2:.W$101];1)" office:value-type="float" office:value="80">
            <text:p>80</text:p>
          </table:table-cell>
          <table:table-cell office:value-type="float" office:value="18.9524364385031">
            <text:p>18.9524</text:p>
          </table:table-cell>
          <table:table-cell table:formula="of:=RANK([.Y17];[.Y$2:.Y$101];1)" office:value-type="float" office:value="8">
            <text:p>8</text:p>
          </table:table-cell>
          <table:table-cell office:value-type="float" office:value="0.162512607966596">
            <text:p>0.1625</text:p>
          </table:table-cell>
          <table:table-cell table:formula="of:=RANK([.AA17];[.AA$2:.AA$101];1)" office:value-type="float" office:value="78">
            <text:p>78</text:p>
          </table:table-cell>
          <table:table-cell table:formula="of:=[.V17]+[.X17]+[.Z17]+[.AB17]" office:value-type="float" office:value="245">
            <text:p>245</text:p>
          </table:table-cell>
          <table:table-cell table:formula="of:=[.D17]+[.M17]+[.V17]" office:value-type="float" office:value="238">
            <text:p>238.0000</text:p>
          </table:table-cell>
          <table:table-cell table:formula="of:=[.F17]+[.O17]+[.X17]" office:value-type="float" office:value="240">
            <text:p>240.0000</text:p>
          </table:table-cell>
          <table:table-cell table:formula="of:=[.H17]+[.Q17]+[.Z17]" office:value-type="float" office:value="29">
            <text:p>29.0000</text:p>
          </table:table-cell>
          <table:table-cell table:formula="of:=[.J17]+[.S17]+[.AB17]" office:value-type="float" office:value="146">
            <text:p>146.0000</text:p>
          </table:table-cell>
          <table:table-cell table:number-columns-repeated="991"/>
        </table:table-row>
        <table:table-row table:style-name="ro3">
          <table:table-cell office:value-type="string">
            <text:p>multivariate_with_MPC</text:p>
          </table:table-cell>
          <table:table-cell office:value-type="string">
            <text:p>model=SCINet,forecast=10,input_length=16</text:p>
          </table:table-cell>
          <table:table-cell office:value-type="float" office:value="0.0307244379073381">
            <text:p>0.0307</text:p>
          </table:table-cell>
          <table:table-cell table:formula="of:=RANK([.C18];[.C$2:.C$101];1)" office:value-type="float" office:value="36">
            <text:p>36</text:p>
          </table:table-cell>
          <table:table-cell office:value-type="float" office:value="0.00355603755451739">
            <text:p>0.0036</text:p>
          </table:table-cell>
          <table:table-cell table:formula="of:=RANK([.E18];[.E$2:.E$101];1)" office:value-type="float" office:value="37">
            <text:p>37</text:p>
          </table:table-cell>
          <table:table-cell office:value-type="float" office:value="21.965274810791">
            <text:p>21.9653</text:p>
          </table:table-cell>
          <table:table-cell table:formula="of:=RANK([.G18];[.G$2:.G$101];1)" office:value-type="float" office:value="20">
            <text:p>20</text:p>
          </table:table-cell>
          <table:table-cell office:value-type="float" office:value="0.124112442135811">
            <text:p>0.1241</text:p>
          </table:table-cell>
          <table:table-cell table:formula="of:=RANK([.I18];[.I$2:.I$101];1)" office:value-type="float" office:value="59">
            <text:p>59</text:p>
          </table:table-cell>
          <table:table-cell table:formula="of:=[.D18]+[.F18]+[.H18]+[.J18]" office:value-type="float" office:value="152">
            <text:p>152</text:p>
          </table:table-cell>
          <table:table-cell office:value-type="float" office:value="0.0259493812918663">
            <text:p>0.0259</text:p>
          </table:table-cell>
          <table:table-cell table:formula="of:=RANK([.L18];[.L$2:.L$101];1)" office:value-type="float" office:value="53">
            <text:p>53</text:p>
          </table:table-cell>
          <table:table-cell office:value-type="float" office:value="0.00208236403499821">
            <text:p>0.0021</text:p>
          </table:table-cell>
          <table:table-cell table:formula="of:=RANK([.N18];[.N$2:.N$101];1)" office:value-type="float" office:value="44">
            <text:p>44</text:p>
          </table:table-cell>
          <table:table-cell office:value-type="float" office:value="53.3076650009986">
            <text:p>53.3077</text:p>
          </table:table-cell>
          <table:table-cell table:formula="of:=RANK([.P18];[.P$2:.P$101];1)" office:value-type="float" office:value="74">
            <text:p>74</text:p>
          </table:table-cell>
          <table:table-cell office:value-type="float" office:value="0.0128224743411269">
            <text:p>0.0128</text:p>
          </table:table-cell>
          <table:table-cell table:formula="of:=RANK([.R18];[.R$2:.R$101];1)" office:value-type="float" office:value="9">
            <text:p>9</text:p>
          </table:table-cell>
          <table:table-cell table:formula="of:=[.M18]+[.O18]+[.Q18]+[.S18]" office:value-type="float" office:value="180">
            <text:p>180</text:p>
          </table:table-cell>
          <table:table-cell office:value-type="float" office:value="0.0342612862586975">
            <text:p>0.0343</text:p>
          </table:table-cell>
          <table:table-cell table:formula="of:=RANK([.U18];[.U$2:.U$101];1)" office:value-type="float" office:value="9">
            <text:p>9</text:p>
          </table:table-cell>
          <table:table-cell office:value-type="float" office:value="0.00447791224271406">
            <text:p>0.0045</text:p>
          </table:table-cell>
          <table:table-cell table:formula="of:=RANK([.W18];[.W$2:.W$101];1)" office:value-type="float" office:value="39">
            <text:p>39</text:p>
          </table:table-cell>
          <table:table-cell office:value-type="float" office:value="24.2732048546945">
            <text:p>24.2732</text:p>
          </table:table-cell>
          <table:table-cell table:formula="of:=RANK([.Y18];[.Y$2:.Y$101];1)" office:value-type="float" office:value="10">
            <text:p>10</text:p>
          </table:table-cell>
          <table:table-cell office:value-type="float" office:value="0.117740480932459">
            <text:p>0.1177</text:p>
          </table:table-cell>
          <table:table-cell table:formula="of:=RANK([.AA18];[.AA$2:.AA$101];1)" office:value-type="float" office:value="9">
            <text:p>9</text:p>
          </table:table-cell>
          <table:table-cell table:formula="of:=[.V18]+[.X18]+[.Z18]+[.AB18]" office:value-type="float" office:value="67">
            <text:p>67</text:p>
          </table:table-cell>
          <table:table-cell table:formula="of:=[.D18]+[.M18]+[.V18]" office:value-type="float" office:value="98">
            <text:p>98.0000</text:p>
          </table:table-cell>
          <table:table-cell table:formula="of:=[.F18]+[.O18]+[.X18]" office:value-type="float" office:value="120">
            <text:p>120.0000</text:p>
          </table:table-cell>
          <table:table-cell table:formula="of:=[.H18]+[.Q18]+[.Z18]" office:value-type="float" office:value="104">
            <text:p>104.0000</text:p>
          </table:table-cell>
          <table:table-cell table:formula="of:=[.J18]+[.S18]+[.AB18]" office:value-type="float" office:value="77">
            <text:p>77.0000</text:p>
          </table:table-cell>
          <table:table-cell table:number-columns-repeated="991"/>
        </table:table-row>
        <table:table-row table:style-name="ro3">
          <table:table-cell office:value-type="string">
            <text:p>multivariate_with_MPC</text:p>
          </table:table-cell>
          <table:table-cell office:value-type="string">
            <text:p>model=SCINet,forecast=10,input_length=32</text:p>
          </table:table-cell>
          <table:table-cell office:value-type="float" office:value="0.0412391982972622">
            <text:p>0.0412</text:p>
          </table:table-cell>
          <table:table-cell table:formula="of:=RANK([.C19];[.C$2:.C$101];1)" office:value-type="float" office:value="70">
            <text:p>70</text:p>
          </table:table-cell>
          <table:table-cell office:value-type="float" office:value="0.00461971899494529">
            <text:p>0.0046</text:p>
          </table:table-cell>
          <table:table-cell table:formula="of:=RANK([.E19];[.E$2:.E$101];1)" office:value-type="float" office:value="65">
            <text:p>65</text:p>
          </table:table-cell>
          <table:table-cell office:value-type="float" office:value="55.3078918457031">
            <text:p>55.3079</text:p>
          </table:table-cell>
          <table:table-cell table:formula="of:=RANK([.G19];[.G$2:.G$101];1)" office:value-type="float" office:value="68">
            <text:p>68</text:p>
          </table:table-cell>
          <table:table-cell office:value-type="float" office:value="0.141162112355232">
            <text:p>0.1412</text:p>
          </table:table-cell>
          <table:table-cell table:formula="of:=RANK([.I19];[.I$2:.I$101];1)" office:value-type="float" office:value="70">
            <text:p>70</text:p>
          </table:table-cell>
          <table:table-cell table:formula="of:=[.D19]+[.F19]+[.H19]+[.J19]" office:value-type="float" office:value="273">
            <text:p>273</text:p>
          </table:table-cell>
          <table:table-cell office:value-type="float" office:value="0.041419580578804">
            <text:p>0.0414</text:p>
          </table:table-cell>
          <table:table-cell table:formula="of:=RANK([.L19];[.L$2:.L$101];1)" office:value-type="float" office:value="85">
            <text:p>85</text:p>
          </table:table-cell>
          <table:table-cell office:value-type="float" office:value="0.00444769605385684">
            <text:p>0.0044</text:p>
          </table:table-cell>
          <table:table-cell table:formula="of:=RANK([.N19];[.N$2:.N$101];1)" office:value-type="float" office:value="81">
            <text:p>81</text:p>
          </table:table-cell>
          <table:table-cell office:value-type="float" office:value="41.9417407083717">
            <text:p>41.9417</text:p>
          </table:table-cell>
          <table:table-cell table:formula="of:=RANK([.P19];[.P$2:.P$101];1)" office:value-type="float" office:value="67">
            <text:p>67</text:p>
          </table:table-cell>
          <table:table-cell office:value-type="float" office:value="0.146988057389858">
            <text:p>0.1470</text:p>
          </table:table-cell>
          <table:table-cell table:formula="of:=RANK([.R19];[.R$2:.R$101];1)" office:value-type="float" office:value="84">
            <text:p>84</text:p>
          </table:table-cell>
          <table:table-cell table:formula="of:=[.M19]+[.O19]+[.Q19]+[.S19]" office:value-type="float" office:value="317">
            <text:p>317</text:p>
          </table:table-cell>
          <table:table-cell office:value-type="float" office:value="0.0410393849015236">
            <text:p>0.0410</text:p>
          </table:table-cell>
          <table:table-cell table:formula="of:=RANK([.U19];[.U$2:.U$101];1)" office:value-type="float" office:value="62">
            <text:p>62</text:p>
          </table:table-cell>
          <table:table-cell office:value-type="float" office:value="0.0050514434377243">
            <text:p>0.0051</text:p>
          </table:table-cell>
          <table:table-cell table:formula="of:=RANK([.W19];[.W$2:.W$101];1)" office:value-type="float" office:value="52">
            <text:p>52</text:p>
          </table:table-cell>
          <table:table-cell office:value-type="float" office:value="82.0016529388129">
            <text:p>82.0017</text:p>
          </table:table-cell>
          <table:table-cell table:formula="of:=RANK([.Y19];[.Y$2:.Y$101];1)" office:value-type="float" office:value="76">
            <text:p>76</text:p>
          </table:table-cell>
          <table:table-cell office:value-type="float" office:value="0.14823281096056">
            <text:p>0.1482</text:p>
          </table:table-cell>
          <table:table-cell table:formula="of:=RANK([.AA19];[.AA$2:.AA$101];1)" office:value-type="float" office:value="64">
            <text:p>64</text:p>
          </table:table-cell>
          <table:table-cell table:formula="of:=[.V19]+[.X19]+[.Z19]+[.AB19]" office:value-type="float" office:value="254">
            <text:p>254</text:p>
          </table:table-cell>
          <table:table-cell table:formula="of:=[.D19]+[.M19]+[.V19]" office:value-type="float" office:value="217">
            <text:p>217.0000</text:p>
          </table:table-cell>
          <table:table-cell table:formula="of:=[.F19]+[.O19]+[.X19]" office:value-type="float" office:value="198">
            <text:p>198.0000</text:p>
          </table:table-cell>
          <table:table-cell table:formula="of:=[.H19]+[.Q19]+[.Z19]" office:value-type="float" office:value="211">
            <text:p>211.0000</text:p>
          </table:table-cell>
          <table:table-cell table:formula="of:=[.J19]+[.S19]+[.AB19]" office:value-type="float" office:value="218">
            <text:p>218.0000</text:p>
          </table:table-cell>
          <table:table-cell table:number-columns-repeated="991"/>
        </table:table-row>
        <table:table-row table:style-name="ro3">
          <table:table-cell office:value-type="string">
            <text:p>multivariate_with_MPC</text:p>
          </table:table-cell>
          <table:table-cell office:value-type="string">
            <text:p>model=SCINet,forecast=10,input_length=64</text:p>
          </table:table-cell>
          <table:table-cell office:value-type="float" office:value="0.0603475458920002">
            <text:p>0.0603</text:p>
          </table:table-cell>
          <table:table-cell table:formula="of:=RANK([.C20];[.C$2:.C$101];1)" office:value-type="float" office:value="88">
            <text:p>88</text:p>
          </table:table-cell>
          <table:table-cell office:value-type="float" office:value="0.00642154598608613">
            <text:p>0.0064</text:p>
          </table:table-cell>
          <table:table-cell table:formula="of:=RANK([.E20];[.E$2:.E$101];1)" office:value-type="float" office:value="78">
            <text:p>78</text:p>
          </table:table-cell>
          <table:table-cell office:value-type="float" office:value="94.0193481445312">
            <text:p>94.0193</text:p>
          </table:table-cell>
          <table:table-cell table:formula="of:=RANK([.G20];[.G$2:.G$101];1)" office:value-type="float" office:value="82">
            <text:p>82</text:p>
          </table:table-cell>
          <table:table-cell office:value-type="float" office:value="0.185092970728874">
            <text:p>0.1851</text:p>
          </table:table-cell>
          <table:table-cell table:formula="of:=RANK([.I20];[.I$2:.I$101];1)" office:value-type="float" office:value="87">
            <text:p>87</text:p>
          </table:table-cell>
          <table:table-cell table:formula="of:=[.D20]+[.F20]+[.H20]+[.J20]" office:value-type="float" office:value="335">
            <text:p>335</text:p>
          </table:table-cell>
          <table:table-cell office:value-type="float" office:value="0.0819448381662369">
            <text:p>0.0819</text:p>
          </table:table-cell>
          <table:table-cell table:formula="of:=RANK([.L20];[.L$2:.L$101];1)" office:value-type="float" office:value="92">
            <text:p>92</text:p>
          </table:table-cell>
          <table:table-cell office:value-type="float" office:value="0.00887928501169958">
            <text:p>0.0089</text:p>
          </table:table-cell>
          <table:table-cell table:formula="of:=RANK([.N20];[.N$2:.N$101];1)" office:value-type="float" office:value="91">
            <text:p>91</text:p>
          </table:table-cell>
          <table:table-cell office:value-type="float" office:value="98.3794611084412">
            <text:p>98.3795</text:p>
          </table:table-cell>
          <table:table-cell table:formula="of:=RANK([.P20];[.P$2:.P$101];1)" office:value-type="float" office:value="90">
            <text:p>90</text:p>
          </table:table-cell>
          <table:table-cell office:value-type="float" office:value="0.232740356094788">
            <text:p>0.2327</text:p>
          </table:table-cell>
          <table:table-cell table:formula="of:=RANK([.R20];[.R$2:.R$101];1)" office:value-type="float" office:value="93">
            <text:p>93</text:p>
          </table:table-cell>
          <table:table-cell table:formula="of:=[.M20]+[.O20]+[.Q20]+[.S20]" office:value-type="float" office:value="366">
            <text:p>366</text:p>
          </table:table-cell>
          <table:table-cell office:value-type="float" office:value="0.0783041119575501">
            <text:p>0.0783</text:p>
          </table:table-cell>
          <table:table-cell table:formula="of:=RANK([.U20];[.U$2:.U$101];1)" office:value-type="float" office:value="89">
            <text:p>89</text:p>
          </table:table-cell>
          <table:table-cell office:value-type="float" office:value="0.00893248371679502">
            <text:p>0.0089</text:p>
          </table:table-cell>
          <table:table-cell table:formula="of:=RANK([.W20];[.W$2:.W$101];1)" office:value-type="float" office:value="85">
            <text:p>85</text:p>
          </table:table-cell>
          <table:table-cell office:value-type="float" office:value="134.370300338698">
            <text:p>134.3703</text:p>
          </table:table-cell>
          <table:table-cell table:formula="of:=RANK([.Y20];[.Y$2:.Y$101];1)" office:value-type="float" office:value="86">
            <text:p>86</text:p>
          </table:table-cell>
          <table:table-cell office:value-type="float" office:value="0.227154168800314">
            <text:p>0.2272</text:p>
          </table:table-cell>
          <table:table-cell table:formula="of:=RANK([.AA20];[.AA$2:.AA$101];1)" office:value-type="float" office:value="90">
            <text:p>90</text:p>
          </table:table-cell>
          <table:table-cell table:formula="of:=[.V20]+[.X20]+[.Z20]+[.AB20]" office:value-type="float" office:value="350">
            <text:p>350</text:p>
          </table:table-cell>
          <table:table-cell table:formula="of:=[.D20]+[.M20]+[.V20]" office:value-type="float" office:value="269">
            <text:p>269.0000</text:p>
          </table:table-cell>
          <table:table-cell table:formula="of:=[.F20]+[.O20]+[.X20]" office:value-type="float" office:value="254">
            <text:p>254.0000</text:p>
          </table:table-cell>
          <table:table-cell table:formula="of:=[.H20]+[.Q20]+[.Z20]" office:value-type="float" office:value="258">
            <text:p>258.0000</text:p>
          </table:table-cell>
          <table:table-cell table:formula="of:=[.J20]+[.S20]+[.AB20]" office:value-type="float" office:value="270">
            <text:p>270.0000</text:p>
          </table:table-cell>
          <table:table-cell table:number-columns-repeated="991"/>
        </table:table-row>
        <table:table-row table:style-name="ro3">
          <table:table-cell office:value-type="string">
            <text:p>multivariate_with_MPC</text:p>
          </table:table-cell>
          <table:table-cell office:value-type="string">
            <text:p>model=SCINet,forecast=10,input_length=8</text:p>
          </table:table-cell>
          <table:table-cell office:value-type="float" office:value="0.0358608476817608">
            <text:p>0.0359</text:p>
          </table:table-cell>
          <table:table-cell table:formula="of:=RANK([.C21];[.C$2:.C$101];1)" office:value-type="float" office:value="62">
            <text:p>62</text:p>
          </table:table-cell>
          <table:table-cell office:value-type="float" office:value="0.00430243089795113">
            <text:p>0.0043</text:p>
          </table:table-cell>
          <table:table-cell table:formula="of:=RANK([.E21];[.E$2:.E$101];1)" office:value-type="float" office:value="59">
            <text:p>59</text:p>
          </table:table-cell>
          <table:table-cell office:value-type="float" office:value="50.9977035522461">
            <text:p>50.9977</text:p>
          </table:table-cell>
          <table:table-cell table:formula="of:=RANK([.G21];[.G$2:.G$101];1)" office:value-type="float" office:value="61">
            <text:p>61</text:p>
          </table:table-cell>
          <table:table-cell office:value-type="float" office:value="0.0381968468427658">
            <text:p>0.0382</text:p>
          </table:table-cell>
          <table:table-cell table:formula="of:=RANK([.I21];[.I$2:.I$101];1)" office:value-type="float" office:value="5">
            <text:p>5</text:p>
          </table:table-cell>
          <table:table-cell table:formula="of:=[.D21]+[.F21]+[.H21]+[.J21]" office:value-type="float" office:value="187">
            <text:p>187</text:p>
          </table:table-cell>
          <table:table-cell office:value-type="float" office:value="0.0254558324813843">
            <text:p>0.0255</text:p>
          </table:table-cell>
          <table:table-cell table:formula="of:=RANK([.L21];[.L$2:.L$101];1)" office:value-type="float" office:value="52">
            <text:p>52</text:p>
          </table:table-cell>
          <table:table-cell office:value-type="float" office:value="0.00224573445516949">
            <text:p>0.0022</text:p>
          </table:table-cell>
          <table:table-cell table:formula="of:=RANK([.N21];[.N$2:.N$101];1)" office:value-type="float" office:value="51">
            <text:p>51</text:p>
          </table:table-cell>
          <table:table-cell office:value-type="float" office:value="89.0453710715837">
            <text:p>89.0454</text:p>
          </table:table-cell>
          <table:table-cell table:formula="of:=RANK([.P21];[.P$2:.P$101];1)" office:value-type="float" office:value="87">
            <text:p>87</text:p>
          </table:table-cell>
          <table:table-cell office:value-type="float" office:value="0.0620333559778919">
            <text:p>0.0620</text:p>
          </table:table-cell>
          <table:table-cell table:formula="of:=RANK([.R21];[.R$2:.R$101];1)" office:value-type="float" office:value="32">
            <text:p>32</text:p>
          </table:table-cell>
          <table:table-cell table:formula="of:=[.M21]+[.O21]+[.Q21]+[.S21]" office:value-type="float" office:value="222">
            <text:p>222</text:p>
          </table:table-cell>
          <table:table-cell office:value-type="float" office:value="0.0442843474447727">
            <text:p>0.0443</text:p>
          </table:table-cell>
          <table:table-cell table:formula="of:=RANK([.U21];[.U$2:.U$101];1)" office:value-type="float" office:value="67">
            <text:p>67</text:p>
          </table:table-cell>
          <table:table-cell office:value-type="float" office:value="0.00571280944292594">
            <text:p>0.0057</text:p>
          </table:table-cell>
          <table:table-cell table:formula="of:=RANK([.W21];[.W$2:.W$101];1)" office:value-type="float" office:value="65">
            <text:p>65</text:p>
          </table:table-cell>
          <table:table-cell office:value-type="float" office:value="22.5735184956812">
            <text:p>22.5735</text:p>
          </table:table-cell>
          <table:table-cell table:formula="of:=RANK([.Y21];[.Y$2:.Y$101];1)" office:value-type="float" office:value="9">
            <text:p>9</text:p>
          </table:table-cell>
          <table:table-cell office:value-type="float" office:value="0.0882488017601105">
            <text:p>0.0882</text:p>
          </table:table-cell>
          <table:table-cell table:formula="of:=RANK([.AA21];[.AA$2:.AA$101];1)" office:value-type="float" office:value="4">
            <text:p>4</text:p>
          </table:table-cell>
          <table:table-cell table:formula="of:=[.V21]+[.X21]+[.Z21]+[.AB21]" office:value-type="float" office:value="145">
            <text:p>145</text:p>
          </table:table-cell>
          <table:table-cell table:formula="of:=[.D21]+[.M21]+[.V21]" office:value-type="float" office:value="181">
            <text:p>181.0000</text:p>
          </table:table-cell>
          <table:table-cell table:formula="of:=[.F21]+[.O21]+[.X21]" office:value-type="float" office:value="175">
            <text:p>175.0000</text:p>
          </table:table-cell>
          <table:table-cell table:formula="of:=[.H21]+[.Q21]+[.Z21]" office:value-type="float" office:value="157">
            <text:p>157.0000</text:p>
          </table:table-cell>
          <table:table-cell table:formula="of:=[.J21]+[.S21]+[.AB21]" office:value-type="float" office:value="41">
            <text:p>41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GRU,layers=1,forecast=10,input_length=10</text:p>
          </table:table-cell>
          <table:table-cell office:value-type="float" office:value="0.174163430929184">
            <text:p>0.1742</text:p>
          </table:table-cell>
          <table:table-cell table:formula="of:=RANK([.C22];[.C$2:.C$101];1)" office:value-type="float" office:value="97">
            <text:p>97</text:p>
          </table:table-cell>
          <table:table-cell office:value-type="float" office:value="0.0527435094118118">
            <text:p>0.0527</text:p>
          </table:table-cell>
          <table:table-cell table:formula="of:=RANK([.E22];[.E$2:.E$101];1)" office:value-type="float" office:value="97">
            <text:p>97</text:p>
          </table:table-cell>
          <table:table-cell office:value-type="float" office:value="307.002105712891">
            <text:p>307.0021</text:p>
          </table:table-cell>
          <table:table-cell table:formula="of:=RANK([.G22];[.G$2:.G$101];1)" office:value-type="float" office:value="97">
            <text:p>97</text:p>
          </table:table-cell>
          <table:table-cell office:value-type="float" office:value="0.381450414657593">
            <text:p>0.3815</text:p>
          </table:table-cell>
          <table:table-cell table:formula="of:=RANK([.I22];[.I$2:.I$101];1)" office:value-type="float" office:value="96">
            <text:p>96</text:p>
          </table:table-cell>
          <table:table-cell table:formula="of:=[.D22]+[.F22]+[.H22]+[.J22]" office:value-type="float" office:value="387">
            <text:p>387</text:p>
          </table:table-cell>
          <table:table-cell office:value-type="float" office:value="0.107659578323364">
            <text:p>0.1077</text:p>
          </table:table-cell>
          <table:table-cell table:formula="of:=RANK([.L22];[.L$2:.L$101];1)" office:value-type="float" office:value="95">
            <text:p>95</text:p>
          </table:table-cell>
          <table:table-cell office:value-type="float" office:value="0.0245283168306185">
            <text:p>0.0245</text:p>
          </table:table-cell>
          <table:table-cell table:formula="of:=RANK([.N22];[.N$2:.N$101];1)" office:value-type="float" office:value="97">
            <text:p>97</text:p>
          </table:table-cell>
          <table:table-cell office:value-type="float" office:value="95.201143931279">
            <text:p>95.2011</text:p>
          </table:table-cell>
          <table:table-cell table:formula="of:=RANK([.P22];[.P$2:.P$101];1)" office:value-type="float" office:value="89">
            <text:p>89</text:p>
          </table:table-cell>
          <table:table-cell office:value-type="float" office:value="0.118914735305969">
            <text:p>0.1189</text:p>
          </table:table-cell>
          <table:table-cell table:formula="of:=RANK([.R22];[.R$2:.R$101];1)" office:value-type="float" office:value="71">
            <text:p>71</text:p>
          </table:table-cell>
          <table:table-cell table:formula="of:=[.M22]+[.O22]+[.Q22]+[.S22]" office:value-type="float" office:value="352">
            <text:p>352</text:p>
          </table:table-cell>
          <table:table-cell office:value-type="float" office:value="0.167909279465675">
            <text:p>0.1679</text:p>
          </table:table-cell>
          <table:table-cell table:formula="of:=RANK([.U22];[.U$2:.U$101];1)" office:value-type="float" office:value="97">
            <text:p>97</text:p>
          </table:table-cell>
          <table:table-cell office:value-type="float" office:value="0.0571809169962611">
            <text:p>0.0572</text:p>
          </table:table-cell>
          <table:table-cell table:formula="of:=RANK([.W22];[.W$2:.W$101];1)" office:value-type="float" office:value="98">
            <text:p>98</text:p>
          </table:table-cell>
          <table:table-cell office:value-type="float" office:value="465.727764316188">
            <text:p>465.7278</text:p>
          </table:table-cell>
          <table:table-cell table:formula="of:=RANK([.Y22];[.Y$2:.Y$101];1)" office:value-type="float" office:value="96">
            <text:p>96</text:p>
          </table:table-cell>
          <table:table-cell office:value-type="float" office:value="0.361485626364904">
            <text:p>0.3615</text:p>
          </table:table-cell>
          <table:table-cell table:formula="of:=RANK([.AA22];[.AA$2:.AA$101];1)" office:value-type="float" office:value="97">
            <text:p>97</text:p>
          </table:table-cell>
          <table:table-cell table:formula="of:=[.V22]+[.X22]+[.Z22]+[.AB22]" office:value-type="float" office:value="388">
            <text:p>388</text:p>
          </table:table-cell>
          <table:table-cell table:formula="of:=[.D22]+[.M22]+[.V22]" office:value-type="float" office:value="289">
            <text:p>289.0000</text:p>
          </table:table-cell>
          <table:table-cell table:formula="of:=[.F22]+[.O22]+[.X22]" office:value-type="float" office:value="292">
            <text:p>292.0000</text:p>
          </table:table-cell>
          <table:table-cell table:formula="of:=[.H22]+[.Q22]+[.Z22]" office:value-type="float" office:value="282">
            <text:p>282.0000</text:p>
          </table:table-cell>
          <table:table-cell table:formula="of:=[.J22]+[.S22]+[.AB22]" office:value-type="float" office:value="264">
            <text:p>264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GRU,layers=1,forecast=10,input_length=20</text:p>
          </table:table-cell>
          <table:table-cell office:value-type="float" office:value="0.192354157567024">
            <text:p>0.1924</text:p>
          </table:table-cell>
          <table:table-cell table:formula="of:=RANK([.C23];[.C$2:.C$101];1)" office:value-type="float" office:value="98">
            <text:p>98</text:p>
          </table:table-cell>
          <table:table-cell office:value-type="float" office:value="0.0661063268780708">
            <text:p>0.0661</text:p>
          </table:table-cell>
          <table:table-cell table:formula="of:=RANK([.E23];[.E$2:.E$101];1)" office:value-type="float" office:value="98">
            <text:p>98</text:p>
          </table:table-cell>
          <table:table-cell office:value-type="float" office:value="310.118713378906">
            <text:p>310.1187</text:p>
          </table:table-cell>
          <table:table-cell table:formula="of:=RANK([.G23];[.G$2:.G$101];1)" office:value-type="float" office:value="98">
            <text:p>98</text:p>
          </table:table-cell>
          <table:table-cell office:value-type="float" office:value="-0.169606998562813">
            <text:p>-0.1696</text:p>
          </table:table-cell>
          <table:table-cell table:formula="of:=RANK([.I23];[.I$2:.I$101];1)" office:value-type="float" office:value="4">
            <text:p>4</text:p>
          </table:table-cell>
          <table:table-cell table:formula="of:=[.D23]+[.F23]+[.H23]+[.J23]" office:value-type="float" office:value="298">
            <text:p>298</text:p>
          </table:table-cell>
          <table:table-cell office:value-type="float" office:value="0.160646960139275">
            <text:p>0.1606</text:p>
          </table:table-cell>
          <table:table-cell table:formula="of:=RANK([.L23];[.L$2:.L$101];1)" office:value-type="float" office:value="98">
            <text:p>98</text:p>
          </table:table-cell>
          <table:table-cell office:value-type="float" office:value="0.0388297084512253">
            <text:p>0.0388</text:p>
          </table:table-cell>
          <table:table-cell table:formula="of:=RANK([.N23];[.N$2:.N$101];1)" office:value-type="float" office:value="98">
            <text:p>98</text:p>
          </table:table-cell>
          <table:table-cell office:value-type="float" office:value="181.345062495039">
            <text:p>181.3451</text:p>
          </table:table-cell>
          <table:table-cell table:formula="of:=RANK([.P23];[.P$2:.P$101];1)" office:value-type="float" office:value="95">
            <text:p>95</text:p>
          </table:table-cell>
          <table:table-cell office:value-type="float" office:value="0.340630856441764">
            <text:p>0.3406</text:p>
          </table:table-cell>
          <table:table-cell table:formula="of:=RANK([.R23];[.R$2:.R$101];1)" office:value-type="float" office:value="96">
            <text:p>96</text:p>
          </table:table-cell>
          <table:table-cell table:formula="of:=[.M23]+[.O23]+[.Q23]+[.S23]" office:value-type="float" office:value="387">
            <text:p>387</text:p>
          </table:table-cell>
          <table:table-cell office:value-type="float" office:value="0.21419720351696">
            <text:p>0.2142</text:p>
          </table:table-cell>
          <table:table-cell table:formula="of:=RANK([.U23];[.U$2:.U$101];1)" office:value-type="float" office:value="99">
            <text:p>99</text:p>
          </table:table-cell>
          <table:table-cell office:value-type="float" office:value="0.0874797118600882">
            <text:p>0.0875</text:p>
          </table:table-cell>
          <table:table-cell table:formula="of:=RANK([.W23];[.W$2:.W$101];1)" office:value-type="float" office:value="99">
            <text:p>99</text:p>
          </table:table-cell>
          <table:table-cell office:value-type="float" office:value="495.528163095317">
            <text:p>495.5282</text:p>
          </table:table-cell>
          <table:table-cell table:formula="of:=RANK([.Y23];[.Y$2:.Y$101];1)" office:value-type="float" office:value="98">
            <text:p>98</text:p>
          </table:table-cell>
          <table:table-cell office:value-type="float" office:value="0.566279581853614">
            <text:p>0.5663</text:p>
          </table:table-cell>
          <table:table-cell table:formula="of:=RANK([.AA23];[.AA$2:.AA$101];1)" office:value-type="float" office:value="99">
            <text:p>99</text:p>
          </table:table-cell>
          <table:table-cell table:formula="of:=[.V23]+[.X23]+[.Z23]+[.AB23]" office:value-type="float" office:value="395">
            <text:p>395</text:p>
          </table:table-cell>
          <table:table-cell table:formula="of:=[.D23]+[.M23]+[.V23]" office:value-type="float" office:value="295">
            <text:p>295.0000</text:p>
          </table:table-cell>
          <table:table-cell table:formula="of:=[.F23]+[.O23]+[.X23]" office:value-type="float" office:value="295">
            <text:p>295.0000</text:p>
          </table:table-cell>
          <table:table-cell table:formula="of:=[.H23]+[.Q23]+[.Z23]" office:value-type="float" office:value="291">
            <text:p>291.0000</text:p>
          </table:table-cell>
          <table:table-cell table:formula="of:=[.J23]+[.S23]+[.AB23]" office:value-type="float" office:value="199">
            <text:p>199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GRU,layers=1,forecast=10,input_length=5</text:p>
          </table:table-cell>
          <table:table-cell office:value-type="float" office:value="0.213262885808945">
            <text:p>0.2133</text:p>
          </table:table-cell>
          <table:table-cell table:formula="of:=RANK([.C24];[.C$2:.C$101];1)" office:value-type="float" office:value="99">
            <text:p>99</text:p>
          </table:table-cell>
          <table:table-cell office:value-type="float" office:value="0.0697639733552933">
            <text:p>0.0698</text:p>
          </table:table-cell>
          <table:table-cell table:formula="of:=RANK([.E24];[.E$2:.E$101];1)" office:value-type="float" office:value="99">
            <text:p>99</text:p>
          </table:table-cell>
          <table:table-cell office:value-type="float" office:value="341.140563964844">
            <text:p>341.1406</text:p>
          </table:table-cell>
          <table:table-cell table:formula="of:=RANK([.G24];[.G$2:.G$101];1)" office:value-type="float" office:value="99">
            <text:p>99</text:p>
          </table:table-cell>
          <table:table-cell office:value-type="float" office:value="0.471373856067658">
            <text:p>0.4714</text:p>
          </table:table-cell>
          <table:table-cell table:formula="of:=RANK([.I24];[.I$2:.I$101];1)" office:value-type="float" office:value="98">
            <text:p>98</text:p>
          </table:table-cell>
          <table:table-cell table:formula="of:=[.D24]+[.F24]+[.H24]+[.J24]" office:value-type="float" office:value="395">
            <text:p>395</text:p>
          </table:table-cell>
          <table:table-cell office:value-type="float" office:value="0.178080469369888">
            <text:p>0.1781</text:p>
          </table:table-cell>
          <table:table-cell table:formula="of:=RANK([.L24];[.L$2:.L$101];1)" office:value-type="float" office:value="99">
            <text:p>99</text:p>
          </table:table-cell>
          <table:table-cell office:value-type="float" office:value="0.0449013656810478">
            <text:p>0.0449</text:p>
          </table:table-cell>
          <table:table-cell table:formula="of:=RANK([.N24];[.N$2:.N$101];1)" office:value-type="float" office:value="99">
            <text:p>99</text:p>
          </table:table-cell>
          <table:table-cell office:value-type="float" office:value="151.237889562501">
            <text:p>151.2379</text:p>
          </table:table-cell>
          <table:table-cell table:formula="of:=RANK([.P24];[.P$2:.P$101];1)" office:value-type="float" office:value="93">
            <text:p>93</text:p>
          </table:table-cell>
          <table:table-cell office:value-type="float" office:value="0.375947275956314">
            <text:p>0.3759</text:p>
          </table:table-cell>
          <table:table-cell table:formula="of:=RANK([.R24];[.R$2:.R$101];1)" office:value-type="float" office:value="98">
            <text:p>98</text:p>
          </table:table-cell>
          <table:table-cell table:formula="of:=[.M24]+[.O24]+[.Q24]+[.S24]" office:value-type="float" office:value="389">
            <text:p>389</text:p>
          </table:table-cell>
          <table:table-cell office:value-type="float" office:value="0.284897357225418">
            <text:p>0.2849</text:p>
          </table:table-cell>
          <table:table-cell table:formula="of:=RANK([.U24];[.U$2:.U$101];1)" office:value-type="float" office:value="100">
            <text:p>100</text:p>
          </table:table-cell>
          <table:table-cell office:value-type="float" office:value="0.107876011829448">
            <text:p>0.1079</text:p>
          </table:table-cell>
          <table:table-cell table:formula="of:=RANK([.W24];[.W$2:.W$101];1)" office:value-type="float" office:value="100">
            <text:p>100</text:p>
          </table:table-cell>
          <table:table-cell office:value-type="float" office:value="635.994713728923">
            <text:p>635.9947</text:p>
          </table:table-cell>
          <table:table-cell table:formula="of:=RANK([.Y24];[.Y$2:.Y$101];1)" office:value-type="float" office:value="100">
            <text:p>100</text:p>
          </table:table-cell>
          <table:table-cell office:value-type="float" office:value="0.531071958177249">
            <text:p>0.5311</text:p>
          </table:table-cell>
          <table:table-cell table:formula="of:=RANK([.AA24];[.AA$2:.AA$101];1)" office:value-type="float" office:value="98">
            <text:p>98</text:p>
          </table:table-cell>
          <table:table-cell table:formula="of:=[.V24]+[.X24]+[.Z24]+[.AB24]" office:value-type="float" office:value="398">
            <text:p>398</text:p>
          </table:table-cell>
          <table:table-cell table:formula="of:=[.D24]+[.M24]+[.V24]" office:value-type="float" office:value="298">
            <text:p>298.0000</text:p>
          </table:table-cell>
          <table:table-cell table:formula="of:=[.F24]+[.O24]+[.X24]" office:value-type="float" office:value="298">
            <text:p>298.0000</text:p>
          </table:table-cell>
          <table:table-cell table:formula="of:=[.H24]+[.Q24]+[.Z24]" office:value-type="float" office:value="292">
            <text:p>292.0000</text:p>
          </table:table-cell>
          <table:table-cell table:formula="of:=[.J24]+[.S24]+[.AB24]" office:value-type="float" office:value="294">
            <text:p>294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GRU,layers=1,forecast=10,input_length=50</text:p>
          </table:table-cell>
          <table:table-cell office:value-type="float" office:value="0.0548353604972363">
            <text:p>0.0548</text:p>
          </table:table-cell>
          <table:table-cell table:formula="of:=RANK([.C25];[.C$2:.C$101];1)" office:value-type="float" office:value="86">
            <text:p>86</text:p>
          </table:table-cell>
          <table:table-cell office:value-type="float" office:value="0.00669046072289348">
            <text:p>0.0067</text:p>
          </table:table-cell>
          <table:table-cell table:formula="of:=RANK([.E25];[.E$2:.E$101];1)" office:value-type="float" office:value="82">
            <text:p>82</text:p>
          </table:table-cell>
          <table:table-cell office:value-type="float" office:value="37.6498947143555">
            <text:p>37.6499</text:p>
          </table:table-cell>
          <table:table-cell table:formula="of:=RANK([.G25];[.G$2:.G$101];1)" office:value-type="float" office:value="44">
            <text:p>44</text:p>
          </table:table-cell>
          <table:table-cell office:value-type="float" office:value="0.134087383747101">
            <text:p>0.1341</text:p>
          </table:table-cell>
          <table:table-cell table:formula="of:=RANK([.I25];[.I$2:.I$101];1)" office:value-type="float" office:value="64">
            <text:p>64</text:p>
          </table:table-cell>
          <table:table-cell table:formula="of:=[.D25]+[.F25]+[.H25]+[.J25]" office:value-type="float" office:value="276">
            <text:p>276</text:p>
          </table:table-cell>
          <table:table-cell office:value-type="float" office:value="0.0500666685402393">
            <text:p>0.0501</text:p>
          </table:table-cell>
          <table:table-cell table:formula="of:=RANK([.L25];[.L$2:.L$101];1)" office:value-type="float" office:value="89">
            <text:p>89</text:p>
          </table:table-cell>
          <table:table-cell office:value-type="float" office:value="0.00376758659958985">
            <text:p>0.0038</text:p>
          </table:table-cell>
          <table:table-cell table:formula="of:=RANK([.N25];[.N$2:.N$101];1)" office:value-type="float" office:value="75">
            <text:p>75</text:p>
          </table:table-cell>
          <table:table-cell office:value-type="float" office:value="9.66697669557302">
            <text:p>9.6670</text:p>
          </table:table-cell>
          <table:table-cell table:formula="of:=RANK([.P25];[.P$2:.P$101];1)" office:value-type="float" office:value="18">
            <text:p>18</text:p>
          </table:table-cell>
          <table:table-cell office:value-type="float" office:value="0.242934733960134">
            <text:p>0.2429</text:p>
          </table:table-cell>
          <table:table-cell table:formula="of:=RANK([.R25];[.R$2:.R$101];1)" office:value-type="float" office:value="94">
            <text:p>94</text:p>
          </table:table-cell>
          <table:table-cell table:formula="of:=[.M25]+[.O25]+[.Q25]+[.S25]" office:value-type="float" office:value="276">
            <text:p>276</text:p>
          </table:table-cell>
          <table:table-cell office:value-type="float" office:value="0.0589035861194134">
            <text:p>0.0589</text:p>
          </table:table-cell>
          <table:table-cell table:formula="of:=RANK([.U25];[.U$2:.U$101];1)" office:value-type="float" office:value="84">
            <text:p>84</text:p>
          </table:table-cell>
          <table:table-cell office:value-type="float" office:value="0.00798570715454906">
            <text:p>0.0080</text:p>
          </table:table-cell>
          <table:table-cell table:formula="of:=RANK([.W25];[.W$2:.W$101];1)" office:value-type="float" office:value="82">
            <text:p>82</text:p>
          </table:table-cell>
          <table:table-cell office:value-type="float" office:value="50.3270339593732">
            <text:p>50.3270</text:p>
          </table:table-cell>
          <table:table-cell table:formula="of:=RANK([.Y25];[.Y$2:.Y$101];1)" office:value-type="float" office:value="44">
            <text:p>44</text:p>
          </table:table-cell>
          <table:table-cell office:value-type="float" office:value="0.18780214776735">
            <text:p>0.1878</text:p>
          </table:table-cell>
          <table:table-cell table:formula="of:=RANK([.AA25];[.AA$2:.AA$101];1)" office:value-type="float" office:value="84">
            <text:p>84</text:p>
          </table:table-cell>
          <table:table-cell table:formula="of:=[.V25]+[.X25]+[.Z25]+[.AB25]" office:value-type="float" office:value="294">
            <text:p>294</text:p>
          </table:table-cell>
          <table:table-cell table:formula="of:=[.D25]+[.M25]+[.V25]" office:value-type="float" office:value="259">
            <text:p>259.0000</text:p>
          </table:table-cell>
          <table:table-cell table:formula="of:=[.F25]+[.O25]+[.X25]" office:value-type="float" office:value="239">
            <text:p>239.0000</text:p>
          </table:table-cell>
          <table:table-cell table:formula="of:=[.H25]+[.Q25]+[.Z25]" office:value-type="float" office:value="106">
            <text:p>106.0000</text:p>
          </table:table-cell>
          <table:table-cell table:formula="of:=[.J25]+[.S25]+[.AB25]" office:value-type="float" office:value="242">
            <text:p>242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GRU,layers=2,forecast=10,input_length=10</text:p>
          </table:table-cell>
          <table:table-cell office:value-type="float" office:value="0.0427620597183704">
            <text:p>0.0428</text:p>
          </table:table-cell>
          <table:table-cell table:formula="of:=RANK([.C26];[.C$2:.C$101];1)" office:value-type="float" office:value="72">
            <text:p>72</text:p>
          </table:table-cell>
          <table:table-cell office:value-type="float" office:value="0.00629814015701413">
            <text:p>0.0063</text:p>
          </table:table-cell>
          <table:table-cell table:formula="of:=RANK([.E26];[.E$2:.E$101];1)" office:value-type="float" office:value="76">
            <text:p>76</text:p>
          </table:table-cell>
          <table:table-cell office:value-type="float" office:value="51.4256439208984">
            <text:p>51.4256</text:p>
          </table:table-cell>
          <table:table-cell table:formula="of:=RANK([.G26];[.G$2:.G$101];1)" office:value-type="float" office:value="63">
            <text:p>63</text:p>
          </table:table-cell>
          <table:table-cell office:value-type="float" office:value="0.147490635514259">
            <text:p>0.1475</text:p>
          </table:table-cell>
          <table:table-cell table:formula="of:=RANK([.I26];[.I$2:.I$101];1)" office:value-type="float" office:value="74">
            <text:p>74</text:p>
          </table:table-cell>
          <table:table-cell table:formula="of:=[.D26]+[.F26]+[.H26]+[.J26]" office:value-type="float" office:value="285">
            <text:p>285</text:p>
          </table:table-cell>
          <table:table-cell office:value-type="float" office:value="0.0363655537366867">
            <text:p>0.0364</text:p>
          </table:table-cell>
          <table:table-cell table:formula="of:=RANK([.L26];[.L$2:.L$101];1)" office:value-type="float" office:value="73">
            <text:p>73</text:p>
          </table:table-cell>
          <table:table-cell office:value-type="float" office:value="0.0042055411993841">
            <text:p>0.0042</text:p>
          </table:table-cell>
          <table:table-cell table:formula="of:=RANK([.N26];[.N$2:.N$101];1)" office:value-type="float" office:value="78">
            <text:p>78</text:p>
          </table:table-cell>
          <table:table-cell office:value-type="float" office:value="56.9655774331112">
            <text:p>56.9656</text:p>
          </table:table-cell>
          <table:table-cell table:formula="of:=RANK([.P26];[.P$2:.P$101];1)" office:value-type="float" office:value="75">
            <text:p>75</text:p>
          </table:table-cell>
          <table:table-cell office:value-type="float" office:value="0.13015411270952">
            <text:p>0.1302</text:p>
          </table:table-cell>
          <table:table-cell table:formula="of:=RANK([.R26];[.R$2:.R$101];1)" office:value-type="float" office:value="76">
            <text:p>76</text:p>
          </table:table-cell>
          <table:table-cell table:formula="of:=[.M26]+[.O26]+[.Q26]+[.S26]" office:value-type="float" office:value="302">
            <text:p>302</text:p>
          </table:table-cell>
          <table:table-cell office:value-type="float" office:value="0.047321580350399">
            <text:p>0.0473</text:p>
          </table:table-cell>
          <table:table-cell table:formula="of:=RANK([.U26];[.U$2:.U$101];1)" office:value-type="float" office:value="74">
            <text:p>74</text:p>
          </table:table-cell>
          <table:table-cell office:value-type="float" office:value="0.00840616750988847">
            <text:p>0.0084</text:p>
          </table:table-cell>
          <table:table-cell table:formula="of:=RANK([.W26];[.W$2:.W$101];1)" office:value-type="float" office:value="83">
            <text:p>83</text:p>
          </table:table-cell>
          <table:table-cell office:value-type="float" office:value="98.4031553697731">
            <text:p>98.4032</text:p>
          </table:table-cell>
          <table:table-cell table:formula="of:=RANK([.Y26];[.Y$2:.Y$101];1)" office:value-type="float" office:value="83">
            <text:p>83</text:p>
          </table:table-cell>
          <table:table-cell office:value-type="float" office:value="0.160985352042269">
            <text:p>0.1610</text:p>
          </table:table-cell>
          <table:table-cell table:formula="of:=RANK([.AA26];[.AA$2:.AA$101];1)" office:value-type="float" office:value="76">
            <text:p>76</text:p>
          </table:table-cell>
          <table:table-cell table:formula="of:=[.V26]+[.X26]+[.Z26]+[.AB26]" office:value-type="float" office:value="316">
            <text:p>316</text:p>
          </table:table-cell>
          <table:table-cell table:formula="of:=[.D26]+[.M26]+[.V26]" office:value-type="float" office:value="219">
            <text:p>219.0000</text:p>
          </table:table-cell>
          <table:table-cell table:formula="of:=[.F26]+[.O26]+[.X26]" office:value-type="float" office:value="237">
            <text:p>237.0000</text:p>
          </table:table-cell>
          <table:table-cell table:formula="of:=[.H26]+[.Q26]+[.Z26]" office:value-type="float" office:value="221">
            <text:p>221.0000</text:p>
          </table:table-cell>
          <table:table-cell table:formula="of:=[.J26]+[.S26]+[.AB26]" office:value-type="float" office:value="226">
            <text:p>226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GRU,layers=2,forecast=10,input_length=20</text:p>
          </table:table-cell>
          <table:table-cell office:value-type="float" office:value="0.0407036133110523">
            <text:p>0.0407</text:p>
          </table:table-cell>
          <table:table-cell table:formula="of:=RANK([.C27];[.C$2:.C$101];1)" office:value-type="float" office:value="68">
            <text:p>68</text:p>
          </table:table-cell>
          <table:table-cell office:value-type="float" office:value="0.00448562717065215">
            <text:p>0.0045</text:p>
          </table:table-cell>
          <table:table-cell table:formula="of:=RANK([.E27];[.E$2:.E$101];1)" office:value-type="float" office:value="63">
            <text:p>63</text:p>
          </table:table-cell>
          <table:table-cell office:value-type="float" office:value="129.818145751953">
            <text:p>129.8181</text:p>
          </table:table-cell>
          <table:table-cell table:formula="of:=RANK([.G27];[.G$2:.G$101];1)" office:value-type="float" office:value="86">
            <text:p>86</text:p>
          </table:table-cell>
          <table:table-cell office:value-type="float" office:value="0.140316888689995">
            <text:p>0.1403</text:p>
          </table:table-cell>
          <table:table-cell table:formula="of:=RANK([.I27];[.I$2:.I$101];1)" office:value-type="float" office:value="69">
            <text:p>69</text:p>
          </table:table-cell>
          <table:table-cell table:formula="of:=[.D27]+[.F27]+[.H27]+[.J27]" office:value-type="float" office:value="286">
            <text:p>286</text:p>
          </table:table-cell>
          <table:table-cell office:value-type="float" office:value="0.0366356298327446">
            <text:p>0.0366</text:p>
          </table:table-cell>
          <table:table-cell table:formula="of:=RANK([.L27];[.L$2:.L$101];1)" office:value-type="float" office:value="74">
            <text:p>74</text:p>
          </table:table-cell>
          <table:table-cell office:value-type="float" office:value="0.00336815913259779">
            <text:p>0.0034</text:p>
          </table:table-cell>
          <table:table-cell table:formula="of:=RANK([.N27];[.N$2:.N$101];1)" office:value-type="float" office:value="73">
            <text:p>73</text:p>
          </table:table-cell>
          <table:table-cell office:value-type="float" office:value="115.181755716066">
            <text:p>115.1818</text:p>
          </table:table-cell>
          <table:table-cell table:formula="of:=RANK([.P27];[.P$2:.P$101];1)" office:value-type="float" office:value="91">
            <text:p>91</text:p>
          </table:table-cell>
          <table:table-cell office:value-type="float" office:value="0.125581617028747">
            <text:p>0.1256</text:p>
          </table:table-cell>
          <table:table-cell table:formula="of:=RANK([.R27];[.R$2:.R$101];1)" office:value-type="float" office:value="75">
            <text:p>75</text:p>
          </table:table-cell>
          <table:table-cell table:formula="of:=[.M27]+[.O27]+[.Q27]+[.S27]" office:value-type="float" office:value="313">
            <text:p>313</text:p>
          </table:table-cell>
          <table:table-cell office:value-type="float" office:value="0.046717930585146">
            <text:p>0.0467</text:p>
          </table:table-cell>
          <table:table-cell table:formula="of:=RANK([.U27];[.U$2:.U$101];1)" office:value-type="float" office:value="71">
            <text:p>71</text:p>
          </table:table-cell>
          <table:table-cell office:value-type="float" office:value="0.00567224988744843">
            <text:p>0.0057</text:p>
          </table:table-cell>
          <table:table-cell table:formula="of:=RANK([.W27];[.W$2:.W$101];1)" office:value-type="float" office:value="64">
            <text:p>64</text:p>
          </table:table-cell>
          <table:table-cell office:value-type="float" office:value="152.818970466205">
            <text:p>152.8190</text:p>
          </table:table-cell>
          <table:table-cell table:formula="of:=RANK([.Y27];[.Y$2:.Y$101];1)" office:value-type="float" office:value="87">
            <text:p>87</text:p>
          </table:table-cell>
          <table:table-cell office:value-type="float" office:value="0.15723704195341">
            <text:p>0.1572</text:p>
          </table:table-cell>
          <table:table-cell table:formula="of:=RANK([.AA27];[.AA$2:.AA$101];1)" office:value-type="float" office:value="74">
            <text:p>74</text:p>
          </table:table-cell>
          <table:table-cell table:formula="of:=[.V27]+[.X27]+[.Z27]+[.AB27]" office:value-type="float" office:value="296">
            <text:p>296</text:p>
          </table:table-cell>
          <table:table-cell table:formula="of:=[.D27]+[.M27]+[.V27]" office:value-type="float" office:value="213">
            <text:p>213.0000</text:p>
          </table:table-cell>
          <table:table-cell table:formula="of:=[.F27]+[.O27]+[.X27]" office:value-type="float" office:value="200">
            <text:p>200.0000</text:p>
          </table:table-cell>
          <table:table-cell table:formula="of:=[.H27]+[.Q27]+[.Z27]" office:value-type="float" office:value="264">
            <text:p>264.0000</text:p>
          </table:table-cell>
          <table:table-cell table:formula="of:=[.J27]+[.S27]+[.AB27]" office:value-type="float" office:value="218">
            <text:p>218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GRU,layers=2,forecast=10,input_length=5</text:p>
          </table:table-cell>
          <table:table-cell office:value-type="float" office:value="0.0430495701730251">
            <text:p>0.0430</text:p>
          </table:table-cell>
          <table:table-cell table:formula="of:=RANK([.C28];[.C$2:.C$101];1)" office:value-type="float" office:value="74">
            <text:p>74</text:p>
          </table:table-cell>
          <table:table-cell office:value-type="float" office:value="0.0065498105250299">
            <text:p>0.0065</text:p>
          </table:table-cell>
          <table:table-cell table:formula="of:=RANK([.E28];[.E$2:.E$101];1)" office:value-type="float" office:value="80">
            <text:p>80</text:p>
          </table:table-cell>
          <table:table-cell office:value-type="float" office:value="52.2748222351074">
            <text:p>52.2748</text:p>
          </table:table-cell>
          <table:table-cell table:formula="of:=RANK([.G28];[.G$2:.G$101];1)" office:value-type="float" office:value="67">
            <text:p>67</text:p>
          </table:table-cell>
          <table:table-cell office:value-type="float" office:value="0.147919446229935">
            <text:p>0.1479</text:p>
          </table:table-cell>
          <table:table-cell table:formula="of:=RANK([.I28];[.I$2:.I$101];1)" office:value-type="float" office:value="75">
            <text:p>75</text:p>
          </table:table-cell>
          <table:table-cell table:formula="of:=[.D28]+[.F28]+[.H28]+[.J28]" office:value-type="float" office:value="296">
            <text:p>296</text:p>
          </table:table-cell>
          <table:table-cell office:value-type="float" office:value="0.0411121025681496">
            <text:p>0.0411</text:p>
          </table:table-cell>
          <table:table-cell table:formula="of:=RANK([.L28];[.L$2:.L$101];1)" office:value-type="float" office:value="83">
            <text:p>83</text:p>
          </table:table-cell>
          <table:table-cell office:value-type="float" office:value="0.00394029526065527">
            <text:p>0.0039</text:p>
          </table:table-cell>
          <table:table-cell table:formula="of:=RANK([.N28];[.N$2:.N$101];1)" office:value-type="float" office:value="76">
            <text:p>76</text:p>
          </table:table-cell>
          <table:table-cell office:value-type="float" office:value="51.4267115006688">
            <text:p>51.4267</text:p>
          </table:table-cell>
          <table:table-cell table:formula="of:=RANK([.P28];[.P$2:.P$101];1)" office:value-type="float" office:value="72">
            <text:p>72</text:p>
          </table:table-cell>
          <table:table-cell office:value-type="float" office:value="0.150170055924017">
            <text:p>0.1502</text:p>
          </table:table-cell>
          <table:table-cell table:formula="of:=RANK([.R28];[.R$2:.R$101];1)" office:value-type="float" office:value="86">
            <text:p>86</text:p>
          </table:table-cell>
          <table:table-cell table:formula="of:=[.M28]+[.O28]+[.Q28]+[.S28]" office:value-type="float" office:value="317">
            <text:p>317</text:p>
          </table:table-cell>
          <table:table-cell office:value-type="float" office:value="0.0429608523845673">
            <text:p>0.0430</text:p>
          </table:table-cell>
          <table:table-cell table:formula="of:=RANK([.U28];[.U$2:.U$101];1)" office:value-type="float" office:value="65">
            <text:p>65</text:p>
          </table:table-cell>
          <table:table-cell office:value-type="float" office:value="0.00701978042698198">
            <text:p>0.0070</text:p>
          </table:table-cell>
          <table:table-cell table:formula="of:=RANK([.W28];[.W$2:.W$101];1)" office:value-type="float" office:value="73">
            <text:p>73</text:p>
          </table:table-cell>
          <table:table-cell office:value-type="float" office:value="79.6817817411279">
            <text:p>79.6818</text:p>
          </table:table-cell>
          <table:table-cell table:formula="of:=RANK([.Y28];[.Y$2:.Y$101];1)" office:value-type="float" office:value="74">
            <text:p>74</text:p>
          </table:table-cell>
          <table:table-cell office:value-type="float" office:value="0.151240302274248">
            <text:p>0.1512</text:p>
          </table:table-cell>
          <table:table-cell table:formula="of:=RANK([.AA28];[.AA$2:.AA$101];1)" office:value-type="float" office:value="69">
            <text:p>69</text:p>
          </table:table-cell>
          <table:table-cell table:formula="of:=[.V28]+[.X28]+[.Z28]+[.AB28]" office:value-type="float" office:value="281">
            <text:p>281</text:p>
          </table:table-cell>
          <table:table-cell table:formula="of:=[.D28]+[.M28]+[.V28]" office:value-type="float" office:value="222">
            <text:p>222.0000</text:p>
          </table:table-cell>
          <table:table-cell table:formula="of:=[.F28]+[.O28]+[.X28]" office:value-type="float" office:value="229">
            <text:p>229.0000</text:p>
          </table:table-cell>
          <table:table-cell table:formula="of:=[.H28]+[.Q28]+[.Z28]" office:value-type="float" office:value="213">
            <text:p>213.0000</text:p>
          </table:table-cell>
          <table:table-cell table:formula="of:=[.J28]+[.S28]+[.AB28]" office:value-type="float" office:value="230">
            <text:p>230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GRU,layers=2,forecast=10,input_length=50</text:p>
          </table:table-cell>
          <table:table-cell office:value-type="float" office:value="0.0452716127038002">
            <text:p>0.0453</text:p>
          </table:table-cell>
          <table:table-cell table:formula="of:=RANK([.C29];[.C$2:.C$101];1)" office:value-type="float" office:value="77">
            <text:p>77</text:p>
          </table:table-cell>
          <table:table-cell office:value-type="float" office:value="0.00674175238236785">
            <text:p>0.0067</text:p>
          </table:table-cell>
          <table:table-cell table:formula="of:=RANK([.E29];[.E$2:.E$101];1)" office:value-type="float" office:value="83">
            <text:p>83</text:p>
          </table:table-cell>
          <table:table-cell office:value-type="float" office:value="111.062187194824">
            <text:p>111.0622</text:p>
          </table:table-cell>
          <table:table-cell table:formula="of:=RANK([.G29];[.G$2:.G$101];1)" office:value-type="float" office:value="83">
            <text:p>83</text:p>
          </table:table-cell>
          <table:table-cell office:value-type="float" office:value="0.159042432904244">
            <text:p>0.1590</text:p>
          </table:table-cell>
          <table:table-cell table:formula="of:=RANK([.I29];[.I$2:.I$101];1)" office:value-type="float" office:value="81">
            <text:p>81</text:p>
          </table:table-cell>
          <table:table-cell table:formula="of:=[.D29]+[.F29]+[.H29]+[.J29]" office:value-type="float" office:value="324">
            <text:p>324</text:p>
          </table:table-cell>
          <table:table-cell office:value-type="float" office:value="0.035310547798872">
            <text:p>0.0353</text:p>
          </table:table-cell>
          <table:table-cell table:formula="of:=RANK([.L29];[.L$2:.L$101];1)" office:value-type="float" office:value="70">
            <text:p>70</text:p>
          </table:table-cell>
          <table:table-cell office:value-type="float" office:value="0.0049096412302615">
            <text:p>0.0049</text:p>
          </table:table-cell>
          <table:table-cell table:formula="of:=RANK([.N29];[.N$2:.N$101];1)" office:value-type="float" office:value="85">
            <text:p>85</text:p>
          </table:table-cell>
          <table:table-cell office:value-type="float" office:value="70.2170256733728">
            <text:p>70.2170</text:p>
          </table:table-cell>
          <table:table-cell table:formula="of:=RANK([.P29];[.P$2:.P$101];1)" office:value-type="float" office:value="83">
            <text:p>83</text:p>
          </table:table-cell>
          <table:table-cell office:value-type="float" office:value="0.131568711119919">
            <text:p>0.1316</text:p>
          </table:table-cell>
          <table:table-cell table:formula="of:=RANK([.R29];[.R$2:.R$101];1)" office:value-type="float" office:value="78">
            <text:p>78</text:p>
          </table:table-cell>
          <table:table-cell table:formula="of:=[.M29]+[.O29]+[.Q29]+[.S29]" office:value-type="float" office:value="316">
            <text:p>316</text:p>
          </table:table-cell>
          <table:table-cell office:value-type="float" office:value="0.0485462620854378">
            <text:p>0.0485</text:p>
          </table:table-cell>
          <table:table-cell table:formula="of:=RANK([.U29];[.U$2:.U$101];1)" office:value-type="float" office:value="78">
            <text:p>78</text:p>
          </table:table-cell>
          <table:table-cell office:value-type="float" office:value="0.00751479234255608">
            <text:p>0.0075</text:p>
          </table:table-cell>
          <table:table-cell table:formula="of:=RANK([.W29];[.W$2:.W$101];1)" office:value-type="float" office:value="77">
            <text:p>77</text:p>
          </table:table-cell>
          <table:table-cell office:value-type="float" office:value="125.973838318604">
            <text:p>125.9738</text:p>
          </table:table-cell>
          <table:table-cell table:formula="of:=RANK([.Y29];[.Y$2:.Y$101];1)" office:value-type="float" office:value="85">
            <text:p>85</text:p>
          </table:table-cell>
          <table:table-cell office:value-type="float" office:value="0.163332669892795">
            <text:p>0.1633</text:p>
          </table:table-cell>
          <table:table-cell table:formula="of:=RANK([.AA29];[.AA$2:.AA$101];1)" office:value-type="float" office:value="79">
            <text:p>79</text:p>
          </table:table-cell>
          <table:table-cell table:formula="of:=[.V29]+[.X29]+[.Z29]+[.AB29]" office:value-type="float" office:value="319">
            <text:p>319</text:p>
          </table:table-cell>
          <table:table-cell table:formula="of:=[.D29]+[.M29]+[.V29]" office:value-type="float" office:value="225">
            <text:p>225.0000</text:p>
          </table:table-cell>
          <table:table-cell table:formula="of:=[.F29]+[.O29]+[.X29]" office:value-type="float" office:value="245">
            <text:p>245.0000</text:p>
          </table:table-cell>
          <table:table-cell table:formula="of:=[.H29]+[.Q29]+[.Z29]" office:value-type="float" office:value="251">
            <text:p>251.0000</text:p>
          </table:table-cell>
          <table:table-cell table:formula="of:=[.J29]+[.S29]+[.AB29]" office:value-type="float" office:value="238">
            <text:p>238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LSTM,layers=1,forecast=10,input_length=10</text:p>
          </table:table-cell>
          <table:table-cell office:value-type="float" office:value="0.0907945111393929">
            <text:p>0.0908</text:p>
          </table:table-cell>
          <table:table-cell table:formula="of:=RANK([.C30];[.C$2:.C$101];1)" office:value-type="float" office:value="91">
            <text:p>91</text:p>
          </table:table-cell>
          <table:table-cell office:value-type="float" office:value="0.0180488023906946">
            <text:p>0.0180</text:p>
          </table:table-cell>
          <table:table-cell table:formula="of:=RANK([.E30];[.E$2:.E$101];1)" office:value-type="float" office:value="91">
            <text:p>91</text:p>
          </table:table-cell>
          <table:table-cell office:value-type="float" office:value="154.172439575195">
            <text:p>154.1724</text:p>
          </table:table-cell>
          <table:table-cell table:formula="of:=RANK([.G30];[.G$2:.G$101];1)" office:value-type="float" office:value="91">
            <text:p>91</text:p>
          </table:table-cell>
          <table:table-cell office:value-type="float" office:value="0.240305319428444">
            <text:p>0.2403</text:p>
          </table:table-cell>
          <table:table-cell table:formula="of:=RANK([.I30];[.I$2:.I$101];1)" office:value-type="float" office:value="92">
            <text:p>92</text:p>
          </table:table-cell>
          <table:table-cell table:formula="of:=[.D30]+[.F30]+[.H30]+[.J30]" office:value-type="float" office:value="365">
            <text:p>365</text:p>
          </table:table-cell>
          <table:table-cell office:value-type="float" office:value="0.0939794704318047">
            <text:p>0.0940</text:p>
          </table:table-cell>
          <table:table-cell table:formula="of:=RANK([.L30];[.L$2:.L$101];1)" office:value-type="float" office:value="94">
            <text:p>94</text:p>
          </table:table-cell>
          <table:table-cell office:value-type="float" office:value="0.0124526948167333">
            <text:p>0.0125</text:p>
          </table:table-cell>
          <table:table-cell table:formula="of:=RANK([.N30];[.N$2:.N$101];1)" office:value-type="float" office:value="93">
            <text:p>93</text:p>
          </table:table-cell>
          <table:table-cell office:value-type="float" office:value="63.9174201534559">
            <text:p>63.9174</text:p>
          </table:table-cell>
          <table:table-cell table:formula="of:=RANK([.P30];[.P$2:.P$101];1)" office:value-type="float" office:value="79">
            <text:p>79</text:p>
          </table:table-cell>
          <table:table-cell office:value-type="float" office:value="0.385299361335398">
            <text:p>0.3853</text:p>
          </table:table-cell>
          <table:table-cell table:formula="of:=RANK([.R30];[.R$2:.R$101];1)" office:value-type="float" office:value="99">
            <text:p>99</text:p>
          </table:table-cell>
          <table:table-cell table:formula="of:=[.M30]+[.O30]+[.Q30]+[.S30]" office:value-type="float" office:value="365">
            <text:p>365</text:p>
          </table:table-cell>
          <table:table-cell office:value-type="float" office:value="0.0900305584073067">
            <text:p>0.0900</text:p>
          </table:table-cell>
          <table:table-cell table:formula="of:=RANK([.U30];[.U$2:.U$101];1)" office:value-type="float" office:value="91">
            <text:p>91</text:p>
          </table:table-cell>
          <table:table-cell office:value-type="float" office:value="0.0213173283129132">
            <text:p>0.0213</text:p>
          </table:table-cell>
          <table:table-cell table:formula="of:=RANK([.W30];[.W$2:.W$101];1)" office:value-type="float" office:value="92">
            <text:p>92</text:p>
          </table:table-cell>
          <table:table-cell office:value-type="float" office:value="242.368689770828">
            <text:p>242.3687</text:p>
          </table:table-cell>
          <table:table-cell table:formula="of:=RANK([.Y30];[.Y$2:.Y$101];1)" office:value-type="float" office:value="91">
            <text:p>91</text:p>
          </table:table-cell>
          <table:table-cell office:value-type="float" office:value="0.257964893213551">
            <text:p>0.2580</text:p>
          </table:table-cell>
          <table:table-cell table:formula="of:=RANK([.AA30];[.AA$2:.AA$101];1)" office:value-type="float" office:value="93">
            <text:p>93</text:p>
          </table:table-cell>
          <table:table-cell table:formula="of:=[.V30]+[.X30]+[.Z30]+[.AB30]" office:value-type="float" office:value="367">
            <text:p>367</text:p>
          </table:table-cell>
          <table:table-cell table:formula="of:=[.D30]+[.M30]+[.V30]" office:value-type="float" office:value="276">
            <text:p>276.0000</text:p>
          </table:table-cell>
          <table:table-cell table:formula="of:=[.F30]+[.O30]+[.X30]" office:value-type="float" office:value="276">
            <text:p>276.0000</text:p>
          </table:table-cell>
          <table:table-cell table:formula="of:=[.H30]+[.Q30]+[.Z30]" office:value-type="float" office:value="261">
            <text:p>261.0000</text:p>
          </table:table-cell>
          <table:table-cell table:formula="of:=[.J30]+[.S30]+[.AB30]" office:value-type="float" office:value="284">
            <text:p>284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LSTM,layers=1,forecast=10,input_length=20</text:p>
          </table:table-cell>
          <table:table-cell office:value-type="float" office:value="0.120379976928234">
            <text:p>0.1204</text:p>
          </table:table-cell>
          <table:table-cell table:formula="of:=RANK([.C31];[.C$2:.C$101];1)" office:value-type="float" office:value="94">
            <text:p>94</text:p>
          </table:table-cell>
          <table:table-cell office:value-type="float" office:value="0.0226500350981951">
            <text:p>0.0227</text:p>
          </table:table-cell>
          <table:table-cell table:formula="of:=RANK([.E31];[.E$2:.E$101];1)" office:value-type="float" office:value="93">
            <text:p>93</text:p>
          </table:table-cell>
          <table:table-cell office:value-type="float" office:value="133.980529785156">
            <text:p>133.9805</text:p>
          </table:table-cell>
          <table:table-cell table:formula="of:=RANK([.G31];[.G$2:.G$101];1)" office:value-type="float" office:value="88">
            <text:p>88</text:p>
          </table:table-cell>
          <table:table-cell office:value-type="float" office:value="0.372805386781692">
            <text:p>0.3728</text:p>
          </table:table-cell>
          <table:table-cell table:formula="of:=RANK([.I31];[.I$2:.I$101];1)" office:value-type="float" office:value="95">
            <text:p>95</text:p>
          </table:table-cell>
          <table:table-cell table:formula="of:=[.D31]+[.F31]+[.H31]+[.J31]" office:value-type="float" office:value="370">
            <text:p>370</text:p>
          </table:table-cell>
          <table:table-cell office:value-type="float" office:value="0.117073819041252">
            <text:p>0.1171</text:p>
          </table:table-cell>
          <table:table-cell table:formula="of:=RANK([.L31];[.L$2:.L$101];1)" office:value-type="float" office:value="97">
            <text:p>97</text:p>
          </table:table-cell>
          <table:table-cell office:value-type="float" office:value="0.0169535363635009">
            <text:p>0.0170</text:p>
          </table:table-cell>
          <table:table-cell table:formula="of:=RANK([.N31];[.N$2:.N$101];1)" office:value-type="float" office:value="96">
            <text:p>96</text:p>
          </table:table-cell>
          <table:table-cell office:value-type="float" office:value="71.8974683070077">
            <text:p>71.8975</text:p>
          </table:table-cell>
          <table:table-cell table:formula="of:=RANK([.P31];[.P$2:.P$101];1)" office:value-type="float" office:value="84">
            <text:p>84</text:p>
          </table:table-cell>
          <table:table-cell office:value-type="float" office:value="0.366247868419032">
            <text:p>0.3662</text:p>
          </table:table-cell>
          <table:table-cell table:formula="of:=RANK([.R31];[.R$2:.R$101];1)" office:value-type="float" office:value="97">
            <text:p>97</text:p>
          </table:table-cell>
          <table:table-cell table:formula="of:=[.M31]+[.O31]+[.Q31]+[.S31]" office:value-type="float" office:value="374">
            <text:p>374</text:p>
          </table:table-cell>
          <table:table-cell office:value-type="float" office:value="0.0818257406353951">
            <text:p>0.0818</text:p>
          </table:table-cell>
          <table:table-cell table:formula="of:=RANK([.U31];[.U$2:.U$101];1)" office:value-type="float" office:value="90">
            <text:p>90</text:p>
          </table:table-cell>
          <table:table-cell office:value-type="float" office:value="0.0134592898456357">
            <text:p>0.0135</text:p>
          </table:table-cell>
          <table:table-cell table:formula="of:=RANK([.W31];[.W$2:.W$101];1)" office:value-type="float" office:value="89">
            <text:p>89</text:p>
          </table:table-cell>
          <table:table-cell office:value-type="float" office:value="197.159062634434">
            <text:p>197.1591</text:p>
          </table:table-cell>
          <table:table-cell table:formula="of:=RANK([.Y31];[.Y$2:.Y$101];1)" office:value-type="float" office:value="89">
            <text:p>89</text:p>
          </table:table-cell>
          <table:table-cell office:value-type="float" office:value="0.234913673916822">
            <text:p>0.2349</text:p>
          </table:table-cell>
          <table:table-cell table:formula="of:=RANK([.AA31];[.AA$2:.AA$101];1)" office:value-type="float" office:value="91">
            <text:p>91</text:p>
          </table:table-cell>
          <table:table-cell table:formula="of:=[.V31]+[.X31]+[.Z31]+[.AB31]" office:value-type="float" office:value="359">
            <text:p>359</text:p>
          </table:table-cell>
          <table:table-cell table:formula="of:=[.D31]+[.M31]+[.V31]" office:value-type="float" office:value="281">
            <text:p>281.0000</text:p>
          </table:table-cell>
          <table:table-cell table:formula="of:=[.F31]+[.O31]+[.X31]" office:value-type="float" office:value="278">
            <text:p>278.0000</text:p>
          </table:table-cell>
          <table:table-cell table:formula="of:=[.H31]+[.Q31]+[.Z31]" office:value-type="float" office:value="261">
            <text:p>261.0000</text:p>
          </table:table-cell>
          <table:table-cell table:formula="of:=[.J31]+[.S31]+[.AB31]" office:value-type="float" office:value="283">
            <text:p>283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LSTM,layers=1,forecast=10,input_length=5</text:p>
          </table:table-cell>
          <table:table-cell office:value-type="float" office:value="0.126628652215004">
            <text:p>0.1266</text:p>
          </table:table-cell>
          <table:table-cell table:formula="of:=RANK([.C32];[.C$2:.C$101];1)" office:value-type="float" office:value="95">
            <text:p>95</text:p>
          </table:table-cell>
          <table:table-cell office:value-type="float" office:value="0.0249105729162693">
            <text:p>0.0249</text:p>
          </table:table-cell>
          <table:table-cell table:formula="of:=RANK([.E32];[.E$2:.E$101];1)" office:value-type="float" office:value="94">
            <text:p>94</text:p>
          </table:table-cell>
          <table:table-cell office:value-type="float" office:value="125.974548339844">
            <text:p>125.9745</text:p>
          </table:table-cell>
          <table:table-cell table:formula="of:=RANK([.G32];[.G$2:.G$101];1)" office:value-type="float" office:value="85">
            <text:p>85</text:p>
          </table:table-cell>
          <table:table-cell office:value-type="float" office:value="0.408419668674469">
            <text:p>0.4084</text:p>
          </table:table-cell>
          <table:table-cell table:formula="of:=RANK([.I32];[.I$2:.I$101];1)" office:value-type="float" office:value="97">
            <text:p>97</text:p>
          </table:table-cell>
          <table:table-cell table:formula="of:=[.D32]+[.F32]+[.H32]+[.J32]" office:value-type="float" office:value="371">
            <text:p>371</text:p>
          </table:table-cell>
          <table:table-cell office:value-type="float" office:value="0.0656156912446022">
            <text:p>0.0656</text:p>
          </table:table-cell>
          <table:table-cell table:formula="of:=RANK([.L32];[.L$2:.L$101];1)" office:value-type="float" office:value="90">
            <text:p>90</text:p>
          </table:table-cell>
          <table:table-cell office:value-type="float" office:value="0.00653406069257245">
            <text:p>0.0065</text:p>
          </table:table-cell>
          <table:table-cell table:formula="of:=RANK([.N32];[.N$2:.N$101];1)" office:value-type="float" office:value="90">
            <text:p>90</text:p>
          </table:table-cell>
          <table:table-cell office:value-type="float" office:value="18.8599780342202">
            <text:p>18.8600</text:p>
          </table:table-cell>
          <table:table-cell table:formula="of:=RANK([.P32];[.P$2:.P$101];1)" office:value-type="float" office:value="40">
            <text:p>40</text:p>
          </table:table-cell>
          <table:table-cell office:value-type="float" office:value="0.15032952708747">
            <text:p>0.1503</text:p>
          </table:table-cell>
          <table:table-cell table:formula="of:=RANK([.R32];[.R$2:.R$101];1)" office:value-type="float" office:value="87">
            <text:p>87</text:p>
          </table:table-cell>
          <table:table-cell table:formula="of:=[.M32]+[.O32]+[.Q32]+[.S32]" office:value-type="float" office:value="307">
            <text:p>307</text:p>
          </table:table-cell>
          <table:table-cell office:value-type="float" office:value="0.075355775654316">
            <text:p>0.0754</text:p>
          </table:table-cell>
          <table:table-cell table:formula="of:=RANK([.U32];[.U$2:.U$101];1)" office:value-type="float" office:value="87">
            <text:p>87</text:p>
          </table:table-cell>
          <table:table-cell office:value-type="float" office:value="0.0109082096843557">
            <text:p>0.0109</text:p>
          </table:table-cell>
          <table:table-cell table:formula="of:=RANK([.W32];[.W$2:.W$101];1)" office:value-type="float" office:value="88">
            <text:p>88</text:p>
          </table:table-cell>
          <table:table-cell office:value-type="float" office:value="46.0821868309183">
            <text:p>46.0822</text:p>
          </table:table-cell>
          <table:table-cell table:formula="of:=RANK([.Y32];[.Y$2:.Y$101];1)" office:value-type="float" office:value="39">
            <text:p>39</text:p>
          </table:table-cell>
          <table:table-cell office:value-type="float" office:value="0.217835206673725">
            <text:p>0.2178</text:p>
          </table:table-cell>
          <table:table-cell table:formula="of:=RANK([.AA32];[.AA$2:.AA$101];1)" office:value-type="float" office:value="89">
            <text:p>89</text:p>
          </table:table-cell>
          <table:table-cell table:formula="of:=[.V32]+[.X32]+[.Z32]+[.AB32]" office:value-type="float" office:value="303">
            <text:p>303</text:p>
          </table:table-cell>
          <table:table-cell table:formula="of:=[.D32]+[.M32]+[.V32]" office:value-type="float" office:value="272">
            <text:p>272.0000</text:p>
          </table:table-cell>
          <table:table-cell table:formula="of:=[.F32]+[.O32]+[.X32]" office:value-type="float" office:value="272">
            <text:p>272.0000</text:p>
          </table:table-cell>
          <table:table-cell table:formula="of:=[.H32]+[.Q32]+[.Z32]" office:value-type="float" office:value="164">
            <text:p>164.0000</text:p>
          </table:table-cell>
          <table:table-cell table:formula="of:=[.J32]+[.S32]+[.AB32]" office:value-type="float" office:value="273">
            <text:p>273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LSTM,layers=1,forecast=10,input_length=50</text:p>
          </table:table-cell>
          <table:table-cell office:value-type="float" office:value="0.0485570579767227">
            <text:p>0.0486</text:p>
          </table:table-cell>
          <table:table-cell table:formula="of:=RANK([.C33];[.C$2:.C$101];1)" office:value-type="float" office:value="80">
            <text:p>80</text:p>
          </table:table-cell>
          <table:table-cell office:value-type="float" office:value="0.006262032315135">
            <text:p>0.0063</text:p>
          </table:table-cell>
          <table:table-cell table:formula="of:=RANK([.E33];[.E$2:.E$101];1)" office:value-type="float" office:value="75">
            <text:p>75</text:p>
          </table:table-cell>
          <table:table-cell office:value-type="float" office:value="134.933807373047">
            <text:p>134.9338</text:p>
          </table:table-cell>
          <table:table-cell table:formula="of:=RANK([.G33];[.G$2:.G$101];1)" office:value-type="float" office:value="89">
            <text:p>89</text:p>
          </table:table-cell>
          <table:table-cell office:value-type="float" office:value="0.141927972435951">
            <text:p>0.1419</text:p>
          </table:table-cell>
          <table:table-cell table:formula="of:=RANK([.I33];[.I$2:.I$101];1)" office:value-type="float" office:value="72">
            <text:p>72</text:p>
          </table:table-cell>
          <table:table-cell table:formula="of:=[.D33]+[.F33]+[.H33]+[.J33]" office:value-type="float" office:value="316">
            <text:p>316</text:p>
          </table:table-cell>
          <table:table-cell office:value-type="float" office:value="0.0353996232151985">
            <text:p>0.0354</text:p>
          </table:table-cell>
          <table:table-cell table:formula="of:=RANK([.L33];[.L$2:.L$101];1)" office:value-type="float" office:value="71">
            <text:p>71</text:p>
          </table:table-cell>
          <table:table-cell office:value-type="float" office:value="0.0028195948875839">
            <text:p>0.0028</text:p>
          </table:table-cell>
          <table:table-cell table:formula="of:=RANK([.N33];[.N$2:.N$101];1)" office:value-type="float" office:value="65">
            <text:p>65</text:p>
          </table:table-cell>
          <table:table-cell office:value-type="float" office:value="85.4998918504096">
            <text:p>85.4999</text:p>
          </table:table-cell>
          <table:table-cell table:formula="of:=RANK([.P33];[.P$2:.P$101];1)" office:value-type="float" office:value="86">
            <text:p>86</text:p>
          </table:table-cell>
          <table:table-cell office:value-type="float" office:value="0.138098589315591">
            <text:p>0.1381</text:p>
          </table:table-cell>
          <table:table-cell table:formula="of:=RANK([.R33];[.R$2:.R$101];1)" office:value-type="float" office:value="81">
            <text:p>81</text:p>
          </table:table-cell>
          <table:table-cell table:formula="of:=[.M33]+[.O33]+[.Q33]+[.S33]" office:value-type="float" office:value="303">
            <text:p>303</text:p>
          </table:table-cell>
          <table:table-cell office:value-type="float" office:value="0.048420462757349">
            <text:p>0.0484</text:p>
          </table:table-cell>
          <table:table-cell table:formula="of:=RANK([.U33];[.U$2:.U$101];1)" office:value-type="float" office:value="77">
            <text:p>77</text:p>
          </table:table-cell>
          <table:table-cell office:value-type="float" office:value="0.0073169954572732">
            <text:p>0.0073</text:p>
          </table:table-cell>
          <table:table-cell table:formula="of:=RANK([.W33];[.W$2:.W$101];1)" office:value-type="float" office:value="76">
            <text:p>76</text:p>
          </table:table-cell>
          <table:table-cell office:value-type="float" office:value="184.278169399281">
            <text:p>184.2782</text:p>
          </table:table-cell>
          <table:table-cell table:formula="of:=RANK([.Y33];[.Y$2:.Y$101];1)" office:value-type="float" office:value="88">
            <text:p>88</text:p>
          </table:table-cell>
          <table:table-cell office:value-type="float" office:value="0.128806476188547">
            <text:p>0.1288</text:p>
          </table:table-cell>
          <table:table-cell table:formula="of:=RANK([.AA33];[.AA$2:.AA$101];1)" office:value-type="float" office:value="41">
            <text:p>41</text:p>
          </table:table-cell>
          <table:table-cell table:formula="of:=[.V33]+[.X33]+[.Z33]+[.AB33]" office:value-type="float" office:value="282">
            <text:p>282</text:p>
          </table:table-cell>
          <table:table-cell table:formula="of:=[.D33]+[.M33]+[.V33]" office:value-type="float" office:value="228">
            <text:p>228.0000</text:p>
          </table:table-cell>
          <table:table-cell table:formula="of:=[.F33]+[.O33]+[.X33]" office:value-type="float" office:value="216">
            <text:p>216.0000</text:p>
          </table:table-cell>
          <table:table-cell table:formula="of:=[.H33]+[.Q33]+[.Z33]" office:value-type="float" office:value="263">
            <text:p>263.0000</text:p>
          </table:table-cell>
          <table:table-cell table:formula="of:=[.J33]+[.S33]+[.AB33]" office:value-type="float" office:value="194">
            <text:p>194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LSTM,layers=2,forecast=10,input_length=10</text:p>
          </table:table-cell>
          <table:table-cell office:value-type="float" office:value="0.0405136048793793">
            <text:p>0.0405</text:p>
          </table:table-cell>
          <table:table-cell table:formula="of:=RANK([.C34];[.C$2:.C$101];1)" office:value-type="float" office:value="66">
            <text:p>66</text:p>
          </table:table-cell>
          <table:table-cell office:value-type="float" office:value="0.00567535124719143">
            <text:p>0.0057</text:p>
          </table:table-cell>
          <table:table-cell table:formula="of:=RANK([.E34];[.E$2:.E$101];1)" office:value-type="float" office:value="74">
            <text:p>74</text:p>
          </table:table-cell>
          <table:table-cell office:value-type="float" office:value="51.6951408386231">
            <text:p>51.6951</text:p>
          </table:table-cell>
          <table:table-cell table:formula="of:=RANK([.G34];[.G$2:.G$101];1)" office:value-type="float" office:value="65">
            <text:p>65</text:p>
          </table:table-cell>
          <table:table-cell office:value-type="float" office:value="0.147973492741585">
            <text:p>0.1480</text:p>
          </table:table-cell>
          <table:table-cell table:formula="of:=RANK([.I34];[.I$2:.I$101];1)" office:value-type="float" office:value="76">
            <text:p>76</text:p>
          </table:table-cell>
          <table:table-cell table:formula="of:=[.D34]+[.F34]+[.H34]+[.J34]" office:value-type="float" office:value="281">
            <text:p>281</text:p>
          </table:table-cell>
          <table:table-cell office:value-type="float" office:value="0.0275888796895742">
            <text:p>0.0276</text:p>
          </table:table-cell>
          <table:table-cell table:formula="of:=RANK([.L34];[.L$2:.L$101];1)" office:value-type="float" office:value="59">
            <text:p>59</text:p>
          </table:table-cell>
          <table:table-cell office:value-type="float" office:value="0.00260511724372371">
            <text:p>0.0026</text:p>
          </table:table-cell>
          <table:table-cell table:formula="of:=RANK([.N34];[.N$2:.N$101];1)" office:value-type="float" office:value="60">
            <text:p>60</text:p>
          </table:table-cell>
          <table:table-cell office:value-type="float" office:value="47.6373074251927">
            <text:p>47.6373</text:p>
          </table:table-cell>
          <table:table-cell table:formula="of:=RANK([.P34];[.P$2:.P$101];1)" office:value-type="float" office:value="70">
            <text:p>70</text:p>
          </table:table-cell>
          <table:table-cell office:value-type="float" office:value="0.124745464706367">
            <text:p>0.1247</text:p>
          </table:table-cell>
          <table:table-cell table:formula="of:=RANK([.R34];[.R$2:.R$101];1)" office:value-type="float" office:value="74">
            <text:p>74</text:p>
          </table:table-cell>
          <table:table-cell table:formula="of:=[.M34]+[.O34]+[.Q34]+[.S34]" office:value-type="float" office:value="263">
            <text:p>263</text:p>
          </table:table-cell>
          <table:table-cell office:value-type="float" office:value="0.047215398401022">
            <text:p>0.0472</text:p>
          </table:table-cell>
          <table:table-cell table:formula="of:=RANK([.U34];[.U$2:.U$101];1)" office:value-type="float" office:value="73">
            <text:p>73</text:p>
          </table:table-cell>
          <table:table-cell office:value-type="float" office:value="0.00762185172744965">
            <text:p>0.0076</text:p>
          </table:table-cell>
          <table:table-cell table:formula="of:=RANK([.W34];[.W$2:.W$101];1)" office:value-type="float" office:value="78">
            <text:p>78</text:p>
          </table:table-cell>
          <table:table-cell office:value-type="float" office:value="58.931311259839">
            <text:p>58.9313</text:p>
          </table:table-cell>
          <table:table-cell table:formula="of:=RANK([.Y34];[.Y$2:.Y$101];1)" office:value-type="float" office:value="57">
            <text:p>57</text:p>
          </table:table-cell>
          <table:table-cell office:value-type="float" office:value="0.155066006711758">
            <text:p>0.1551</text:p>
          </table:table-cell>
          <table:table-cell table:formula="of:=RANK([.AA34];[.AA$2:.AA$101];1)" office:value-type="float" office:value="72">
            <text:p>72</text:p>
          </table:table-cell>
          <table:table-cell table:formula="of:=[.V34]+[.X34]+[.Z34]+[.AB34]" office:value-type="float" office:value="280">
            <text:p>280</text:p>
          </table:table-cell>
          <table:table-cell table:formula="of:=[.D34]+[.M34]+[.V34]" office:value-type="float" office:value="198">
            <text:p>198.0000</text:p>
          </table:table-cell>
          <table:table-cell table:formula="of:=[.F34]+[.O34]+[.X34]" office:value-type="float" office:value="212">
            <text:p>212.0000</text:p>
          </table:table-cell>
          <table:table-cell table:formula="of:=[.H34]+[.Q34]+[.Z34]" office:value-type="float" office:value="192">
            <text:p>192.0000</text:p>
          </table:table-cell>
          <table:table-cell table:formula="of:=[.J34]+[.S34]+[.AB34]" office:value-type="float" office:value="222">
            <text:p>222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LSTM,layers=2,forecast=10,input_length=20</text:p>
          </table:table-cell>
          <table:table-cell office:value-type="float" office:value="0.0441306345164776">
            <text:p>0.0441</text:p>
          </table:table-cell>
          <table:table-cell table:formula="of:=RANK([.C35];[.C$2:.C$101];1)" office:value-type="float" office:value="76">
            <text:p>76</text:p>
          </table:table-cell>
          <table:table-cell office:value-type="float" office:value="0.00539468973875046">
            <text:p>0.0054</text:p>
          </table:table-cell>
          <table:table-cell table:formula="of:=RANK([.E35];[.E$2:.E$101];1)" office:value-type="float" office:value="69">
            <text:p>69</text:p>
          </table:table-cell>
          <table:table-cell office:value-type="float" office:value="60.2065544128418">
            <text:p>60.2066</text:p>
          </table:table-cell>
          <table:table-cell table:formula="of:=RANK([.G35];[.G$2:.G$101];1)" office:value-type="float" office:value="74">
            <text:p>74</text:p>
          </table:table-cell>
          <table:table-cell office:value-type="float" office:value="0.149172395467758">
            <text:p>0.1492</text:p>
          </table:table-cell>
          <table:table-cell table:formula="of:=RANK([.I35];[.I$2:.I$101];1)" office:value-type="float" office:value="78">
            <text:p>78</text:p>
          </table:table-cell>
          <table:table-cell table:formula="of:=[.D35]+[.F35]+[.H35]+[.J35]" office:value-type="float" office:value="297">
            <text:p>297</text:p>
          </table:table-cell>
          <table:table-cell office:value-type="float" office:value="0.04135637357831">
            <text:p>0.0414</text:p>
          </table:table-cell>
          <table:table-cell table:formula="of:=RANK([.L35];[.L$2:.L$101];1)" office:value-type="float" office:value="84">
            <text:p>84</text:p>
          </table:table-cell>
          <table:table-cell office:value-type="float" office:value="0.00459023581980806">
            <text:p>0.0046</text:p>
          </table:table-cell>
          <table:table-cell table:formula="of:=RANK([.N35];[.N$2:.N$101];1)" office:value-type="float" office:value="82">
            <text:p>82</text:p>
          </table:table-cell>
          <table:table-cell office:value-type="float" office:value="52.6945720065093">
            <text:p>52.6946</text:p>
          </table:table-cell>
          <table:table-cell table:formula="of:=RANK([.P35];[.P$2:.P$101];1)" office:value-type="float" office:value="73">
            <text:p>73</text:p>
          </table:table-cell>
          <table:table-cell office:value-type="float" office:value="0.144979926301527">
            <text:p>0.1450</text:p>
          </table:table-cell>
          <table:table-cell table:formula="of:=RANK([.R35];[.R$2:.R$101];1)" office:value-type="float" office:value="83">
            <text:p>83</text:p>
          </table:table-cell>
          <table:table-cell table:formula="of:=[.M35]+[.O35]+[.Q35]+[.S35]" office:value-type="float" office:value="322">
            <text:p>322</text:p>
          </table:table-cell>
          <table:table-cell office:value-type="float" office:value="0.0477258786559105">
            <text:p>0.0477</text:p>
          </table:table-cell>
          <table:table-cell table:formula="of:=RANK([.U35];[.U$2:.U$101];1)" office:value-type="float" office:value="75">
            <text:p>75</text:p>
          </table:table-cell>
          <table:table-cell office:value-type="float" office:value="0.00614646470658027">
            <text:p>0.0061</text:p>
          </table:table-cell>
          <table:table-cell table:formula="of:=RANK([.W35];[.W$2:.W$101];1)" office:value-type="float" office:value="67">
            <text:p>67</text:p>
          </table:table-cell>
          <table:table-cell office:value-type="float" office:value="81.3490301961397">
            <text:p>81.3490</text:p>
          </table:table-cell>
          <table:table-cell table:formula="of:=RANK([.Y35];[.Y$2:.Y$101];1)" office:value-type="float" office:value="75">
            <text:p>75</text:p>
          </table:table-cell>
          <table:table-cell office:value-type="float" office:value="0.164547160587905">
            <text:p>0.1645</text:p>
          </table:table-cell>
          <table:table-cell table:formula="of:=RANK([.AA35];[.AA$2:.AA$101];1)" office:value-type="float" office:value="80">
            <text:p>80</text:p>
          </table:table-cell>
          <table:table-cell table:formula="of:=[.V35]+[.X35]+[.Z35]+[.AB35]" office:value-type="float" office:value="297">
            <text:p>297</text:p>
          </table:table-cell>
          <table:table-cell table:formula="of:=[.D35]+[.M35]+[.V35]" office:value-type="float" office:value="235">
            <text:p>235.0000</text:p>
          </table:table-cell>
          <table:table-cell table:formula="of:=[.F35]+[.O35]+[.X35]" office:value-type="float" office:value="218">
            <text:p>218.0000</text:p>
          </table:table-cell>
          <table:table-cell table:formula="of:=[.H35]+[.Q35]+[.Z35]" office:value-type="float" office:value="222">
            <text:p>222.0000</text:p>
          </table:table-cell>
          <table:table-cell table:formula="of:=[.J35]+[.S35]+[.AB35]" office:value-type="float" office:value="241">
            <text:p>241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LSTM,layers=2,forecast=10,input_length=5</text:p>
          </table:table-cell>
          <table:table-cell office:value-type="float" office:value="0.0372298173606396">
            <text:p>0.0372</text:p>
          </table:table-cell>
          <table:table-cell table:formula="of:=RANK([.C36];[.C$2:.C$101];1)" office:value-type="float" office:value="64">
            <text:p>64</text:p>
          </table:table-cell>
          <table:table-cell office:value-type="float" office:value="0.00558234006166458">
            <text:p>0.0056</text:p>
          </table:table-cell>
          <table:table-cell table:formula="of:=RANK([.E36];[.E$2:.E$101];1)" office:value-type="float" office:value="73">
            <text:p>73</text:p>
          </table:table-cell>
          <table:table-cell office:value-type="float" office:value="18.8604469299316">
            <text:p>18.8604</text:p>
          </table:table-cell>
          <table:table-cell table:formula="of:=RANK([.G36];[.G$2:.G$101];1)" office:value-type="float" office:value="14">
            <text:p>14</text:p>
          </table:table-cell>
          <table:table-cell office:value-type="float" office:value="0.125773996114731">
            <text:p>0.1258</text:p>
          </table:table-cell>
          <table:table-cell table:formula="of:=RANK([.I36];[.I$2:.I$101];1)" office:value-type="float" office:value="61">
            <text:p>61</text:p>
          </table:table-cell>
          <table:table-cell table:formula="of:=[.D36]+[.F36]+[.H36]+[.J36]" office:value-type="float" office:value="212">
            <text:p>212</text:p>
          </table:table-cell>
          <table:table-cell office:value-type="float" office:value="0.0267388354986906">
            <text:p>0.0267</text:p>
          </table:table-cell>
          <table:table-cell table:formula="of:=RANK([.L36];[.L$2:.L$101];1)" office:value-type="float" office:value="57">
            <text:p>57</text:p>
          </table:table-cell>
          <table:table-cell office:value-type="float" office:value="0.00285972961953651">
            <text:p>0.0029</text:p>
          </table:table-cell>
          <table:table-cell table:formula="of:=RANK([.N36];[.N$2:.N$101];1)" office:value-type="float" office:value="67">
            <text:p>67</text:p>
          </table:table-cell>
          <table:table-cell office:value-type="float" office:value="5.27247411704518">
            <text:p>5.2725</text:p>
          </table:table-cell>
          <table:table-cell table:formula="of:=RANK([.P36];[.P$2:.P$101];1)" office:value-type="float" office:value="9">
            <text:p>9</text:p>
          </table:table-cell>
          <table:table-cell office:value-type="float" office:value="0.111479727451088">
            <text:p>0.1115</text:p>
          </table:table-cell>
          <table:table-cell table:formula="of:=RANK([.R36];[.R$2:.R$101];1)" office:value-type="float" office:value="69">
            <text:p>69</text:p>
          </table:table-cell>
          <table:table-cell table:formula="of:=[.M36]+[.O36]+[.Q36]+[.S36]" office:value-type="float" office:value="202">
            <text:p>202</text:p>
          </table:table-cell>
          <table:table-cell office:value-type="float" office:value="0.0419075042009354">
            <text:p>0.0419</text:p>
          </table:table-cell>
          <table:table-cell table:formula="of:=RANK([.U36];[.U$2:.U$101];1)" office:value-type="float" office:value="64">
            <text:p>64</text:p>
          </table:table-cell>
          <table:table-cell office:value-type="float" office:value="0.00668518127901638">
            <text:p>0.0067</text:p>
          </table:table-cell>
          <table:table-cell table:formula="of:=RANK([.W36];[.W$2:.W$101];1)" office:value-type="float" office:value="70">
            <text:p>70</text:p>
          </table:table-cell>
          <table:table-cell office:value-type="float" office:value="34.3753513312415">
            <text:p>34.3754</text:p>
          </table:table-cell>
          <table:table-cell table:formula="of:=RANK([.Y36];[.Y$2:.Y$101];1)" office:value-type="float" office:value="21">
            <text:p>21</text:p>
          </table:table-cell>
          <table:table-cell office:value-type="float" office:value="0.144380265763904">
            <text:p>0.1444</text:p>
          </table:table-cell>
          <table:table-cell table:formula="of:=RANK([.AA36];[.AA$2:.AA$101];1)" office:value-type="float" office:value="63">
            <text:p>63</text:p>
          </table:table-cell>
          <table:table-cell table:formula="of:=[.V36]+[.X36]+[.Z36]+[.AB36]" office:value-type="float" office:value="218">
            <text:p>218</text:p>
          </table:table-cell>
          <table:table-cell table:formula="of:=[.D36]+[.M36]+[.V36]" office:value-type="float" office:value="185">
            <text:p>185.0000</text:p>
          </table:table-cell>
          <table:table-cell table:formula="of:=[.F36]+[.O36]+[.X36]" office:value-type="float" office:value="210">
            <text:p>210.0000</text:p>
          </table:table-cell>
          <table:table-cell table:formula="of:=[.H36]+[.Q36]+[.Z36]" office:value-type="float" office:value="44">
            <text:p>44.0000</text:p>
          </table:table-cell>
          <table:table-cell table:formula="of:=[.J36]+[.S36]+[.AB36]" office:value-type="float" office:value="193">
            <text:p>193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LSTM,layers=2,forecast=10,input_length=50</text:p>
          </table:table-cell>
          <table:table-cell office:value-type="float" office:value="0.044042345136404">
            <text:p>0.0440</text:p>
          </table:table-cell>
          <table:table-cell table:formula="of:=RANK([.C37];[.C$2:.C$101];1)" office:value-type="float" office:value="75">
            <text:p>75</text:p>
          </table:table-cell>
          <table:table-cell office:value-type="float" office:value="0.00766947260126472">
            <text:p>0.0077</text:p>
          </table:table-cell>
          <table:table-cell table:formula="of:=RANK([.E37];[.E$2:.E$101];1)" office:value-type="float" office:value="85">
            <text:p>85</text:p>
          </table:table-cell>
          <table:table-cell office:value-type="float" office:value="56.6437339782715">
            <text:p>56.6437</text:p>
          </table:table-cell>
          <table:table-cell table:formula="of:=RANK([.G37];[.G$2:.G$101];1)" office:value-type="float" office:value="70">
            <text:p>70</text:p>
          </table:table-cell>
          <table:table-cell office:value-type="float" office:value="0.144340768456459">
            <text:p>0.1443</text:p>
          </table:table-cell>
          <table:table-cell table:formula="of:=RANK([.I37];[.I$2:.I$101];1)" office:value-type="float" office:value="73">
            <text:p>73</text:p>
          </table:table-cell>
          <table:table-cell table:formula="of:=[.D37]+[.F37]+[.H37]+[.J37]" office:value-type="float" office:value="303">
            <text:p>303</text:p>
          </table:table-cell>
          <table:table-cell office:value-type="float" office:value="0.0377919003367424">
            <text:p>0.0378</text:p>
          </table:table-cell>
          <table:table-cell table:formula="of:=RANK([.L37];[.L$2:.L$101];1)" office:value-type="float" office:value="75">
            <text:p>75</text:p>
          </table:table-cell>
          <table:table-cell office:value-type="float" office:value="0.00522832294200974">
            <text:p>0.0052</text:p>
          </table:table-cell>
          <table:table-cell table:formula="of:=RANK([.N37];[.N$2:.N$101];1)" office:value-type="float" office:value="87">
            <text:p>87</text:p>
          </table:table-cell>
          <table:table-cell office:value-type="float" office:value="40.2676318066751">
            <text:p>40.2676</text:p>
          </table:table-cell>
          <table:table-cell table:formula="of:=RANK([.P37];[.P$2:.P$101];1)" office:value-type="float" office:value="65">
            <text:p>65</text:p>
          </table:table-cell>
          <table:table-cell office:value-type="float" office:value="0.14707085134985">
            <text:p>0.1471</text:p>
          </table:table-cell>
          <table:table-cell table:formula="of:=RANK([.R37];[.R$2:.R$101];1)" office:value-type="float" office:value="85">
            <text:p>85</text:p>
          </table:table-cell>
          <table:table-cell table:formula="of:=[.M37]+[.O37]+[.Q37]+[.S37]" office:value-type="float" office:value="312">
            <text:p>312</text:p>
          </table:table-cell>
          <table:table-cell office:value-type="float" office:value="0.0448799505829811">
            <text:p>0.0449</text:p>
          </table:table-cell>
          <table:table-cell table:formula="of:=RANK([.U37];[.U$2:.U$101];1)" office:value-type="float" office:value="70">
            <text:p>70</text:p>
          </table:table-cell>
          <table:table-cell office:value-type="float" office:value="0.00777007694413734">
            <text:p>0.0078</text:p>
          </table:table-cell>
          <table:table-cell table:formula="of:=RANK([.W37];[.W$2:.W$101];1)" office:value-type="float" office:value="81">
            <text:p>81</text:p>
          </table:table-cell>
          <table:table-cell office:value-type="float" office:value="64.879781601381">
            <text:p>64.8798</text:p>
          </table:table-cell>
          <table:table-cell table:formula="of:=RANK([.Y37];[.Y$2:.Y$101];1)" office:value-type="float" office:value="58">
            <text:p>58</text:p>
          </table:table-cell>
          <table:table-cell office:value-type="float" office:value="0.151051499505957">
            <text:p>0.1511</text:p>
          </table:table-cell>
          <table:table-cell table:formula="of:=RANK([.AA37];[.AA$2:.AA$101];1)" office:value-type="float" office:value="67">
            <text:p>67</text:p>
          </table:table-cell>
          <table:table-cell table:formula="of:=[.V37]+[.X37]+[.Z37]+[.AB37]" office:value-type="float" office:value="276">
            <text:p>276</text:p>
          </table:table-cell>
          <table:table-cell table:formula="of:=[.D37]+[.M37]+[.V37]" office:value-type="float" office:value="220">
            <text:p>220.0000</text:p>
          </table:table-cell>
          <table:table-cell table:formula="of:=[.F37]+[.O37]+[.X37]" office:value-type="float" office:value="253">
            <text:p>253.0000</text:p>
          </table:table-cell>
          <table:table-cell table:formula="of:=[.H37]+[.Q37]+[.Z37]" office:value-type="float" office:value="193">
            <text:p>193.0000</text:p>
          </table:table-cell>
          <table:table-cell table:formula="of:=[.J37]+[.S37]+[.AB37]" office:value-type="float" office:value="225">
            <text:p>225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SCINet,forecast=10,input_length=16</text:p>
          </table:table-cell>
          <table:table-cell office:value-type="float" office:value="0.0427954122424126">
            <text:p>0.0428</text:p>
          </table:table-cell>
          <table:table-cell table:formula="of:=RANK([.C38];[.C$2:.C$101];1)" office:value-type="float" office:value="73">
            <text:p>73</text:p>
          </table:table-cell>
          <table:table-cell office:value-type="float" office:value="0.00497324019670486">
            <text:p>0.0050</text:p>
          </table:table-cell>
          <table:table-cell table:formula="of:=RANK([.E38];[.E$2:.E$101];1)" office:value-type="float" office:value="67">
            <text:p>67</text:p>
          </table:table-cell>
          <table:table-cell office:value-type="float" office:value="58.1261940002441">
            <text:p>58.1262</text:p>
          </table:table-cell>
          <table:table-cell table:formula="of:=RANK([.G38];[.G$2:.G$101];1)" office:value-type="float" office:value="72">
            <text:p>72</text:p>
          </table:table-cell>
          <table:table-cell office:value-type="float" office:value="0.196122363209724">
            <text:p>0.1961</text:p>
          </table:table-cell>
          <table:table-cell table:formula="of:=RANK([.I38];[.I$2:.I$101];1)" office:value-type="float" office:value="89">
            <text:p>89</text:p>
          </table:table-cell>
          <table:table-cell table:formula="of:=[.D38]+[.F38]+[.H38]+[.J38]" office:value-type="float" office:value="301">
            <text:p>301</text:p>
          </table:table-cell>
          <table:table-cell office:value-type="float" office:value="0.0263246446847916">
            <text:p>0.0263</text:p>
          </table:table-cell>
          <table:table-cell table:formula="of:=RANK([.L38];[.L$2:.L$101];1)" office:value-type="float" office:value="54">
            <text:p>54</text:p>
          </table:table-cell>
          <table:table-cell office:value-type="float" office:value="0.00191999364819299">
            <text:p>0.0019</text:p>
          </table:table-cell>
          <table:table-cell table:formula="of:=RANK([.N38];[.N$2:.N$101];1)" office:value-type="float" office:value="36">
            <text:p>36</text:p>
          </table:table-cell>
          <table:table-cell office:value-type="float" office:value="37.2924064758475">
            <text:p>37.2924</text:p>
          </table:table-cell>
          <table:table-cell table:formula="of:=RANK([.P38];[.P$2:.P$101];1)" office:value-type="float" office:value="60">
            <text:p>60</text:p>
          </table:table-cell>
          <table:table-cell office:value-type="float" office:value="0.0313078912332552">
            <text:p>0.0313</text:p>
          </table:table-cell>
          <table:table-cell table:formula="of:=RANK([.R38];[.R$2:.R$101];1)" office:value-type="float" office:value="11">
            <text:p>11</text:p>
          </table:table-cell>
          <table:table-cell table:formula="of:=[.M38]+[.O38]+[.Q38]+[.S38]" office:value-type="float" office:value="161">
            <text:p>161</text:p>
          </table:table-cell>
          <table:table-cell office:value-type="float" office:value="0.0522325411438942">
            <text:p>0.0522</text:p>
          </table:table-cell>
          <table:table-cell table:formula="of:=RANK([.U38];[.U$2:.U$101];1)" office:value-type="float" office:value="81">
            <text:p>81</text:p>
          </table:table-cell>
          <table:table-cell office:value-type="float" office:value="0.00675191447056902">
            <text:p>0.0068</text:p>
          </table:table-cell>
          <table:table-cell table:formula="of:=RANK([.W38];[.W$2:.W$101];1)" office:value-type="float" office:value="71">
            <text:p>71</text:p>
          </table:table-cell>
          <table:table-cell office:value-type="float" office:value="24.317480583252">
            <text:p>24.3175</text:p>
          </table:table-cell>
          <table:table-cell table:formula="of:=RANK([.Y38];[.Y$2:.Y$101];1)" office:value-type="float" office:value="11">
            <text:p>11</text:p>
          </table:table-cell>
          <table:table-cell office:value-type="float" office:value="0.130174960993504">
            <text:p>0.1302</text:p>
          </table:table-cell>
          <table:table-cell table:formula="of:=RANK([.AA38];[.AA$2:.AA$101];1)" office:value-type="float" office:value="48">
            <text:p>48</text:p>
          </table:table-cell>
          <table:table-cell table:formula="of:=[.V38]+[.X38]+[.Z38]+[.AB38]" office:value-type="float" office:value="211">
            <text:p>211</text:p>
          </table:table-cell>
          <table:table-cell table:formula="of:=[.D38]+[.M38]+[.V38]" office:value-type="float" office:value="208">
            <text:p>208.0000</text:p>
          </table:table-cell>
          <table:table-cell table:formula="of:=[.F38]+[.O38]+[.X38]" office:value-type="float" office:value="174">
            <text:p>174.0000</text:p>
          </table:table-cell>
          <table:table-cell table:formula="of:=[.H38]+[.Q38]+[.Z38]" office:value-type="float" office:value="143">
            <text:p>143.0000</text:p>
          </table:table-cell>
          <table:table-cell table:formula="of:=[.J38]+[.S38]+[.AB38]" office:value-type="float" office:value="148">
            <text:p>148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SCINet,forecast=10,input_length=32</text:p>
          </table:table-cell>
          <table:table-cell office:value-type="float" office:value="0.0501657426357269">
            <text:p>0.0502</text:p>
          </table:table-cell>
          <table:table-cell table:formula="of:=RANK([.C39];[.C$2:.C$101];1)" office:value-type="float" office:value="83">
            <text:p>83</text:p>
          </table:table-cell>
          <table:table-cell office:value-type="float" office:value="0.00538258254528046">
            <text:p>0.0054</text:p>
          </table:table-cell>
          <table:table-cell table:formula="of:=RANK([.E39];[.E$2:.E$101];1)" office:value-type="float" office:value="68">
            <text:p>68</text:p>
          </table:table-cell>
          <table:table-cell office:value-type="float" office:value="27.4719944000244">
            <text:p>27.4720</text:p>
          </table:table-cell>
          <table:table-cell table:formula="of:=RANK([.G39];[.G$2:.G$101];1)" office:value-type="float" office:value="31">
            <text:p>31</text:p>
          </table:table-cell>
          <table:table-cell office:value-type="float" office:value="0.141262516379356">
            <text:p>0.1413</text:p>
          </table:table-cell>
          <table:table-cell table:formula="of:=RANK([.I39];[.I$2:.I$101];1)" office:value-type="float" office:value="71">
            <text:p>71</text:p>
          </table:table-cell>
          <table:table-cell table:formula="of:=[.D39]+[.F39]+[.H39]+[.J39]" office:value-type="float" office:value="253">
            <text:p>253</text:p>
          </table:table-cell>
          <table:table-cell office:value-type="float" office:value="0.0391600877046585">
            <text:p>0.0392</text:p>
          </table:table-cell>
          <table:table-cell table:formula="of:=RANK([.L39];[.L$2:.L$101];1)" office:value-type="float" office:value="80">
            <text:p>80</text:p>
          </table:table-cell>
          <table:table-cell office:value-type="float" office:value="0.00325475381379727">
            <text:p>0.0033</text:p>
          </table:table-cell>
          <table:table-cell table:formula="of:=RANK([.N39];[.N$2:.N$101];1)" office:value-type="float" office:value="72">
            <text:p>72</text:p>
          </table:table-cell>
          <table:table-cell office:value-type="float" office:value="18.1378216533685">
            <text:p>18.1378</text:p>
          </table:table-cell>
          <table:table-cell table:formula="of:=RANK([.P39];[.P$2:.P$101];1)" office:value-type="float" office:value="37">
            <text:p>37</text:p>
          </table:table-cell>
          <table:table-cell office:value-type="float" office:value="0.130595639259352">
            <text:p>0.1306</text:p>
          </table:table-cell>
          <table:table-cell table:formula="of:=RANK([.R39];[.R$2:.R$101];1)" office:value-type="float" office:value="77">
            <text:p>77</text:p>
          </table:table-cell>
          <table:table-cell table:formula="of:=[.M39]+[.O39]+[.Q39]+[.S39]" office:value-type="float" office:value="266">
            <text:p>266</text:p>
          </table:table-cell>
          <table:table-cell office:value-type="float" office:value="0.0355709120631218">
            <text:p>0.0356</text:p>
          </table:table-cell>
          <table:table-cell table:formula="of:=RANK([.U39];[.U$2:.U$101];1)" office:value-type="float" office:value="25">
            <text:p>25</text:p>
          </table:table-cell>
          <table:table-cell office:value-type="float" office:value="0.00435582369153049">
            <text:p>0.0044</text:p>
          </table:table-cell>
          <table:table-cell table:formula="of:=RANK([.W39];[.W$2:.W$101];1)" office:value-type="float" office:value="25">
            <text:p>25</text:p>
          </table:table-cell>
          <table:table-cell office:value-type="float" office:value="16.0227590710292">
            <text:p>16.0228</text:p>
          </table:table-cell>
          <table:table-cell table:formula="of:=RANK([.Y39];[.Y$2:.Y$101];1)" office:value-type="float" office:value="6">
            <text:p>6</text:p>
          </table:table-cell>
          <table:table-cell office:value-type="float" office:value="0.123882888026826">
            <text:p>0.1239</text:p>
          </table:table-cell>
          <table:table-cell table:formula="of:=RANK([.AA39];[.AA$2:.AA$101];1)" office:value-type="float" office:value="19">
            <text:p>19</text:p>
          </table:table-cell>
          <table:table-cell table:formula="of:=[.V39]+[.X39]+[.Z39]+[.AB39]" office:value-type="float" office:value="75">
            <text:p>75</text:p>
          </table:table-cell>
          <table:table-cell table:formula="of:=[.D39]+[.M39]+[.V39]" office:value-type="float" office:value="188">
            <text:p>188.0000</text:p>
          </table:table-cell>
          <table:table-cell table:formula="of:=[.F39]+[.O39]+[.X39]" office:value-type="float" office:value="165">
            <text:p>165.0000</text:p>
          </table:table-cell>
          <table:table-cell table:formula="of:=[.H39]+[.Q39]+[.Z39]" office:value-type="float" office:value="74">
            <text:p>74.0000</text:p>
          </table:table-cell>
          <table:table-cell table:formula="of:=[.J39]+[.S39]+[.AB39]" office:value-type="float" office:value="167">
            <text:p>167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SCINet,forecast=10,input_length=64</text:p>
          </table:table-cell>
          <table:table-cell office:value-type="float" office:value="0.039457231760025">
            <text:p>0.0395</text:p>
          </table:table-cell>
          <table:table-cell table:formula="of:=RANK([.C40];[.C$2:.C$101];1)" office:value-type="float" office:value="65">
            <text:p>65</text:p>
          </table:table-cell>
          <table:table-cell office:value-type="float" office:value="0.00441615795716643">
            <text:p>0.0044</text:p>
          </table:table-cell>
          <table:table-cell table:formula="of:=RANK([.E40];[.E$2:.E$101];1)" office:value-type="float" office:value="61">
            <text:p>61</text:p>
          </table:table-cell>
          <table:table-cell office:value-type="float" office:value="43.710693359375">
            <text:p>43.7107</text:p>
          </table:table-cell>
          <table:table-cell table:formula="of:=RANK([.G40];[.G$2:.G$101];1)" office:value-type="float" office:value="53">
            <text:p>53</text:p>
          </table:table-cell>
          <table:table-cell office:value-type="float" office:value="0.161912053823471">
            <text:p>0.1619</text:p>
          </table:table-cell>
          <table:table-cell table:formula="of:=RANK([.I40];[.I$2:.I$101];1)" office:value-type="float" office:value="83">
            <text:p>83</text:p>
          </table:table-cell>
          <table:table-cell table:formula="of:=[.D40]+[.F40]+[.H40]+[.J40]" office:value-type="float" office:value="262">
            <text:p>262</text:p>
          </table:table-cell>
          <table:table-cell office:value-type="float" office:value="0.036239966750145">
            <text:p>0.0362</text:p>
          </table:table-cell>
          <table:table-cell table:formula="of:=RANK([.L40];[.L$2:.L$101];1)" office:value-type="float" office:value="72">
            <text:p>72</text:p>
          </table:table-cell>
          <table:table-cell office:value-type="float" office:value="0.00395687056872528">
            <text:p>0.0040</text:p>
          </table:table-cell>
          <table:table-cell table:formula="of:=RANK([.N40];[.N$2:.N$101];1)" office:value-type="float" office:value="77">
            <text:p>77</text:p>
          </table:table-cell>
          <table:table-cell office:value-type="float" office:value="37.2672035151209">
            <text:p>37.2672</text:p>
          </table:table-cell>
          <table:table-cell table:formula="of:=RANK([.P40];[.P$2:.P$101];1)" office:value-type="float" office:value="59">
            <text:p>59</text:p>
          </table:table-cell>
          <table:table-cell office:value-type="float" office:value="0.121271818861839">
            <text:p>0.1213</text:p>
          </table:table-cell>
          <table:table-cell table:formula="of:=RANK([.R40];[.R$2:.R$101];1)" office:value-type="float" office:value="73">
            <text:p>73</text:p>
          </table:table-cell>
          <table:table-cell table:formula="of:=[.M40]+[.O40]+[.Q40]+[.S40]" office:value-type="float" office:value="281">
            <text:p>281</text:p>
          </table:table-cell>
          <table:table-cell office:value-type="float" office:value="0.0443222709000111">
            <text:p>0.0443</text:p>
          </table:table-cell>
          <table:table-cell table:formula="of:=RANK([.U40];[.U$2:.U$101];1)" office:value-type="float" office:value="68">
            <text:p>68</text:p>
          </table:table-cell>
          <table:table-cell office:value-type="float" office:value="0.00510095237590223">
            <text:p>0.0051</text:p>
          </table:table-cell>
          <table:table-cell table:formula="of:=RANK([.W40];[.W$2:.W$101];1)" office:value-type="float" office:value="56">
            <text:p>56</text:p>
          </table:table-cell>
          <table:table-cell office:value-type="float" office:value="55.4963160699762">
            <text:p>55.4963</text:p>
          </table:table-cell>
          <table:table-cell table:formula="of:=RANK([.Y40];[.Y$2:.Y$101];1)" office:value-type="float" office:value="51">
            <text:p>51</text:p>
          </table:table-cell>
          <table:table-cell office:value-type="float" office:value="0.15113304398539">
            <text:p>0.1511</text:p>
          </table:table-cell>
          <table:table-cell table:formula="of:=RANK([.AA40];[.AA$2:.AA$101];1)" office:value-type="float" office:value="68">
            <text:p>68</text:p>
          </table:table-cell>
          <table:table-cell table:formula="of:=[.V40]+[.X40]+[.Z40]+[.AB40]" office:value-type="float" office:value="243">
            <text:p>243</text:p>
          </table:table-cell>
          <table:table-cell table:formula="of:=[.D40]+[.M40]+[.V40]" office:value-type="float" office:value="205">
            <text:p>205.0000</text:p>
          </table:table-cell>
          <table:table-cell table:formula="of:=[.F40]+[.O40]+[.X40]" office:value-type="float" office:value="194">
            <text:p>194.0000</text:p>
          </table:table-cell>
          <table:table-cell table:formula="of:=[.H40]+[.Q40]+[.Z40]" office:value-type="float" office:value="163">
            <text:p>163.0000</text:p>
          </table:table-cell>
          <table:table-cell table:formula="of:=[.J40]+[.S40]+[.AB40]" office:value-type="float" office:value="224">
            <text:p>224.0000</text:p>
          </table:table-cell>
          <table:table-cell table:number-columns-repeated="991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SCINet,forecast=10,input_length=8</text:p>
          </table:table-cell>
          <table:table-cell office:value-type="float" office:value="0.0317536182701588">
            <text:p>0.0318</text:p>
          </table:table-cell>
          <table:table-cell table:formula="of:=RANK([.C41];[.C$2:.C$101];1)" office:value-type="float" office:value="46">
            <text:p>46</text:p>
          </table:table-cell>
          <table:table-cell office:value-type="float" office:value="0.00350000010803342">
            <text:p>0.0035</text:p>
          </table:table-cell>
          <table:table-cell table:formula="of:=RANK([.E41];[.E$2:.E$101];1)" office:value-type="float" office:value="32">
            <text:p>32</text:p>
          </table:table-cell>
          <table:table-cell office:value-type="float" office:value="15.4571418762207">
            <text:p>15.4571</text:p>
          </table:table-cell>
          <table:table-cell table:formula="of:=RANK([.G41];[.G$2:.G$101];1)" office:value-type="float" office:value="8">
            <text:p>8</text:p>
          </table:table-cell>
          <table:table-cell office:value-type="float" office:value="0.0456766039133072">
            <text:p>0.0457</text:p>
          </table:table-cell>
          <table:table-cell table:formula="of:=RANK([.I41];[.I$2:.I$101];1)" office:value-type="float" office:value="8">
            <text:p>8</text:p>
          </table:table-cell>
          <table:table-cell table:formula="of:=[.D41]+[.F41]+[.H41]+[.J41]" office:value-type="float" office:value="94">
            <text:p>94</text:p>
          </table:table-cell>
          <table:table-cell office:value-type="float" office:value="0.0283293873071671">
            <text:p>0.0283</text:p>
          </table:table-cell>
          <table:table-cell table:formula="of:=RANK([.L41];[.L$2:.L$101];1)" office:value-type="float" office:value="60">
            <text:p>60</text:p>
          </table:table-cell>
          <table:table-cell office:value-type="float" office:value="0.00198492929179637">
            <text:p>0.0020</text:p>
          </table:table-cell>
          <table:table-cell table:formula="of:=RANK([.N41];[.N$2:.N$101];1)" office:value-type="float" office:value="38">
            <text:p>38</text:p>
          </table:table-cell>
          <table:table-cell office:value-type="float" office:value="22.9401963103667">
            <text:p>22.9402</text:p>
          </table:table-cell>
          <table:table-cell table:formula="of:=RANK([.P41];[.P$2:.P$101];1)" office:value-type="float" office:value="45">
            <text:p>45</text:p>
          </table:table-cell>
          <table:table-cell office:value-type="float" office:value="0.103786044727909">
            <text:p>0.1038</text:p>
          </table:table-cell>
          <table:table-cell table:formula="of:=RANK([.R41];[.R$2:.R$101];1)" office:value-type="float" office:value="64">
            <text:p>64</text:p>
          </table:table-cell>
          <table:table-cell table:formula="of:=[.M41]+[.O41]+[.Q41]+[.S41]" office:value-type="float" office:value="207">
            <text:p>207</text:p>
          </table:table-cell>
          <table:table-cell office:value-type="float" office:value="0.033959899097681">
            <text:p>0.0340</text:p>
          </table:table-cell>
          <table:table-cell table:formula="of:=RANK([.U41];[.U$2:.U$101];1)" office:value-type="float" office:value="7">
            <text:p>7</text:p>
          </table:table-cell>
          <table:table-cell office:value-type="float" office:value="0.00433776291644201">
            <text:p>0.0043</text:p>
          </table:table-cell>
          <table:table-cell table:formula="of:=RANK([.W41];[.W$2:.W$101];1)" office:value-type="float" office:value="22">
            <text:p>22</text:p>
          </table:table-cell>
          <table:table-cell office:value-type="float" office:value="15.0526279929994">
            <text:p>15.0526</text:p>
          </table:table-cell>
          <table:table-cell table:formula="of:=RANK([.Y41];[.Y$2:.Y$101];1)" office:value-type="float" office:value="4">
            <text:p>4</text:p>
          </table:table-cell>
          <table:table-cell office:value-type="float" office:value="0.0637354699056065">
            <text:p>0.0637</text:p>
          </table:table-cell>
          <table:table-cell table:formula="of:=RANK([.AA41];[.AA$2:.AA$101];1)" office:value-type="float" office:value="2">
            <text:p>2</text:p>
          </table:table-cell>
          <table:table-cell table:formula="of:=[.V41]+[.X41]+[.Z41]+[.AB41]" office:value-type="float" office:value="35">
            <text:p>35</text:p>
          </table:table-cell>
          <table:table-cell table:formula="of:=[.D41]+[.M41]+[.V41]" office:value-type="float" office:value="113">
            <text:p>113.0000</text:p>
          </table:table-cell>
          <table:table-cell table:formula="of:=[.F41]+[.O41]+[.X41]" office:value-type="float" office:value="92">
            <text:p>92.0000</text:p>
          </table:table-cell>
          <table:table-cell table:formula="of:=[.H41]+[.Q41]+[.Z41]" office:value-type="float" office:value="57">
            <text:p>57.0000</text:p>
          </table:table-cell>
          <table:table-cell table:formula="of:=[.J41]+[.S41]+[.AB41]" office:value-type="float" office:value="74">
            <text:p>74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GRU,layers=1,forecast=10,input_length=10</text:p>
          </table:table-cell>
          <table:table-cell office:value-type="float" office:value="0.0299621820449829">
            <text:p>0.0300</text:p>
          </table:table-cell>
          <table:table-cell table:formula="of:=RANK([.C42];[.C$2:.C$101];1)" office:value-type="float" office:value="24">
            <text:p>24</text:p>
          </table:table-cell>
          <table:table-cell office:value-type="float" office:value="0.00352254696190357">
            <text:p>0.0035</text:p>
          </table:table-cell>
          <table:table-cell table:formula="of:=RANK([.E42];[.E$2:.E$101];1)" office:value-type="float" office:value="35">
            <text:p>35</text:p>
          </table:table-cell>
          <table:table-cell office:value-type="float" office:value="18.665584564209">
            <text:p>18.6656</text:p>
          </table:table-cell>
          <table:table-cell table:formula="of:=RANK([.G42];[.G$2:.G$101];1)" office:value-type="float" office:value="12">
            <text:p>12</text:p>
          </table:table-cell>
          <table:table-cell office:value-type="float" office:value="0.102045387029648">
            <text:p>0.1020</text:p>
          </table:table-cell>
          <table:table-cell table:formula="of:=RANK([.I42];[.I$2:.I$101];1)" office:value-type="float" office:value="26">
            <text:p>26</text:p>
          </table:table-cell>
          <table:table-cell table:formula="of:=[.D42]+[.F42]+[.H42]+[.J42]" office:value-type="float" office:value="97">
            <text:p>97</text:p>
          </table:table-cell>
          <table:table-cell office:value-type="float" office:value="0.0137263191863894">
            <text:p>0.0137</text:p>
          </table:table-cell>
          <table:table-cell table:formula="of:=RANK([.L42];[.L$2:.L$101];1)" office:value-type="float" office:value="10">
            <text:p>10</text:p>
          </table:table-cell>
          <table:table-cell office:value-type="float" office:value="0.00131091977811308">
            <text:p>0.0013</text:p>
          </table:table-cell>
          <table:table-cell table:formula="of:=RANK([.N42];[.N$2:.N$101];1)" office:value-type="float" office:value="8">
            <text:p>8</text:p>
          </table:table-cell>
          <table:table-cell office:value-type="float" office:value="11.8612941268169">
            <text:p>11.8613</text:p>
          </table:table-cell>
          <table:table-cell table:formula="of:=RANK([.P42];[.P$2:.P$101];1)" office:value-type="float" office:value="23">
            <text:p>23</text:p>
          </table:table-cell>
          <table:table-cell office:value-type="float" office:value="0.0583884370999379">
            <text:p>0.0584</text:p>
          </table:table-cell>
          <table:table-cell table:formula="of:=RANK([.R42];[.R$2:.R$101];1)" office:value-type="float" office:value="28">
            <text:p>28</text:p>
          </table:table-cell>
          <table:table-cell table:formula="of:=[.M42]+[.O42]+[.Q42]+[.S42]" office:value-type="float" office:value="69">
            <text:p>69</text:p>
          </table:table-cell>
          <table:table-cell office:value-type="float" office:value="0.036218848079443">
            <text:p>0.0362</text:p>
          </table:table-cell>
          <table:table-cell table:formula="of:=RANK([.U42];[.U$2:.U$101];1)" office:value-type="float" office:value="36">
            <text:p>36</text:p>
          </table:table-cell>
          <table:table-cell office:value-type="float" office:value="0.00445268757027513">
            <text:p>0.0045</text:p>
          </table:table-cell>
          <table:table-cell table:formula="of:=RANK([.W42];[.W$2:.W$101];1)" office:value-type="float" office:value="34">
            <text:p>34</text:p>
          </table:table-cell>
          <table:table-cell office:value-type="float" office:value="40.4113060900879">
            <text:p>40.4113</text:p>
          </table:table-cell>
          <table:table-cell table:formula="of:=RANK([.Y42];[.Y$2:.Y$101];1)" office:value-type="float" office:value="27">
            <text:p>27</text:p>
          </table:table-cell>
          <table:table-cell office:value-type="float" office:value="0.126743018338135">
            <text:p>0.1267</text:p>
          </table:table-cell>
          <table:table-cell table:formula="of:=RANK([.AA42];[.AA$2:.AA$101];1)" office:value-type="float" office:value="28">
            <text:p>28</text:p>
          </table:table-cell>
          <table:table-cell table:formula="of:=[.V42]+[.X42]+[.Z42]+[.AB42]" office:value-type="float" office:value="125">
            <text:p>125</text:p>
          </table:table-cell>
          <table:table-cell table:formula="of:=[.D42]+[.M42]+[.V42]" office:value-type="float" office:value="70">
            <text:p>70.0000</text:p>
          </table:table-cell>
          <table:table-cell table:formula="of:=[.F42]+[.O42]+[.X42]" office:value-type="float" office:value="77">
            <text:p>77.0000</text:p>
          </table:table-cell>
          <table:table-cell table:formula="of:=[.H42]+[.Q42]+[.Z42]" office:value-type="float" office:value="62">
            <text:p>62.0000</text:p>
          </table:table-cell>
          <table:table-cell table:formula="of:=[.J42]+[.S42]+[.AB42]" office:value-type="float" office:value="82">
            <text:p>82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GRU,layers=1,forecast=10,input_length=20</text:p>
          </table:table-cell>
          <table:table-cell office:value-type="float" office:value="0.0305221192538738">
            <text:p>0.0305</text:p>
          </table:table-cell>
          <table:table-cell table:formula="of:=RANK([.C43];[.C$2:.C$101];1)" office:value-type="float" office:value="33">
            <text:p>33</text:p>
          </table:table-cell>
          <table:table-cell office:value-type="float" office:value="0.00363408634439111">
            <text:p>0.0036</text:p>
          </table:table-cell>
          <table:table-cell table:formula="of:=RANK([.E43];[.E$2:.E$101];1)" office:value-type="float" office:value="41">
            <text:p>41</text:p>
          </table:table-cell>
          <table:table-cell office:value-type="float" office:value="33.7876586914062">
            <text:p>33.7877</text:p>
          </table:table-cell>
          <table:table-cell table:formula="of:=RANK([.G43];[.G$2:.G$101];1)" office:value-type="float" office:value="40">
            <text:p>40</text:p>
          </table:table-cell>
          <table:table-cell office:value-type="float" office:value="0.0938276275992394">
            <text:p>0.0938</text:p>
          </table:table-cell>
          <table:table-cell table:formula="of:=RANK([.I43];[.I$2:.I$101];1)" office:value-type="float" office:value="14">
            <text:p>14</text:p>
          </table:table-cell>
          <table:table-cell table:formula="of:=[.D43]+[.F43]+[.H43]+[.J43]" office:value-type="float" office:value="128">
            <text:p>128</text:p>
          </table:table-cell>
          <table:table-cell office:value-type="float" office:value="0.0147474426776171">
            <text:p>0.0147</text:p>
          </table:table-cell>
          <table:table-cell table:formula="of:=RANK([.L43];[.L$2:.L$101];1)" office:value-type="float" office:value="16">
            <text:p>16</text:p>
          </table:table-cell>
          <table:table-cell office:value-type="float" office:value="0.00135723661547357">
            <text:p>0.0014</text:p>
          </table:table-cell>
          <table:table-cell table:formula="of:=RANK([.N43];[.N$2:.N$101];1)" office:value-type="float" office:value="12">
            <text:p>12</text:p>
          </table:table-cell>
          <table:table-cell office:value-type="float" office:value="15.5061949652467">
            <text:p>15.5062</text:p>
          </table:table-cell>
          <table:table-cell table:formula="of:=RANK([.P43];[.P$2:.P$101];1)" office:value-type="float" office:value="32">
            <text:p>32</text:p>
          </table:table-cell>
          <table:table-cell office:value-type="float" office:value="-0.0911377284920392">
            <text:p>-0.0911</text:p>
          </table:table-cell>
          <table:table-cell table:formula="of:=RANK([.R43];[.R$2:.R$101];1)" office:value-type="float" office:value="4">
            <text:p>4</text:p>
          </table:table-cell>
          <table:table-cell table:formula="of:=[.M43]+[.O43]+[.Q43]+[.S43]" office:value-type="float" office:value="64">
            <text:p>64</text:p>
          </table:table-cell>
          <table:table-cell office:value-type="float" office:value="0.0367380790412426">
            <text:p>0.0367</text:p>
          </table:table-cell>
          <table:table-cell table:formula="of:=RANK([.U43];[.U$2:.U$101];1)" office:value-type="float" office:value="46">
            <text:p>46</text:p>
          </table:table-cell>
          <table:table-cell office:value-type="float" office:value="0.00445437497781503">
            <text:p>0.0045</text:p>
          </table:table-cell>
          <table:table-cell table:formula="of:=RANK([.W43];[.W$2:.W$101];1)" office:value-type="float" office:value="35">
            <text:p>35</text:p>
          </table:table-cell>
          <table:table-cell office:value-type="float" office:value="48.2302476405119">
            <text:p>48.2302</text:p>
          </table:table-cell>
          <table:table-cell table:formula="of:=RANK([.Y43];[.Y$2:.Y$101];1)" office:value-type="float" office:value="41">
            <text:p>41</text:p>
          </table:table-cell>
          <table:table-cell office:value-type="float" office:value="0.130470097047191">
            <text:p>0.1305</text:p>
          </table:table-cell>
          <table:table-cell table:formula="of:=RANK([.AA43];[.AA$2:.AA$101];1)" office:value-type="float" office:value="50">
            <text:p>50</text:p>
          </table:table-cell>
          <table:table-cell table:formula="of:=[.V43]+[.X43]+[.Z43]+[.AB43]" office:value-type="float" office:value="172">
            <text:p>172</text:p>
          </table:table-cell>
          <table:table-cell table:formula="of:=[.D43]+[.M43]+[.V43]" office:value-type="float" office:value="95">
            <text:p>95.0000</text:p>
          </table:table-cell>
          <table:table-cell table:formula="of:=[.F43]+[.O43]+[.X43]" office:value-type="float" office:value="88">
            <text:p>88.0000</text:p>
          </table:table-cell>
          <table:table-cell table:formula="of:=[.H43]+[.Q43]+[.Z43]" office:value-type="float" office:value="113">
            <text:p>113.0000</text:p>
          </table:table-cell>
          <table:table-cell table:formula="of:=[.J43]+[.S43]+[.AB43]" office:value-type="float" office:value="68">
            <text:p>68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GRU,layers=1,forecast=10,input_length=5</text:p>
          </table:table-cell>
          <table:table-cell office:value-type="float" office:value="0.0296655930578709">
            <text:p>0.0297</text:p>
          </table:table-cell>
          <table:table-cell table:formula="of:=RANK([.C44];[.C$2:.C$101];1)" office:value-type="float" office:value="17">
            <text:p>17</text:p>
          </table:table-cell>
          <table:table-cell office:value-type="float" office:value="0.00354593945667148">
            <text:p>0.0035</text:p>
          </table:table-cell>
          <table:table-cell table:formula="of:=RANK([.E44];[.E$2:.E$101];1)" office:value-type="float" office:value="36">
            <text:p>36</text:p>
          </table:table-cell>
          <table:table-cell office:value-type="float" office:value="19.8813667297363">
            <text:p>19.8814</text:p>
          </table:table-cell>
          <table:table-cell table:formula="of:=RANK([.G44];[.G$2:.G$101];1)" office:value-type="float" office:value="17">
            <text:p>17</text:p>
          </table:table-cell>
          <table:table-cell office:value-type="float" office:value="0.0981810167431832">
            <text:p>0.0982</text:p>
          </table:table-cell>
          <table:table-cell table:formula="of:=RANK([.I44];[.I$2:.I$101];1)" office:value-type="float" office:value="20">
            <text:p>20</text:p>
          </table:table-cell>
          <table:table-cell table:formula="of:=[.D44]+[.F44]+[.H44]+[.J44]" office:value-type="float" office:value="90">
            <text:p>90</text:p>
          </table:table-cell>
          <table:table-cell office:value-type="float" office:value="0.0114943757653236">
            <text:p>0.0115</text:p>
          </table:table-cell>
          <table:table-cell table:formula="of:=RANK([.L44];[.L$2:.L$101];1)" office:value-type="float" office:value="2">
            <text:p>2</text:p>
          </table:table-cell>
          <table:table-cell office:value-type="float" office:value="0.00127925214512185">
            <text:p>0.0013</text:p>
          </table:table-cell>
          <table:table-cell table:formula="of:=RANK([.N44];[.N$2:.N$101];1)" office:value-type="float" office:value="5">
            <text:p>5</text:p>
          </table:table-cell>
          <table:table-cell office:value-type="float" office:value="2.04876821180086">
            <text:p>2.0488</text:p>
          </table:table-cell>
          <table:table-cell table:formula="of:=RANK([.P44];[.P$2:.P$101];1)" office:value-type="float" office:value="3">
            <text:p>3</text:p>
          </table:table-cell>
          <table:table-cell office:value-type="float" office:value="0.0373476801367579">
            <text:p>0.0373</text:p>
          </table:table-cell>
          <table:table-cell table:formula="of:=RANK([.R44];[.R$2:.R$101];1)" office:value-type="float" office:value="14">
            <text:p>14</text:p>
          </table:table-cell>
          <table:table-cell table:formula="of:=[.M44]+[.O44]+[.Q44]+[.S44]" office:value-type="float" office:value="24">
            <text:p>24</text:p>
          </table:table-cell>
          <table:table-cell office:value-type="float" office:value="0.0364594794809818">
            <text:p>0.0365</text:p>
          </table:table-cell>
          <table:table-cell table:formula="of:=RANK([.U44];[.U$2:.U$101];1)" office:value-type="float" office:value="43">
            <text:p>43</text:p>
          </table:table-cell>
          <table:table-cell office:value-type="float" office:value="0.00448880564119979">
            <text:p>0.0045</text:p>
          </table:table-cell>
          <table:table-cell table:formula="of:=RANK([.W44];[.W$2:.W$101];1)" office:value-type="float" office:value="40">
            <text:p>40</text:p>
          </table:table-cell>
          <table:table-cell office:value-type="float" office:value="41.4185273267724">
            <text:p>41.4185</text:p>
          </table:table-cell>
          <table:table-cell table:formula="of:=RANK([.Y44];[.Y$2:.Y$101];1)" office:value-type="float" office:value="29">
            <text:p>29</text:p>
          </table:table-cell>
          <table:table-cell office:value-type="float" office:value="0.110658280326081">
            <text:p>0.1107</text:p>
          </table:table-cell>
          <table:table-cell table:formula="of:=RANK([.AA44];[.AA$2:.AA$101];1)" office:value-type="float" office:value="6">
            <text:p>6</text:p>
          </table:table-cell>
          <table:table-cell table:formula="of:=[.V44]+[.X44]+[.Z44]+[.AB44]" office:value-type="float" office:value="118">
            <text:p>118</text:p>
          </table:table-cell>
          <table:table-cell table:formula="of:=[.D44]+[.M44]+[.V44]" office:value-type="float" office:value="62">
            <text:p>62.0000</text:p>
          </table:table-cell>
          <table:table-cell table:formula="of:=[.F44]+[.O44]+[.X44]" office:value-type="float" office:value="81">
            <text:p>81.0000</text:p>
          </table:table-cell>
          <table:table-cell table:formula="of:=[.H44]+[.Q44]+[.Z44]" office:value-type="float" office:value="49">
            <text:p>49.0000</text:p>
          </table:table-cell>
          <table:table-cell table:formula="of:=[.J44]+[.S44]+[.AB44]" office:value-type="float" office:value="40">
            <text:p>40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GRU,layers=1,forecast=10,input_length=50</text:p>
          </table:table-cell>
          <table:table-cell office:value-type="float" office:value="0.0309488121420145">
            <text:p>0.0309</text:p>
          </table:table-cell>
          <table:table-cell table:formula="of:=RANK([.C45];[.C$2:.C$101];1)" office:value-type="float" office:value="38">
            <text:p>38</text:p>
          </table:table-cell>
          <table:table-cell office:value-type="float" office:value="0.00348858116194606">
            <text:p>0.0035</text:p>
          </table:table-cell>
          <table:table-cell table:formula="of:=RANK([.E45];[.E$2:.E$101];1)" office:value-type="float" office:value="30">
            <text:p>30</text:p>
          </table:table-cell>
          <table:table-cell office:value-type="float" office:value="42.489444732666">
            <text:p>42.4894</text:p>
          </table:table-cell>
          <table:table-cell table:formula="of:=RANK([.G45];[.G$2:.G$101];1)" office:value-type="float" office:value="52">
            <text:p>52</text:p>
          </table:table-cell>
          <table:table-cell office:value-type="float" office:value="0.110412113368511">
            <text:p>0.1104</text:p>
          </table:table-cell>
          <table:table-cell table:formula="of:=RANK([.I45];[.I$2:.I$101];1)" office:value-type="float" office:value="46">
            <text:p>46</text:p>
          </table:table-cell>
          <table:table-cell table:formula="of:=[.D45]+[.F45]+[.H45]+[.J45]" office:value-type="float" office:value="166">
            <text:p>166</text:p>
          </table:table-cell>
          <table:table-cell office:value-type="float" office:value="0.0142293693497777">
            <text:p>0.0142</text:p>
          </table:table-cell>
          <table:table-cell table:formula="of:=RANK([.L45];[.L$2:.L$101];1)" office:value-type="float" office:value="14">
            <text:p>14</text:p>
          </table:table-cell>
          <table:table-cell office:value-type="float" office:value="0.00136663121917189">
            <text:p>0.0014</text:p>
          </table:table-cell>
          <table:table-cell table:formula="of:=RANK([.N45];[.N$2:.N$101];1)" office:value-type="float" office:value="13">
            <text:p>13</text:p>
          </table:table-cell>
          <table:table-cell office:value-type="float" office:value="1.90295932576443">
            <text:p>1.9030</text:p>
          </table:table-cell>
          <table:table-cell table:formula="of:=RANK([.P45];[.P$2:.P$101];1)" office:value-type="float" office:value="2">
            <text:p>2</text:p>
          </table:table-cell>
          <table:table-cell office:value-type="float" office:value="0.0477072006152045">
            <text:p>0.0477</text:p>
          </table:table-cell>
          <table:table-cell table:formula="of:=RANK([.R45];[.R$2:.R$101];1)" office:value-type="float" office:value="21">
            <text:p>21</text:p>
          </table:table-cell>
          <table:table-cell table:formula="of:=[.M45]+[.O45]+[.Q45]+[.S45]" office:value-type="float" office:value="50">
            <text:p>50</text:p>
          </table:table-cell>
          <table:table-cell office:value-type="float" office:value="0.0363765992224216">
            <text:p>0.0364</text:p>
          </table:table-cell>
          <table:table-cell table:formula="of:=RANK([.U45];[.U$2:.U$101];1)" office:value-type="float" office:value="40">
            <text:p>40</text:p>
          </table:table-cell>
          <table:table-cell office:value-type="float" office:value="0.00427055358934084">
            <text:p>0.0043</text:p>
          </table:table-cell>
          <table:table-cell table:formula="of:=RANK([.W45];[.W$2:.W$101];1)" office:value-type="float" office:value="18">
            <text:p>18</text:p>
          </table:table-cell>
          <table:table-cell office:value-type="float" office:value="53.3913500828502">
            <text:p>53.3914</text:p>
          </table:table-cell>
          <table:table-cell table:formula="of:=RANK([.Y45];[.Y$2:.Y$101];1)" office:value-type="float" office:value="49">
            <text:p>49</text:p>
          </table:table-cell>
          <table:table-cell office:value-type="float" office:value="0.128633791718339">
            <text:p>0.1286</text:p>
          </table:table-cell>
          <table:table-cell table:formula="of:=RANK([.AA45];[.AA$2:.AA$101];1)" office:value-type="float" office:value="40">
            <text:p>40</text:p>
          </table:table-cell>
          <table:table-cell table:formula="of:=[.V45]+[.X45]+[.Z45]+[.AB45]" office:value-type="float" office:value="147">
            <text:p>147</text:p>
          </table:table-cell>
          <table:table-cell table:formula="of:=[.D45]+[.M45]+[.V45]" office:value-type="float" office:value="92">
            <text:p>92.0000</text:p>
          </table:table-cell>
          <table:table-cell table:formula="of:=[.F45]+[.O45]+[.X45]" office:value-type="float" office:value="61">
            <text:p>61.0000</text:p>
          </table:table-cell>
          <table:table-cell table:formula="of:=[.H45]+[.Q45]+[.Z45]" office:value-type="float" office:value="103">
            <text:p>103.0000</text:p>
          </table:table-cell>
          <table:table-cell table:formula="of:=[.J45]+[.S45]+[.AB45]" office:value-type="float" office:value="107">
            <text:p>107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GRU,layers=2,forecast=10,input_length=10</text:p>
          </table:table-cell>
          <table:table-cell office:value-type="float" office:value="0.0294056423008442">
            <text:p>0.0294</text:p>
          </table:table-cell>
          <table:table-cell table:formula="of:=RANK([.C46];[.C$2:.C$101];1)" office:value-type="float" office:value="12">
            <text:p>12</text:p>
          </table:table-cell>
          <table:table-cell office:value-type="float" office:value="0.00344428955577314">
            <text:p>0.0034</text:p>
          </table:table-cell>
          <table:table-cell table:formula="of:=RANK([.E46];[.E$2:.E$101];1)" office:value-type="float" office:value="24">
            <text:p>24</text:p>
          </table:table-cell>
          <table:table-cell office:value-type="float" office:value="37.090763092041">
            <text:p>37.0908</text:p>
          </table:table-cell>
          <table:table-cell table:formula="of:=RANK([.G46];[.G$2:.G$101];1)" office:value-type="float" office:value="43">
            <text:p>43</text:p>
          </table:table-cell>
          <table:table-cell office:value-type="float" office:value="0.106887131929398">
            <text:p>0.1069</text:p>
          </table:table-cell>
          <table:table-cell table:formula="of:=RANK([.I46];[.I$2:.I$101];1)" office:value-type="float" office:value="35">
            <text:p>35</text:p>
          </table:table-cell>
          <table:table-cell table:formula="of:=[.D46]+[.F46]+[.H46]+[.J46]" office:value-type="float" office:value="114">
            <text:p>114</text:p>
          </table:table-cell>
          <table:table-cell office:value-type="float" office:value="0.0127002606168389">
            <text:p>0.0127</text:p>
          </table:table-cell>
          <table:table-cell table:formula="of:=RANK([.L46];[.L$2:.L$101];1)" office:value-type="float" office:value="9">
            <text:p>9</text:p>
          </table:table-cell>
          <table:table-cell office:value-type="float" office:value="0.00130448726361553">
            <text:p>0.0013</text:p>
          </table:table-cell>
          <table:table-cell table:formula="of:=RANK([.N46];[.N$2:.N$101];1)" office:value-type="float" office:value="7">
            <text:p>7</text:p>
          </table:table-cell>
          <table:table-cell office:value-type="float" office:value="1.14509469867527">
            <text:p>1.1451</text:p>
          </table:table-cell>
          <table:table-cell table:formula="of:=RANK([.P46];[.P$2:.P$101];1)" office:value-type="float" office:value="1">
            <text:p>1</text:p>
          </table:table-cell>
          <table:table-cell office:value-type="float" office:value="0.0593227101963612">
            <text:p>0.0593</text:p>
          </table:table-cell>
          <table:table-cell table:formula="of:=RANK([.R46];[.R$2:.R$101];1)" office:value-type="float" office:value="31">
            <text:p>31</text:p>
          </table:table-cell>
          <table:table-cell table:formula="of:=[.M46]+[.O46]+[.Q46]+[.S46]" office:value-type="float" office:value="48">
            <text:p>48</text:p>
          </table:table-cell>
          <table:table-cell office:value-type="float" office:value="0.0358701273798943">
            <text:p>0.0359</text:p>
          </table:table-cell>
          <table:table-cell table:formula="of:=RANK([.U46];[.U$2:.U$101];1)" office:value-type="float" office:value="28">
            <text:p>28</text:p>
          </table:table-cell>
          <table:table-cell office:value-type="float" office:value="0.00443946769813778">
            <text:p>0.0044</text:p>
          </table:table-cell>
          <table:table-cell table:formula="of:=RANK([.W46];[.W$2:.W$101];1)" office:value-type="float" office:value="32">
            <text:p>32</text:p>
          </table:table-cell>
          <table:table-cell office:value-type="float" office:value="65.9461353973073">
            <text:p>65.9461</text:p>
          </table:table-cell>
          <table:table-cell table:formula="of:=RANK([.Y46];[.Y$2:.Y$101];1)" office:value-type="float" office:value="59">
            <text:p>59</text:p>
          </table:table-cell>
          <table:table-cell office:value-type="float" office:value="0.127812092039897">
            <text:p>0.1278</text:p>
          </table:table-cell>
          <table:table-cell table:formula="of:=RANK([.AA46];[.AA$2:.AA$101];1)" office:value-type="float" office:value="34">
            <text:p>34</text:p>
          </table:table-cell>
          <table:table-cell table:formula="of:=[.V46]+[.X46]+[.Z46]+[.AB46]" office:value-type="float" office:value="153">
            <text:p>153</text:p>
          </table:table-cell>
          <table:table-cell table:formula="of:=[.D46]+[.M46]+[.V46]" office:value-type="float" office:value="49">
            <text:p>49.0000</text:p>
          </table:table-cell>
          <table:table-cell table:formula="of:=[.F46]+[.O46]+[.X46]" office:value-type="float" office:value="63">
            <text:p>63.0000</text:p>
          </table:table-cell>
          <table:table-cell table:formula="of:=[.H46]+[.Q46]+[.Z46]" office:value-type="float" office:value="103">
            <text:p>103.0000</text:p>
          </table:table-cell>
          <table:table-cell table:formula="of:=[.J46]+[.S46]+[.AB46]" office:value-type="float" office:value="100">
            <text:p>100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GRU,layers=2,forecast=10,input_length=20</text:p>
          </table:table-cell>
          <table:table-cell office:value-type="float" office:value="0.0297389943152666">
            <text:p>0.0297</text:p>
          </table:table-cell>
          <table:table-cell table:formula="of:=RANK([.C47];[.C$2:.C$101];1)" office:value-type="float" office:value="19">
            <text:p>19</text:p>
          </table:table-cell>
          <table:table-cell office:value-type="float" office:value="0.00346954329870641">
            <text:p>0.0035</text:p>
          </table:table-cell>
          <table:table-cell table:formula="of:=RANK([.E47];[.E$2:.E$101];1)" office:value-type="float" office:value="29">
            <text:p>29</text:p>
          </table:table-cell>
          <table:table-cell office:value-type="float" office:value="20.5413475036621">
            <text:p>20.5413</text:p>
          </table:table-cell>
          <table:table-cell table:formula="of:=RANK([.G47];[.G$2:.G$101];1)" office:value-type="float" office:value="18">
            <text:p>18</text:p>
          </table:table-cell>
          <table:table-cell office:value-type="float" office:value="0.107158944010735">
            <text:p>0.1072</text:p>
          </table:table-cell>
          <table:table-cell table:formula="of:=RANK([.I47];[.I$2:.I$101];1)" office:value-type="float" office:value="37">
            <text:p>37</text:p>
          </table:table-cell>
          <table:table-cell table:formula="of:=[.D47]+[.F47]+[.H47]+[.J47]" office:value-type="float" office:value="103">
            <text:p>103</text:p>
          </table:table-cell>
          <table:table-cell office:value-type="float" office:value="0.0161093417555094">
            <text:p>0.0161</text:p>
          </table:table-cell>
          <table:table-cell table:formula="of:=RANK([.L47];[.L$2:.L$101];1)" office:value-type="float" office:value="18">
            <text:p>18</text:p>
          </table:table-cell>
          <table:table-cell office:value-type="float" office:value="0.00141050557178558">
            <text:p>0.0014</text:p>
          </table:table-cell>
          <table:table-cell table:formula="of:=RANK([.N47];[.N$2:.N$101];1)" office:value-type="float" office:value="19">
            <text:p>19</text:p>
          </table:table-cell>
          <table:table-cell office:value-type="float" office:value="6.67651519359992">
            <text:p>6.6765</text:p>
          </table:table-cell>
          <table:table-cell table:formula="of:=RANK([.P47];[.P$2:.P$101];1)" office:value-type="float" office:value="12">
            <text:p>12</text:p>
          </table:table-cell>
          <table:table-cell office:value-type="float" office:value="-0.0962664078448696">
            <text:p>-0.0963</text:p>
          </table:table-cell>
          <table:table-cell table:formula="of:=RANK([.R47];[.R$2:.R$101];1)" office:value-type="float" office:value="3">
            <text:p>3</text:p>
          </table:table-cell>
          <table:table-cell table:formula="of:=[.M47]+[.O47]+[.Q47]+[.S47]" office:value-type="float" office:value="52">
            <text:p>52</text:p>
          </table:table-cell>
          <table:table-cell office:value-type="float" office:value="0.0354062020778656">
            <text:p>0.0354</text:p>
          </table:table-cell>
          <table:table-cell table:formula="of:=RANK([.U47];[.U$2:.U$101];1)" office:value-type="float" office:value="20">
            <text:p>20</text:p>
          </table:table-cell>
          <table:table-cell office:value-type="float" office:value="0.00440379028184839">
            <text:p>0.0044</text:p>
          </table:table-cell>
          <table:table-cell table:formula="of:=RANK([.W47];[.W$2:.W$101];1)" office:value-type="float" office:value="29">
            <text:p>29</text:p>
          </table:table-cell>
          <table:table-cell office:value-type="float" office:value="42.4888294218141">
            <text:p>42.4888</text:p>
          </table:table-cell>
          <table:table-cell table:formula="of:=RANK([.Y47];[.Y$2:.Y$101];1)" office:value-type="float" office:value="32">
            <text:p>32</text:p>
          </table:table-cell>
          <table:table-cell office:value-type="float" office:value="0.125786906949344">
            <text:p>0.1258</text:p>
          </table:table-cell>
          <table:table-cell table:formula="of:=RANK([.AA47];[.AA$2:.AA$101];1)" office:value-type="float" office:value="25">
            <text:p>25</text:p>
          </table:table-cell>
          <table:table-cell table:formula="of:=[.V47]+[.X47]+[.Z47]+[.AB47]" office:value-type="float" office:value="106">
            <text:p>106</text:p>
          </table:table-cell>
          <table:table-cell table:formula="of:=[.D47]+[.M47]+[.V47]" office:value-type="float" office:value="57">
            <text:p>57.0000</text:p>
          </table:table-cell>
          <table:table-cell table:formula="of:=[.F47]+[.O47]+[.X47]" office:value-type="float" office:value="77">
            <text:p>77.0000</text:p>
          </table:table-cell>
          <table:table-cell table:formula="of:=[.H47]+[.Q47]+[.Z47]" office:value-type="float" office:value="62">
            <text:p>62.0000</text:p>
          </table:table-cell>
          <table:table-cell table:formula="of:=[.J47]+[.S47]+[.AB47]" office:value-type="float" office:value="65">
            <text:p>65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GRU,layers=2,forecast=10,input_length=5</text:p>
          </table:table-cell>
          <table:table-cell office:value-type="float" office:value="0.0300581716001034">
            <text:p>0.0301</text:p>
          </table:table-cell>
          <table:table-cell table:formula="of:=RANK([.C48];[.C$2:.C$101];1)" office:value-type="float" office:value="25">
            <text:p>25</text:p>
          </table:table-cell>
          <table:table-cell office:value-type="float" office:value="0.00345950433984399">
            <text:p>0.0035</text:p>
          </table:table-cell>
          <table:table-cell table:formula="of:=RANK([.E48];[.E$2:.E$101];1)" office:value-type="float" office:value="26">
            <text:p>26</text:p>
          </table:table-cell>
          <table:table-cell office:value-type="float" office:value="25.7902393341064">
            <text:p>25.7902</text:p>
          </table:table-cell>
          <table:table-cell table:formula="of:=RANK([.G48];[.G$2:.G$101];1)" office:value-type="float" office:value="28">
            <text:p>28</text:p>
          </table:table-cell>
          <table:table-cell office:value-type="float" office:value="0.10628030449152">
            <text:p>0.1063</text:p>
          </table:table-cell>
          <table:table-cell table:formula="of:=RANK([.I48];[.I$2:.I$101];1)" office:value-type="float" office:value="32">
            <text:p>32</text:p>
          </table:table-cell>
          <table:table-cell table:formula="of:=[.D48]+[.F48]+[.H48]+[.J48]" office:value-type="float" office:value="111">
            <text:p>111</text:p>
          </table:table-cell>
          <table:table-cell office:value-type="float" office:value="0.0140061201527715">
            <text:p>0.0140</text:p>
          </table:table-cell>
          <table:table-cell table:formula="of:=RANK([.L48];[.L$2:.L$101];1)" office:value-type="float" office:value="12">
            <text:p>12</text:p>
          </table:table-cell>
          <table:table-cell office:value-type="float" office:value="0.00129075217738906">
            <text:p>0.0013</text:p>
          </table:table-cell>
          <table:table-cell table:formula="of:=RANK([.N48];[.N$2:.N$101];1)" office:value-type="float" office:value="6">
            <text:p>6</text:p>
          </table:table-cell>
          <table:table-cell office:value-type="float" office:value="13.6157132000236">
            <text:p>13.6157</text:p>
          </table:table-cell>
          <table:table-cell table:formula="of:=RANK([.P48];[.P$2:.P$101];1)" office:value-type="float" office:value="28">
            <text:p>28</text:p>
          </table:table-cell>
          <table:table-cell office:value-type="float" office:value="0.0589230423242131">
            <text:p>0.0589</text:p>
          </table:table-cell>
          <table:table-cell table:formula="of:=RANK([.R48];[.R$2:.R$101];1)" office:value-type="float" office:value="29">
            <text:p>29</text:p>
          </table:table-cell>
          <table:table-cell table:formula="of:=[.M48]+[.O48]+[.Q48]+[.S48]" office:value-type="float" office:value="75">
            <text:p>75</text:p>
          </table:table-cell>
          <table:table-cell office:value-type="float" office:value="0.0361354015767574">
            <text:p>0.0361</text:p>
          </table:table-cell>
          <table:table-cell table:formula="of:=RANK([.U48];[.U$2:.U$101];1)" office:value-type="float" office:value="33">
            <text:p>33</text:p>
          </table:table-cell>
          <table:table-cell office:value-type="float" office:value="0.00440876340660037">
            <text:p>0.0044</text:p>
          </table:table-cell>
          <table:table-cell table:formula="of:=RANK([.W48];[.W$2:.W$101];1)" office:value-type="float" office:value="30">
            <text:p>30</text:p>
          </table:table-cell>
          <table:table-cell office:value-type="float" office:value="40.4945197601829">
            <text:p>40.4945</text:p>
          </table:table-cell>
          <table:table-cell table:formula="of:=RANK([.Y48];[.Y$2:.Y$101];1)" office:value-type="float" office:value="28">
            <text:p>28</text:p>
          </table:table-cell>
          <table:table-cell office:value-type="float" office:value="0.127799268623897">
            <text:p>0.1278</text:p>
          </table:table-cell>
          <table:table-cell table:formula="of:=RANK([.AA48];[.AA$2:.AA$101];1)" office:value-type="float" office:value="33">
            <text:p>33</text:p>
          </table:table-cell>
          <table:table-cell table:formula="of:=[.V48]+[.X48]+[.Z48]+[.AB48]" office:value-type="float" office:value="124">
            <text:p>124</text:p>
          </table:table-cell>
          <table:table-cell table:formula="of:=[.D48]+[.M48]+[.V48]" office:value-type="float" office:value="70">
            <text:p>70.0000</text:p>
          </table:table-cell>
          <table:table-cell table:formula="of:=[.F48]+[.O48]+[.X48]" office:value-type="float" office:value="62">
            <text:p>62.0000</text:p>
          </table:table-cell>
          <table:table-cell table:formula="of:=[.H48]+[.Q48]+[.Z48]" office:value-type="float" office:value="84">
            <text:p>84.0000</text:p>
          </table:table-cell>
          <table:table-cell table:formula="of:=[.J48]+[.S48]+[.AB48]" office:value-type="float" office:value="94">
            <text:p>94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GRU,layers=2,forecast=10,input_length=50</text:p>
          </table:table-cell>
          <table:table-cell office:value-type="float" office:value="0.0307921152561903">
            <text:p>0.0308</text:p>
          </table:table-cell>
          <table:table-cell table:formula="of:=RANK([.C49];[.C$2:.C$101];1)" office:value-type="float" office:value="37">
            <text:p>37</text:p>
          </table:table-cell>
          <table:table-cell office:value-type="float" office:value="0.00337805948220193">
            <text:p>0.0034</text:p>
          </table:table-cell>
          <table:table-cell table:formula="of:=RANK([.E49];[.E$2:.E$101];1)" office:value-type="float" office:value="19">
            <text:p>19</text:p>
          </table:table-cell>
          <table:table-cell office:value-type="float" office:value="47.7703399658203">
            <text:p>47.7703</text:p>
          </table:table-cell>
          <table:table-cell table:formula="of:=RANK([.G49];[.G$2:.G$101];1)" office:value-type="float" office:value="58">
            <text:p>58</text:p>
          </table:table-cell>
          <table:table-cell office:value-type="float" office:value="0.109612867236137">
            <text:p>0.1096</text:p>
          </table:table-cell>
          <table:table-cell table:formula="of:=RANK([.I49];[.I$2:.I$101];1)" office:value-type="float" office:value="44">
            <text:p>44</text:p>
          </table:table-cell>
          <table:table-cell table:formula="of:=[.D49]+[.F49]+[.H49]+[.J49]" office:value-type="float" office:value="158">
            <text:p>158</text:p>
          </table:table-cell>
          <table:table-cell office:value-type="float" office:value="0.0192449577152729">
            <text:p>0.0192</text:p>
          </table:table-cell>
          <table:table-cell table:formula="of:=RANK([.L49];[.L$2:.L$101];1)" office:value-type="float" office:value="34">
            <text:p>34</text:p>
          </table:table-cell>
          <table:table-cell office:value-type="float" office:value="0.00149169464452725">
            <text:p>0.0015</text:p>
          </table:table-cell>
          <table:table-cell table:formula="of:=RANK([.N49];[.N$2:.N$101];1)" office:value-type="float" office:value="22">
            <text:p>22</text:p>
          </table:table-cell>
          <table:table-cell office:value-type="float" office:value="10.2325248321964">
            <text:p>10.2325</text:p>
          </table:table-cell>
          <table:table-cell table:formula="of:=RANK([.P49];[.P$2:.P$101];1)" office:value-type="float" office:value="20">
            <text:p>20</text:p>
          </table:table-cell>
          <table:table-cell office:value-type="float" office:value="0.07155627984325">
            <text:p>0.0716</text:p>
          </table:table-cell>
          <table:table-cell table:formula="of:=RANK([.R49];[.R$2:.R$101];1)" office:value-type="float" office:value="33">
            <text:p>33</text:p>
          </table:table-cell>
          <table:table-cell table:formula="of:=[.M49]+[.O49]+[.Q49]+[.S49]" office:value-type="float" office:value="109">
            <text:p>109</text:p>
          </table:table-cell>
          <table:table-cell office:value-type="float" office:value="0.0360002629458904">
            <text:p>0.0360</text:p>
          </table:table-cell>
          <table:table-cell table:formula="of:=RANK([.U49];[.U$2:.U$101];1)" office:value-type="float" office:value="30">
            <text:p>30</text:p>
          </table:table-cell>
          <table:table-cell office:value-type="float" office:value="0.00419351550949806">
            <text:p>0.0042</text:p>
          </table:table-cell>
          <table:table-cell table:formula="of:=RANK([.W49];[.W$2:.W$101];1)" office:value-type="float" office:value="12">
            <text:p>12</text:p>
          </table:table-cell>
          <table:table-cell office:value-type="float" office:value="94.1486927108115">
            <text:p>94.1487</text:p>
          </table:table-cell>
          <table:table-cell table:formula="of:=RANK([.Y49];[.Y$2:.Y$101];1)" office:value-type="float" office:value="81">
            <text:p>81</text:p>
          </table:table-cell>
          <table:table-cell office:value-type="float" office:value="0.129858992194319">
            <text:p>0.1299</text:p>
          </table:table-cell>
          <table:table-cell table:formula="of:=RANK([.AA49];[.AA$2:.AA$101];1)" office:value-type="float" office:value="45">
            <text:p>45</text:p>
          </table:table-cell>
          <table:table-cell table:formula="of:=[.V49]+[.X49]+[.Z49]+[.AB49]" office:value-type="float" office:value="168">
            <text:p>168</text:p>
          </table:table-cell>
          <table:table-cell table:formula="of:=[.D49]+[.M49]+[.V49]" office:value-type="float" office:value="101">
            <text:p>101.0000</text:p>
          </table:table-cell>
          <table:table-cell table:formula="of:=[.F49]+[.O49]+[.X49]" office:value-type="float" office:value="53">
            <text:p>53.0000</text:p>
          </table:table-cell>
          <table:table-cell table:formula="of:=[.H49]+[.Q49]+[.Z49]" office:value-type="float" office:value="159">
            <text:p>159.0000</text:p>
          </table:table-cell>
          <table:table-cell table:formula="of:=[.J49]+[.S49]+[.AB49]" office:value-type="float" office:value="122">
            <text:p>122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LSTM,layers=1,forecast=10,input_length=10</text:p>
          </table:table-cell>
          <table:table-cell office:value-type="float" office:value="0.0293558575212956">
            <text:p>0.0294</text:p>
          </table:table-cell>
          <table:table-cell table:formula="of:=RANK([.C50];[.C$2:.C$101];1)" office:value-type="float" office:value="11">
            <text:p>11</text:p>
          </table:table-cell>
          <table:table-cell office:value-type="float" office:value="0.0034041847102344">
            <text:p>0.0034</text:p>
          </table:table-cell>
          <table:table-cell table:formula="of:=RANK([.E50];[.E$2:.E$101];1)" office:value-type="float" office:value="20">
            <text:p>20</text:p>
          </table:table-cell>
          <table:table-cell office:value-type="float" office:value="19.5733814239502">
            <text:p>19.5734</text:p>
          </table:table-cell>
          <table:table-cell table:formula="of:=RANK([.G50];[.G$2:.G$101];1)" office:value-type="float" office:value="16">
            <text:p>16</text:p>
          </table:table-cell>
          <table:table-cell office:value-type="float" office:value="0.0996699780225754">
            <text:p>0.0997</text:p>
          </table:table-cell>
          <table:table-cell table:formula="of:=RANK([.I50];[.I$2:.I$101];1)" office:value-type="float" office:value="23">
            <text:p>23</text:p>
          </table:table-cell>
          <table:table-cell table:formula="of:=[.D50]+[.F50]+[.H50]+[.J50]" office:value-type="float" office:value="70">
            <text:p>70</text:p>
          </table:table-cell>
          <table:table-cell office:value-type="float" office:value="0.0123523557558656">
            <text:p>0.0124</text:p>
          </table:table-cell>
          <table:table-cell table:formula="of:=RANK([.L50];[.L$2:.L$101];1)" office:value-type="float" office:value="4">
            <text:p>4</text:p>
          </table:table-cell>
          <table:table-cell office:value-type="float" office:value="0.00126670019479236">
            <text:p>0.0013</text:p>
          </table:table-cell>
          <table:table-cell table:formula="of:=RANK([.N50];[.N$2:.N$101];1)" office:value-type="float" office:value="4">
            <text:p>4</text:p>
          </table:table-cell>
          <table:table-cell office:value-type="float" office:value="3.66470477125199">
            <text:p>3.6647</text:p>
          </table:table-cell>
          <table:table-cell table:formula="of:=RANK([.P50];[.P$2:.P$101];1)" office:value-type="float" office:value="5">
            <text:p>5</text:p>
          </table:table-cell>
          <table:table-cell office:value-type="float" office:value="0.046197716026445">
            <text:p>0.0462</text:p>
          </table:table-cell>
          <table:table-cell table:formula="of:=RANK([.R50];[.R$2:.R$101];1)" office:value-type="float" office:value="20">
            <text:p>20</text:p>
          </table:table-cell>
          <table:table-cell table:formula="of:=[.M50]+[.O50]+[.Q50]+[.S50]" office:value-type="float" office:value="33">
            <text:p>33</text:p>
          </table:table-cell>
          <table:table-cell office:value-type="float" office:value="0.0354548543691635">
            <text:p>0.0355</text:p>
          </table:table-cell>
          <table:table-cell table:formula="of:=RANK([.U50];[.U$2:.U$101];1)" office:value-type="float" office:value="22">
            <text:p>22</text:p>
          </table:table-cell>
          <table:table-cell office:value-type="float" office:value="0.00433502714204907">
            <text:p>0.0043</text:p>
          </table:table-cell>
          <table:table-cell table:formula="of:=RANK([.W50];[.W$2:.W$101];1)" office:value-type="float" office:value="21">
            <text:p>21</text:p>
          </table:table-cell>
          <table:table-cell office:value-type="float" office:value="34.0501674668967">
            <text:p>34.0502</text:p>
          </table:table-cell>
          <table:table-cell table:formula="of:=RANK([.Y50];[.Y$2:.Y$101];1)" office:value-type="float" office:value="20">
            <text:p>20</text:p>
          </table:table-cell>
          <table:table-cell office:value-type="float" office:value="0.124982160650541">
            <text:p>0.1250</text:p>
          </table:table-cell>
          <table:table-cell table:formula="of:=RANK([.AA50];[.AA$2:.AA$101];1)" office:value-type="float" office:value="21">
            <text:p>21</text:p>
          </table:table-cell>
          <table:table-cell table:formula="of:=[.V50]+[.X50]+[.Z50]+[.AB50]" office:value-type="float" office:value="84">
            <text:p>84</text:p>
          </table:table-cell>
          <table:table-cell table:formula="of:=[.D50]+[.M50]+[.V50]" office:value-type="float" office:value="37">
            <text:p>37.0000</text:p>
          </table:table-cell>
          <table:table-cell table:formula="of:=[.F50]+[.O50]+[.X50]" office:value-type="float" office:value="45">
            <text:p>45.0000</text:p>
          </table:table-cell>
          <table:table-cell table:formula="of:=[.H50]+[.Q50]+[.Z50]" office:value-type="float" office:value="41">
            <text:p>41.0000</text:p>
          </table:table-cell>
          <table:table-cell table:formula="of:=[.J50]+[.S50]+[.AB50]" office:value-type="float" office:value="64">
            <text:p>64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LSTM,layers=1,forecast=10,input_length=20</text:p>
          </table:table-cell>
          <table:table-cell office:value-type="float" office:value="0.0294760521501303">
            <text:p>0.0295</text:p>
          </table:table-cell>
          <table:table-cell table:formula="of:=RANK([.C51];[.C$2:.C$101];1)" office:value-type="float" office:value="13">
            <text:p>13</text:p>
          </table:table-cell>
          <table:table-cell office:value-type="float" office:value="0.00363007350824773">
            <text:p>0.0036</text:p>
          </table:table-cell>
          <table:table-cell table:formula="of:=RANK([.E51];[.E$2:.E$101];1)" office:value-type="float" office:value="40">
            <text:p>40</text:p>
          </table:table-cell>
          <table:table-cell office:value-type="float" office:value="18.4076442718506">
            <text:p>18.4076</text:p>
          </table:table-cell>
          <table:table-cell table:formula="of:=RANK([.G51];[.G$2:.G$101];1)" office:value-type="float" office:value="11">
            <text:p>11</text:p>
          </table:table-cell>
          <table:table-cell office:value-type="float" office:value="0.097848117351532">
            <text:p>0.0978</text:p>
          </table:table-cell>
          <table:table-cell table:formula="of:=RANK([.I51];[.I$2:.I$101];1)" office:value-type="float" office:value="18">
            <text:p>18</text:p>
          </table:table-cell>
          <table:table-cell table:formula="of:=[.D51]+[.F51]+[.H51]+[.J51]" office:value-type="float" office:value="82">
            <text:p>82</text:p>
          </table:table-cell>
          <table:table-cell office:value-type="float" office:value="0.0124022196978331">
            <text:p>0.0124</text:p>
          </table:table-cell>
          <table:table-cell table:formula="of:=RANK([.L51];[.L$2:.L$101];1)" office:value-type="float" office:value="5">
            <text:p>5</text:p>
          </table:table-cell>
          <table:table-cell office:value-type="float" office:value="0.0013359465764947">
            <text:p>0.0013</text:p>
          </table:table-cell>
          <table:table-cell table:formula="of:=RANK([.N51];[.N$2:.N$101];1)" office:value-type="float" office:value="9">
            <text:p>9</text:p>
          </table:table-cell>
          <table:table-cell office:value-type="float" office:value="3.68282489412487">
            <text:p>3.6828</text:p>
          </table:table-cell>
          <table:table-cell table:formula="of:=RANK([.P51];[.P$2:.P$101];1)" office:value-type="float" office:value="6">
            <text:p>6</text:p>
          </table:table-cell>
          <table:table-cell office:value-type="float" office:value="0.0392492474520438">
            <text:p>0.0392</text:p>
          </table:table-cell>
          <table:table-cell table:formula="of:=RANK([.R51];[.R$2:.R$101];1)" office:value-type="float" office:value="16">
            <text:p>16</text:p>
          </table:table-cell>
          <table:table-cell table:formula="of:=[.M51]+[.O51]+[.Q51]+[.S51]" office:value-type="float" office:value="36">
            <text:p>36</text:p>
          </table:table-cell>
          <table:table-cell office:value-type="float" office:value="0.036274429410696">
            <text:p>0.0363</text:p>
          </table:table-cell>
          <table:table-cell table:formula="of:=RANK([.U51];[.U$2:.U$101];1)" office:value-type="float" office:value="38">
            <text:p>38</text:p>
          </table:table-cell>
          <table:table-cell office:value-type="float" office:value="0.00458347567195469">
            <text:p>0.0046</text:p>
          </table:table-cell>
          <table:table-cell table:formula="of:=RANK([.W51];[.W$2:.W$101];1)" office:value-type="float" office:value="45">
            <text:p>45</text:p>
          </table:table-cell>
          <table:table-cell office:value-type="float" office:value="35.2528958062021">
            <text:p>35.2529</text:p>
          </table:table-cell>
          <table:table-cell table:formula="of:=RANK([.Y51];[.Y$2:.Y$101];1)" office:value-type="float" office:value="23">
            <text:p>23</text:p>
          </table:table-cell>
          <table:table-cell office:value-type="float" office:value="0.127849124644737">
            <text:p>0.1278</text:p>
          </table:table-cell>
          <table:table-cell table:formula="of:=RANK([.AA51];[.AA$2:.AA$101];1)" office:value-type="float" office:value="35">
            <text:p>35</text:p>
          </table:table-cell>
          <table:table-cell table:formula="of:=[.V51]+[.X51]+[.Z51]+[.AB51]" office:value-type="float" office:value="141">
            <text:p>141</text:p>
          </table:table-cell>
          <table:table-cell table:formula="of:=[.D51]+[.M51]+[.V51]" office:value-type="float" office:value="56">
            <text:p>56.0000</text:p>
          </table:table-cell>
          <table:table-cell table:formula="of:=[.F51]+[.O51]+[.X51]" office:value-type="float" office:value="94">
            <text:p>94.0000</text:p>
          </table:table-cell>
          <table:table-cell table:formula="of:=[.H51]+[.Q51]+[.Z51]" office:value-type="float" office:value="40">
            <text:p>40.0000</text:p>
          </table:table-cell>
          <table:table-cell table:formula="of:=[.J51]+[.S51]+[.AB51]" office:value-type="float" office:value="69">
            <text:p>69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LSTM,layers=1,forecast=10,input_length=5</text:p>
          </table:table-cell>
          <table:table-cell office:value-type="float" office:value="0.029275456443429">
            <text:p>0.0293</text:p>
          </table:table-cell>
          <table:table-cell table:formula="of:=RANK([.C52];[.C$2:.C$101];1)" office:value-type="float" office:value="9">
            <text:p>9</text:p>
          </table:table-cell>
          <table:table-cell office:value-type="float" office:value="0.00349017046391964">
            <text:p>0.0035</text:p>
          </table:table-cell>
          <table:table-cell table:formula="of:=RANK([.E52];[.E$2:.E$101];1)" office:value-type="float" office:value="31">
            <text:p>31</text:p>
          </table:table-cell>
          <table:table-cell office:value-type="float" office:value="21.2386684417725">
            <text:p>21.2387</text:p>
          </table:table-cell>
          <table:table-cell table:formula="of:=RANK([.G52];[.G$2:.G$101];1)" office:value-type="float" office:value="19">
            <text:p>19</text:p>
          </table:table-cell>
          <table:table-cell office:value-type="float" office:value="0.0971366092562676">
            <text:p>0.0971</text:p>
          </table:table-cell>
          <table:table-cell table:formula="of:=RANK([.I52];[.I$2:.I$101];1)" office:value-type="float" office:value="15">
            <text:p>15</text:p>
          </table:table-cell>
          <table:table-cell table:formula="of:=[.D52]+[.F52]+[.H52]+[.J52]" office:value-type="float" office:value="74">
            <text:p>74</text:p>
          </table:table-cell>
          <table:table-cell office:value-type="float" office:value="0.0114142326638103">
            <text:p>0.0114</text:p>
          </table:table-cell>
          <table:table-cell table:formula="of:=RANK([.L52];[.L$2:.L$101];1)" office:value-type="float" office:value="1">
            <text:p>1</text:p>
          </table:table-cell>
          <table:table-cell office:value-type="float" office:value="0.00125927959635822">
            <text:p>0.0013</text:p>
          </table:table-cell>
          <table:table-cell table:formula="of:=RANK([.N52];[.N$2:.N$101];1)" office:value-type="float" office:value="3">
            <text:p>3</text:p>
          </table:table-cell>
          <table:table-cell office:value-type="float" office:value="2.71544884029456">
            <text:p>2.7154</text:p>
          </table:table-cell>
          <table:table-cell table:formula="of:=RANK([.P52];[.P$2:.P$101];1)" office:value-type="float" office:value="4">
            <text:p>4</text:p>
          </table:table-cell>
          <table:table-cell office:value-type="float" office:value="0.0318799321265009">
            <text:p>0.0319</text:p>
          </table:table-cell>
          <table:table-cell table:formula="of:=RANK([.R52];[.R$2:.R$101];1)" office:value-type="float" office:value="12">
            <text:p>12</text:p>
          </table:table-cell>
          <table:table-cell table:formula="of:=[.M52]+[.O52]+[.Q52]+[.S52]" office:value-type="float" office:value="20">
            <text:p>20</text:p>
          </table:table-cell>
          <table:table-cell office:value-type="float" office:value="0.0361903645098209">
            <text:p>0.0362</text:p>
          </table:table-cell>
          <table:table-cell table:formula="of:=RANK([.U52];[.U$2:.U$101];1)" office:value-type="float" office:value="35">
            <text:p>35</text:p>
          </table:table-cell>
          <table:table-cell office:value-type="float" office:value="0.00445066149375541">
            <text:p>0.0045</text:p>
          </table:table-cell>
          <table:table-cell table:formula="of:=RANK([.W52];[.W$2:.W$101];1)" office:value-type="float" office:value="33">
            <text:p>33</text:p>
          </table:table-cell>
          <table:table-cell office:value-type="float" office:value="45.9244906260055">
            <text:p>45.9245</text:p>
          </table:table-cell>
          <table:table-cell table:formula="of:=RANK([.Y52];[.Y$2:.Y$101];1)" office:value-type="float" office:value="38">
            <text:p>38</text:p>
          </table:table-cell>
          <table:table-cell office:value-type="float" office:value="0.127752630770941">
            <text:p>0.1278</text:p>
          </table:table-cell>
          <table:table-cell table:formula="of:=RANK([.AA52];[.AA$2:.AA$101];1)" office:value-type="float" office:value="32">
            <text:p>32</text:p>
          </table:table-cell>
          <table:table-cell table:formula="of:=[.V52]+[.X52]+[.Z52]+[.AB52]" office:value-type="float" office:value="138">
            <text:p>138</text:p>
          </table:table-cell>
          <table:table-cell table:formula="of:=[.D52]+[.M52]+[.V52]" office:value-type="float" office:value="45">
            <text:p>45.0000</text:p>
          </table:table-cell>
          <table:table-cell table:formula="of:=[.F52]+[.O52]+[.X52]" office:value-type="float" office:value="67">
            <text:p>67.0000</text:p>
          </table:table-cell>
          <table:table-cell table:formula="of:=[.H52]+[.Q52]+[.Z52]" office:value-type="float" office:value="61">
            <text:p>61.0000</text:p>
          </table:table-cell>
          <table:table-cell table:formula="of:=[.J52]+[.S52]+[.AB52]" office:value-type="float" office:value="59">
            <text:p>59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LSTM,layers=1,forecast=10,input_length=50</text:p>
          </table:table-cell>
          <table:table-cell office:value-type="float" office:value="0.0298771895468235">
            <text:p>0.0299</text:p>
          </table:table-cell>
          <table:table-cell table:formula="of:=RANK([.C53];[.C$2:.C$101];1)" office:value-type="float" office:value="22">
            <text:p>22</text:p>
          </table:table-cell>
          <table:table-cell office:value-type="float" office:value="0.00329626980237663">
            <text:p>0.0033</text:p>
          </table:table-cell>
          <table:table-cell table:formula="of:=RANK([.E53];[.E$2:.E$101];1)" office:value-type="float" office:value="11">
            <text:p>11</text:p>
          </table:table-cell>
          <table:table-cell office:value-type="float" office:value="31.1434841156006">
            <text:p>31.1435</text:p>
          </table:table-cell>
          <table:table-cell table:formula="of:=RANK([.G53];[.G$2:.G$101];1)" office:value-type="float" office:value="38">
            <text:p>38</text:p>
          </table:table-cell>
          <table:table-cell office:value-type="float" office:value="0.227704092860222">
            <text:p>0.2277</text:p>
          </table:table-cell>
          <table:table-cell table:formula="of:=RANK([.I53];[.I$2:.I$101];1)" office:value-type="float" office:value="91">
            <text:p>91</text:p>
          </table:table-cell>
          <table:table-cell table:formula="of:=[.D53]+[.F53]+[.H53]+[.J53]" office:value-type="float" office:value="162">
            <text:p>162</text:p>
          </table:table-cell>
          <table:table-cell office:value-type="float" office:value="0.0174391139298677">
            <text:p>0.0174</text:p>
          </table:table-cell>
          <table:table-cell table:formula="of:=RANK([.L53];[.L$2:.L$101];1)" office:value-type="float" office:value="24">
            <text:p>24</text:p>
          </table:table-cell>
          <table:table-cell office:value-type="float" office:value="0.0013727402191363">
            <text:p>0.0014</text:p>
          </table:table-cell>
          <table:table-cell table:formula="of:=RANK([.N53];[.N$2:.N$101];1)" office:value-type="float" office:value="15">
            <text:p>15</text:p>
          </table:table-cell>
          <table:table-cell office:value-type="float" office:value="4.27439030743192">
            <text:p>4.2744</text:p>
          </table:table-cell>
          <table:table-cell table:formula="of:=RANK([.P53];[.P$2:.P$101];1)" office:value-type="float" office:value="7">
            <text:p>7</text:p>
          </table:table-cell>
          <table:table-cell office:value-type="float" office:value="0.0402044857984424">
            <text:p>0.0402</text:p>
          </table:table-cell>
          <table:table-cell table:formula="of:=RANK([.R53];[.R$2:.R$101];1)" office:value-type="float" office:value="17">
            <text:p>17</text:p>
          </table:table-cell>
          <table:table-cell table:formula="of:=[.M53]+[.O53]+[.Q53]+[.S53]" office:value-type="float" office:value="63">
            <text:p>63</text:p>
          </table:table-cell>
          <table:table-cell office:value-type="float" office:value="0.0358512364327908">
            <text:p>0.0359</text:p>
          </table:table-cell>
          <table:table-cell table:formula="of:=RANK([.U53];[.U$2:.U$101];1)" office:value-type="float" office:value="27">
            <text:p>27</text:p>
          </table:table-cell>
          <table:table-cell office:value-type="float" office:value="0.00420576653048651">
            <text:p>0.0042</text:p>
          </table:table-cell>
          <table:table-cell table:formula="of:=RANK([.W53];[.W$2:.W$101];1)" office:value-type="float" office:value="15">
            <text:p>15</text:p>
          </table:table-cell>
          <table:table-cell office:value-type="float" office:value="42.9346578117564">
            <text:p>42.9347</text:p>
          </table:table-cell>
          <table:table-cell table:formula="of:=RANK([.Y53];[.Y$2:.Y$101];1)" office:value-type="float" office:value="34">
            <text:p>34</text:p>
          </table:table-cell>
          <table:table-cell office:value-type="float" office:value="0.126778699662837">
            <text:p>0.1268</text:p>
          </table:table-cell>
          <table:table-cell table:formula="of:=RANK([.AA53];[.AA$2:.AA$101];1)" office:value-type="float" office:value="29">
            <text:p>29</text:p>
          </table:table-cell>
          <table:table-cell table:formula="of:=[.V53]+[.X53]+[.Z53]+[.AB53]" office:value-type="float" office:value="105">
            <text:p>105</text:p>
          </table:table-cell>
          <table:table-cell table:formula="of:=[.D53]+[.M53]+[.V53]" office:value-type="float" office:value="73">
            <text:p>73.0000</text:p>
          </table:table-cell>
          <table:table-cell table:formula="of:=[.F53]+[.O53]+[.X53]" office:value-type="float" office:value="41">
            <text:p>41.0000</text:p>
          </table:table-cell>
          <table:table-cell table:formula="of:=[.H53]+[.Q53]+[.Z53]" office:value-type="float" office:value="79">
            <text:p>79.0000</text:p>
          </table:table-cell>
          <table:table-cell table:formula="of:=[.J53]+[.S53]+[.AB53]" office:value-type="float" office:value="137">
            <text:p>137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LSTM,layers=2,forecast=10,input_length=10</text:p>
          </table:table-cell>
          <table:table-cell office:value-type="float" office:value="0.0291744917631149">
            <text:p>0.0292</text:p>
          </table:table-cell>
          <table:table-cell table:formula="of:=RANK([.C54];[.C$2:.C$101];1)" office:value-type="float" office:value="8">
            <text:p>8</text:p>
          </table:table-cell>
          <table:table-cell office:value-type="float" office:value="0.00340495212003589">
            <text:p>0.0034</text:p>
          </table:table-cell>
          <table:table-cell table:formula="of:=RANK([.E54];[.E$2:.E$101];1)" office:value-type="float" office:value="21">
            <text:p>21</text:p>
          </table:table-cell>
          <table:table-cell office:value-type="float" office:value="30.2575702667236">
            <text:p>30.2576</text:p>
          </table:table-cell>
          <table:table-cell table:formula="of:=RANK([.G54];[.G$2:.G$101];1)" office:value-type="float" office:value="36">
            <text:p>36</text:p>
          </table:table-cell>
          <table:table-cell office:value-type="float" office:value="0.105854503810406">
            <text:p>0.1059</text:p>
          </table:table-cell>
          <table:table-cell table:formula="of:=RANK([.I54];[.I$2:.I$101];1)" office:value-type="float" office:value="31">
            <text:p>31</text:p>
          </table:table-cell>
          <table:table-cell table:formula="of:=[.D54]+[.F54]+[.H54]+[.J54]" office:value-type="float" office:value="96">
            <text:p>96</text:p>
          </table:table-cell>
          <table:table-cell office:value-type="float" office:value="0.0121465353295207">
            <text:p>0.0121</text:p>
          </table:table-cell>
          <table:table-cell table:formula="of:=RANK([.L54];[.L$2:.L$101];1)" office:value-type="float" office:value="3">
            <text:p>3</text:p>
          </table:table-cell>
          <table:table-cell office:value-type="float" office:value="0.00124417803785217">
            <text:p>0.0012</text:p>
          </table:table-cell>
          <table:table-cell table:formula="of:=RANK([.N54];[.N$2:.N$101];1)" office:value-type="float" office:value="1">
            <text:p>1</text:p>
          </table:table-cell>
          <table:table-cell office:value-type="float" office:value="12.4244958321281">
            <text:p>12.4245</text:p>
          </table:table-cell>
          <table:table-cell table:formula="of:=RANK([.P54];[.P$2:.P$101];1)" office:value-type="float" office:value="26">
            <text:p>26</text:p>
          </table:table-cell>
          <table:table-cell office:value-type="float" office:value="0.0556924616686867">
            <text:p>0.0557</text:p>
          </table:table-cell>
          <table:table-cell table:formula="of:=RANK([.R54];[.R$2:.R$101];1)" office:value-type="float" office:value="26">
            <text:p>26</text:p>
          </table:table-cell>
          <table:table-cell table:formula="of:=[.M54]+[.O54]+[.Q54]+[.S54]" office:value-type="float" office:value="56">
            <text:p>56</text:p>
          </table:table-cell>
          <table:table-cell office:value-type="float" office:value="0.0361058637499809">
            <text:p>0.0361</text:p>
          </table:table-cell>
          <table:table-cell table:formula="of:=RANK([.U54];[.U$2:.U$101];1)" office:value-type="float" office:value="32">
            <text:p>32</text:p>
          </table:table-cell>
          <table:table-cell office:value-type="float" office:value="0.00435524018770598">
            <text:p>0.0044</text:p>
          </table:table-cell>
          <table:table-cell table:formula="of:=RANK([.W54];[.W$2:.W$101];1)" office:value-type="float" office:value="24">
            <text:p>24</text:p>
          </table:table-cell>
          <table:table-cell office:value-type="float" office:value="52.3553147328482">
            <text:p>52.3553</text:p>
          </table:table-cell>
          <table:table-cell table:formula="of:=RANK([.Y54];[.Y$2:.Y$101];1)" office:value-type="float" office:value="46">
            <text:p>46</text:p>
          </table:table-cell>
          <table:table-cell office:value-type="float" office:value="0.127985466464198">
            <text:p>0.1280</text:p>
          </table:table-cell>
          <table:table-cell table:formula="of:=RANK([.AA54];[.AA$2:.AA$101];1)" office:value-type="float" office:value="36">
            <text:p>36</text:p>
          </table:table-cell>
          <table:table-cell table:formula="of:=[.V54]+[.X54]+[.Z54]+[.AB54]" office:value-type="float" office:value="138">
            <text:p>138</text:p>
          </table:table-cell>
          <table:table-cell table:formula="of:=[.D54]+[.M54]+[.V54]" office:value-type="float" office:value="43">
            <text:p>43.0000</text:p>
          </table:table-cell>
          <table:table-cell table:formula="of:=[.F54]+[.O54]+[.X54]" office:value-type="float" office:value="46">
            <text:p>46.0000</text:p>
          </table:table-cell>
          <table:table-cell table:formula="of:=[.H54]+[.Q54]+[.Z54]" office:value-type="float" office:value="108">
            <text:p>108.0000</text:p>
          </table:table-cell>
          <table:table-cell table:formula="of:=[.J54]+[.S54]+[.AB54]" office:value-type="float" office:value="93">
            <text:p>93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LSTM,layers=2,forecast=10,input_length=20</text:p>
          </table:table-cell>
          <table:table-cell office:value-type="float" office:value="0.0301425252109766">
            <text:p>0.0301</text:p>
          </table:table-cell>
          <table:table-cell table:formula="of:=RANK([.C55];[.C$2:.C$101];1)" office:value-type="float" office:value="27">
            <text:p>27</text:p>
          </table:table-cell>
          <table:table-cell office:value-type="float" office:value="0.00380534282885492">
            <text:p>0.0038</text:p>
          </table:table-cell>
          <table:table-cell table:formula="of:=RANK([.E55];[.E$2:.E$101];1)" office:value-type="float" office:value="50">
            <text:p>50</text:p>
          </table:table-cell>
          <table:table-cell office:value-type="float" office:value="23.563362121582">
            <text:p>23.5634</text:p>
          </table:table-cell>
          <table:table-cell table:formula="of:=RANK([.G55];[.G$2:.G$101];1)" office:value-type="float" office:value="24">
            <text:p>24</text:p>
          </table:table-cell>
          <table:table-cell office:value-type="float" office:value="0.133623704314232">
            <text:p>0.1336</text:p>
          </table:table-cell>
          <table:table-cell table:formula="of:=RANK([.I55];[.I$2:.I$101];1)" office:value-type="float" office:value="63">
            <text:p>63</text:p>
          </table:table-cell>
          <table:table-cell table:formula="of:=[.D55]+[.F55]+[.H55]+[.J55]" office:value-type="float" office:value="164">
            <text:p>164</text:p>
          </table:table-cell>
          <table:table-cell office:value-type="float" office:value="0.0142308687791228">
            <text:p>0.0142</text:p>
          </table:table-cell>
          <table:table-cell table:formula="of:=RANK([.L55];[.L$2:.L$101];1)" office:value-type="float" office:value="15">
            <text:p>15</text:p>
          </table:table-cell>
          <table:table-cell office:value-type="float" office:value="0.001405356659479">
            <text:p>0.0014</text:p>
          </table:table-cell>
          <table:table-cell table:formula="of:=RANK([.N55];[.N$2:.N$101];1)" office:value-type="float" office:value="18">
            <text:p>18</text:p>
          </table:table-cell>
          <table:table-cell office:value-type="float" office:value="12.3371338326535">
            <text:p>12.3371</text:p>
          </table:table-cell>
          <table:table-cell table:formula="of:=RANK([.P55];[.P$2:.P$101];1)" office:value-type="float" office:value="24">
            <text:p>24</text:p>
          </table:table-cell>
          <table:table-cell office:value-type="float" office:value="0.0555532792100113">
            <text:p>0.0556</text:p>
          </table:table-cell>
          <table:table-cell table:formula="of:=RANK([.R55];[.R$2:.R$101];1)" office:value-type="float" office:value="25">
            <text:p>25</text:p>
          </table:table-cell>
          <table:table-cell table:formula="of:=[.M55]+[.O55]+[.Q55]+[.S55]" office:value-type="float" office:value="82">
            <text:p>82</text:p>
          </table:table-cell>
          <table:table-cell office:value-type="float" office:value="0.0366023555397987">
            <text:p>0.0366</text:p>
          </table:table-cell>
          <table:table-cell table:formula="of:=RANK([.U55];[.U$2:.U$101];1)" office:value-type="float" office:value="45">
            <text:p>45</text:p>
          </table:table-cell>
          <table:table-cell office:value-type="float" office:value="0.0047692502181439">
            <text:p>0.0048</text:p>
          </table:table-cell>
          <table:table-cell table:formula="of:=RANK([.W55];[.W$2:.W$101];1)" office:value-type="float" office:value="49">
            <text:p>49</text:p>
          </table:table-cell>
          <table:table-cell office:value-type="float" office:value="35.7074678186758">
            <text:p>35.7075</text:p>
          </table:table-cell>
          <table:table-cell table:formula="of:=RANK([.Y55];[.Y$2:.Y$101];1)" office:value-type="float" office:value="25">
            <text:p>25</text:p>
          </table:table-cell>
          <table:table-cell office:value-type="float" office:value="0.12994675608816">
            <text:p>0.1299</text:p>
          </table:table-cell>
          <table:table-cell table:formula="of:=RANK([.AA55];[.AA$2:.AA$101];1)" office:value-type="float" office:value="46">
            <text:p>46</text:p>
          </table:table-cell>
          <table:table-cell table:formula="of:=[.V55]+[.X55]+[.Z55]+[.AB55]" office:value-type="float" office:value="165">
            <text:p>165</text:p>
          </table:table-cell>
          <table:table-cell table:formula="of:=[.D55]+[.M55]+[.V55]" office:value-type="float" office:value="87">
            <text:p>87.0000</text:p>
          </table:table-cell>
          <table:table-cell table:formula="of:=[.F55]+[.O55]+[.X55]" office:value-type="float" office:value="117">
            <text:p>117.0000</text:p>
          </table:table-cell>
          <table:table-cell table:formula="of:=[.H55]+[.Q55]+[.Z55]" office:value-type="float" office:value="73">
            <text:p>73.0000</text:p>
          </table:table-cell>
          <table:table-cell table:formula="of:=[.J55]+[.S55]+[.AB55]" office:value-type="float" office:value="134">
            <text:p>134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LSTM,layers=2,forecast=10,input_length=5</text:p>
          </table:table-cell>
          <table:table-cell office:value-type="float" office:value="0.0290177073329687">
            <text:p>0.0290</text:p>
          </table:table-cell>
          <table:table-cell table:formula="of:=RANK([.C56];[.C$2:.C$101];1)" office:value-type="float" office:value="4">
            <text:p>4</text:p>
          </table:table-cell>
          <table:table-cell office:value-type="float" office:value="0.00340634398162365">
            <text:p>0.0034</text:p>
          </table:table-cell>
          <table:table-cell table:formula="of:=RANK([.E56];[.E$2:.E$101];1)" office:value-type="float" office:value="22">
            <text:p>22</text:p>
          </table:table-cell>
          <table:table-cell office:value-type="float" office:value="31.7145709991455">
            <text:p>31.7146</text:p>
          </table:table-cell>
          <table:table-cell table:formula="of:=RANK([.G56];[.G$2:.G$101];1)" office:value-type="float" office:value="39">
            <text:p>39</text:p>
          </table:table-cell>
          <table:table-cell office:value-type="float" office:value="0.10507832467556">
            <text:p>0.1051</text:p>
          </table:table-cell>
          <table:table-cell table:formula="of:=RANK([.I56];[.I$2:.I$101];1)" office:value-type="float" office:value="28">
            <text:p>28</text:p>
          </table:table-cell>
          <table:table-cell table:formula="of:=[.D56]+[.F56]+[.H56]+[.J56]" office:value-type="float" office:value="93">
            <text:p>93</text:p>
          </table:table-cell>
          <table:table-cell office:value-type="float" office:value="0.0126124741509557">
            <text:p>0.0126</text:p>
          </table:table-cell>
          <table:table-cell table:formula="of:=RANK([.L56];[.L$2:.L$101];1)" office:value-type="float" office:value="8">
            <text:p>8</text:p>
          </table:table-cell>
          <table:table-cell office:value-type="float" office:value="0.00124932352511031">
            <text:p>0.0012</text:p>
          </table:table-cell>
          <table:table-cell table:formula="of:=RANK([.N56];[.N$2:.N$101];1)" office:value-type="float" office:value="2">
            <text:p>2</text:p>
          </table:table-cell>
          <table:table-cell office:value-type="float" office:value="17.1179731544342">
            <text:p>17.1180</text:p>
          </table:table-cell>
          <table:table-cell table:formula="of:=RANK([.P56];[.P$2:.P$101];1)" office:value-type="float" office:value="34">
            <text:p>34</text:p>
          </table:table-cell>
          <table:table-cell office:value-type="float" office:value="0.0582157703808426">
            <text:p>0.0582</text:p>
          </table:table-cell>
          <table:table-cell table:formula="of:=RANK([.R56];[.R$2:.R$101];1)" office:value-type="float" office:value="27">
            <text:p>27</text:p>
          </table:table-cell>
          <table:table-cell table:formula="of:=[.M56]+[.O56]+[.Q56]+[.S56]" office:value-type="float" office:value="71">
            <text:p>71</text:p>
          </table:table-cell>
          <table:table-cell office:value-type="float" office:value="0.0361638180911541">
            <text:p>0.0362</text:p>
          </table:table-cell>
          <table:table-cell table:formula="of:=RANK([.U56];[.U$2:.U$101];1)" office:value-type="float" office:value="34">
            <text:p>34</text:p>
          </table:table-cell>
          <table:table-cell office:value-type="float" office:value="0.00438778329845556">
            <text:p>0.0044</text:p>
          </table:table-cell>
          <table:table-cell table:formula="of:=RANK([.W56];[.W$2:.W$101];1)" office:value-type="float" office:value="26">
            <text:p>26</text:p>
          </table:table-cell>
          <table:table-cell office:value-type="float" office:value="55.8615258197287">
            <text:p>55.8615</text:p>
          </table:table-cell>
          <table:table-cell table:formula="of:=RANK([.Y56];[.Y$2:.Y$101];1)" office:value-type="float" office:value="53">
            <text:p>53</text:p>
          </table:table-cell>
          <table:table-cell office:value-type="float" office:value="0.128388329569498">
            <text:p>0.1284</text:p>
          </table:table-cell>
          <table:table-cell table:formula="of:=RANK([.AA56];[.AA$2:.AA$101];1)" office:value-type="float" office:value="38">
            <text:p>38</text:p>
          </table:table-cell>
          <table:table-cell table:formula="of:=[.V56]+[.X56]+[.Z56]+[.AB56]" office:value-type="float" office:value="151">
            <text:p>151</text:p>
          </table:table-cell>
          <table:table-cell table:formula="of:=[.D56]+[.M56]+[.V56]" office:value-type="float" office:value="46">
            <text:p>46.0000</text:p>
          </table:table-cell>
          <table:table-cell table:formula="of:=[.F56]+[.O56]+[.X56]" office:value-type="float" office:value="50">
            <text:p>50.0000</text:p>
          </table:table-cell>
          <table:table-cell table:formula="of:=[.H56]+[.Q56]+[.Z56]" office:value-type="float" office:value="126">
            <text:p>126.0000</text:p>
          </table:table-cell>
          <table:table-cell table:formula="of:=[.J56]+[.S56]+[.AB56]" office:value-type="float" office:value="93">
            <text:p>93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LSTM,layers=2,forecast=10,input_length=50</text:p>
          </table:table-cell>
          <table:table-cell office:value-type="float" office:value="0.0290518794208765">
            <text:p>0.0291</text:p>
          </table:table-cell>
          <table:table-cell table:formula="of:=RANK([.C57];[.C$2:.C$101];1)" office:value-type="float" office:value="6">
            <text:p>6</text:p>
          </table:table-cell>
          <table:table-cell office:value-type="float" office:value="0.00314689567312598">
            <text:p>0.0031</text:p>
          </table:table-cell>
          <table:table-cell table:formula="of:=RANK([.E57];[.E$2:.E$101];1)" office:value-type="float" office:value="4">
            <text:p>4</text:p>
          </table:table-cell>
          <table:table-cell office:value-type="float" office:value="15.3307495117188">
            <text:p>15.3307</text:p>
          </table:table-cell>
          <table:table-cell table:formula="of:=RANK([.G57];[.G$2:.G$101];1)" office:value-type="float" office:value="6">
            <text:p>6</text:p>
          </table:table-cell>
          <table:table-cell office:value-type="float" office:value="0.116670586168766">
            <text:p>0.1167</text:p>
          </table:table-cell>
          <table:table-cell table:formula="of:=RANK([.I57];[.I$2:.I$101];1)" office:value-type="float" office:value="52">
            <text:p>52</text:p>
          </table:table-cell>
          <table:table-cell table:formula="of:=[.D57]+[.F57]+[.H57]+[.J57]" office:value-type="float" office:value="68">
            <text:p>68</text:p>
          </table:table-cell>
          <table:table-cell office:value-type="float" office:value="0.0179792400449514">
            <text:p>0.0180</text:p>
          </table:table-cell>
          <table:table-cell table:formula="of:=RANK([.L57];[.L$2:.L$101];1)" office:value-type="float" office:value="26">
            <text:p>26</text:p>
          </table:table-cell>
          <table:table-cell office:value-type="float" office:value="0.00135381970589043">
            <text:p>0.0014</text:p>
          </table:table-cell>
          <table:table-cell table:formula="of:=RANK([.N57];[.N$2:.N$101];1)" office:value-type="float" office:value="11">
            <text:p>11</text:p>
          </table:table-cell>
          <table:table-cell office:value-type="float" office:value="6.38686927063716">
            <text:p>6.3869</text:p>
          </table:table-cell>
          <table:table-cell table:formula="of:=RANK([.P57];[.P$2:.P$101];1)" office:value-type="float" office:value="11">
            <text:p>11</text:p>
          </table:table-cell>
          <table:table-cell office:value-type="float" office:value="0.255278986504362">
            <text:p>0.2553</text:p>
          </table:table-cell>
          <table:table-cell table:formula="of:=RANK([.R57];[.R$2:.R$101];1)" office:value-type="float" office:value="95">
            <text:p>95</text:p>
          </table:table-cell>
          <table:table-cell table:formula="of:=[.M57]+[.O57]+[.Q57]+[.S57]" office:value-type="float" office:value="143">
            <text:p>143</text:p>
          </table:table-cell>
          <table:table-cell office:value-type="float" office:value="0.0348219312727451">
            <text:p>0.0348</text:p>
          </table:table-cell>
          <table:table-cell table:formula="of:=RANK([.U57];[.U$2:.U$101];1)" office:value-type="float" office:value="14">
            <text:p>14</text:p>
          </table:table-cell>
          <table:table-cell office:value-type="float" office:value="0.00414010814872436">
            <text:p>0.0041</text:p>
          </table:table-cell>
          <table:table-cell table:formula="of:=RANK([.W57];[.W$2:.W$101];1)" office:value-type="float" office:value="9">
            <text:p>9</text:p>
          </table:table-cell>
          <table:table-cell office:value-type="float" office:value="31.1393908754754">
            <text:p>31.1394</text:p>
          </table:table-cell>
          <table:table-cell table:formula="of:=RANK([.Y57];[.Y$2:.Y$101];1)" office:value-type="float" office:value="16">
            <text:p>16</text:p>
          </table:table-cell>
          <table:table-cell office:value-type="float" office:value="0.122564910686232">
            <text:p>0.1226</text:p>
          </table:table-cell>
          <table:table-cell table:formula="of:=RANK([.AA57];[.AA$2:.AA$101];1)" office:value-type="float" office:value="13">
            <text:p>13</text:p>
          </table:table-cell>
          <table:table-cell table:formula="of:=[.V57]+[.X57]+[.Z57]+[.AB57]" office:value-type="float" office:value="52">
            <text:p>52</text:p>
          </table:table-cell>
          <table:table-cell table:formula="of:=[.D57]+[.M57]+[.V57]" office:value-type="float" office:value="46">
            <text:p>46.0000</text:p>
          </table:table-cell>
          <table:table-cell table:formula="of:=[.F57]+[.O57]+[.X57]" office:value-type="float" office:value="24">
            <text:p>24.0000</text:p>
          </table:table-cell>
          <table:table-cell table:formula="of:=[.H57]+[.Q57]+[.Z57]" office:value-type="float" office:value="33">
            <text:p>33.0000</text:p>
          </table:table-cell>
          <table:table-cell table:formula="of:=[.J57]+[.S57]+[.AB57]" office:value-type="float" office:value="160">
            <text:p>160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SCINet,forecast=10,input_length=16</text:p>
          </table:table-cell>
          <table:table-cell office:value-type="float" office:value="0.030227305367589">
            <text:p>0.0302</text:p>
          </table:table-cell>
          <table:table-cell table:formula="of:=RANK([.C58];[.C$2:.C$101];1)" office:value-type="float" office:value="29">
            <text:p>29</text:p>
          </table:table-cell>
          <table:table-cell office:value-type="float" office:value="0.00370982568711042">
            <text:p>0.0037</text:p>
          </table:table-cell>
          <table:table-cell table:formula="of:=RANK([.E58];[.E$2:.E$101];1)" office:value-type="float" office:value="45">
            <text:p>45</text:p>
          </table:table-cell>
          <table:table-cell office:value-type="float" office:value="23.5114421844482">
            <text:p>23.5114</text:p>
          </table:table-cell>
          <table:table-cell table:formula="of:=RANK([.G58];[.G$2:.G$101];1)" office:value-type="float" office:value="23">
            <text:p>23</text:p>
          </table:table-cell>
          <table:table-cell office:value-type="float" office:value="0.0990655198693276">
            <text:p>0.0991</text:p>
          </table:table-cell>
          <table:table-cell table:formula="of:=RANK([.I58];[.I$2:.I$101];1)" office:value-type="float" office:value="22">
            <text:p>22</text:p>
          </table:table-cell>
          <table:table-cell table:formula="of:=[.D58]+[.F58]+[.H58]+[.J58]" office:value-type="float" office:value="119">
            <text:p>119</text:p>
          </table:table-cell>
          <table:table-cell office:value-type="float" office:value="0.0125880734995008">
            <text:p>0.0126</text:p>
          </table:table-cell>
          <table:table-cell table:formula="of:=RANK([.L58];[.L$2:.L$101];1)" office:value-type="float" office:value="7">
            <text:p>7</text:p>
          </table:table-cell>
          <table:table-cell office:value-type="float" office:value="0.00137188064360299">
            <text:p>0.0014</text:p>
          </table:table-cell>
          <table:table-cell table:formula="of:=RANK([.N58];[.N$2:.N$101];1)" office:value-type="float" office:value="14">
            <text:p>14</text:p>
          </table:table-cell>
          <table:table-cell office:value-type="float" office:value="5.10080105145129">
            <text:p>5.1008</text:p>
          </table:table-cell>
          <table:table-cell table:formula="of:=RANK([.P58];[.P$2:.P$101];1)" office:value-type="float" office:value="8">
            <text:p>8</text:p>
          </table:table-cell>
          <table:table-cell office:value-type="float" office:value="0.017359835232739">
            <text:p>0.0174</text:p>
          </table:table-cell>
          <table:table-cell table:formula="of:=RANK([.R58];[.R$2:.R$101];1)" office:value-type="float" office:value="10">
            <text:p>10</text:p>
          </table:table-cell>
          <table:table-cell table:formula="of:=[.M58]+[.O58]+[.Q58]+[.S58]" office:value-type="float" office:value="39">
            <text:p>39</text:p>
          </table:table-cell>
          <table:table-cell office:value-type="float" office:value="0.0363530926406384">
            <text:p>0.0364</text:p>
          </table:table-cell>
          <table:table-cell table:formula="of:=RANK([.U58];[.U$2:.U$101];1)" office:value-type="float" office:value="39">
            <text:p>39</text:p>
          </table:table-cell>
          <table:table-cell office:value-type="float" office:value="0.00453347039910365">
            <text:p>0.0045</text:p>
          </table:table-cell>
          <table:table-cell table:formula="of:=RANK([.W58];[.W$2:.W$101];1)" office:value-type="float" office:value="42">
            <text:p>42</text:p>
          </table:table-cell>
          <table:table-cell office:value-type="float" office:value="53.4421375351487">
            <text:p>53.4421</text:p>
          </table:table-cell>
          <table:table-cell table:formula="of:=RANK([.Y58];[.Y$2:.Y$101];1)" office:value-type="float" office:value="50">
            <text:p>50</text:p>
          </table:table-cell>
          <table:table-cell office:value-type="float" office:value="0.128519281257981">
            <text:p>0.1285</text:p>
          </table:table-cell>
          <table:table-cell table:formula="of:=RANK([.AA58];[.AA$2:.AA$101];1)" office:value-type="float" office:value="39">
            <text:p>39</text:p>
          </table:table-cell>
          <table:table-cell table:formula="of:=[.V58]+[.X58]+[.Z58]+[.AB58]" office:value-type="float" office:value="170">
            <text:p>170</text:p>
          </table:table-cell>
          <table:table-cell table:formula="of:=[.D58]+[.M58]+[.V58]" office:value-type="float" office:value="75">
            <text:p>75.0000</text:p>
          </table:table-cell>
          <table:table-cell table:formula="of:=[.F58]+[.O58]+[.X58]" office:value-type="float" office:value="101">
            <text:p>101.0000</text:p>
          </table:table-cell>
          <table:table-cell table:formula="of:=[.H58]+[.Q58]+[.Z58]" office:value-type="float" office:value="81">
            <text:p>81.0000</text:p>
          </table:table-cell>
          <table:table-cell table:formula="of:=[.J58]+[.S58]+[.AB58]" office:value-type="float" office:value="71">
            <text:p>71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SCINet,forecast=10,input_length=32</text:p>
          </table:table-cell>
          <table:table-cell office:value-type="float" office:value="0.0303565226495266">
            <text:p>0.0304</text:p>
          </table:table-cell>
          <table:table-cell table:formula="of:=RANK([.C59];[.C$2:.C$101];1)" office:value-type="float" office:value="30">
            <text:p>30</text:p>
          </table:table-cell>
          <table:table-cell office:value-type="float" office:value="0.0036222874186933">
            <text:p>0.0036</text:p>
          </table:table-cell>
          <table:table-cell table:formula="of:=RANK([.E59];[.E$2:.E$101];1)" office:value-type="float" office:value="39">
            <text:p>39</text:p>
          </table:table-cell>
          <table:table-cell office:value-type="float" office:value="18.8211669921875">
            <text:p>18.8212</text:p>
          </table:table-cell>
          <table:table-cell table:formula="of:=RANK([.G59];[.G$2:.G$101];1)" office:value-type="float" office:value="13">
            <text:p>13</text:p>
          </table:table-cell>
          <table:table-cell office:value-type="float" office:value="0.0971573144197464">
            <text:p>0.0972</text:p>
          </table:table-cell>
          <table:table-cell table:formula="of:=RANK([.I59];[.I$2:.I$101];1)" office:value-type="float" office:value="16">
            <text:p>16</text:p>
          </table:table-cell>
          <table:table-cell table:formula="of:=[.D59]+[.F59]+[.H59]+[.J59]" office:value-type="float" office:value="98">
            <text:p>98</text:p>
          </table:table-cell>
          <table:table-cell office:value-type="float" office:value="0.0139072500169277">
            <text:p>0.0139</text:p>
          </table:table-cell>
          <table:table-cell table:formula="of:=RANK([.L59];[.L$2:.L$101];1)" office:value-type="float" office:value="11">
            <text:p>11</text:p>
          </table:table-cell>
          <table:table-cell office:value-type="float" office:value="0.00137663040867511">
            <text:p>0.0014</text:p>
          </table:table-cell>
          <table:table-cell table:formula="of:=RANK([.N59];[.N$2:.N$101];1)" office:value-type="float" office:value="16">
            <text:p>16</text:p>
          </table:table-cell>
          <table:table-cell office:value-type="float" office:value="17.8546850340574">
            <text:p>17.8547</text:p>
          </table:table-cell>
          <table:table-cell table:formula="of:=RANK([.P59];[.P$2:.P$101];1)" office:value-type="float" office:value="36">
            <text:p>36</text:p>
          </table:table-cell>
          <table:table-cell office:value-type="float" office:value="-0.0720446656414315">
            <text:p>-0.0720</text:p>
          </table:table-cell>
          <table:table-cell table:formula="of:=RANK([.R59];[.R$2:.R$101];1)" office:value-type="float" office:value="5">
            <text:p>5</text:p>
          </table:table-cell>
          <table:table-cell table:formula="of:=[.M59]+[.O59]+[.Q59]+[.S59]" office:value-type="float" office:value="68">
            <text:p>68</text:p>
          </table:table-cell>
          <table:table-cell office:value-type="float" office:value="0.0361051931977272">
            <text:p>0.0361</text:p>
          </table:table-cell>
          <table:table-cell table:formula="of:=RANK([.U59];[.U$2:.U$101];1)" office:value-type="float" office:value="31">
            <text:p>31</text:p>
          </table:table-cell>
          <table:table-cell office:value-type="float" office:value="0.00445709672863931">
            <text:p>0.0045</text:p>
          </table:table-cell>
          <table:table-cell table:formula="of:=RANK([.W59];[.W$2:.W$101];1)" office:value-type="float" office:value="36">
            <text:p>36</text:p>
          </table:table-cell>
          <table:table-cell office:value-type="float" office:value="31.4204311636642">
            <text:p>31.4204</text:p>
          </table:table-cell>
          <table:table-cell table:formula="of:=RANK([.Y59];[.Y$2:.Y$101];1)" office:value-type="float" office:value="17">
            <text:p>17</text:p>
          </table:table-cell>
          <table:table-cell office:value-type="float" office:value="0.126260704406079">
            <text:p>0.1263</text:p>
          </table:table-cell>
          <table:table-cell table:formula="of:=RANK([.AA59];[.AA$2:.AA$101];1)" office:value-type="float" office:value="26">
            <text:p>26</text:p>
          </table:table-cell>
          <table:table-cell table:formula="of:=[.V59]+[.X59]+[.Z59]+[.AB59]" office:value-type="float" office:value="110">
            <text:p>110</text:p>
          </table:table-cell>
          <table:table-cell table:formula="of:=[.D59]+[.M59]+[.V59]" office:value-type="float" office:value="72">
            <text:p>72.0000</text:p>
          </table:table-cell>
          <table:table-cell table:formula="of:=[.F59]+[.O59]+[.X59]" office:value-type="float" office:value="91">
            <text:p>91.0000</text:p>
          </table:table-cell>
          <table:table-cell table:formula="of:=[.H59]+[.Q59]+[.Z59]" office:value-type="float" office:value="66">
            <text:p>66.0000</text:p>
          </table:table-cell>
          <table:table-cell table:formula="of:=[.J59]+[.S59]+[.AB59]" office:value-type="float" office:value="47">
            <text:p>47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SCINet,forecast=10,input_length=64</text:p>
          </table:table-cell>
          <table:table-cell office:value-type="float" office:value="0.0301408693194389">
            <text:p>0.0301</text:p>
          </table:table-cell>
          <table:table-cell table:formula="of:=RANK([.C60];[.C$2:.C$101];1)" office:value-type="float" office:value="26">
            <text:p>26</text:p>
          </table:table-cell>
          <table:table-cell office:value-type="float" office:value="0.00365893146954477">
            <text:p>0.0037</text:p>
          </table:table-cell>
          <table:table-cell table:formula="of:=RANK([.E60];[.E$2:.E$101];1)" office:value-type="float" office:value="43">
            <text:p>43</text:p>
          </table:table-cell>
          <table:table-cell office:value-type="float" office:value="27.9750366210938">
            <text:p>27.9750</text:p>
          </table:table-cell>
          <table:table-cell table:formula="of:=RANK([.G60];[.G$2:.G$101];1)" office:value-type="float" office:value="33">
            <text:p>33</text:p>
          </table:table-cell>
          <table:table-cell office:value-type="float" office:value="0.0863328576087952">
            <text:p>0.0863</text:p>
          </table:table-cell>
          <table:table-cell table:formula="of:=RANK([.I60];[.I$2:.I$101];1)" office:value-type="float" office:value="11">
            <text:p>11</text:p>
          </table:table-cell>
          <table:table-cell table:formula="of:=[.D60]+[.F60]+[.H60]+[.J60]" office:value-type="float" office:value="113">
            <text:p>113</text:p>
          </table:table-cell>
          <table:table-cell office:value-type="float" office:value="0.0125655103474855">
            <text:p>0.0126</text:p>
          </table:table-cell>
          <table:table-cell table:formula="of:=RANK([.L60];[.L$2:.L$101];1)" office:value-type="float" office:value="6">
            <text:p>6</text:p>
          </table:table-cell>
          <table:table-cell office:value-type="float" office:value="0.00135201403205462">
            <text:p>0.0014</text:p>
          </table:table-cell>
          <table:table-cell table:formula="of:=RANK([.N60];[.N$2:.N$101];1)" office:value-type="float" office:value="10">
            <text:p>10</text:p>
          </table:table-cell>
          <table:table-cell office:value-type="float" office:value="16.7339325129436">
            <text:p>16.7339</text:p>
          </table:table-cell>
          <table:table-cell table:formula="of:=RANK([.P60];[.P$2:.P$101];1)" office:value-type="float" office:value="33">
            <text:p>33</text:p>
          </table:table-cell>
          <table:table-cell office:value-type="float" office:value="-0.0690746919729474">
            <text:p>-0.0691</text:p>
          </table:table-cell>
          <table:table-cell table:formula="of:=RANK([.R60];[.R$2:.R$101];1)" office:value-type="float" office:value="6">
            <text:p>6</text:p>
          </table:table-cell>
          <table:table-cell table:formula="of:=[.M60]+[.O60]+[.Q60]+[.S60]" office:value-type="float" office:value="55">
            <text:p>55</text:p>
          </table:table-cell>
          <table:table-cell office:value-type="float" office:value="0.0363858602941036">
            <text:p>0.0364</text:p>
          </table:table-cell>
          <table:table-cell table:formula="of:=RANK([.U60];[.U$2:.U$101];1)" office:value-type="float" office:value="41">
            <text:p>41</text:p>
          </table:table-cell>
          <table:table-cell office:value-type="float" office:value="0.00447666965146501">
            <text:p>0.0045</text:p>
          </table:table-cell>
          <table:table-cell table:formula="of:=RANK([.W60];[.W$2:.W$101];1)" office:value-type="float" office:value="38">
            <text:p>38</text:p>
          </table:table-cell>
          <table:table-cell office:value-type="float" office:value="48.3693875272105">
            <text:p>48.3694</text:p>
          </table:table-cell>
          <table:table-cell table:formula="of:=RANK([.Y60];[.Y$2:.Y$101];1)" office:value-type="float" office:value="42">
            <text:p>42</text:p>
          </table:table-cell>
          <table:table-cell office:value-type="float" office:value="0.12973954522203">
            <text:p>0.1297</text:p>
          </table:table-cell>
          <table:table-cell table:formula="of:=RANK([.AA60];[.AA$2:.AA$101];1)" office:value-type="float" office:value="44">
            <text:p>44</text:p>
          </table:table-cell>
          <table:table-cell table:formula="of:=[.V60]+[.X60]+[.Z60]+[.AB60]" office:value-type="float" office:value="165">
            <text:p>165</text:p>
          </table:table-cell>
          <table:table-cell table:formula="of:=[.D60]+[.M60]+[.V60]" office:value-type="float" office:value="73">
            <text:p>73.0000</text:p>
          </table:table-cell>
          <table:table-cell table:formula="of:=[.F60]+[.O60]+[.X60]" office:value-type="float" office:value="91">
            <text:p>91.0000</text:p>
          </table:table-cell>
          <table:table-cell table:formula="of:=[.H60]+[.Q60]+[.Z60]" office:value-type="float" office:value="108">
            <text:p>108.0000</text:p>
          </table:table-cell>
          <table:table-cell table:formula="of:=[.J60]+[.S60]+[.AB60]" office:value-type="float" office:value="61">
            <text:p>61.0000</text:p>
          </table:table-cell>
          <table:table-cell table:number-columns-repeated="991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SCINet,forecast=10,input_length=8</text:p>
          </table:table-cell>
          <table:table-cell office:value-type="float" office:value="0.0307128485292196">
            <text:p>0.0307</text:p>
          </table:table-cell>
          <table:table-cell table:formula="of:=RANK([.C61];[.C$2:.C$101];1)" office:value-type="float" office:value="35">
            <text:p>35</text:p>
          </table:table-cell>
          <table:table-cell office:value-type="float" office:value="0.00372090958990157">
            <text:p>0.0037</text:p>
          </table:table-cell>
          <table:table-cell table:formula="of:=RANK([.E61];[.E$2:.E$101];1)" office:value-type="float" office:value="46">
            <text:p>46</text:p>
          </table:table-cell>
          <table:table-cell office:value-type="float" office:value="18.9453678131104">
            <text:p>18.9454</text:p>
          </table:table-cell>
          <table:table-cell table:formula="of:=RANK([.G61];[.G$2:.G$101];1)" office:value-type="float" office:value="15">
            <text:p>15</text:p>
          </table:table-cell>
          <table:table-cell office:value-type="float" office:value="0.0879047065973282">
            <text:p>0.0879</text:p>
          </table:table-cell>
          <table:table-cell table:formula="of:=RANK([.I61];[.I$2:.I$101];1)" office:value-type="float" office:value="12">
            <text:p>12</text:p>
          </table:table-cell>
          <table:table-cell table:formula="of:=[.D61]+[.F61]+[.H61]+[.J61]" office:value-type="float" office:value="108">
            <text:p>108</text:p>
          </table:table-cell>
          <table:table-cell office:value-type="float" office:value="0.0140586011111736">
            <text:p>0.0141</text:p>
          </table:table-cell>
          <table:table-cell table:formula="of:=RANK([.L61];[.L$2:.L$101];1)" office:value-type="float" office:value="13">
            <text:p>13</text:p>
          </table:table-cell>
          <table:table-cell office:value-type="float" office:value="0.00143810664211815">
            <text:p>0.0014</text:p>
          </table:table-cell>
          <table:table-cell table:formula="of:=RANK([.N61];[.N$2:.N$101];1)" office:value-type="float" office:value="20">
            <text:p>20</text:p>
          </table:table-cell>
          <table:table-cell office:value-type="float" office:value="5.29305104907051">
            <text:p>5.2931</text:p>
          </table:table-cell>
          <table:table-cell table:formula="of:=RANK([.P61];[.P$2:.P$101];1)" office:value-type="float" office:value="10">
            <text:p>10</text:p>
          </table:table-cell>
          <table:table-cell office:value-type="float" office:value="0.0519721511373904">
            <text:p>0.0520</text:p>
          </table:table-cell>
          <table:table-cell table:formula="of:=RANK([.R61];[.R$2:.R$101];1)" office:value-type="float" office:value="23">
            <text:p>23</text:p>
          </table:table-cell>
          <table:table-cell table:formula="of:=[.M61]+[.O61]+[.Q61]+[.S61]" office:value-type="float" office:value="66">
            <text:p>66</text:p>
          </table:table-cell>
          <table:table-cell office:value-type="float" office:value="0.0362214930355549">
            <text:p>0.0362</text:p>
          </table:table-cell>
          <table:table-cell table:formula="of:=RANK([.U61];[.U$2:.U$101];1)" office:value-type="float" office:value="37">
            <text:p>37</text:p>
          </table:table-cell>
          <table:table-cell office:value-type="float" office:value="0.00449869416537167">
            <text:p>0.0045</text:p>
          </table:table-cell>
          <table:table-cell table:formula="of:=RANK([.W61];[.W$2:.W$101];1)" office:value-type="float" office:value="41">
            <text:p>41</text:p>
          </table:table-cell>
          <table:table-cell office:value-type="float" office:value="43.387160028682">
            <text:p>43.3872</text:p>
          </table:table-cell>
          <table:table-cell table:formula="of:=RANK([.Y61];[.Y$2:.Y$101];1)" office:value-type="float" office:value="35">
            <text:p>35</text:p>
          </table:table-cell>
          <table:table-cell office:value-type="float" office:value="0.12667071997574">
            <text:p>0.1267</text:p>
          </table:table-cell>
          <table:table-cell table:formula="of:=RANK([.AA61];[.AA$2:.AA$101];1)" office:value-type="float" office:value="27">
            <text:p>27</text:p>
          </table:table-cell>
          <table:table-cell table:formula="of:=[.V61]+[.X61]+[.Z61]+[.AB61]" office:value-type="float" office:value="140">
            <text:p>140</text:p>
          </table:table-cell>
          <table:table-cell table:formula="of:=[.D61]+[.M61]+[.V61]" office:value-type="float" office:value="85">
            <text:p>85.0000</text:p>
          </table:table-cell>
          <table:table-cell table:formula="of:=[.F61]+[.O61]+[.X61]" office:value-type="float" office:value="107">
            <text:p>107.0000</text:p>
          </table:table-cell>
          <table:table-cell table:formula="of:=[.H61]+[.Q61]+[.Z61]" office:value-type="float" office:value="60">
            <text:p>60.0000</text:p>
          </table:table-cell>
          <table:table-cell table:formula="of:=[.J61]+[.S61]+[.AB61]" office:value-type="float" office:value="62">
            <text:p>62.0000</text:p>
          </table:table-cell>
          <table:table-cell table:number-columns-repeated="991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1,forecast=10,input_length=10</text:p>
          </table:table-cell>
          <table:table-cell office:value-type="float" office:value="0.0324761010706425">
            <text:p>0.0325</text:p>
          </table:table-cell>
          <table:table-cell table:formula="of:=RANK([.C62];[.C$2:.C$101];1)" office:value-type="float" office:value="50">
            <text:p>50</text:p>
          </table:table-cell>
          <table:table-cell office:value-type="float" office:value="0.00386658008210361">
            <text:p>0.0039</text:p>
          </table:table-cell>
          <table:table-cell table:formula="of:=RANK([.E62];[.E$2:.E$101];1)" office:value-type="float" office:value="52">
            <text:p>52</text:p>
          </table:table-cell>
          <table:table-cell office:value-type="float" office:value="70.9049453735352">
            <text:p>70.9049</text:p>
          </table:table-cell>
          <table:table-cell table:formula="of:=RANK([.G62];[.G$2:.G$101];1)" office:value-type="float" office:value="78">
            <text:p>78</text:p>
          </table:table-cell>
          <table:table-cell office:value-type="float" office:value="0.113098457455635">
            <text:p>0.1131</text:p>
          </table:table-cell>
          <table:table-cell table:formula="of:=RANK([.I62];[.I$2:.I$101];1)" office:value-type="float" office:value="48">
            <text:p>48</text:p>
          </table:table-cell>
          <table:table-cell table:formula="of:=[.D62]+[.F62]+[.H62]+[.J62]" office:value-type="float" office:value="228">
            <text:p>228</text:p>
          </table:table-cell>
          <table:table-cell office:value-type="float" office:value="0.0190729387104511">
            <text:p>0.0191</text:p>
          </table:table-cell>
          <table:table-cell table:formula="of:=RANK([.L62];[.L$2:.L$101];1)" office:value-type="float" office:value="33">
            <text:p>33</text:p>
          </table:table-cell>
          <table:table-cell office:value-type="float" office:value="0.00183560631329931">
            <text:p>0.0018</text:p>
          </table:table-cell>
          <table:table-cell table:formula="of:=RANK([.N62];[.N$2:.N$101];1)" office:value-type="float" office:value="34">
            <text:p>34</text:p>
          </table:table-cell>
          <table:table-cell office:value-type="float" office:value="65.6042919214645">
            <text:p>65.6043</text:p>
          </table:table-cell>
          <table:table-cell table:formula="of:=RANK([.P62];[.P$2:.P$101];1)" office:value-type="float" office:value="80">
            <text:p>80</text:p>
          </table:table-cell>
          <table:table-cell office:value-type="float" office:value="0.083146277288848">
            <text:p>0.0831</text:p>
          </table:table-cell>
          <table:table-cell table:formula="of:=RANK([.R62];[.R$2:.R$101];1)" office:value-type="float" office:value="47">
            <text:p>47</text:p>
          </table:table-cell>
          <table:table-cell table:formula="of:=[.M62]+[.O62]+[.Q62]+[.S62]" office:value-type="float" office:value="194">
            <text:p>194</text:p>
          </table:table-cell>
          <table:table-cell office:value-type="float" office:value="0.0394584201276302">
            <text:p>0.0395</text:p>
          </table:table-cell>
          <table:table-cell table:formula="of:=RANK([.U62];[.U$2:.U$101];1)" office:value-type="float" office:value="56">
            <text:p>56</text:p>
          </table:table-cell>
          <table:table-cell office:value-type="float" office:value="0.00508279533936314">
            <text:p>0.0051</text:p>
          </table:table-cell>
          <table:table-cell table:formula="of:=RANK([.W62];[.W$2:.W$101];1)" office:value-type="float" office:value="54">
            <text:p>54</text:p>
          </table:table-cell>
          <table:table-cell office:value-type="float" office:value="92.5146244640847">
            <text:p>92.5146</text:p>
          </table:table-cell>
          <table:table-cell table:formula="of:=RANK([.Y62];[.Y$2:.Y$101];1)" office:value-type="float" office:value="80">
            <text:p>80</text:p>
          </table:table-cell>
          <table:table-cell office:value-type="float" office:value="0.134396121149296">
            <text:p>0.1344</text:p>
          </table:table-cell>
          <table:table-cell table:formula="of:=RANK([.AA62];[.AA$2:.AA$101];1)" office:value-type="float" office:value="54">
            <text:p>54</text:p>
          </table:table-cell>
          <table:table-cell table:formula="of:=[.V62]+[.X62]+[.Z62]+[.AB62]" office:value-type="float" office:value="244">
            <text:p>244</text:p>
          </table:table-cell>
          <table:table-cell table:formula="of:=[.D62]+[.M62]+[.V62]" office:value-type="float" office:value="139">
            <text:p>139.0000</text:p>
          </table:table-cell>
          <table:table-cell table:formula="of:=[.F62]+[.O62]+[.X62]" office:value-type="float" office:value="140">
            <text:p>140.0000</text:p>
          </table:table-cell>
          <table:table-cell table:formula="of:=[.H62]+[.Q62]+[.Z62]" office:value-type="float" office:value="238">
            <text:p>238.0000</text:p>
          </table:table-cell>
          <table:table-cell table:formula="of:=[.J62]+[.S62]+[.AB62]" office:value-type="float" office:value="149">
            <text:p>149.0000</text:p>
          </table:table-cell>
          <table:table-cell table:number-columns-repeated="991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1,forecast=10,input_length=20</text:p>
          </table:table-cell>
          <table:table-cell office:value-type="float" office:value="0.0332800224423408">
            <text:p>0.0333</text:p>
          </table:table-cell>
          <table:table-cell table:formula="of:=RANK([.C63];[.C$2:.C$101];1)" office:value-type="float" office:value="58">
            <text:p>58</text:p>
          </table:table-cell>
          <table:table-cell office:value-type="float" office:value="0.00407361425459385">
            <text:p>0.0041</text:p>
          </table:table-cell>
          <table:table-cell table:formula="of:=RANK([.E63];[.E$2:.E$101];1)" office:value-type="float" office:value="56">
            <text:p>56</text:p>
          </table:table-cell>
          <table:table-cell office:value-type="float" office:value="86.7984161376953">
            <text:p>86.7984</text:p>
          </table:table-cell>
          <table:table-cell table:formula="of:=RANK([.G63];[.G$2:.G$101];1)" office:value-type="float" office:value="81">
            <text:p>81</text:p>
          </table:table-cell>
          <table:table-cell office:value-type="float" office:value="0.124653607606888">
            <text:p>0.1247</text:p>
          </table:table-cell>
          <table:table-cell table:formula="of:=RANK([.I63];[.I$2:.I$101];1)" office:value-type="float" office:value="60">
            <text:p>60</text:p>
          </table:table-cell>
          <table:table-cell table:formula="of:=[.D63]+[.F63]+[.H63]+[.J63]" office:value-type="float" office:value="255">
            <text:p>255</text:p>
          </table:table-cell>
          <table:table-cell office:value-type="float" office:value="0.0190596617758274">
            <text:p>0.0191</text:p>
          </table:table-cell>
          <table:table-cell table:formula="of:=RANK([.L63];[.L$2:.L$101];1)" office:value-type="float" office:value="32">
            <text:p>32</text:p>
          </table:table-cell>
          <table:table-cell office:value-type="float" office:value="0.00202038048292241">
            <text:p>0.0020</text:p>
          </table:table-cell>
          <table:table-cell table:formula="of:=RANK([.N63];[.N$2:.N$101];1)" office:value-type="float" office:value="41">
            <text:p>41</text:p>
          </table:table-cell>
          <table:table-cell office:value-type="float" office:value="89.7334233967942">
            <text:p>89.7334</text:p>
          </table:table-cell>
          <table:table-cell table:formula="of:=RANK([.P63];[.P$2:.P$101];1)" office:value-type="float" office:value="88">
            <text:p>88</text:p>
          </table:table-cell>
          <table:table-cell office:value-type="float" office:value="0.0838560976556298">
            <text:p>0.0839</text:p>
          </table:table-cell>
          <table:table-cell table:formula="of:=RANK([.R63];[.R$2:.R$101];1)" office:value-type="float" office:value="49">
            <text:p>49</text:p>
          </table:table-cell>
          <table:table-cell table:formula="of:=[.M63]+[.O63]+[.Q63]+[.S63]" office:value-type="float" office:value="210">
            <text:p>210</text:p>
          </table:table-cell>
          <table:table-cell office:value-type="float" office:value="0.039563313126564">
            <text:p>0.0396</text:p>
          </table:table-cell>
          <table:table-cell table:formula="of:=RANK([.U63];[.U$2:.U$101];1)" office:value-type="float" office:value="57">
            <text:p>57</text:p>
          </table:table-cell>
          <table:table-cell office:value-type="float" office:value="0.00535048649661421">
            <text:p>0.0054</text:p>
          </table:table-cell>
          <table:table-cell table:formula="of:=RANK([.W63];[.W$2:.W$101];1)" office:value-type="float" office:value="60">
            <text:p>60</text:p>
          </table:table-cell>
          <table:table-cell office:value-type="float" office:value="26.3766460038897">
            <text:p>26.3766</text:p>
          </table:table-cell>
          <table:table-cell table:formula="of:=RANK([.Y63];[.Y$2:.Y$101];1)" office:value-type="float" office:value="13">
            <text:p>13</text:p>
          </table:table-cell>
          <table:table-cell office:value-type="float" office:value="0.138770691924828">
            <text:p>0.1388</text:p>
          </table:table-cell>
          <table:table-cell table:formula="of:=RANK([.AA63];[.AA$2:.AA$101];1)" office:value-type="float" office:value="61">
            <text:p>61</text:p>
          </table:table-cell>
          <table:table-cell table:formula="of:=[.V63]+[.X63]+[.Z63]+[.AB63]" office:value-type="float" office:value="191">
            <text:p>191</text:p>
          </table:table-cell>
          <table:table-cell table:formula="of:=[.D63]+[.M63]+[.V63]" office:value-type="float" office:value="147">
            <text:p>147.0000</text:p>
          </table:table-cell>
          <table:table-cell table:formula="of:=[.F63]+[.O63]+[.X63]" office:value-type="float" office:value="157">
            <text:p>157.0000</text:p>
          </table:table-cell>
          <table:table-cell table:formula="of:=[.H63]+[.Q63]+[.Z63]" office:value-type="float" office:value="182">
            <text:p>182.0000</text:p>
          </table:table-cell>
          <table:table-cell table:formula="of:=[.J63]+[.S63]+[.AB63]" office:value-type="float" office:value="170">
            <text:p>170.0000</text:p>
          </table:table-cell>
          <table:table-cell table:number-columns-repeated="991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1,forecast=10,input_length=5</text:p>
          </table:table-cell>
          <table:table-cell office:value-type="float" office:value="0.0314611159265041">
            <text:p>0.0315</text:p>
          </table:table-cell>
          <table:table-cell table:formula="of:=RANK([.C64];[.C$2:.C$101];1)" office:value-type="float" office:value="44">
            <text:p>44</text:p>
          </table:table-cell>
          <table:table-cell office:value-type="float" office:value="0.00400372501462698">
            <text:p>0.0040</text:p>
          </table:table-cell>
          <table:table-cell table:formula="of:=RANK([.E64];[.E$2:.E$101];1)" office:value-type="float" office:value="55">
            <text:p>55</text:p>
          </table:table-cell>
          <table:table-cell office:value-type="float" office:value="72.6270980834961">
            <text:p>72.6271</text:p>
          </table:table-cell>
          <table:table-cell table:formula="of:=RANK([.G64];[.G$2:.G$101];1)" office:value-type="float" office:value="79">
            <text:p>79</text:p>
          </table:table-cell>
          <table:table-cell office:value-type="float" office:value="0.0906225442886352">
            <text:p>0.0906</text:p>
          </table:table-cell>
          <table:table-cell table:formula="of:=RANK([.I64];[.I$2:.I$101];1)" office:value-type="float" office:value="13">
            <text:p>13</text:p>
          </table:table-cell>
          <table:table-cell table:formula="of:=[.D64]+[.F64]+[.H64]+[.J64]" office:value-type="float" office:value="191">
            <text:p>191</text:p>
          </table:table-cell>
          <table:table-cell office:value-type="float" office:value="0.0170433055609465">
            <text:p>0.0170</text:p>
          </table:table-cell>
          <table:table-cell table:formula="of:=RANK([.L64];[.L$2:.L$101];1)" office:value-type="float" office:value="22">
            <text:p>22</text:p>
          </table:table-cell>
          <table:table-cell office:value-type="float" office:value="0.00204330024765009">
            <text:p>0.0020</text:p>
          </table:table-cell>
          <table:table-cell table:formula="of:=RANK([.N64];[.N$2:.N$101];1)" office:value-type="float" office:value="42">
            <text:p>42</text:p>
          </table:table-cell>
          <table:table-cell office:value-type="float" office:value="29.6275349412051">
            <text:p>29.6275</text:p>
          </table:table-cell>
          <table:table-cell table:formula="of:=RANK([.P64];[.P$2:.P$101];1)" office:value-type="float" office:value="48">
            <text:p>48</text:p>
          </table:table-cell>
          <table:table-cell office:value-type="float" office:value="0.0789876491274963">
            <text:p>0.0790</text:p>
          </table:table-cell>
          <table:table-cell table:formula="of:=RANK([.R64];[.R$2:.R$101];1)" office:value-type="float" office:value="39">
            <text:p>39</text:p>
          </table:table-cell>
          <table:table-cell table:formula="of:=[.M64]+[.O64]+[.Q64]+[.S64]" office:value-type="float" office:value="151">
            <text:p>151</text:p>
          </table:table-cell>
          <table:table-cell office:value-type="float" office:value="0.0378501191735268">
            <text:p>0.0379</text:p>
          </table:table-cell>
          <table:table-cell table:formula="of:=RANK([.U64];[.U$2:.U$101];1)" office:value-type="float" office:value="50">
            <text:p>50</text:p>
          </table:table-cell>
          <table:table-cell office:value-type="float" office:value="0.0050822026171385">
            <text:p>0.0051</text:p>
          </table:table-cell>
          <table:table-cell table:formula="of:=RANK([.W64];[.W$2:.W$101];1)" office:value-type="float" office:value="53">
            <text:p>53</text:p>
          </table:table-cell>
          <table:table-cell office:value-type="float" office:value="76.4425167034289">
            <text:p>76.4425</text:p>
          </table:table-cell>
          <table:table-cell table:formula="of:=RANK([.Y64];[.Y$2:.Y$101];1)" office:value-type="float" office:value="72">
            <text:p>72</text:p>
          </table:table-cell>
          <table:table-cell office:value-type="float" office:value="0.132141229570929">
            <text:p>0.1321</text:p>
          </table:table-cell>
          <table:table-cell table:formula="of:=RANK([.AA64];[.AA$2:.AA$101];1)" office:value-type="float" office:value="51">
            <text:p>51</text:p>
          </table:table-cell>
          <table:table-cell table:formula="of:=[.V64]+[.X64]+[.Z64]+[.AB64]" office:value-type="float" office:value="226">
            <text:p>226</text:p>
          </table:table-cell>
          <table:table-cell table:formula="of:=[.D64]+[.M64]+[.V64]" office:value-type="float" office:value="116">
            <text:p>116.0000</text:p>
          </table:table-cell>
          <table:table-cell table:formula="of:=[.F64]+[.O64]+[.X64]" office:value-type="float" office:value="150">
            <text:p>150.0000</text:p>
          </table:table-cell>
          <table:table-cell table:formula="of:=[.H64]+[.Q64]+[.Z64]" office:value-type="float" office:value="199">
            <text:p>199.0000</text:p>
          </table:table-cell>
          <table:table-cell table:formula="of:=[.J64]+[.S64]+[.AB64]" office:value-type="float" office:value="103">
            <text:p>103.0000</text:p>
          </table:table-cell>
          <table:table-cell table:number-columns-repeated="991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1,forecast=10,input_length=50</text:p>
          </table:table-cell>
          <table:table-cell office:value-type="float" office:value="0.0370906852185726">
            <text:p>0.0371</text:p>
          </table:table-cell>
          <table:table-cell table:formula="of:=RANK([.C65];[.C$2:.C$101];1)" office:value-type="float" office:value="63">
            <text:p>63</text:p>
          </table:table-cell>
          <table:table-cell office:value-type="float" office:value="0.00445851590484381">
            <text:p>0.0045</text:p>
          </table:table-cell>
          <table:table-cell table:formula="of:=RANK([.E65];[.E$2:.E$101];1)" office:value-type="float" office:value="62">
            <text:p>62</text:p>
          </table:table-cell>
          <table:table-cell office:value-type="float" office:value="131.116622924805">
            <text:p>131.1166</text:p>
          </table:table-cell>
          <table:table-cell table:formula="of:=RANK([.G65];[.G$2:.G$101];1)" office:value-type="float" office:value="87">
            <text:p>87</text:p>
          </table:table-cell>
          <table:table-cell office:value-type="float" office:value="0.131989702582359">
            <text:p>0.1320</text:p>
          </table:table-cell>
          <table:table-cell table:formula="of:=RANK([.I65];[.I$2:.I$101];1)" office:value-type="float" office:value="62">
            <text:p>62</text:p>
          </table:table-cell>
          <table:table-cell table:formula="of:=[.D65]+[.F65]+[.H65]+[.J65]" office:value-type="float" office:value="274">
            <text:p>274</text:p>
          </table:table-cell>
          <table:table-cell office:value-type="float" office:value="0.0238249115645886">
            <text:p>0.0238</text:p>
          </table:table-cell>
          <table:table-cell table:formula="of:=RANK([.L65];[.L$2:.L$101];1)" office:value-type="float" office:value="46">
            <text:p>46</text:p>
          </table:table-cell>
          <table:table-cell office:value-type="float" office:value="0.00233247574034893">
            <text:p>0.0023</text:p>
          </table:table-cell>
          <table:table-cell table:formula="of:=RANK([.N65];[.N$2:.N$101];1)" office:value-type="float" office:value="55">
            <text:p>55</text:p>
          </table:table-cell>
          <table:table-cell office:value-type="float" office:value="82.7298092522203">
            <text:p>82.7298</text:p>
          </table:table-cell>
          <table:table-cell table:formula="of:=RANK([.P65];[.P$2:.P$101];1)" office:value-type="float" office:value="85">
            <text:p>85</text:p>
          </table:table-cell>
          <table:table-cell office:value-type="float" office:value="0.0928694149398467">
            <text:p>0.0929</text:p>
          </table:table-cell>
          <table:table-cell table:formula="of:=RANK([.R65];[.R$2:.R$101];1)" office:value-type="float" office:value="58">
            <text:p>58</text:p>
          </table:table-cell>
          <table:table-cell table:formula="of:=[.M65]+[.O65]+[.Q65]+[.S65]" office:value-type="float" office:value="244">
            <text:p>244</text:p>
          </table:table-cell>
          <table:table-cell office:value-type="float" office:value="0.0434588715434074">
            <text:p>0.0435</text:p>
          </table:table-cell>
          <table:table-cell table:formula="of:=RANK([.U65];[.U$2:.U$101];1)" office:value-type="float" office:value="66">
            <text:p>66</text:p>
          </table:table-cell>
          <table:table-cell office:value-type="float" office:value="0.00531807182519799">
            <text:p>0.0053</text:p>
          </table:table-cell>
          <table:table-cell table:formula="of:=RANK([.W65];[.W$2:.W$101];1)" office:value-type="float" office:value="59">
            <text:p>59</text:p>
          </table:table-cell>
          <table:table-cell office:value-type="float" office:value="69.3458727766306">
            <text:p>69.3459</text:p>
          </table:table-cell>
          <table:table-cell table:formula="of:=RANK([.Y65];[.Y$2:.Y$101];1)" office:value-type="float" office:value="62">
            <text:p>62</text:p>
          </table:table-cell>
          <table:table-cell office:value-type="float" office:value="0.151973768100848">
            <text:p>0.1520</text:p>
          </table:table-cell>
          <table:table-cell table:formula="of:=RANK([.AA65];[.AA$2:.AA$101];1)" office:value-type="float" office:value="70">
            <text:p>70</text:p>
          </table:table-cell>
          <table:table-cell table:formula="of:=[.V65]+[.X65]+[.Z65]+[.AB65]" office:value-type="float" office:value="257">
            <text:p>257</text:p>
          </table:table-cell>
          <table:table-cell table:formula="of:=[.D65]+[.M65]+[.V65]" office:value-type="float" office:value="175">
            <text:p>175.0000</text:p>
          </table:table-cell>
          <table:table-cell table:formula="of:=[.F65]+[.O65]+[.X65]" office:value-type="float" office:value="176">
            <text:p>176.0000</text:p>
          </table:table-cell>
          <table:table-cell table:formula="of:=[.H65]+[.Q65]+[.Z65]" office:value-type="float" office:value="234">
            <text:p>234.0000</text:p>
          </table:table-cell>
          <table:table-cell table:formula="of:=[.J65]+[.S65]+[.AB65]" office:value-type="float" office:value="190">
            <text:p>190.0000</text:p>
          </table:table-cell>
          <table:table-cell table:number-columns-repeated="991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2,forecast=10,input_length=10</text:p>
          </table:table-cell>
          <table:table-cell office:value-type="float" office:value="0.0294958669692278">
            <text:p>0.0295</text:p>
          </table:table-cell>
          <table:table-cell table:formula="of:=RANK([.C66];[.C$2:.C$101];1)" office:value-type="float" office:value="14">
            <text:p>14</text:p>
          </table:table-cell>
          <table:table-cell office:value-type="float" office:value="0.00313658150844276">
            <text:p>0.0031</text:p>
          </table:table-cell>
          <table:table-cell table:formula="of:=RANK([.E66];[.E$2:.E$101];1)" office:value-type="float" office:value="2">
            <text:p>2</text:p>
          </table:table-cell>
          <table:table-cell office:value-type="float" office:value="51.6049423217774">
            <text:p>51.6049</text:p>
          </table:table-cell>
          <table:table-cell table:formula="of:=RANK([.G66];[.G$2:.G$101];1)" office:value-type="float" office:value="64">
            <text:p>64</text:p>
          </table:table-cell>
          <table:table-cell office:value-type="float" office:value="0.108806304633617">
            <text:p>0.1088</text:p>
          </table:table-cell>
          <table:table-cell table:formula="of:=RANK([.I66];[.I$2:.I$101];1)" office:value-type="float" office:value="41">
            <text:p>41</text:p>
          </table:table-cell>
          <table:table-cell table:formula="of:=[.D66]+[.F66]+[.H66]+[.J66]" office:value-type="float" office:value="121">
            <text:p>121</text:p>
          </table:table-cell>
          <table:table-cell office:value-type="float" office:value="0.0205223467200995">
            <text:p>0.0205</text:p>
          </table:table-cell>
          <table:table-cell table:formula="of:=RANK([.L66];[.L$2:.L$101];1)" office:value-type="float" office:value="37">
            <text:p>37</text:p>
          </table:table-cell>
          <table:table-cell office:value-type="float" office:value="0.00186930689494526">
            <text:p>0.0019</text:p>
          </table:table-cell>
          <table:table-cell table:formula="of:=RANK([.N66];[.N$2:.N$101];1)" office:value-type="float" office:value="35">
            <text:p>35</text:p>
          </table:table-cell>
          <table:table-cell office:value-type="float" office:value="34.1471116784017">
            <text:p>34.1471</text:p>
          </table:table-cell>
          <table:table-cell table:formula="of:=RANK([.P66];[.P$2:.P$101];1)" office:value-type="float" office:value="55">
            <text:p>55</text:p>
          </table:table-cell>
          <table:table-cell office:value-type="float" office:value="0.0850043036315453">
            <text:p>0.0850</text:p>
          </table:table-cell>
          <table:table-cell table:formula="of:=RANK([.R66];[.R$2:.R$101];1)" office:value-type="float" office:value="52">
            <text:p>52</text:p>
          </table:table-cell>
          <table:table-cell table:formula="of:=[.M66]+[.O66]+[.Q66]+[.S66]" office:value-type="float" office:value="179">
            <text:p>179</text:p>
          </table:table-cell>
          <table:table-cell office:value-type="float" office:value="0.0345224812626839">
            <text:p>0.0345</text:p>
          </table:table-cell>
          <table:table-cell table:formula="of:=RANK([.U66];[.U$2:.U$101];1)" office:value-type="float" office:value="11">
            <text:p>11</text:p>
          </table:table-cell>
          <table:table-cell office:value-type="float" office:value="0.00388850142835551">
            <text:p>0.0039</text:p>
          </table:table-cell>
          <table:table-cell table:formula="of:=RANK([.W66];[.W$2:.W$101];1)" office:value-type="float" office:value="1">
            <text:p>1</text:p>
          </table:table-cell>
          <table:table-cell office:value-type="float" office:value="84.040219239659">
            <text:p>84.0402</text:p>
          </table:table-cell>
          <table:table-cell table:formula="of:=RANK([.Y66];[.Y$2:.Y$101];1)" office:value-type="float" office:value="78">
            <text:p>78</text:p>
          </table:table-cell>
          <table:table-cell office:value-type="float" office:value="0.125451552623733">
            <text:p>0.1255</text:p>
          </table:table-cell>
          <table:table-cell table:formula="of:=RANK([.AA66];[.AA$2:.AA$101];1)" office:value-type="float" office:value="22">
            <text:p>22</text:p>
          </table:table-cell>
          <table:table-cell table:formula="of:=[.V66]+[.X66]+[.Z66]+[.AB66]" office:value-type="float" office:value="112">
            <text:p>112</text:p>
          </table:table-cell>
          <table:table-cell table:formula="of:=[.D66]+[.M66]+[.V66]" office:value-type="float" office:value="62">
            <text:p>62.0000</text:p>
          </table:table-cell>
          <table:table-cell table:formula="of:=[.F66]+[.O66]+[.X66]" office:value-type="float" office:value="38">
            <text:p>38.0000</text:p>
          </table:table-cell>
          <table:table-cell table:formula="of:=[.H66]+[.Q66]+[.Z66]" office:value-type="float" office:value="197">
            <text:p>197.0000</text:p>
          </table:table-cell>
          <table:table-cell table:formula="of:=[.J66]+[.S66]+[.AB66]" office:value-type="float" office:value="115">
            <text:p>115.0000</text:p>
          </table:table-cell>
          <table:table-cell table:number-columns-repeated="991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2,forecast=10,input_length=20</text:p>
          </table:table-cell>
          <table:table-cell office:value-type="float" office:value="0.0293095856904984">
            <text:p>0.0293</text:p>
          </table:table-cell>
          <table:table-cell table:formula="of:=RANK([.C67];[.C$2:.C$101];1)" office:value-type="float" office:value="10">
            <text:p>10</text:p>
          </table:table-cell>
          <table:table-cell office:value-type="float" office:value="0.00352166057564318">
            <text:p>0.0035</text:p>
          </table:table-cell>
          <table:table-cell table:formula="of:=RANK([.E67];[.E$2:.E$101];1)" office:value-type="float" office:value="34">
            <text:p>34</text:p>
          </table:table-cell>
          <table:table-cell office:value-type="float" office:value="18.2577629089355">
            <text:p>18.2578</text:p>
          </table:table-cell>
          <table:table-cell table:formula="of:=RANK([.G67];[.G$2:.G$101];1)" office:value-type="float" office:value="10">
            <text:p>10</text:p>
          </table:table-cell>
          <table:table-cell office:value-type="float" office:value="0.0999841243028641">
            <text:p>0.1000</text:p>
          </table:table-cell>
          <table:table-cell table:formula="of:=RANK([.I67];[.I$2:.I$101];1)" office:value-type="float" office:value="25">
            <text:p>25</text:p>
          </table:table-cell>
          <table:table-cell table:formula="of:=[.D67]+[.F67]+[.H67]+[.J67]" office:value-type="float" office:value="79">
            <text:p>79</text:p>
          </table:table-cell>
          <table:table-cell office:value-type="float" office:value="0.0220135971903801">
            <text:p>0.0220</text:p>
          </table:table-cell>
          <table:table-cell table:formula="of:=RANK([.L67];[.L$2:.L$101];1)" office:value-type="float" office:value="41">
            <text:p>41</text:p>
          </table:table-cell>
          <table:table-cell office:value-type="float" office:value="0.0023407616073029">
            <text:p>0.0023</text:p>
          </table:table-cell>
          <table:table-cell table:formula="of:=RANK([.N67];[.N$2:.N$101];1)" office:value-type="float" office:value="56">
            <text:p>56</text:p>
          </table:table-cell>
          <table:table-cell office:value-type="float" office:value="10.9516149261532">
            <text:p>10.9516</text:p>
          </table:table-cell>
          <table:table-cell table:formula="of:=RANK([.P67];[.P$2:.P$101];1)" office:value-type="float" office:value="22">
            <text:p>22</text:p>
          </table:table-cell>
          <table:table-cell office:value-type="float" office:value="0.0797982458992064">
            <text:p>0.0798</text:p>
          </table:table-cell>
          <table:table-cell table:formula="of:=RANK([.R67];[.R$2:.R$101];1)" office:value-type="float" office:value="40">
            <text:p>40</text:p>
          </table:table-cell>
          <table:table-cell table:formula="of:=[.M67]+[.O67]+[.Q67]+[.S67]" office:value-type="float" office:value="159">
            <text:p>159</text:p>
          </table:table-cell>
          <table:table-cell office:value-type="float" office:value="0.033612284809351">
            <text:p>0.0336</text:p>
          </table:table-cell>
          <table:table-cell table:formula="of:=RANK([.U67];[.U$2:.U$101];1)" office:value-type="float" office:value="5">
            <text:p>5</text:p>
          </table:table-cell>
          <table:table-cell office:value-type="float" office:value="0.00432807477194099">
            <text:p>0.0043</text:p>
          </table:table-cell>
          <table:table-cell table:formula="of:=RANK([.W67];[.W$2:.W$101];1)" office:value-type="float" office:value="20">
            <text:p>20</text:p>
          </table:table-cell>
          <table:table-cell office:value-type="float" office:value="18.181470056235">
            <text:p>18.1815</text:p>
          </table:table-cell>
          <table:table-cell table:formula="of:=RANK([.Y67];[.Y$2:.Y$101];1)" office:value-type="float" office:value="7">
            <text:p>7</text:p>
          </table:table-cell>
          <table:table-cell office:value-type="float" office:value="0.117002425394744">
            <text:p>0.1170</text:p>
          </table:table-cell>
          <table:table-cell table:formula="of:=RANK([.AA67];[.AA$2:.AA$101];1)" office:value-type="float" office:value="8">
            <text:p>8</text:p>
          </table:table-cell>
          <table:table-cell table:formula="of:=[.V67]+[.X67]+[.Z67]+[.AB67]" office:value-type="float" office:value="40">
            <text:p>40</text:p>
          </table:table-cell>
          <table:table-cell table:formula="of:=[.D67]+[.M67]+[.V67]" office:value-type="float" office:value="56">
            <text:p>56.0000</text:p>
          </table:table-cell>
          <table:table-cell table:formula="of:=[.F67]+[.O67]+[.X67]" office:value-type="float" office:value="110">
            <text:p>110.0000</text:p>
          </table:table-cell>
          <table:table-cell table:formula="of:=[.H67]+[.Q67]+[.Z67]" office:value-type="float" office:value="39">
            <text:p>39.0000</text:p>
          </table:table-cell>
          <table:table-cell table:formula="of:=[.J67]+[.S67]+[.AB67]" office:value-type="float" office:value="73">
            <text:p>73.0000</text:p>
          </table:table-cell>
          <table:table-cell table:number-columns-repeated="991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2,forecast=10,input_length=5</text:p>
          </table:table-cell>
          <table:table-cell office:value-type="float" office:value="0.0286146942526102">
            <text:p>0.0286</text:p>
          </table:table-cell>
          <table:table-cell table:formula="of:=RANK([.C68];[.C$2:.C$101];1)" office:value-type="float" office:value="2">
            <text:p>2</text:p>
          </table:table-cell>
          <table:table-cell office:value-type="float" office:value="0.00323916203342378">
            <text:p>0.0032</text:p>
          </table:table-cell>
          <table:table-cell table:formula="of:=RANK([.E68];[.E$2:.E$101];1)" office:value-type="float" office:value="7">
            <text:p>7</text:p>
          </table:table-cell>
          <table:table-cell office:value-type="float" office:value="30.2532024383545">
            <text:p>30.2532</text:p>
          </table:table-cell>
          <table:table-cell table:formula="of:=RANK([.G68];[.G$2:.G$101];1)" office:value-type="float" office:value="35">
            <text:p>35</text:p>
          </table:table-cell>
          <table:table-cell office:value-type="float" office:value="0.099809855222702">
            <text:p>0.0998</text:p>
          </table:table-cell>
          <table:table-cell table:formula="of:=RANK([.I68];[.I$2:.I$101];1)" office:value-type="float" office:value="24">
            <text:p>24</text:p>
          </table:table-cell>
          <table:table-cell table:formula="of:=[.D68]+[.F68]+[.H68]+[.J68]" office:value-type="float" office:value="68">
            <text:p>68</text:p>
          </table:table-cell>
          <table:table-cell office:value-type="float" office:value="0.0200571548193693">
            <text:p>0.0201</text:p>
          </table:table-cell>
          <table:table-cell table:formula="of:=RANK([.L68];[.L$2:.L$101];1)" office:value-type="float" office:value="35">
            <text:p>35</text:p>
          </table:table-cell>
          <table:table-cell office:value-type="float" office:value="0.00197486519682089">
            <text:p>0.0020</text:p>
          </table:table-cell>
          <table:table-cell table:formula="of:=RANK([.N68];[.N$2:.N$101];1)" office:value-type="float" office:value="37">
            <text:p>37</text:p>
          </table:table-cell>
          <table:table-cell office:value-type="float" office:value="30.94667572197">
            <text:p>30.9467</text:p>
          </table:table-cell>
          <table:table-cell table:formula="of:=RANK([.P68];[.P$2:.P$101];1)" office:value-type="float" office:value="50">
            <text:p>50</text:p>
          </table:table-cell>
          <table:table-cell office:value-type="float" office:value="0.0833718451029271">
            <text:p>0.0834</text:p>
          </table:table-cell>
          <table:table-cell table:formula="of:=RANK([.R68];[.R$2:.R$101];1)" office:value-type="float" office:value="48">
            <text:p>48</text:p>
          </table:table-cell>
          <table:table-cell table:formula="of:=[.M68]+[.O68]+[.Q68]+[.S68]" office:value-type="float" office:value="170">
            <text:p>170</text:p>
          </table:table-cell>
          <table:table-cell office:value-type="float" office:value="0.0337630473077297">
            <text:p>0.0338</text:p>
          </table:table-cell>
          <table:table-cell table:formula="of:=RANK([.U68];[.U$2:.U$101];1)" office:value-type="float" office:value="6">
            <text:p>6</text:p>
          </table:table-cell>
          <table:table-cell office:value-type="float" office:value="0.00412055220382084">
            <text:p>0.0041</text:p>
          </table:table-cell>
          <table:table-cell table:formula="of:=RANK([.W68];[.W$2:.W$101];1)" office:value-type="float" office:value="8">
            <text:p>8</text:p>
          </table:table-cell>
          <table:table-cell office:value-type="float" office:value="52.7083568558891">
            <text:p>52.7084</text:p>
          </table:table-cell>
          <table:table-cell table:formula="of:=RANK([.Y68];[.Y$2:.Y$101];1)" office:value-type="float" office:value="47">
            <text:p>47</text:p>
          </table:table-cell>
          <table:table-cell office:value-type="float" office:value="0.119046189074647">
            <text:p>0.1190</text:p>
          </table:table-cell>
          <table:table-cell table:formula="of:=RANK([.AA68];[.AA$2:.AA$101];1)" office:value-type="float" office:value="12">
            <text:p>12</text:p>
          </table:table-cell>
          <table:table-cell table:formula="of:=[.V68]+[.X68]+[.Z68]+[.AB68]" office:value-type="float" office:value="73">
            <text:p>73</text:p>
          </table:table-cell>
          <table:table-cell table:formula="of:=[.D68]+[.M68]+[.V68]" office:value-type="float" office:value="43">
            <text:p>43.0000</text:p>
          </table:table-cell>
          <table:table-cell table:formula="of:=[.F68]+[.O68]+[.X68]" office:value-type="float" office:value="52">
            <text:p>52.0000</text:p>
          </table:table-cell>
          <table:table-cell table:formula="of:=[.H68]+[.Q68]+[.Z68]" office:value-type="float" office:value="132">
            <text:p>132.0000</text:p>
          </table:table-cell>
          <table:table-cell table:formula="of:=[.J68]+[.S68]+[.AB68]" office:value-type="float" office:value="84">
            <text:p>84.0000</text:p>
          </table:table-cell>
          <table:table-cell table:number-columns-repeated="991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2,forecast=10,input_length=50</text:p>
          </table:table-cell>
          <table:table-cell office:value-type="float" office:value="0.0329342149198055">
            <text:p>0.0329</text:p>
          </table:table-cell>
          <table:table-cell table:formula="of:=RANK([.C69];[.C$2:.C$101];1)" office:value-type="float" office:value="54">
            <text:p>54</text:p>
          </table:table-cell>
          <table:table-cell office:value-type="float" office:value="0.0041641378775239">
            <text:p>0.0042</text:p>
          </table:table-cell>
          <table:table-cell table:formula="of:=RANK([.E69];[.E$2:.E$101];1)" office:value-type="float" office:value="58">
            <text:p>58</text:p>
          </table:table-cell>
          <table:table-cell office:value-type="float" office:value="25.4600658416748">
            <text:p>25.4601</text:p>
          </table:table-cell>
          <table:table-cell table:formula="of:=RANK([.G69];[.G$2:.G$101];1)" office:value-type="float" office:value="25">
            <text:p>25</text:p>
          </table:table-cell>
          <table:table-cell office:value-type="float" office:value="0.0981112718582153">
            <text:p>0.0981</text:p>
          </table:table-cell>
          <table:table-cell table:formula="of:=RANK([.I69];[.I$2:.I$101];1)" office:value-type="float" office:value="19">
            <text:p>19</text:p>
          </table:table-cell>
          <table:table-cell table:formula="of:=[.D69]+[.F69]+[.H69]+[.J69]" office:value-type="float" office:value="156">
            <text:p>156</text:p>
          </table:table-cell>
          <table:table-cell office:value-type="float" office:value="0.0243705734610558">
            <text:p>0.0244</text:p>
          </table:table-cell>
          <table:table-cell table:formula="of:=RANK([.L69];[.L$2:.L$101];1)" office:value-type="float" office:value="49">
            <text:p>49</text:p>
          </table:table-cell>
          <table:table-cell office:value-type="float" office:value="0.00265134787729067">
            <text:p>0.0027</text:p>
          </table:table-cell>
          <table:table-cell table:formula="of:=RANK([.N69];[.N$2:.N$101];1)" office:value-type="float" office:value="61">
            <text:p>61</text:p>
          </table:table-cell>
          <table:table-cell office:value-type="float" office:value="14.5071574670089">
            <text:p>14.5072</text:p>
          </table:table-cell>
          <table:table-cell table:formula="of:=RANK([.P69];[.P$2:.P$101];1)" office:value-type="float" office:value="29">
            <text:p>29</text:p>
          </table:table-cell>
          <table:table-cell office:value-type="float" office:value="0.00398683251606181">
            <text:p>0.0040</text:p>
          </table:table-cell>
          <table:table-cell table:formula="of:=RANK([.R69];[.R$2:.R$101];1)" office:value-type="float" office:value="8">
            <text:p>8</text:p>
          </table:table-cell>
          <table:table-cell table:formula="of:=[.M69]+[.O69]+[.Q69]+[.S69]" office:value-type="float" office:value="147">
            <text:p>147</text:p>
          </table:table-cell>
          <table:table-cell office:value-type="float" office:value="0.0377780720591545">
            <text:p>0.0378</text:p>
          </table:table-cell>
          <table:table-cell table:formula="of:=RANK([.U69];[.U$2:.U$101];1)" office:value-type="float" office:value="48">
            <text:p>48</text:p>
          </table:table-cell>
          <table:table-cell office:value-type="float" office:value="0.00516607564260834">
            <text:p>0.0052</text:p>
          </table:table-cell>
          <table:table-cell table:formula="of:=RANK([.W69];[.W$2:.W$101];1)" office:value-type="float" office:value="58">
            <text:p>58</text:p>
          </table:table-cell>
          <table:table-cell office:value-type="float" office:value="72.7601948413676">
            <text:p>72.7602</text:p>
          </table:table-cell>
          <table:table-cell table:formula="of:=RANK([.Y69];[.Y$2:.Y$101];1)" office:value-type="float" office:value="68">
            <text:p>68</text:p>
          </table:table-cell>
          <table:table-cell office:value-type="float" office:value="0.134402775834727">
            <text:p>0.1344</text:p>
          </table:table-cell>
          <table:table-cell table:formula="of:=RANK([.AA69];[.AA$2:.AA$101];1)" office:value-type="float" office:value="55">
            <text:p>55</text:p>
          </table:table-cell>
          <table:table-cell table:formula="of:=[.V69]+[.X69]+[.Z69]+[.AB69]" office:value-type="float" office:value="229">
            <text:p>229</text:p>
          </table:table-cell>
          <table:table-cell table:formula="of:=[.D69]+[.M69]+[.V69]" office:value-type="float" office:value="151">
            <text:p>151.0000</text:p>
          </table:table-cell>
          <table:table-cell table:formula="of:=[.F69]+[.O69]+[.X69]" office:value-type="float" office:value="177">
            <text:p>177.0000</text:p>
          </table:table-cell>
          <table:table-cell table:formula="of:=[.H69]+[.Q69]+[.Z69]" office:value-type="float" office:value="122">
            <text:p>122.0000</text:p>
          </table:table-cell>
          <table:table-cell table:formula="of:=[.J69]+[.S69]+[.AB69]" office:value-type="float" office:value="82">
            <text:p>82.0000</text:p>
          </table:table-cell>
          <table:table-cell table:number-columns-repeated="991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1,forecast=10,input_length=10</text:p>
          </table:table-cell>
          <table:table-cell office:value-type="float" office:value="0.0306699275970459">
            <text:p>0.0307</text:p>
          </table:table-cell>
          <table:table-cell table:formula="of:=RANK([.C70];[.C$2:.C$101];1)" office:value-type="float" office:value="34">
            <text:p>34</text:p>
          </table:table-cell>
          <table:table-cell office:value-type="float" office:value="0.00383004639297724">
            <text:p>0.0038</text:p>
          </table:table-cell>
          <table:table-cell table:formula="of:=RANK([.E70];[.E$2:.E$101];1)" office:value-type="float" office:value="51">
            <text:p>51</text:p>
          </table:table-cell>
          <table:table-cell office:value-type="float" office:value="47.3443565368652">
            <text:p>47.3444</text:p>
          </table:table-cell>
          <table:table-cell table:formula="of:=RANK([.G70];[.G$2:.G$101];1)" office:value-type="float" office:value="57">
            <text:p>57</text:p>
          </table:table-cell>
          <table:table-cell office:value-type="float" office:value="0.104287385940552">
            <text:p>0.1043</text:p>
          </table:table-cell>
          <table:table-cell table:formula="of:=RANK([.I70];[.I$2:.I$101];1)" office:value-type="float" office:value="27">
            <text:p>27</text:p>
          </table:table-cell>
          <table:table-cell table:formula="of:=[.D70]+[.F70]+[.H70]+[.J70]" office:value-type="float" office:value="169">
            <text:p>169</text:p>
          </table:table-cell>
          <table:table-cell office:value-type="float" office:value="0.0180850867182016">
            <text:p>0.0181</text:p>
          </table:table-cell>
          <table:table-cell table:formula="of:=RANK([.L70];[.L$2:.L$101];1)" office:value-type="float" office:value="27">
            <text:p>27</text:p>
          </table:table-cell>
          <table:table-cell office:value-type="float" office:value="0.00198909476764021">
            <text:p>0.0020</text:p>
          </table:table-cell>
          <table:table-cell table:formula="of:=RANK([.N70];[.N$2:.N$101];1)" office:value-type="float" office:value="39">
            <text:p>39</text:p>
          </table:table-cell>
          <table:table-cell office:value-type="float" office:value="39.5638437162169">
            <text:p>39.5638</text:p>
          </table:table-cell>
          <table:table-cell table:formula="of:=RANK([.P70];[.P$2:.P$101];1)" office:value-type="float" office:value="63">
            <text:p>63</text:p>
          </table:table-cell>
          <table:table-cell office:value-type="float" office:value="0.0798374452213174">
            <text:p>0.0798</text:p>
          </table:table-cell>
          <table:table-cell table:formula="of:=RANK([.R70];[.R$2:.R$101];1)" office:value-type="float" office:value="41">
            <text:p>41</text:p>
          </table:table-cell>
          <table:table-cell table:formula="of:=[.M70]+[.O70]+[.Q70]+[.S70]" office:value-type="float" office:value="170">
            <text:p>170</text:p>
          </table:table-cell>
          <table:table-cell office:value-type="float" office:value="0.0356204099953175">
            <text:p>0.0356</text:p>
          </table:table-cell>
          <table:table-cell table:formula="of:=RANK([.U70];[.U$2:.U$101];1)" office:value-type="float" office:value="26">
            <text:p>26</text:p>
          </table:table-cell>
          <table:table-cell office:value-type="float" office:value="0.00454716922387993">
            <text:p>0.0045</text:p>
          </table:table-cell>
          <table:table-cell table:formula="of:=RANK([.W70];[.W$2:.W$101];1)" office:value-type="float" office:value="43">
            <text:p>43</text:p>
          </table:table-cell>
          <table:table-cell office:value-type="float" office:value="32.529361122222">
            <text:p>32.5294</text:p>
          </table:table-cell>
          <table:table-cell table:formula="of:=RANK([.Y70];[.Y$2:.Y$101];1)" office:value-type="float" office:value="18">
            <text:p>18</text:p>
          </table:table-cell>
          <table:table-cell office:value-type="float" office:value="0.100516991622497">
            <text:p>0.1005</text:p>
          </table:table-cell>
          <table:table-cell table:formula="of:=RANK([.AA70];[.AA$2:.AA$101];1)" office:value-type="float" office:value="5">
            <text:p>5</text:p>
          </table:table-cell>
          <table:table-cell table:formula="of:=[.V70]+[.X70]+[.Z70]+[.AB70]" office:value-type="float" office:value="92">
            <text:p>92</text:p>
          </table:table-cell>
          <table:table-cell table:formula="of:=[.D70]+[.M70]+[.V70]" office:value-type="float" office:value="87">
            <text:p>87.0000</text:p>
          </table:table-cell>
          <table:table-cell table:formula="of:=[.F70]+[.O70]+[.X70]" office:value-type="float" office:value="133">
            <text:p>133.0000</text:p>
          </table:table-cell>
          <table:table-cell table:formula="of:=[.H70]+[.Q70]+[.Z70]" office:value-type="float" office:value="138">
            <text:p>138.0000</text:p>
          </table:table-cell>
          <table:table-cell table:formula="of:=[.J70]+[.S70]+[.AB70]" office:value-type="float" office:value="73">
            <text:p>73.0000</text:p>
          </table:table-cell>
          <table:table-cell table:number-columns-repeated="991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1,forecast=10,input_length=20</text:p>
          </table:table-cell>
          <table:table-cell office:value-type="float" office:value="0.0349644795060158">
            <text:p>0.0350</text:p>
          </table:table-cell>
          <table:table-cell table:formula="of:=RANK([.C71];[.C$2:.C$101];1)" office:value-type="float" office:value="61">
            <text:p>61</text:p>
          </table:table-cell>
          <table:table-cell office:value-type="float" office:value="0.00469005992636085">
            <text:p>0.0047</text:p>
          </table:table-cell>
          <table:table-cell table:formula="of:=RANK([.E71];[.E$2:.E$101];1)" office:value-type="float" office:value="66">
            <text:p>66</text:p>
          </table:table-cell>
          <table:table-cell office:value-type="float" office:value="40.7614250183106">
            <text:p>40.7614</text:p>
          </table:table-cell>
          <table:table-cell table:formula="of:=RANK([.G71];[.G$2:.G$101];1)" office:value-type="float" office:value="47">
            <text:p>47</text:p>
          </table:table-cell>
          <table:table-cell office:value-type="float" office:value="0.123985104262829">
            <text:p>0.1240</text:p>
          </table:table-cell>
          <table:table-cell table:formula="of:=RANK([.I71];[.I$2:.I$101];1)" office:value-type="float" office:value="58">
            <text:p>58</text:p>
          </table:table-cell>
          <table:table-cell table:formula="of:=[.D71]+[.F71]+[.H71]+[.J71]" office:value-type="float" office:value="232">
            <text:p>232</text:p>
          </table:table-cell>
          <table:table-cell office:value-type="float" office:value="0.0210441891103983">
            <text:p>0.0210</text:p>
          </table:table-cell>
          <table:table-cell table:formula="of:=RANK([.L71];[.L$2:.L$101];1)" office:value-type="float" office:value="38">
            <text:p>38</text:p>
          </table:table-cell>
          <table:table-cell office:value-type="float" office:value="0.00226376103180566">
            <text:p>0.0023</text:p>
          </table:table-cell>
          <table:table-cell table:formula="of:=RANK([.N71];[.N$2:.N$101];1)" office:value-type="float" office:value="52">
            <text:p>52</text:p>
          </table:table-cell>
          <table:table-cell office:value-type="float" office:value="18.5124827111164">
            <text:p>18.5125</text:p>
          </table:table-cell>
          <table:table-cell table:formula="of:=RANK([.P71];[.P$2:.P$101];1)" office:value-type="float" office:value="39">
            <text:p>39</text:p>
          </table:table-cell>
          <table:table-cell office:value-type="float" office:value="0.0827305454132076">
            <text:p>0.0827</text:p>
          </table:table-cell>
          <table:table-cell table:formula="of:=RANK([.R71];[.R$2:.R$101];1)" office:value-type="float" office:value="45">
            <text:p>45</text:p>
          </table:table-cell>
          <table:table-cell table:formula="of:=[.M71]+[.O71]+[.Q71]+[.S71]" office:value-type="float" office:value="174">
            <text:p>174</text:p>
          </table:table-cell>
          <table:table-cell office:value-type="float" office:value="0.0413974337279797">
            <text:p>0.0414</text:p>
          </table:table-cell>
          <table:table-cell table:formula="of:=RANK([.U71];[.U$2:.U$101];1)" office:value-type="float" office:value="63">
            <text:p>63</text:p>
          </table:table-cell>
          <table:table-cell office:value-type="float" office:value="0.00566414606366181">
            <text:p>0.0057</text:p>
          </table:table-cell>
          <table:table-cell table:formula="of:=RANK([.W71];[.W$2:.W$101];1)" office:value-type="float" office:value="63">
            <text:p>63</text:p>
          </table:table-cell>
          <table:table-cell office:value-type="float" office:value="71.681767097543">
            <text:p>71.6818</text:p>
          </table:table-cell>
          <table:table-cell table:formula="of:=RANK([.Y71];[.Y$2:.Y$101];1)" office:value-type="float" office:value="66">
            <text:p>66</text:p>
          </table:table-cell>
          <table:table-cell office:value-type="float" office:value="0.149040007156335">
            <text:p>0.1490</text:p>
          </table:table-cell>
          <table:table-cell table:formula="of:=RANK([.AA71];[.AA$2:.AA$101];1)" office:value-type="float" office:value="65">
            <text:p>65</text:p>
          </table:table-cell>
          <table:table-cell table:formula="of:=[.V71]+[.X71]+[.Z71]+[.AB71]" office:value-type="float" office:value="257">
            <text:p>257</text:p>
          </table:table-cell>
          <table:table-cell table:formula="of:=[.D71]+[.M71]+[.V71]" office:value-type="float" office:value="162">
            <text:p>162.0000</text:p>
          </table:table-cell>
          <table:table-cell table:formula="of:=[.F71]+[.O71]+[.X71]" office:value-type="float" office:value="181">
            <text:p>181.0000</text:p>
          </table:table-cell>
          <table:table-cell table:formula="of:=[.H71]+[.Q71]+[.Z71]" office:value-type="float" office:value="152">
            <text:p>152.0000</text:p>
          </table:table-cell>
          <table:table-cell table:formula="of:=[.J71]+[.S71]+[.AB71]" office:value-type="float" office:value="168">
            <text:p>168.0000</text:p>
          </table:table-cell>
          <table:table-cell table:number-columns-repeated="991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1,forecast=10,input_length=5</text:p>
          </table:table-cell>
          <table:table-cell office:value-type="float" office:value="0.0305084194988012">
            <text:p>0.0305</text:p>
          </table:table-cell>
          <table:table-cell table:formula="of:=RANK([.C72];[.C$2:.C$101];1)" office:value-type="float" office:value="32">
            <text:p>32</text:p>
          </table:table-cell>
          <table:table-cell office:value-type="float" office:value="0.00346849486231804">
            <text:p>0.0035</text:p>
          </table:table-cell>
          <table:table-cell table:formula="of:=RANK([.E72];[.E$2:.E$101];1)" office:value-type="float" office:value="28">
            <text:p>28</text:p>
          </table:table-cell>
          <table:table-cell office:value-type="float" office:value="64.8053207397461">
            <text:p>64.8053</text:p>
          </table:table-cell>
          <table:table-cell table:formula="of:=RANK([.G72];[.G$2:.G$101];1)" office:value-type="float" office:value="77">
            <text:p>77</text:p>
          </table:table-cell>
          <table:table-cell office:value-type="float" office:value="0.123269081115723">
            <text:p>0.1233</text:p>
          </table:table-cell>
          <table:table-cell table:formula="of:=RANK([.I72];[.I$2:.I$101];1)" office:value-type="float" office:value="57">
            <text:p>57</text:p>
          </table:table-cell>
          <table:table-cell table:formula="of:=[.D72]+[.F72]+[.H72]+[.J72]" office:value-type="float" office:value="194">
            <text:p>194</text:p>
          </table:table-cell>
          <table:table-cell office:value-type="float" office:value="0.0176180209964514">
            <text:p>0.0176</text:p>
          </table:table-cell>
          <table:table-cell table:formula="of:=RANK([.L72];[.L$2:.L$101];1)" office:value-type="float" office:value="25">
            <text:p>25</text:p>
          </table:table-cell>
          <table:table-cell office:value-type="float" office:value="0.00182615200660588">
            <text:p>0.0018</text:p>
          </table:table-cell>
          <table:table-cell table:formula="of:=RANK([.N72];[.N$2:.N$101];1)" office:value-type="float" office:value="33">
            <text:p>33</text:p>
          </table:table-cell>
          <table:table-cell office:value-type="float" office:value="66.9707890681719">
            <text:p>66.9708</text:p>
          </table:table-cell>
          <table:table-cell table:formula="of:=RANK([.P72];[.P$2:.P$101];1)" office:value-type="float" office:value="82">
            <text:p>82</text:p>
          </table:table-cell>
          <table:table-cell office:value-type="float" office:value="0.0457515707606155">
            <text:p>0.0458</text:p>
          </table:table-cell>
          <table:table-cell table:formula="of:=RANK([.R72];[.R$2:.R$101];1)" office:value-type="float" office:value="19">
            <text:p>19</text:p>
          </table:table-cell>
          <table:table-cell table:formula="of:=[.M72]+[.O72]+[.Q72]+[.S72]" office:value-type="float" office:value="159">
            <text:p>159</text:p>
          </table:table-cell>
          <table:table-cell office:value-type="float" office:value="0.036904588341713">
            <text:p>0.0369</text:p>
          </table:table-cell>
          <table:table-cell table:formula="of:=RANK([.U72];[.U$2:.U$101];1)" office:value-type="float" office:value="47">
            <text:p>47</text:p>
          </table:table-cell>
          <table:table-cell office:value-type="float" office:value="0.00465682872308783">
            <text:p>0.0047</text:p>
          </table:table-cell>
          <table:table-cell table:formula="of:=RANK([.W72];[.W$2:.W$101];1)" office:value-type="float" office:value="48">
            <text:p>48</text:p>
          </table:table-cell>
          <table:table-cell office:value-type="float" office:value="77.7251578706074">
            <text:p>77.7252</text:p>
          </table:table-cell>
          <table:table-cell table:formula="of:=RANK([.Y72];[.Y$2:.Y$101];1)" office:value-type="float" office:value="73">
            <text:p>73</text:p>
          </table:table-cell>
          <table:table-cell office:value-type="float" office:value="0.133843927117855">
            <text:p>0.1338</text:p>
          </table:table-cell>
          <table:table-cell table:formula="of:=RANK([.AA72];[.AA$2:.AA$101];1)" office:value-type="float" office:value="53">
            <text:p>53</text:p>
          </table:table-cell>
          <table:table-cell table:formula="of:=[.V72]+[.X72]+[.Z72]+[.AB72]" office:value-type="float" office:value="221">
            <text:p>221</text:p>
          </table:table-cell>
          <table:table-cell table:formula="of:=[.D72]+[.M72]+[.V72]" office:value-type="float" office:value="104">
            <text:p>104.0000</text:p>
          </table:table-cell>
          <table:table-cell table:formula="of:=[.F72]+[.O72]+[.X72]" office:value-type="float" office:value="109">
            <text:p>109.0000</text:p>
          </table:table-cell>
          <table:table-cell table:formula="of:=[.H72]+[.Q72]+[.Z72]" office:value-type="float" office:value="232">
            <text:p>232.0000</text:p>
          </table:table-cell>
          <table:table-cell table:formula="of:=[.J72]+[.S72]+[.AB72]" office:value-type="float" office:value="129">
            <text:p>129.0000</text:p>
          </table:table-cell>
          <table:table-cell table:number-columns-repeated="991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1,forecast=10,input_length=50</text:p>
          </table:table-cell>
          <table:table-cell office:value-type="float" office:value="0.0299524087458849">
            <text:p>0.0300</text:p>
          </table:table-cell>
          <table:table-cell table:formula="of:=RANK([.C73];[.C$2:.C$101];1)" office:value-type="float" office:value="23">
            <text:p>23</text:p>
          </table:table-cell>
          <table:table-cell office:value-type="float" office:value="0.00335910101421177">
            <text:p>0.0034</text:p>
          </table:table-cell>
          <table:table-cell table:formula="of:=RANK([.E73];[.E$2:.E$101];1)" office:value-type="float" office:value="16">
            <text:p>16</text:p>
          </table:table-cell>
          <table:table-cell office:value-type="float" office:value="37.0506057739258">
            <text:p>37.0506</text:p>
          </table:table-cell>
          <table:table-cell table:formula="of:=RANK([.G73];[.G$2:.G$101];1)" office:value-type="float" office:value="42">
            <text:p>42</text:p>
          </table:table-cell>
          <table:table-cell office:value-type="float" office:value="0.109858654439449">
            <text:p>0.1099</text:p>
          </table:table-cell>
          <table:table-cell table:formula="of:=RANK([.I73];[.I$2:.I$101];1)" office:value-type="float" office:value="45">
            <text:p>45</text:p>
          </table:table-cell>
          <table:table-cell table:formula="of:=[.D73]+[.F73]+[.H73]+[.J73]" office:value-type="float" office:value="126">
            <text:p>126</text:p>
          </table:table-cell>
          <table:table-cell office:value-type="float" office:value="0.0163218714296818">
            <text:p>0.0163</text:p>
          </table:table-cell>
          <table:table-cell table:formula="of:=RANK([.L73];[.L$2:.L$101];1)" office:value-type="float" office:value="19">
            <text:p>19</text:p>
          </table:table-cell>
          <table:table-cell office:value-type="float" office:value="0.00161243374793652">
            <text:p>0.0016</text:p>
          </table:table-cell>
          <table:table-cell table:formula="of:=RANK([.N73];[.N$2:.N$101];1)" office:value-type="float" office:value="24">
            <text:p>24</text:p>
          </table:table-cell>
          <table:table-cell office:value-type="float" office:value="27.4917074694908">
            <text:p>27.4917</text:p>
          </table:table-cell>
          <table:table-cell table:formula="of:=RANK([.P73];[.P$2:.P$101];1)" office:value-type="float" office:value="46">
            <text:p>46</text:p>
          </table:table-cell>
          <table:table-cell office:value-type="float" office:value="0.0719535702625004">
            <text:p>0.0720</text:p>
          </table:table-cell>
          <table:table-cell table:formula="of:=RANK([.R73];[.R$2:.R$101];1)" office:value-type="float" office:value="34">
            <text:p>34</text:p>
          </table:table-cell>
          <table:table-cell table:formula="of:=[.M73]+[.O73]+[.Q73]+[.S73]" office:value-type="float" office:value="123">
            <text:p>123</text:p>
          </table:table-cell>
          <table:table-cell office:value-type="float" office:value="0.0377868451178074">
            <text:p>0.0378</text:p>
          </table:table-cell>
          <table:table-cell table:formula="of:=RANK([.U73];[.U$2:.U$101];1)" office:value-type="float" office:value="49">
            <text:p>49</text:p>
          </table:table-cell>
          <table:table-cell office:value-type="float" office:value="0.0046211009342484">
            <text:p>0.0046</text:p>
          </table:table-cell>
          <table:table-cell table:formula="of:=RANK([.W73];[.W$2:.W$101];1)" office:value-type="float" office:value="46">
            <text:p>46</text:p>
          </table:table-cell>
          <table:table-cell office:value-type="float" office:value="47.1644934404443">
            <text:p>47.1645</text:p>
          </table:table-cell>
          <table:table-cell table:formula="of:=RANK([.Y73];[.Y$2:.Y$101];1)" office:value-type="float" office:value="40">
            <text:p>40</text:p>
          </table:table-cell>
          <table:table-cell office:value-type="float" office:value="0.13511295219678">
            <text:p>0.1351</text:p>
          </table:table-cell>
          <table:table-cell table:formula="of:=RANK([.AA73];[.AA$2:.AA$101];1)" office:value-type="float" office:value="56">
            <text:p>56</text:p>
          </table:table-cell>
          <table:table-cell table:formula="of:=[.V73]+[.X73]+[.Z73]+[.AB73]" office:value-type="float" office:value="191">
            <text:p>191</text:p>
          </table:table-cell>
          <table:table-cell table:formula="of:=[.D73]+[.M73]+[.V73]" office:value-type="float" office:value="91">
            <text:p>91.0000</text:p>
          </table:table-cell>
          <table:table-cell table:formula="of:=[.F73]+[.O73]+[.X73]" office:value-type="float" office:value="86">
            <text:p>86.0000</text:p>
          </table:table-cell>
          <table:table-cell table:formula="of:=[.H73]+[.Q73]+[.Z73]" office:value-type="float" office:value="128">
            <text:p>128.0000</text:p>
          </table:table-cell>
          <table:table-cell table:formula="of:=[.J73]+[.S73]+[.AB73]" office:value-type="float" office:value="135">
            <text:p>135.0000</text:p>
          </table:table-cell>
          <table:table-cell table:number-columns-repeated="991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2,forecast=10,input_length=10</text:p>
          </table:table-cell>
          <table:table-cell office:value-type="float" office:value="0.0296579487621784">
            <text:p>0.0297</text:p>
          </table:table-cell>
          <table:table-cell table:formula="of:=RANK([.C74];[.C$2:.C$101];1)" office:value-type="float" office:value="15">
            <text:p>15</text:p>
          </table:table-cell>
          <table:table-cell office:value-type="float" office:value="0.00337473605759442">
            <text:p>0.0034</text:p>
          </table:table-cell>
          <table:table-cell table:formula="of:=RANK([.E74];[.E$2:.E$101];1)" office:value-type="float" office:value="18">
            <text:p>18</text:p>
          </table:table-cell>
          <table:table-cell office:value-type="float" office:value="43.8545608520508">
            <text:p>43.8546</text:p>
          </table:table-cell>
          <table:table-cell table:formula="of:=RANK([.G74];[.G$2:.G$101];1)" office:value-type="float" office:value="55">
            <text:p>55</text:p>
          </table:table-cell>
          <table:table-cell office:value-type="float" office:value="0.106291845440865">
            <text:p>0.1063</text:p>
          </table:table-cell>
          <table:table-cell table:formula="of:=RANK([.I74];[.I$2:.I$101];1)" office:value-type="float" office:value="33">
            <text:p>33</text:p>
          </table:table-cell>
          <table:table-cell table:formula="of:=[.D74]+[.F74]+[.H74]+[.J74]" office:value-type="float" office:value="121">
            <text:p>121</text:p>
          </table:table-cell>
          <table:table-cell office:value-type="float" office:value="0.0219398308545351">
            <text:p>0.0219</text:p>
          </table:table-cell>
          <table:table-cell table:formula="of:=RANK([.L74];[.L$2:.L$101];1)" office:value-type="float" office:value="40">
            <text:p>40</text:p>
          </table:table-cell>
          <table:table-cell office:value-type="float" office:value="0.00212656324251955">
            <text:p>0.0021</text:p>
          </table:table-cell>
          <table:table-cell table:formula="of:=RANK([.N74];[.N$2:.N$101];1)" office:value-type="float" office:value="47">
            <text:p>47</text:p>
          </table:table-cell>
          <table:table-cell office:value-type="float" office:value="28.6459351485586">
            <text:p>28.6459</text:p>
          </table:table-cell>
          <table:table-cell table:formula="of:=RANK([.P74];[.P$2:.P$101];1)" office:value-type="float" office:value="47">
            <text:p>47</text:p>
          </table:table-cell>
          <table:table-cell office:value-type="float" office:value="0.0842836000565265">
            <text:p>0.0843</text:p>
          </table:table-cell>
          <table:table-cell table:formula="of:=RANK([.R74];[.R$2:.R$101];1)" office:value-type="float" office:value="50">
            <text:p>50</text:p>
          </table:table-cell>
          <table:table-cell table:formula="of:=[.M74]+[.O74]+[.Q74]+[.S74]" office:value-type="float" office:value="184">
            <text:p>184</text:p>
          </table:table-cell>
          <table:table-cell office:value-type="float" office:value="0.0346883647143841">
            <text:p>0.0347</text:p>
          </table:table-cell>
          <table:table-cell table:formula="of:=RANK([.U74];[.U$2:.U$101];1)" office:value-type="float" office:value="13">
            <text:p>13</text:p>
          </table:table-cell>
          <table:table-cell office:value-type="float" office:value="0.0042018693515042">
            <text:p>0.0042</text:p>
          </table:table-cell>
          <table:table-cell table:formula="of:=RANK([.W74];[.W$2:.W$101];1)" office:value-type="float" office:value="14">
            <text:p>14</text:p>
          </table:table-cell>
          <table:table-cell office:value-type="float" office:value="57.0899319298108">
            <text:p>57.0899</text:p>
          </table:table-cell>
          <table:table-cell table:formula="of:=RANK([.Y74];[.Y$2:.Y$101];1)" office:value-type="float" office:value="55">
            <text:p>55</text:p>
          </table:table-cell>
          <table:table-cell office:value-type="float" office:value="0.123136500542346">
            <text:p>0.1231</text:p>
          </table:table-cell>
          <table:table-cell table:formula="of:=RANK([.AA74];[.AA$2:.AA$101];1)" office:value-type="float" office:value="16">
            <text:p>16</text:p>
          </table:table-cell>
          <table:table-cell table:formula="of:=[.V74]+[.X74]+[.Z74]+[.AB74]" office:value-type="float" office:value="98">
            <text:p>98</text:p>
          </table:table-cell>
          <table:table-cell table:formula="of:=[.D74]+[.M74]+[.V74]" office:value-type="float" office:value="68">
            <text:p>68.0000</text:p>
          </table:table-cell>
          <table:table-cell table:formula="of:=[.F74]+[.O74]+[.X74]" office:value-type="float" office:value="79">
            <text:p>79.0000</text:p>
          </table:table-cell>
          <table:table-cell table:formula="of:=[.H74]+[.Q74]+[.Z74]" office:value-type="float" office:value="157">
            <text:p>157.0000</text:p>
          </table:table-cell>
          <table:table-cell table:formula="of:=[.J74]+[.S74]+[.AB74]" office:value-type="float" office:value="99">
            <text:p>99.0000</text:p>
          </table:table-cell>
          <table:table-cell table:number-columns-repeated="991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2,forecast=10,input_length=20</text:p>
          </table:table-cell>
          <table:table-cell office:value-type="float" office:value="0.0327658727765083">
            <text:p>0.0328</text:p>
          </table:table-cell>
          <table:table-cell table:formula="of:=RANK([.C75];[.C$2:.C$101];1)" office:value-type="float" office:value="53">
            <text:p>53</text:p>
          </table:table-cell>
          <table:table-cell office:value-type="float" office:value="0.00389599101617932">
            <text:p>0.0039</text:p>
          </table:table-cell>
          <table:table-cell table:formula="of:=RANK([.E75];[.E$2:.E$101];1)" office:value-type="float" office:value="53">
            <text:p>53</text:p>
          </table:table-cell>
          <table:table-cell office:value-type="float" office:value="77.8244400024414">
            <text:p>77.8244</text:p>
          </table:table-cell>
          <table:table-cell table:formula="of:=RANK([.G75];[.G$2:.G$101];1)" office:value-type="float" office:value="80">
            <text:p>80</text:p>
          </table:table-cell>
          <table:table-cell office:value-type="float" office:value="0.117954544723034">
            <text:p>0.1180</text:p>
          </table:table-cell>
          <table:table-cell table:formula="of:=RANK([.I75];[.I$2:.I$101];1)" office:value-type="float" office:value="54">
            <text:p>54</text:p>
          </table:table-cell>
          <table:table-cell table:formula="of:=[.D75]+[.F75]+[.H75]+[.J75]" office:value-type="float" office:value="240">
            <text:p>240</text:p>
          </table:table-cell>
          <table:table-cell office:value-type="float" office:value="0.0287496168166399">
            <text:p>0.0287</text:p>
          </table:table-cell>
          <table:table-cell table:formula="of:=RANK([.L75];[.L$2:.L$101];1)" office:value-type="float" office:value="62">
            <text:p>62</text:p>
          </table:table-cell>
          <table:table-cell office:value-type="float" office:value="0.0027395118253336">
            <text:p>0.0027</text:p>
          </table:table-cell>
          <table:table-cell table:formula="of:=RANK([.N75];[.N$2:.N$101];1)" office:value-type="float" office:value="63">
            <text:p>63</text:p>
          </table:table-cell>
          <table:table-cell office:value-type="float" office:value="50.4480451892916">
            <text:p>50.4480</text:p>
          </table:table-cell>
          <table:table-cell table:formula="of:=RANK([.P75];[.P$2:.P$101];1)" office:value-type="float" office:value="71">
            <text:p>71</text:p>
          </table:table-cell>
          <table:table-cell office:value-type="float" office:value="0.108587632195816">
            <text:p>0.1086</text:p>
          </table:table-cell>
          <table:table-cell table:formula="of:=RANK([.R75];[.R$2:.R$101];1)" office:value-type="float" office:value="67">
            <text:p>67</text:p>
          </table:table-cell>
          <table:table-cell table:formula="of:=[.M75]+[.O75]+[.Q75]+[.S75]" office:value-type="float" office:value="263">
            <text:p>263</text:p>
          </table:table-cell>
          <table:table-cell office:value-type="float" office:value="0.039621040225029">
            <text:p>0.0396</text:p>
          </table:table-cell>
          <table:table-cell table:formula="of:=RANK([.U75];[.U$2:.U$101];1)" office:value-type="float" office:value="58">
            <text:p>58</text:p>
          </table:table-cell>
          <table:table-cell office:value-type="float" office:value="0.00484961235395548">
            <text:p>0.0048</text:p>
          </table:table-cell>
          <table:table-cell table:formula="of:=RANK([.W75];[.W$2:.W$101];1)" office:value-type="float" office:value="51">
            <text:p>51</text:p>
          </table:table-cell>
          <table:table-cell office:value-type="float" office:value="103.289148364885">
            <text:p>103.2891</text:p>
          </table:table-cell>
          <table:table-cell table:formula="of:=RANK([.Y75];[.Y$2:.Y$101];1)" office:value-type="float" office:value="84">
            <text:p>84</text:p>
          </table:table-cell>
          <table:table-cell office:value-type="float" office:value="0.130406397831365">
            <text:p>0.1304</text:p>
          </table:table-cell>
          <table:table-cell table:formula="of:=RANK([.AA75];[.AA$2:.AA$101];1)" office:value-type="float" office:value="49">
            <text:p>49</text:p>
          </table:table-cell>
          <table:table-cell table:formula="of:=[.V75]+[.X75]+[.Z75]+[.AB75]" office:value-type="float" office:value="242">
            <text:p>242</text:p>
          </table:table-cell>
          <table:table-cell table:formula="of:=[.D75]+[.M75]+[.V75]" office:value-type="float" office:value="173">
            <text:p>173.0000</text:p>
          </table:table-cell>
          <table:table-cell table:formula="of:=[.F75]+[.O75]+[.X75]" office:value-type="float" office:value="167">
            <text:p>167.0000</text:p>
          </table:table-cell>
          <table:table-cell table:formula="of:=[.H75]+[.Q75]+[.Z75]" office:value-type="float" office:value="235">
            <text:p>235.0000</text:p>
          </table:table-cell>
          <table:table-cell table:formula="of:=[.J75]+[.S75]+[.AB75]" office:value-type="float" office:value="170">
            <text:p>170.0000</text:p>
          </table:table-cell>
          <table:table-cell table:number-columns-repeated="991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2,forecast=10,input_length=5</text:p>
          </table:table-cell>
          <table:table-cell office:value-type="float" office:value="0.0282838959246874">
            <text:p>0.0283</text:p>
          </table:table-cell>
          <table:table-cell table:formula="of:=RANK([.C76];[.C$2:.C$101];1)" office:value-type="float" office:value="1">
            <text:p>1</text:p>
          </table:table-cell>
          <table:table-cell office:value-type="float" office:value="0.00297815934754908">
            <text:p>0.0030</text:p>
          </table:table-cell>
          <table:table-cell table:formula="of:=RANK([.E76];[.E$2:.E$101];1)" office:value-type="float" office:value="1">
            <text:p>1</text:p>
          </table:table-cell>
          <table:table-cell office:value-type="float" office:value="41.3235664367676">
            <text:p>41.3236</text:p>
          </table:table-cell>
          <table:table-cell table:formula="of:=RANK([.G76];[.G$2:.G$101];1)" office:value-type="float" office:value="48">
            <text:p>48</text:p>
          </table:table-cell>
          <table:table-cell office:value-type="float" office:value="0.166802793741226">
            <text:p>0.1668</text:p>
          </table:table-cell>
          <table:table-cell table:formula="of:=RANK([.I76];[.I$2:.I$101];1)" office:value-type="float" office:value="85">
            <text:p>85</text:p>
          </table:table-cell>
          <table:table-cell table:formula="of:=[.D76]+[.F76]+[.H76]+[.J76]" office:value-type="float" office:value="135">
            <text:p>135</text:p>
          </table:table-cell>
          <table:table-cell office:value-type="float" office:value="0.0205095764249563">
            <text:p>0.0205</text:p>
          </table:table-cell>
          <table:table-cell table:formula="of:=RANK([.L76];[.L$2:.L$101];1)" office:value-type="float" office:value="36">
            <text:p>36</text:p>
          </table:table-cell>
          <table:table-cell office:value-type="float" office:value="0.00174119106266655">
            <text:p>0.0017</text:p>
          </table:table-cell>
          <table:table-cell table:formula="of:=RANK([.N76];[.N$2:.N$101];1)" office:value-type="float" office:value="28">
            <text:p>28</text:p>
          </table:table-cell>
          <table:table-cell office:value-type="float" office:value="34.9948571818137">
            <text:p>34.9949</text:p>
          </table:table-cell>
          <table:table-cell table:formula="of:=RANK([.P76];[.P$2:.P$101];1)" office:value-type="float" office:value="56">
            <text:p>56</text:p>
          </table:table-cell>
          <table:table-cell office:value-type="float" office:value="0.0830498930207027">
            <text:p>0.0830</text:p>
          </table:table-cell>
          <table:table-cell table:formula="of:=RANK([.R76];[.R$2:.R$101];1)" office:value-type="float" office:value="46">
            <text:p>46</text:p>
          </table:table-cell>
          <table:table-cell table:formula="of:=[.M76]+[.O76]+[.Q76]+[.S76]" office:value-type="float" office:value="166">
            <text:p>166</text:p>
          </table:table-cell>
          <table:table-cell office:value-type="float" office:value="0.0332371145486832">
            <text:p>0.0332</text:p>
          </table:table-cell>
          <table:table-cell table:formula="of:=RANK([.U76];[.U$2:.U$101];1)" office:value-type="float" office:value="1">
            <text:p>1</text:p>
          </table:table-cell>
          <table:table-cell office:value-type="float" office:value="0.00404687846179502">
            <text:p>0.0040</text:p>
          </table:table-cell>
          <table:table-cell table:formula="of:=RANK([.W76];[.W$2:.W$101];1)" office:value-type="float" office:value="4">
            <text:p>4</text:p>
          </table:table-cell>
          <table:table-cell office:value-type="float" office:value="52.7832193705852">
            <text:p>52.7832</text:p>
          </table:table-cell>
          <table:table-cell table:formula="of:=RANK([.Y76];[.Y$2:.Y$101];1)" office:value-type="float" office:value="48">
            <text:p>48</text:p>
          </table:table-cell>
          <table:table-cell office:value-type="float" office:value="0.122691390968391">
            <text:p>0.1227</text:p>
          </table:table-cell>
          <table:table-cell table:formula="of:=RANK([.AA76];[.AA$2:.AA$101];1)" office:value-type="float" office:value="14">
            <text:p>14</text:p>
          </table:table-cell>
          <table:table-cell table:formula="of:=[.V76]+[.X76]+[.Z76]+[.AB76]" office:value-type="float" office:value="67">
            <text:p>67</text:p>
          </table:table-cell>
          <table:table-cell table:formula="of:=[.D76]+[.M76]+[.V76]" office:value-type="float" office:value="38">
            <text:p>38.0000</text:p>
          </table:table-cell>
          <table:table-cell table:formula="of:=[.F76]+[.O76]+[.X76]" office:value-type="float" office:value="33">
            <text:p>33.0000</text:p>
          </table:table-cell>
          <table:table-cell table:formula="of:=[.H76]+[.Q76]+[.Z76]" office:value-type="float" office:value="152">
            <text:p>152.0000</text:p>
          </table:table-cell>
          <table:table-cell table:formula="of:=[.J76]+[.S76]+[.AB76]" office:value-type="float" office:value="145">
            <text:p>145.0000</text:p>
          </table:table-cell>
          <table:table-cell table:number-columns-repeated="991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2,forecast=10,input_length=50</text:p>
          </table:table-cell>
          <table:table-cell office:value-type="float" office:value="0.0338126495480537">
            <text:p>0.0338</text:p>
          </table:table-cell>
          <table:table-cell table:formula="of:=RANK([.C77];[.C$2:.C$101];1)" office:value-type="float" office:value="59">
            <text:p>59</text:p>
          </table:table-cell>
          <table:table-cell office:value-type="float" office:value="0.00459320796653628">
            <text:p>0.0046</text:p>
          </table:table-cell>
          <table:table-cell table:formula="of:=RANK([.E77];[.E$2:.E$101];1)" office:value-type="float" office:value="64">
            <text:p>64</text:p>
          </table:table-cell>
          <table:table-cell office:value-type="float" office:value="25.9541454315186">
            <text:p>25.9541</text:p>
          </table:table-cell>
          <table:table-cell table:formula="of:=RANK([.G77];[.G$2:.G$101];1)" office:value-type="float" office:value="29">
            <text:p>29</text:p>
          </table:table-cell>
          <table:table-cell office:value-type="float" office:value="0.123110055923462">
            <text:p>0.1231</text:p>
          </table:table-cell>
          <table:table-cell table:formula="of:=RANK([.I77];[.I$2:.I$101];1)" office:value-type="float" office:value="56">
            <text:p>56</text:p>
          </table:table-cell>
          <table:table-cell table:formula="of:=[.D77]+[.F77]+[.H77]+[.J77]" office:value-type="float" office:value="208">
            <text:p>208</text:p>
          </table:table-cell>
          <table:table-cell office:value-type="float" office:value="0.0272781420499086">
            <text:p>0.0273</text:p>
          </table:table-cell>
          <table:table-cell table:formula="of:=RANK([.L77];[.L$2:.L$101];1)" office:value-type="float" office:value="58">
            <text:p>58</text:p>
          </table:table-cell>
          <table:table-cell office:value-type="float" office:value="0.00305986993616903">
            <text:p>0.0031</text:p>
          </table:table-cell>
          <table:table-cell table:formula="of:=RANK([.N77];[.N$2:.N$101];1)" office:value-type="float" office:value="71">
            <text:p>71</text:p>
          </table:table-cell>
          <table:table-cell office:value-type="float" office:value="9.55594893655637">
            <text:p>9.5559</text:p>
          </table:table-cell>
          <table:table-cell table:formula="of:=RANK([.P77];[.P$2:.P$101];1)" office:value-type="float" office:value="17">
            <text:p>17</text:p>
          </table:table-cell>
          <table:table-cell office:value-type="float" office:value="0.0909308070588672">
            <text:p>0.0909</text:p>
          </table:table-cell>
          <table:table-cell table:formula="of:=RANK([.R77];[.R$2:.R$101];1)" office:value-type="float" office:value="57">
            <text:p>57</text:p>
          </table:table-cell>
          <table:table-cell table:formula="of:=[.M77]+[.O77]+[.Q77]+[.S77]" office:value-type="float" office:value="203">
            <text:p>203</text:p>
          </table:table-cell>
          <table:table-cell office:value-type="float" office:value="0.0385513864457607">
            <text:p>0.0386</text:p>
          </table:table-cell>
          <table:table-cell table:formula="of:=RANK([.U77];[.U$2:.U$101];1)" office:value-type="float" office:value="52">
            <text:p>52</text:p>
          </table:table-cell>
          <table:table-cell office:value-type="float" office:value="0.00585824733027932">
            <text:p>0.0059</text:p>
          </table:table-cell>
          <table:table-cell table:formula="of:=RANK([.W77];[.W$2:.W$101];1)" office:value-type="float" office:value="66">
            <text:p>66</text:p>
          </table:table-cell>
          <table:table-cell office:value-type="float" office:value="42.6998245552951">
            <text:p>42.6998</text:p>
          </table:table-cell>
          <table:table-cell table:formula="of:=RANK([.Y77];[.Y$2:.Y$101];1)" office:value-type="float" office:value="33">
            <text:p>33</text:p>
          </table:table-cell>
          <table:table-cell office:value-type="float" office:value="0.191539852289308">
            <text:p>0.1915</text:p>
          </table:table-cell>
          <table:table-cell table:formula="of:=RANK([.AA77];[.AA$2:.AA$101];1)" office:value-type="float" office:value="85">
            <text:p>85</text:p>
          </table:table-cell>
          <table:table-cell table:formula="of:=[.V77]+[.X77]+[.Z77]+[.AB77]" office:value-type="float" office:value="236">
            <text:p>236</text:p>
          </table:table-cell>
          <table:table-cell table:formula="of:=[.D77]+[.M77]+[.V77]" office:value-type="float" office:value="169">
            <text:p>169.0000</text:p>
          </table:table-cell>
          <table:table-cell table:formula="of:=[.F77]+[.O77]+[.X77]" office:value-type="float" office:value="201">
            <text:p>201.0000</text:p>
          </table:table-cell>
          <table:table-cell table:formula="of:=[.H77]+[.Q77]+[.Z77]" office:value-type="float" office:value="79">
            <text:p>79.0000</text:p>
          </table:table-cell>
          <table:table-cell table:formula="of:=[.J77]+[.S77]+[.AB77]" office:value-type="float" office:value="198">
            <text:p>198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ith_MPC</text:p>
          </table:table-cell>
          <table:table-cell office:value-type="string">
            <text:p>model=SCINet,forecast=10,input_length=16</text:p>
          </table:table-cell>
          <table:table-cell office:value-type="float" office:value="0.0331828445196152">
            <text:p>0.0332</text:p>
          </table:table-cell>
          <table:table-cell table:formula="of:=RANK([.C78];[.C$2:.C$101];1)" office:value-type="float" office:value="57">
            <text:p>57</text:p>
          </table:table-cell>
          <table:table-cell office:value-type="float" office:value="0.003701790003106">
            <text:p>0.0037</text:p>
          </table:table-cell>
          <table:table-cell table:formula="of:=RANK([.E78];[.E$2:.E$101];1)" office:value-type="float" office:value="44">
            <text:p>44</text:p>
          </table:table-cell>
          <table:table-cell office:value-type="float" office:value="27.3498573303223">
            <text:p>27.3499</text:p>
          </table:table-cell>
          <table:table-cell table:formula="of:=RANK([.G78];[.G$2:.G$101];1)" office:value-type="float" office:value="30">
            <text:p>30</text:p>
          </table:table-cell>
          <table:table-cell office:value-type="float" office:value="0.0855664685368538">
            <text:p>0.0856</text:p>
          </table:table-cell>
          <table:table-cell table:formula="of:=RANK([.I78];[.I$2:.I$101];1)" office:value-type="float" office:value="10">
            <text:p>10</text:p>
          </table:table-cell>
          <table:table-cell table:formula="of:=[.D78]+[.F78]+[.H78]+[.J78]" office:value-type="float" office:value="141">
            <text:p>141</text:p>
          </table:table-cell>
          <table:table-cell office:value-type="float" office:value="0.0302226562052965">
            <text:p>0.0302</text:p>
          </table:table-cell>
          <table:table-cell table:formula="of:=RANK([.L78];[.L$2:.L$101];1)" office:value-type="float" office:value="65">
            <text:p>65</text:p>
          </table:table-cell>
          <table:table-cell office:value-type="float" office:value="0.00301000057873265">
            <text:p>0.0030</text:p>
          </table:table-cell>
          <table:table-cell table:formula="of:=RANK([.N78];[.N$2:.N$101];1)" office:value-type="float" office:value="70">
            <text:p>70</text:p>
          </table:table-cell>
          <table:table-cell office:value-type="float" office:value="31.8931149690934">
            <text:p>31.8931</text:p>
          </table:table-cell>
          <table:table-cell table:formula="of:=RANK([.P78];[.P$2:.P$101];1)" office:value-type="float" office:value="52">
            <text:p>52</text:p>
          </table:table-cell>
          <table:table-cell office:value-type="float" office:value="0.0363917991306272">
            <text:p>0.0364</text:p>
          </table:table-cell>
          <table:table-cell table:formula="of:=RANK([.R78];[.R$2:.R$101];1)" office:value-type="float" office:value="13">
            <text:p>13</text:p>
          </table:table-cell>
          <table:table-cell table:formula="of:=[.M78]+[.O78]+[.Q78]+[.S78]" office:value-type="float" office:value="200">
            <text:p>200</text:p>
          </table:table-cell>
          <table:table-cell office:value-type="float" office:value="0.0379408784210682">
            <text:p>0.0379</text:p>
          </table:table-cell>
          <table:table-cell table:formula="of:=RANK([.U78];[.U$2:.U$101];1)" office:value-type="float" office:value="51">
            <text:p>51</text:p>
          </table:table-cell>
          <table:table-cell office:value-type="float" office:value="0.00462643258402045">
            <text:p>0.0046</text:p>
          </table:table-cell>
          <table:table-cell table:formula="of:=RANK([.W78];[.W$2:.W$101];1)" office:value-type="float" office:value="47">
            <text:p>47</text:p>
          </table:table-cell>
          <table:table-cell office:value-type="float" office:value="41.7240676043637">
            <text:p>41.7241</text:p>
          </table:table-cell>
          <table:table-cell table:formula="of:=RANK([.Y78];[.Y$2:.Y$101];1)" office:value-type="float" office:value="30">
            <text:p>30</text:p>
          </table:table-cell>
          <table:table-cell office:value-type="float" office:value="0.136751085907491">
            <text:p>0.1368</text:p>
          </table:table-cell>
          <table:table-cell table:formula="of:=RANK([.AA78];[.AA$2:.AA$101];1)" office:value-type="float" office:value="58">
            <text:p>58</text:p>
          </table:table-cell>
          <table:table-cell table:formula="of:=[.V78]+[.X78]+[.Z78]+[.AB78]" office:value-type="float" office:value="186">
            <text:p>186</text:p>
          </table:table-cell>
          <table:table-cell table:formula="of:=[.D78]+[.M78]+[.V78]" office:value-type="float" office:value="173">
            <text:p>173.0000</text:p>
          </table:table-cell>
          <table:table-cell table:formula="of:=[.F78]+[.O78]+[.X78]" office:value-type="float" office:value="161">
            <text:p>161.0000</text:p>
          </table:table-cell>
          <table:table-cell table:formula="of:=[.H78]+[.Q78]+[.Z78]" office:value-type="float" office:value="112">
            <text:p>112.0000</text:p>
          </table:table-cell>
          <table:table-cell table:formula="of:=[.J78]+[.S78]+[.AB78]" office:value-type="float" office:value="81">
            <text:p>81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ith_MPC</text:p>
          </table:table-cell>
          <table:table-cell office:value-type="string">
            <text:p>model=SCINet,forecast=10,input_length=32</text:p>
          </table:table-cell>
          <table:table-cell office:value-type="float" office:value="0.0314436294138432">
            <text:p>0.0314</text:p>
          </table:table-cell>
          <table:table-cell table:formula="of:=RANK([.C79];[.C$2:.C$101];1)" office:value-type="float" office:value="43">
            <text:p>43</text:p>
          </table:table-cell>
          <table:table-cell office:value-type="float" office:value="0.0032848825212568">
            <text:p>0.0033</text:p>
          </table:table-cell>
          <table:table-cell table:formula="of:=RANK([.E79];[.E$2:.E$101];1)" office:value-type="float" office:value="10">
            <text:p>10</text:p>
          </table:table-cell>
          <table:table-cell office:value-type="float" office:value="44.7378196716309">
            <text:p>44.7378</text:p>
          </table:table-cell>
          <table:table-cell table:formula="of:=RANK([.G79];[.G$2:.G$101];1)" office:value-type="float" office:value="56">
            <text:p>56</text:p>
          </table:table-cell>
          <table:table-cell office:value-type="float" office:value="0.113682776689529">
            <text:p>0.1137</text:p>
          </table:table-cell>
          <table:table-cell table:formula="of:=RANK([.I79];[.I$2:.I$101];1)" office:value-type="float" office:value="50">
            <text:p>50</text:p>
          </table:table-cell>
          <table:table-cell table:formula="of:=[.D79]+[.F79]+[.H79]+[.J79]" office:value-type="float" office:value="159">
            <text:p>159</text:p>
          </table:table-cell>
          <table:table-cell office:value-type="float" office:value="0.0212328340858221">
            <text:p>0.0212</text:p>
          </table:table-cell>
          <table:table-cell table:formula="of:=RANK([.L79];[.L$2:.L$101];1)" office:value-type="float" office:value="39">
            <text:p>39</text:p>
          </table:table-cell>
          <table:table-cell office:value-type="float" office:value="0.00145992140652589">
            <text:p>0.0015</text:p>
          </table:table-cell>
          <table:table-cell table:formula="of:=RANK([.N79];[.N$2:.N$101];1)" office:value-type="float" office:value="21">
            <text:p>21</text:p>
          </table:table-cell>
          <table:table-cell office:value-type="float" office:value="8.49872982276959">
            <text:p>8.4987</text:p>
          </table:table-cell>
          <table:table-cell table:formula="of:=RANK([.P79];[.P$2:.P$101];1)" office:value-type="float" office:value="14">
            <text:p>14</text:p>
          </table:table-cell>
          <table:table-cell office:value-type="float" office:value="0.0810476941270884">
            <text:p>0.0810</text:p>
          </table:table-cell>
          <table:table-cell table:formula="of:=RANK([.R79];[.R$2:.R$101];1)" office:value-type="float" office:value="43">
            <text:p>43</text:p>
          </table:table-cell>
          <table:table-cell table:formula="of:=[.M79]+[.O79]+[.Q79]+[.S79]" office:value-type="float" office:value="117">
            <text:p>117</text:p>
          </table:table-cell>
          <table:table-cell office:value-type="float" office:value="0.0355649404227734">
            <text:p>0.0356</text:p>
          </table:table-cell>
          <table:table-cell table:formula="of:=RANK([.U79];[.U$2:.U$101];1)" office:value-type="float" office:value="24">
            <text:p>24</text:p>
          </table:table-cell>
          <table:table-cell office:value-type="float" office:value="0.00425062827256522">
            <text:p>0.0043</text:p>
          </table:table-cell>
          <table:table-cell table:formula="of:=RANK([.W79];[.W$2:.W$101];1)" office:value-type="float" office:value="17">
            <text:p>17</text:p>
          </table:table-cell>
          <table:table-cell office:value-type="float" office:value="56.62267650281">
            <text:p>56.6227</text:p>
          </table:table-cell>
          <table:table-cell table:formula="of:=RANK([.Y79];[.Y$2:.Y$101];1)" office:value-type="float" office:value="54">
            <text:p>54</text:p>
          </table:table-cell>
          <table:table-cell office:value-type="float" office:value="0.124293059411955">
            <text:p>0.1243</text:p>
          </table:table-cell>
          <table:table-cell table:formula="of:=RANK([.AA79];[.AA$2:.AA$101];1)" office:value-type="float" office:value="20">
            <text:p>20</text:p>
          </table:table-cell>
          <table:table-cell table:formula="of:=[.V79]+[.X79]+[.Z79]+[.AB79]" office:value-type="float" office:value="115">
            <text:p>115</text:p>
          </table:table-cell>
          <table:table-cell table:formula="of:=[.D79]+[.M79]+[.V79]" office:value-type="float" office:value="106">
            <text:p>106.0000</text:p>
          </table:table-cell>
          <table:table-cell table:formula="of:=[.F79]+[.O79]+[.X79]" office:value-type="float" office:value="48">
            <text:p>48.0000</text:p>
          </table:table-cell>
          <table:table-cell table:formula="of:=[.H79]+[.Q79]+[.Z79]" office:value-type="float" office:value="124">
            <text:p>124.0000</text:p>
          </table:table-cell>
          <table:table-cell table:formula="of:=[.J79]+[.S79]+[.AB79]" office:value-type="float" office:value="113">
            <text:p>113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ith_MPC</text:p>
          </table:table-cell>
          <table:table-cell office:value-type="string">
            <text:p>model=SCINet,forecast=10,input_length=64</text:p>
          </table:table-cell>
          <table:table-cell office:value-type="float" office:value="0.0318606272339821">
            <text:p>0.0319</text:p>
          </table:table-cell>
          <table:table-cell table:formula="of:=RANK([.C80];[.C$2:.C$101];1)" office:value-type="float" office:value="47">
            <text:p>47</text:p>
          </table:table-cell>
          <table:table-cell office:value-type="float" office:value="0.00323610287159681">
            <text:p>0.0032</text:p>
          </table:table-cell>
          <table:table-cell table:formula="of:=RANK([.E80];[.E$2:.E$101];1)" office:value-type="float" office:value="6">
            <text:p>6</text:p>
          </table:table-cell>
          <table:table-cell office:value-type="float" office:value="22.5519237518311">
            <text:p>22.5519</text:p>
          </table:table-cell>
          <table:table-cell table:formula="of:=RANK([.G80];[.G$2:.G$101];1)" office:value-type="float" office:value="21">
            <text:p>21</text:p>
          </table:table-cell>
          <table:table-cell office:value-type="float" office:value="0.0597124360501766">
            <text:p>0.0597</text:p>
          </table:table-cell>
          <table:table-cell table:formula="of:=RANK([.I80];[.I$2:.I$101];1)" office:value-type="float" office:value="9">
            <text:p>9</text:p>
          </table:table-cell>
          <table:table-cell table:formula="of:=[.D80]+[.F80]+[.H80]+[.J80]" office:value-type="float" office:value="83">
            <text:p>83</text:p>
          </table:table-cell>
          <table:table-cell office:value-type="float" office:value="0.0312398765236139">
            <text:p>0.0312</text:p>
          </table:table-cell>
          <table:table-cell table:formula="of:=RANK([.L80];[.L$2:.L$101];1)" office:value-type="float" office:value="68">
            <text:p>68</text:p>
          </table:table-cell>
          <table:table-cell office:value-type="float" office:value="0.00208763232290935">
            <text:p>0.0021</text:p>
          </table:table-cell>
          <table:table-cell table:formula="of:=RANK([.N80];[.N$2:.N$101];1)" office:value-type="float" office:value="45">
            <text:p>45</text:p>
          </table:table-cell>
          <table:table-cell office:value-type="float" office:value="66.2610369975621">
            <text:p>66.2610</text:p>
          </table:table-cell>
          <table:table-cell table:formula="of:=RANK([.P80];[.P$2:.P$101];1)" office:value-type="float" office:value="81">
            <text:p>81</text:p>
          </table:table-cell>
          <table:table-cell office:value-type="float" office:value="0.0377705714995565">
            <text:p>0.0378</text:p>
          </table:table-cell>
          <table:table-cell table:formula="of:=RANK([.R80];[.R$2:.R$101];1)" office:value-type="float" office:value="15">
            <text:p>15</text:p>
          </table:table-cell>
          <table:table-cell table:formula="of:=[.M80]+[.O80]+[.Q80]+[.S80]" office:value-type="float" office:value="209">
            <text:p>209</text:p>
          </table:table-cell>
          <table:table-cell office:value-type="float" office:value="0.0333461053669453">
            <text:p>0.0333</text:p>
          </table:table-cell>
          <table:table-cell table:formula="of:=RANK([.U80];[.U$2:.U$101];1)" office:value-type="float" office:value="3">
            <text:p>3</text:p>
          </table:table-cell>
          <table:table-cell office:value-type="float" office:value="0.00396226749006988">
            <text:p>0.0040</text:p>
          </table:table-cell>
          <table:table-cell table:formula="of:=RANK([.W80];[.W$2:.W$101];1)" office:value-type="float" office:value="2">
            <text:p>2</text:p>
          </table:table-cell>
          <table:table-cell office:value-type="float" office:value="35.6778474049924">
            <text:p>35.6778</text:p>
          </table:table-cell>
          <table:table-cell table:formula="of:=RANK([.Y80];[.Y$2:.Y$101];1)" office:value-type="float" office:value="24">
            <text:p>24</text:p>
          </table:table-cell>
          <table:table-cell office:value-type="float" office:value="0.11812443835464">
            <text:p>0.1181</text:p>
          </table:table-cell>
          <table:table-cell table:formula="of:=RANK([.AA80];[.AA$2:.AA$101];1)" office:value-type="float" office:value="11">
            <text:p>11</text:p>
          </table:table-cell>
          <table:table-cell table:formula="of:=[.V80]+[.X80]+[.Z80]+[.AB80]" office:value-type="float" office:value="40">
            <text:p>40</text:p>
          </table:table-cell>
          <table:table-cell table:formula="of:=[.D80]+[.M80]+[.V80]" office:value-type="float" office:value="118">
            <text:p>118.0000</text:p>
          </table:table-cell>
          <table:table-cell table:formula="of:=[.F80]+[.O80]+[.X80]" office:value-type="float" office:value="53">
            <text:p>53.0000</text:p>
          </table:table-cell>
          <table:table-cell table:formula="of:=[.H80]+[.Q80]+[.Z80]" office:value-type="float" office:value="126">
            <text:p>126.0000</text:p>
          </table:table-cell>
          <table:table-cell table:formula="of:=[.J80]+[.S80]+[.AB80]" office:value-type="float" office:value="35">
            <text:p>35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ith_MPC</text:p>
          </table:table-cell>
          <table:table-cell office:value-type="string">
            <text:p>model=SCINet,forecast=10,input_length=8</text:p>
          </table:table-cell>
          <table:table-cell office:value-type="float" office:value="0.0322257317602634">
            <text:p>0.0322</text:p>
          </table:table-cell>
          <table:table-cell table:formula="of:=RANK([.C81];[.C$2:.C$101];1)" office:value-type="float" office:value="49">
            <text:p>49</text:p>
          </table:table-cell>
          <table:table-cell office:value-type="float" office:value="0.00344298733398318">
            <text:p>0.0034</text:p>
          </table:table-cell>
          <table:table-cell table:formula="of:=RANK([.E81];[.E$2:.E$101];1)" office:value-type="float" office:value="23">
            <text:p>23</text:p>
          </table:table-cell>
          <table:table-cell office:value-type="float" office:value="15.520112991333">
            <text:p>15.5201</text:p>
          </table:table-cell>
          <table:table-cell table:formula="of:=RANK([.G81];[.G$2:.G$101];1)" office:value-type="float" office:value="9">
            <text:p>9</text:p>
          </table:table-cell>
          <table:table-cell office:value-type="float" office:value="-0.215881779789925">
            <text:p>-0.2159</text:p>
          </table:table-cell>
          <table:table-cell table:formula="of:=RANK([.I81];[.I$2:.I$101];1)" office:value-type="float" office:value="2">
            <text:p>2</text:p>
          </table:table-cell>
          <table:table-cell table:formula="of:=[.D81]+[.F81]+[.H81]+[.J81]" office:value-type="float" office:value="83">
            <text:p>83</text:p>
          </table:table-cell>
          <table:table-cell office:value-type="float" office:value="0.0286522954702377">
            <text:p>0.0287</text:p>
          </table:table-cell>
          <table:table-cell table:formula="of:=RANK([.L81];[.L$2:.L$101];1)" office:value-type="float" office:value="61">
            <text:p>61</text:p>
          </table:table-cell>
          <table:table-cell office:value-type="float" office:value="0.00230797908537832">
            <text:p>0.0023</text:p>
          </table:table-cell>
          <table:table-cell table:formula="of:=RANK([.N81];[.N$2:.N$101];1)" office:value-type="float" office:value="54">
            <text:p>54</text:p>
          </table:table-cell>
          <table:table-cell office:value-type="float" office:value="18.1858048092061">
            <text:p>18.1858</text:p>
          </table:table-cell>
          <table:table-cell table:formula="of:=RANK([.P81];[.P$2:.P$101];1)" office:value-type="float" office:value="38">
            <text:p>38</text:p>
          </table:table-cell>
          <table:table-cell office:value-type="float" office:value="0.0447755022989701">
            <text:p>0.0448</text:p>
          </table:table-cell>
          <table:table-cell table:formula="of:=RANK([.R81];[.R$2:.R$101];1)" office:value-type="float" office:value="18">
            <text:p>18</text:p>
          </table:table-cell>
          <table:table-cell table:formula="of:=[.M81]+[.O81]+[.Q81]+[.S81]" office:value-type="float" office:value="171">
            <text:p>171</text:p>
          </table:table-cell>
          <table:table-cell office:value-type="float" office:value="0.0343408808112145">
            <text:p>0.0343</text:p>
          </table:table-cell>
          <table:table-cell table:formula="of:=RANK([.U81];[.U$2:.U$101];1)" office:value-type="float" office:value="10">
            <text:p>10</text:p>
          </table:table-cell>
          <table:table-cell office:value-type="float" office:value="0.00419487888039346">
            <text:p>0.0042</text:p>
          </table:table-cell>
          <table:table-cell table:formula="of:=RANK([.W81];[.W$2:.W$101];1)" office:value-type="float" office:value="13">
            <text:p>13</text:p>
          </table:table-cell>
          <table:table-cell office:value-type="float" office:value="27.1980608534409">
            <text:p>27.1981</text:p>
          </table:table-cell>
          <table:table-cell table:formula="of:=RANK([.Y81];[.Y$2:.Y$101];1)" office:value-type="float" office:value="14">
            <text:p>14</text:p>
          </table:table-cell>
          <table:table-cell office:value-type="float" office:value="0.118026019420302">
            <text:p>0.1180</text:p>
          </table:table-cell>
          <table:table-cell table:formula="of:=RANK([.AA81];[.AA$2:.AA$101];1)" office:value-type="float" office:value="10">
            <text:p>10</text:p>
          </table:table-cell>
          <table:table-cell table:formula="of:=[.V81]+[.X81]+[.Z81]+[.AB81]" office:value-type="float" office:value="47">
            <text:p>47</text:p>
          </table:table-cell>
          <table:table-cell table:formula="of:=[.D81]+[.M81]+[.V81]" office:value-type="float" office:value="120">
            <text:p>120.0000</text:p>
          </table:table-cell>
          <table:table-cell table:formula="of:=[.F81]+[.O81]+[.X81]" office:value-type="float" office:value="90">
            <text:p>90.0000</text:p>
          </table:table-cell>
          <table:table-cell table:formula="of:=[.H81]+[.Q81]+[.Z81]" office:value-type="float" office:value="61">
            <text:p>61.0000</text:p>
          </table:table-cell>
          <table:table-cell table:formula="of:=[.J81]+[.S81]+[.AB81]" office:value-type="float" office:value="30">
            <text:p>30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GRU,layers=1,forecast=10,input_length=10</text:p>
          </table:table-cell>
          <table:table-cell office:value-type="float" office:value="0.0321790017187595">
            <text:p>0.0322</text:p>
          </table:table-cell>
          <table:table-cell table:formula="of:=RANK([.C82];[.C$2:.C$101];1)" office:value-type="float" office:value="48">
            <text:p>48</text:p>
          </table:table-cell>
          <table:table-cell office:value-type="float" office:value="0.00414331862702966">
            <text:p>0.0041</text:p>
          </table:table-cell>
          <table:table-cell table:formula="of:=RANK([.E82];[.E$2:.E$101];1)" office:value-type="float" office:value="57">
            <text:p>57</text:p>
          </table:table-cell>
          <table:table-cell office:value-type="float" office:value="49.6661720275879">
            <text:p>49.6662</text:p>
          </table:table-cell>
          <table:table-cell table:formula="of:=RANK([.G82];[.G$2:.G$101];1)" office:value-type="float" office:value="60">
            <text:p>60</text:p>
          </table:table-cell>
          <table:table-cell office:value-type="float" office:value="0.105095364153385">
            <text:p>0.1051</text:p>
          </table:table-cell>
          <table:table-cell table:formula="of:=RANK([.I82];[.I$2:.I$101];1)" office:value-type="float" office:value="29">
            <text:p>29</text:p>
          </table:table-cell>
          <table:table-cell table:formula="of:=[.D82]+[.F82]+[.H82]+[.J82]" office:value-type="float" office:value="194">
            <text:p>194</text:p>
          </table:table-cell>
          <table:table-cell office:value-type="float" office:value="0.0169965270906687">
            <text:p>0.0170</text:p>
          </table:table-cell>
          <table:table-cell table:formula="of:=RANK([.L82];[.L$2:.L$101];1)" office:value-type="float" office:value="21">
            <text:p>21</text:p>
          </table:table-cell>
          <table:table-cell office:value-type="float" office:value="0.00175080833206373">
            <text:p>0.0018</text:p>
          </table:table-cell>
          <table:table-cell table:formula="of:=RANK([.N82];[.N$2:.N$101];1)" office:value-type="float" office:value="29">
            <text:p>29</text:p>
          </table:table-cell>
          <table:table-cell office:value-type="float" office:value="33.5291975853417">
            <text:p>33.5292</text:p>
          </table:table-cell>
          <table:table-cell table:formula="of:=RANK([.P82];[.P$2:.P$101];1)" office:value-type="float" office:value="54">
            <text:p>54</text:p>
          </table:table-cell>
          <table:table-cell office:value-type="float" office:value="0.0592854229318572">
            <text:p>0.0593</text:p>
          </table:table-cell>
          <table:table-cell table:formula="of:=RANK([.R82];[.R$2:.R$101];1)" office:value-type="float" office:value="30">
            <text:p>30</text:p>
          </table:table-cell>
          <table:table-cell table:formula="of:=[.M82]+[.O82]+[.Q82]+[.S82]" office:value-type="float" office:value="134">
            <text:p>134</text:p>
          </table:table-cell>
          <table:table-cell office:value-type="float" office:value="0.0396684817969799">
            <text:p>0.0397</text:p>
          </table:table-cell>
          <table:table-cell table:formula="of:=RANK([.U82];[.U$2:.U$101];1)" office:value-type="float" office:value="59">
            <text:p>59</text:p>
          </table:table-cell>
          <table:table-cell office:value-type="float" office:value="0.00557088065348523">
            <text:p>0.0056</text:p>
          </table:table-cell>
          <table:table-cell table:formula="of:=RANK([.W82];[.W$2:.W$101];1)" office:value-type="float" office:value="62">
            <text:p>62</text:p>
          </table:table-cell>
          <table:table-cell office:value-type="float" office:value="49.5693137992205">
            <text:p>49.5693</text:p>
          </table:table-cell>
          <table:table-cell table:formula="of:=RANK([.Y82];[.Y$2:.Y$101];1)" office:value-type="float" office:value="43">
            <text:p>43</text:p>
          </table:table-cell>
          <table:table-cell office:value-type="float" office:value="0.149899366123294">
            <text:p>0.1499</text:p>
          </table:table-cell>
          <table:table-cell table:formula="of:=RANK([.AA82];[.AA$2:.AA$101];1)" office:value-type="float" office:value="66">
            <text:p>66</text:p>
          </table:table-cell>
          <table:table-cell table:formula="of:=[.V82]+[.X82]+[.Z82]+[.AB82]" office:value-type="float" office:value="230">
            <text:p>230</text:p>
          </table:table-cell>
          <table:table-cell table:formula="of:=[.D82]+[.M82]+[.V82]" office:value-type="float" office:value="128">
            <text:p>128.0000</text:p>
          </table:table-cell>
          <table:table-cell table:formula="of:=[.F82]+[.O82]+[.X82]" office:value-type="float" office:value="148">
            <text:p>148.0000</text:p>
          </table:table-cell>
          <table:table-cell table:formula="of:=[.H82]+[.Q82]+[.Z82]" office:value-type="float" office:value="157">
            <text:p>157.0000</text:p>
          </table:table-cell>
          <table:table-cell table:formula="of:=[.J82]+[.S82]+[.AB82]" office:value-type="float" office:value="125">
            <text:p>125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GRU,layers=1,forecast=10,input_length=20</text:p>
          </table:table-cell>
          <table:table-cell office:value-type="float" office:value="0.0326994732022285">
            <text:p>0.0327</text:p>
          </table:table-cell>
          <table:table-cell table:formula="of:=RANK([.C83];[.C$2:.C$101];1)" office:value-type="float" office:value="52">
            <text:p>52</text:p>
          </table:table-cell>
          <table:table-cell office:value-type="float" office:value="0.00364494207315147">
            <text:p>0.0036</text:p>
          </table:table-cell>
          <table:table-cell table:formula="of:=RANK([.E83];[.E$2:.E$101];1)" office:value-type="float" office:value="42">
            <text:p>42</text:p>
          </table:table-cell>
          <table:table-cell office:value-type="float" office:value="42.1706809997559">
            <text:p>42.1707</text:p>
          </table:table-cell>
          <table:table-cell table:formula="of:=RANK([.G83];[.G$2:.G$101];1)" office:value-type="float" office:value="51">
            <text:p>51</text:p>
          </table:table-cell>
          <table:table-cell office:value-type="float" office:value="0.0439283773303032">
            <text:p>0.0439</text:p>
          </table:table-cell>
          <table:table-cell table:formula="of:=RANK([.I83];[.I$2:.I$101];1)" office:value-type="float" office:value="7">
            <text:p>7</text:p>
          </table:table-cell>
          <table:table-cell table:formula="of:=[.D83]+[.F83]+[.H83]+[.J83]" office:value-type="float" office:value="152">
            <text:p>152</text:p>
          </table:table-cell>
          <table:table-cell office:value-type="float" office:value="0.0186904743313789">
            <text:p>0.0187</text:p>
          </table:table-cell>
          <table:table-cell table:formula="of:=RANK([.L83];[.L$2:.L$101];1)" office:value-type="float" office:value="29">
            <text:p>29</text:p>
          </table:table-cell>
          <table:table-cell office:value-type="float" office:value="0.00170635753915614">
            <text:p>0.0017</text:p>
          </table:table-cell>
          <table:table-cell table:formula="of:=RANK([.N83];[.N$2:.N$101];1)" office:value-type="float" office:value="27">
            <text:p>27</text:p>
          </table:table-cell>
          <table:table-cell office:value-type="float" office:value="17.8538359002404">
            <text:p>17.8538</text:p>
          </table:table-cell>
          <table:table-cell table:formula="of:=RANK([.P83];[.P$2:.P$101];1)" office:value-type="float" office:value="35">
            <text:p>35</text:p>
          </table:table-cell>
          <table:table-cell office:value-type="float" office:value="0.0497954220319097">
            <text:p>0.0498</text:p>
          </table:table-cell>
          <table:table-cell table:formula="of:=RANK([.R83];[.R$2:.R$101];1)" office:value-type="float" office:value="22">
            <text:p>22</text:p>
          </table:table-cell>
          <table:table-cell table:formula="of:=[.M83]+[.O83]+[.Q83]+[.S83]" office:value-type="float" office:value="113">
            <text:p>113</text:p>
          </table:table-cell>
          <table:table-cell office:value-type="float" office:value="0.0403306074440479">
            <text:p>0.0403</text:p>
          </table:table-cell>
          <table:table-cell table:formula="of:=RANK([.U83];[.U$2:.U$101];1)" office:value-type="float" office:value="60">
            <text:p>60</text:p>
          </table:table-cell>
          <table:table-cell office:value-type="float" office:value="0.00508960875726394">
            <text:p>0.0051</text:p>
          </table:table-cell>
          <table:table-cell table:formula="of:=RANK([.W83];[.W$2:.W$101];1)" office:value-type="float" office:value="55">
            <text:p>55</text:p>
          </table:table-cell>
          <table:table-cell office:value-type="float" office:value="90.8595692755462">
            <text:p>90.8596</text:p>
          </table:table-cell>
          <table:table-cell table:formula="of:=RANK([.Y83];[.Y$2:.Y$101];1)" office:value-type="float" office:value="79">
            <text:p>79</text:p>
          </table:table-cell>
          <table:table-cell office:value-type="float" office:value="0.057635143031388">
            <text:p>0.0576</text:p>
          </table:table-cell>
          <table:table-cell table:formula="of:=RANK([.AA83];[.AA$2:.AA$101];1)" office:value-type="float" office:value="1">
            <text:p>1</text:p>
          </table:table-cell>
          <table:table-cell table:formula="of:=[.V83]+[.X83]+[.Z83]+[.AB83]" office:value-type="float" office:value="195">
            <text:p>195</text:p>
          </table:table-cell>
          <table:table-cell table:formula="of:=[.D83]+[.M83]+[.V83]" office:value-type="float" office:value="141">
            <text:p>141.0000</text:p>
          </table:table-cell>
          <table:table-cell table:formula="of:=[.F83]+[.O83]+[.X83]" office:value-type="float" office:value="124">
            <text:p>124.0000</text:p>
          </table:table-cell>
          <table:table-cell table:formula="of:=[.H83]+[.Q83]+[.Z83]" office:value-type="float" office:value="165">
            <text:p>165.0000</text:p>
          </table:table-cell>
          <table:table-cell table:formula="of:=[.J83]+[.S83]+[.AB83]" office:value-type="float" office:value="30">
            <text:p>30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GRU,layers=1,forecast=10,input_length=5</text:p>
          </table:table-cell>
          <table:table-cell office:value-type="float" office:value="0.0312256868928671">
            <text:p>0.0312</text:p>
          </table:table-cell>
          <table:table-cell table:formula="of:=RANK([.C84];[.C$2:.C$101];1)" office:value-type="float" office:value="40">
            <text:p>40</text:p>
          </table:table-cell>
          <table:table-cell office:value-type="float" office:value="0.00377510418184102">
            <text:p>0.0038</text:p>
          </table:table-cell>
          <table:table-cell table:formula="of:=RANK([.E84];[.E$2:.E$101];1)" office:value-type="float" office:value="49">
            <text:p>49</text:p>
          </table:table-cell>
          <table:table-cell office:value-type="float" office:value="40.7400817871094">
            <text:p>40.7401</text:p>
          </table:table-cell>
          <table:table-cell table:formula="of:=RANK([.G84];[.G$2:.G$101];1)" office:value-type="float" office:value="46">
            <text:p>46</text:p>
          </table:table-cell>
          <table:table-cell office:value-type="float" office:value="0.106448955833912">
            <text:p>0.1064</text:p>
          </table:table-cell>
          <table:table-cell table:formula="of:=RANK([.I84];[.I$2:.I$101];1)" office:value-type="float" office:value="34">
            <text:p>34</text:p>
          </table:table-cell>
          <table:table-cell table:formula="of:=[.D84]+[.F84]+[.H84]+[.J84]" office:value-type="float" office:value="169">
            <text:p>169</text:p>
          </table:table-cell>
          <table:table-cell office:value-type="float" office:value="0.0170683488249779">
            <text:p>0.0171</text:p>
          </table:table-cell>
          <table:table-cell table:formula="of:=RANK([.L84];[.L$2:.L$101];1)" office:value-type="float" office:value="23">
            <text:p>23</text:p>
          </table:table-cell>
          <table:table-cell office:value-type="float" office:value="0.00179288650851375">
            <text:p>0.0018</text:p>
          </table:table-cell>
          <table:table-cell table:formula="of:=RANK([.N84];[.N$2:.N$101];1)" office:value-type="float" office:value="31">
            <text:p>31</text:p>
          </table:table-cell>
          <table:table-cell office:value-type="float" office:value="33.2539531153695">
            <text:p>33.2540</text:p>
          </table:table-cell>
          <table:table-cell table:formula="of:=RANK([.P84];[.P$2:.P$101];1)" office:value-type="float" office:value="53">
            <text:p>53</text:p>
          </table:table-cell>
          <table:table-cell office:value-type="float" office:value="0.0749434918568896">
            <text:p>0.0749</text:p>
          </table:table-cell>
          <table:table-cell table:formula="of:=RANK([.R84];[.R$2:.R$101];1)" office:value-type="float" office:value="38">
            <text:p>38</text:p>
          </table:table-cell>
          <table:table-cell table:formula="of:=[.M84]+[.O84]+[.Q84]+[.S84]" office:value-type="float" office:value="145">
            <text:p>145</text:p>
          </table:table-cell>
          <table:table-cell office:value-type="float" office:value="0.0389869399368763">
            <text:p>0.0390</text:p>
          </table:table-cell>
          <table:table-cell table:formula="of:=RANK([.U84];[.U$2:.U$101];1)" office:value-type="float" office:value="54">
            <text:p>54</text:p>
          </table:table-cell>
          <table:table-cell office:value-type="float" office:value="0.00514261914368069">
            <text:p>0.0051</text:p>
          </table:table-cell>
          <table:table-cell table:formula="of:=RANK([.W84];[.W$2:.W$101];1)" office:value-type="float" office:value="57">
            <text:p>57</text:p>
          </table:table-cell>
          <table:table-cell office:value-type="float" office:value="55.6996815795724">
            <text:p>55.6997</text:p>
          </table:table-cell>
          <table:table-cell table:formula="of:=RANK([.Y84];[.Y$2:.Y$101];1)" office:value-type="float" office:value="52">
            <text:p>52</text:p>
          </table:table-cell>
          <table:table-cell office:value-type="float" office:value="0.138673277952819">
            <text:p>0.1387</text:p>
          </table:table-cell>
          <table:table-cell table:formula="of:=RANK([.AA84];[.AA$2:.AA$101];1)" office:value-type="float" office:value="60">
            <text:p>60</text:p>
          </table:table-cell>
          <table:table-cell table:formula="of:=[.V84]+[.X84]+[.Z84]+[.AB84]" office:value-type="float" office:value="223">
            <text:p>223</text:p>
          </table:table-cell>
          <table:table-cell table:formula="of:=[.D84]+[.M84]+[.V84]" office:value-type="float" office:value="117">
            <text:p>117.0000</text:p>
          </table:table-cell>
          <table:table-cell table:formula="of:=[.F84]+[.O84]+[.X84]" office:value-type="float" office:value="137">
            <text:p>137.0000</text:p>
          </table:table-cell>
          <table:table-cell table:formula="of:=[.H84]+[.Q84]+[.Z84]" office:value-type="float" office:value="151">
            <text:p>151.0000</text:p>
          </table:table-cell>
          <table:table-cell table:formula="of:=[.J84]+[.S84]+[.AB84]" office:value-type="float" office:value="132">
            <text:p>132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GRU,layers=1,forecast=10,input_length=50</text:p>
          </table:table-cell>
          <table:table-cell office:value-type="float" office:value="0.0313731916248798">
            <text:p>0.0314</text:p>
          </table:table-cell>
          <table:table-cell table:formula="of:=RANK([.C85];[.C$2:.C$101];1)" office:value-type="float" office:value="42">
            <text:p>42</text:p>
          </table:table-cell>
          <table:table-cell office:value-type="float" office:value="0.00331533863209188">
            <text:p>0.0033</text:p>
          </table:table-cell>
          <table:table-cell table:formula="of:=RANK([.E85];[.E$2:.E$101];1)" office:value-type="float" office:value="14">
            <text:p>14</text:p>
          </table:table-cell>
          <table:table-cell office:value-type="float" office:value="37.680477142334">
            <text:p>37.6805</text:p>
          </table:table-cell>
          <table:table-cell table:formula="of:=RANK([.G85];[.G$2:.G$101];1)" office:value-type="float" office:value="45">
            <text:p>45</text:p>
          </table:table-cell>
          <table:table-cell office:value-type="float" office:value="0.107090301811695">
            <text:p>0.1071</text:p>
          </table:table-cell>
          <table:table-cell table:formula="of:=RANK([.I85];[.I$2:.I$101];1)" office:value-type="float" office:value="36">
            <text:p>36</text:p>
          </table:table-cell>
          <table:table-cell table:formula="of:=[.D85]+[.F85]+[.H85]+[.J85]" office:value-type="float" office:value="137">
            <text:p>137</text:p>
          </table:table-cell>
          <table:table-cell office:value-type="float" office:value="0.0249795485287905">
            <text:p>0.0250</text:p>
          </table:table-cell>
          <table:table-cell table:formula="of:=RANK([.L85];[.L$2:.L$101];1)" office:value-type="float" office:value="50">
            <text:p>50</text:p>
          </table:table-cell>
          <table:table-cell office:value-type="float" office:value="0.00169940138690777">
            <text:p>0.0017</text:p>
          </table:table-cell>
          <table:table-cell table:formula="of:=RANK([.N85];[.N$2:.N$101];1)" office:value-type="float" office:value="26">
            <text:p>26</text:p>
          </table:table-cell>
          <table:table-cell office:value-type="float" office:value="57.302146679359">
            <text:p>57.3021</text:p>
          </table:table-cell>
          <table:table-cell table:formula="of:=RANK([.P85];[.P$2:.P$101];1)" office:value-type="float" office:value="77">
            <text:p>77</text:p>
          </table:table-cell>
          <table:table-cell office:value-type="float" office:value="0.0900230487243965">
            <text:p>0.0900</text:p>
          </table:table-cell>
          <table:table-cell table:formula="of:=RANK([.R85];[.R$2:.R$101];1)" office:value-type="float" office:value="55">
            <text:p>55</text:p>
          </table:table-cell>
          <table:table-cell table:formula="of:=[.M85]+[.O85]+[.Q85]+[.S85]" office:value-type="float" office:value="208">
            <text:p>208</text:p>
          </table:table-cell>
          <table:table-cell office:value-type="float" office:value="0.0365599095821381">
            <text:p>0.0366</text:p>
          </table:table-cell>
          <table:table-cell table:formula="of:=RANK([.U85];[.U$2:.U$101];1)" office:value-type="float" office:value="44">
            <text:p>44</text:p>
          </table:table-cell>
          <table:table-cell office:value-type="float" office:value="0.0043541330006016">
            <text:p>0.0044</text:p>
          </table:table-cell>
          <table:table-cell table:formula="of:=RANK([.W85];[.W$2:.W$101];1)" office:value-type="float" office:value="23">
            <text:p>23</text:p>
          </table:table-cell>
          <table:table-cell office:value-type="float" office:value="71.1741423382726">
            <text:p>71.1741</text:p>
          </table:table-cell>
          <table:table-cell table:formula="of:=RANK([.Y85];[.Y$2:.Y$101];1)" office:value-type="float" office:value="65">
            <text:p>65</text:p>
          </table:table-cell>
          <table:table-cell office:value-type="float" office:value="0.13325185524194">
            <text:p>0.1333</text:p>
          </table:table-cell>
          <table:table-cell table:formula="of:=RANK([.AA85];[.AA$2:.AA$101];1)" office:value-type="float" office:value="52">
            <text:p>52</text:p>
          </table:table-cell>
          <table:table-cell table:formula="of:=[.V85]+[.X85]+[.Z85]+[.AB85]" office:value-type="float" office:value="184">
            <text:p>184</text:p>
          </table:table-cell>
          <table:table-cell table:formula="of:=[.D85]+[.M85]+[.V85]" office:value-type="float" office:value="136">
            <text:p>136.0000</text:p>
          </table:table-cell>
          <table:table-cell table:formula="of:=[.F85]+[.O85]+[.X85]" office:value-type="float" office:value="63">
            <text:p>63.0000</text:p>
          </table:table-cell>
          <table:table-cell table:formula="of:=[.H85]+[.Q85]+[.Z85]" office:value-type="float" office:value="187">
            <text:p>187.0000</text:p>
          </table:table-cell>
          <table:table-cell table:formula="of:=[.J85]+[.S85]+[.AB85]" office:value-type="float" office:value="143">
            <text:p>143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GRU,layers=2,forecast=10,input_length=10</text:p>
          </table:table-cell>
          <table:table-cell office:value-type="float" office:value="0.029800632968545">
            <text:p>0.0298</text:p>
          </table:table-cell>
          <table:table-cell table:formula="of:=RANK([.C86];[.C$2:.C$101];1)" office:value-type="float" office:value="21">
            <text:p>21</text:p>
          </table:table-cell>
          <table:table-cell office:value-type="float" office:value="0.0033707064576447">
            <text:p>0.0034</text:p>
          </table:table-cell>
          <table:table-cell table:formula="of:=RANK([.E86];[.E$2:.E$101];1)" office:value-type="float" office:value="17">
            <text:p>17</text:p>
          </table:table-cell>
          <table:table-cell office:value-type="float" office:value="58.2149620056152">
            <text:p>58.2150</text:p>
          </table:table-cell>
          <table:table-cell table:formula="of:=RANK([.G86];[.G$2:.G$101];1)" office:value-type="float" office:value="73">
            <text:p>73</text:p>
          </table:table-cell>
          <table:table-cell office:value-type="float" office:value="0.10942117869854">
            <text:p>0.1094</text:p>
          </table:table-cell>
          <table:table-cell table:formula="of:=RANK([.I86];[.I$2:.I$101];1)" office:value-type="float" office:value="42">
            <text:p>42</text:p>
          </table:table-cell>
          <table:table-cell table:formula="of:=[.D86]+[.F86]+[.H86]+[.J86]" office:value-type="float" office:value="153">
            <text:p>153</text:p>
          </table:table-cell>
          <table:table-cell office:value-type="float" office:value="0.0225113164633513">
            <text:p>0.0225</text:p>
          </table:table-cell>
          <table:table-cell table:formula="of:=RANK([.L86];[.L$2:.L$101];1)" office:value-type="float" office:value="45">
            <text:p>45</text:p>
          </table:table-cell>
          <table:table-cell office:value-type="float" office:value="0.00222332451447132">
            <text:p>0.0022</text:p>
          </table:table-cell>
          <table:table-cell table:formula="of:=RANK([.N86];[.N$2:.N$101];1)" office:value-type="float" office:value="49">
            <text:p>49</text:p>
          </table:table-cell>
          <table:table-cell office:value-type="float" office:value="36.3509328138358">
            <text:p>36.3509</text:p>
          </table:table-cell>
          <table:table-cell table:formula="of:=RANK([.P86];[.P$2:.P$101];1)" office:value-type="float" office:value="57">
            <text:p>57</text:p>
          </table:table-cell>
          <table:table-cell office:value-type="float" office:value="0.0909115688010666">
            <text:p>0.0909</text:p>
          </table:table-cell>
          <table:table-cell table:formula="of:=RANK([.R86];[.R$2:.R$101];1)" office:value-type="float" office:value="56">
            <text:p>56</text:p>
          </table:table-cell>
          <table:table-cell table:formula="of:=[.M86]+[.O86]+[.Q86]+[.S86]" office:value-type="float" office:value="207">
            <text:p>207</text:p>
          </table:table-cell>
          <table:table-cell office:value-type="float" office:value="0.0341052077710628">
            <text:p>0.0341</text:p>
          </table:table-cell>
          <table:table-cell table:formula="of:=RANK([.U86];[.U$2:.U$101];1)" office:value-type="float" office:value="8">
            <text:p>8</text:p>
          </table:table-cell>
          <table:table-cell office:value-type="float" office:value="0.00410852320541382">
            <text:p>0.0041</text:p>
          </table:table-cell>
          <table:table-cell table:formula="of:=RANK([.W86];[.W$2:.W$101];1)" office:value-type="float" office:value="7">
            <text:p>7</text:p>
          </table:table-cell>
          <table:table-cell office:value-type="float" office:value="83.5681834960721">
            <text:p>83.5682</text:p>
          </table:table-cell>
          <table:table-cell table:formula="of:=RANK([.Y86];[.Y$2:.Y$101];1)" office:value-type="float" office:value="77">
            <text:p>77</text:p>
          </table:table-cell>
          <table:table-cell office:value-type="float" office:value="0.123076115054252">
            <text:p>0.1231</text:p>
          </table:table-cell>
          <table:table-cell table:formula="of:=RANK([.AA86];[.AA$2:.AA$101];1)" office:value-type="float" office:value="15">
            <text:p>15</text:p>
          </table:table-cell>
          <table:table-cell table:formula="of:=[.V86]+[.X86]+[.Z86]+[.AB86]" office:value-type="float" office:value="107">
            <text:p>107</text:p>
          </table:table-cell>
          <table:table-cell table:formula="of:=[.D86]+[.M86]+[.V86]" office:value-type="float" office:value="74">
            <text:p>74.0000</text:p>
          </table:table-cell>
          <table:table-cell table:formula="of:=[.F86]+[.O86]+[.X86]" office:value-type="float" office:value="73">
            <text:p>73.0000</text:p>
          </table:table-cell>
          <table:table-cell table:formula="of:=[.H86]+[.Q86]+[.Z86]" office:value-type="float" office:value="207">
            <text:p>207.0000</text:p>
          </table:table-cell>
          <table:table-cell table:formula="of:=[.J86]+[.S86]+[.AB86]" office:value-type="float" office:value="113">
            <text:p>113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GRU,layers=2,forecast=10,input_length=20</text:p>
          </table:table-cell>
          <table:table-cell office:value-type="float" office:value="0.029708219692111">
            <text:p>0.0297</text:p>
          </table:table-cell>
          <table:table-cell table:formula="of:=RANK([.C87];[.C$2:.C$101];1)" office:value-type="float" office:value="18">
            <text:p>18</text:p>
          </table:table-cell>
          <table:table-cell office:value-type="float" office:value="0.0036141281016171">
            <text:p>0.0036</text:p>
          </table:table-cell>
          <table:table-cell table:formula="of:=RANK([.E87];[.E$2:.E$101];1)" office:value-type="float" office:value="38">
            <text:p>38</text:p>
          </table:table-cell>
          <table:table-cell office:value-type="float" office:value="13.7896690368652">
            <text:p>13.7897</text:p>
          </table:table-cell>
          <table:table-cell table:formula="of:=RANK([.G87];[.G$2:.G$101];1)" office:value-type="float" office:value="3">
            <text:p>3</text:p>
          </table:table-cell>
          <table:table-cell office:value-type="float" office:value="0.0974801927804947">
            <text:p>0.0975</text:p>
          </table:table-cell>
          <table:table-cell table:formula="of:=RANK([.I87];[.I$2:.I$101];1)" office:value-type="float" office:value="17">
            <text:p>17</text:p>
          </table:table-cell>
          <table:table-cell table:formula="of:=[.D87]+[.F87]+[.H87]+[.J87]" office:value-type="float" office:value="76">
            <text:p>76</text:p>
          </table:table-cell>
          <table:table-cell office:value-type="float" office:value="0.0223402865231037">
            <text:p>0.0223</text:p>
          </table:table-cell>
          <table:table-cell table:formula="of:=RANK([.L87];[.L$2:.L$101];1)" office:value-type="float" office:value="44">
            <text:p>44</text:p>
          </table:table-cell>
          <table:table-cell office:value-type="float" office:value="0.00246416080992398">
            <text:p>0.0025</text:p>
          </table:table-cell>
          <table:table-cell table:formula="of:=RANK([.N87];[.N$2:.N$101];1)" office:value-type="float" office:value="58">
            <text:p>58</text:p>
          </table:table-cell>
          <table:table-cell office:value-type="float" office:value="9.22932938855392">
            <text:p>9.2293</text:p>
          </table:table-cell>
          <table:table-cell table:formula="of:=RANK([.P87];[.P$2:.P$101];1)" office:value-type="float" office:value="16">
            <text:p>16</text:p>
          </table:table-cell>
          <table:table-cell office:value-type="float" office:value="0.0724297984475572">
            <text:p>0.0724</text:p>
          </table:table-cell>
          <table:table-cell table:formula="of:=RANK([.R87];[.R$2:.R$101];1)" office:value-type="float" office:value="36">
            <text:p>36</text:p>
          </table:table-cell>
          <table:table-cell table:formula="of:=[.M87]+[.O87]+[.Q87]+[.S87]" office:value-type="float" office:value="154">
            <text:p>154</text:p>
          </table:table-cell>
          <table:table-cell office:value-type="float" office:value="0.033261027187109">
            <text:p>0.0333</text:p>
          </table:table-cell>
          <table:table-cell table:formula="of:=RANK([.U87];[.U$2:.U$101];1)" office:value-type="float" office:value="2">
            <text:p>2</text:p>
          </table:table-cell>
          <table:table-cell office:value-type="float" office:value="0.00415046901507356">
            <text:p>0.0042</text:p>
          </table:table-cell>
          <table:table-cell table:formula="of:=RANK([.W87];[.W$2:.W$101];1)" office:value-type="float" office:value="10">
            <text:p>10</text:p>
          </table:table-cell>
          <table:table-cell office:value-type="float" office:value="14.0701203928732">
            <text:p>14.0701</text:p>
          </table:table-cell>
          <table:table-cell table:formula="of:=RANK([.Y87];[.Y$2:.Y$101];1)" office:value-type="float" office:value="3">
            <text:p>3</text:p>
          </table:table-cell>
          <table:table-cell office:value-type="float" office:value="0.0829948898471099">
            <text:p>0.0830</text:p>
          </table:table-cell>
          <table:table-cell table:formula="of:=RANK([.AA87];[.AA$2:.AA$101];1)" office:value-type="float" office:value="3">
            <text:p>3</text:p>
          </table:table-cell>
          <table:table-cell table:formula="of:=[.V87]+[.X87]+[.Z87]+[.AB87]" office:value-type="float" office:value="18">
            <text:p>18</text:p>
          </table:table-cell>
          <table:table-cell table:formula="of:=[.D87]+[.M87]+[.V87]" office:value-type="float" office:value="64">
            <text:p>64.0000</text:p>
          </table:table-cell>
          <table:table-cell table:formula="of:=[.F87]+[.O87]+[.X87]" office:value-type="float" office:value="106">
            <text:p>106.0000</text:p>
          </table:table-cell>
          <table:table-cell table:formula="of:=[.H87]+[.Q87]+[.Z87]" office:value-type="float" office:value="22">
            <text:p>22.0000</text:p>
          </table:table-cell>
          <table:table-cell table:formula="of:=[.J87]+[.S87]+[.AB87]" office:value-type="float" office:value="56">
            <text:p>56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GRU,layers=2,forecast=10,input_length=5</text:p>
          </table:table-cell>
          <table:table-cell office:value-type="float" office:value="0.0291083808988333">
            <text:p>0.0291</text:p>
          </table:table-cell>
          <table:table-cell table:formula="of:=RANK([.C88];[.C$2:.C$101];1)" office:value-type="float" office:value="7">
            <text:p>7</text:p>
          </table:table-cell>
          <table:table-cell office:value-type="float" office:value="0.0033150261733681">
            <text:p>0.0033</text:p>
          </table:table-cell>
          <table:table-cell table:formula="of:=RANK([.E88];[.E$2:.E$101];1)" office:value-type="float" office:value="13">
            <text:p>13</text:p>
          </table:table-cell>
          <table:table-cell office:value-type="float" office:value="47.9788780212402">
            <text:p>47.9789</text:p>
          </table:table-cell>
          <table:table-cell table:formula="of:=RANK([.G88];[.G$2:.G$101];1)" office:value-type="float" office:value="59">
            <text:p>59</text:p>
          </table:table-cell>
          <table:table-cell office:value-type="float" office:value="0.107942514121532">
            <text:p>0.1079</text:p>
          </table:table-cell>
          <table:table-cell table:formula="of:=RANK([.I88];[.I$2:.I$101];1)" office:value-type="float" office:value="39">
            <text:p>39</text:p>
          </table:table-cell>
          <table:table-cell table:formula="of:=[.D88]+[.F88]+[.H88]+[.J88]" office:value-type="float" office:value="118">
            <text:p>118</text:p>
          </table:table-cell>
          <table:table-cell office:value-type="float" office:value="0.01883839443326">
            <text:p>0.0188</text:p>
          </table:table-cell>
          <table:table-cell table:formula="of:=RANK([.L88];[.L$2:.L$101];1)" office:value-type="float" office:value="31">
            <text:p>31</text:p>
          </table:table-cell>
          <table:table-cell office:value-type="float" office:value="0.00180467267270584">
            <text:p>0.0018</text:p>
          </table:table-cell>
          <table:table-cell table:formula="of:=RANK([.N88];[.N$2:.N$101];1)" office:value-type="float" office:value="32">
            <text:p>32</text:p>
          </table:table-cell>
          <table:table-cell office:value-type="float" office:value="47.4967964935966">
            <text:p>47.4968</text:p>
          </table:table-cell>
          <table:table-cell table:formula="of:=RANK([.P88];[.P$2:.P$101];1)" office:value-type="float" office:value="69">
            <text:p>69</text:p>
          </table:table-cell>
          <table:table-cell office:value-type="float" office:value="0.0808053090975094">
            <text:p>0.0808</text:p>
          </table:table-cell>
          <table:table-cell table:formula="of:=RANK([.R88];[.R$2:.R$101];1)" office:value-type="float" office:value="42">
            <text:p>42</text:p>
          </table:table-cell>
          <table:table-cell table:formula="of:=[.M88]+[.O88]+[.Q88]+[.S88]" office:value-type="float" office:value="174">
            <text:p>174</text:p>
          </table:table-cell>
          <table:table-cell office:value-type="float" office:value="0.0351801440119743">
            <text:p>0.0352</text:p>
          </table:table-cell>
          <table:table-cell table:formula="of:=RANK([.U88];[.U$2:.U$101];1)" office:value-type="float" office:value="17">
            <text:p>17</text:p>
          </table:table-cell>
          <table:table-cell office:value-type="float" office:value="0.00442081749582403">
            <text:p>0.0044</text:p>
          </table:table-cell>
          <table:table-cell table:formula="of:=RANK([.W88];[.W$2:.W$101];1)" office:value-type="float" office:value="31">
            <text:p>31</text:p>
          </table:table-cell>
          <table:table-cell office:value-type="float" office:value="41.9619322397886">
            <text:p>41.9619</text:p>
          </table:table-cell>
          <table:table-cell table:formula="of:=RANK([.Y88];[.Y$2:.Y$101];1)" office:value-type="float" office:value="31">
            <text:p>31</text:p>
          </table:table-cell>
          <table:table-cell office:value-type="float" office:value="0.125532522792766">
            <text:p>0.1255</text:p>
          </table:table-cell>
          <table:table-cell table:formula="of:=RANK([.AA88];[.AA$2:.AA$101];1)" office:value-type="float" office:value="23">
            <text:p>23</text:p>
          </table:table-cell>
          <table:table-cell table:formula="of:=[.V88]+[.X88]+[.Z88]+[.AB88]" office:value-type="float" office:value="102">
            <text:p>102</text:p>
          </table:table-cell>
          <table:table-cell table:formula="of:=[.D88]+[.M88]+[.V88]" office:value-type="float" office:value="55">
            <text:p>55.0000</text:p>
          </table:table-cell>
          <table:table-cell table:formula="of:=[.F88]+[.O88]+[.X88]" office:value-type="float" office:value="76">
            <text:p>76.0000</text:p>
          </table:table-cell>
          <table:table-cell table:formula="of:=[.H88]+[.Q88]+[.Z88]" office:value-type="float" office:value="159">
            <text:p>159.0000</text:p>
          </table:table-cell>
          <table:table-cell table:formula="of:=[.J88]+[.S88]+[.AB88]" office:value-type="float" office:value="104">
            <text:p>104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GRU,layers=2,forecast=10,input_length=50</text:p>
          </table:table-cell>
          <table:table-cell office:value-type="float" office:value="0.0316990874707699">
            <text:p>0.0317</text:p>
          </table:table-cell>
          <table:table-cell table:formula="of:=RANK([.C89];[.C$2:.C$101];1)" office:value-type="float" office:value="45">
            <text:p>45</text:p>
          </table:table-cell>
          <table:table-cell office:value-type="float" office:value="0.00376564636826515">
            <text:p>0.0038</text:p>
          </table:table-cell>
          <table:table-cell table:formula="of:=RANK([.E89];[.E$2:.E$101];1)" office:value-type="float" office:value="48">
            <text:p>48</text:p>
          </table:table-cell>
          <table:table-cell office:value-type="float" office:value="51.2132873535156">
            <text:p>51.2133</text:p>
          </table:table-cell>
          <table:table-cell table:formula="of:=RANK([.G89];[.G$2:.G$101];1)" office:value-type="float" office:value="62">
            <text:p>62</text:p>
          </table:table-cell>
          <table:table-cell office:value-type="float" office:value="0.115943804383278">
            <text:p>0.1159</text:p>
          </table:table-cell>
          <table:table-cell table:formula="of:=RANK([.I89];[.I$2:.I$101];1)" office:value-type="float" office:value="51">
            <text:p>51</text:p>
          </table:table-cell>
          <table:table-cell table:formula="of:=[.D89]+[.F89]+[.H89]+[.J89]" office:value-type="float" office:value="206">
            <text:p>206</text:p>
          </table:table-cell>
          <table:table-cell office:value-type="float" office:value="0.0240104403346777">
            <text:p>0.0240</text:p>
          </table:table-cell>
          <table:table-cell table:formula="of:=RANK([.L89];[.L$2:.L$101];1)" office:value-type="float" office:value="48">
            <text:p>48</text:p>
          </table:table-cell>
          <table:table-cell office:value-type="float" office:value="0.00229193692468532">
            <text:p>0.0023</text:p>
          </table:table-cell>
          <table:table-cell table:formula="of:=RANK([.N89];[.N$2:.N$101];1)" office:value-type="float" office:value="53">
            <text:p>53</text:p>
          </table:table-cell>
          <table:table-cell office:value-type="float" office:value="41.8950009184007">
            <text:p>41.8950</text:p>
          </table:table-cell>
          <table:table-cell table:formula="of:=RANK([.P89];[.P$2:.P$101];1)" office:value-type="float" office:value="66">
            <text:p>66</text:p>
          </table:table-cell>
          <table:table-cell office:value-type="float" office:value="0.0943950441286613">
            <text:p>0.0944</text:p>
          </table:table-cell>
          <table:table-cell table:formula="of:=RANK([.R89];[.R$2:.R$101];1)" office:value-type="float" office:value="60">
            <text:p>60</text:p>
          </table:table-cell>
          <table:table-cell table:formula="of:=[.M89]+[.O89]+[.Q89]+[.S89]" office:value-type="float" office:value="227">
            <text:p>227</text:p>
          </table:table-cell>
          <table:table-cell office:value-type="float" office:value="0.0359334051609039">
            <text:p>0.0359</text:p>
          </table:table-cell>
          <table:table-cell table:formula="of:=RANK([.U89];[.U$2:.U$101];1)" office:value-type="float" office:value="29">
            <text:p>29</text:p>
          </table:table-cell>
          <table:table-cell office:value-type="float" office:value="0.0048301400080035">
            <text:p>0.0048</text:p>
          </table:table-cell>
          <table:table-cell table:formula="of:=RANK([.W89];[.W$2:.W$101];1)" office:value-type="float" office:value="50">
            <text:p>50</text:p>
          </table:table-cell>
          <table:table-cell office:value-type="float" office:value="68.1804613351527">
            <text:p>68.1805</text:p>
          </table:table-cell>
          <table:table-cell table:formula="of:=RANK([.Y89];[.Y$2:.Y$101];1)" office:value-type="float" office:value="61">
            <text:p>61</text:p>
          </table:table-cell>
          <table:table-cell office:value-type="float" office:value="0.13013761448167">
            <text:p>0.1301</text:p>
          </table:table-cell>
          <table:table-cell table:formula="of:=RANK([.AA89];[.AA$2:.AA$101];1)" office:value-type="float" office:value="47">
            <text:p>47</text:p>
          </table:table-cell>
          <table:table-cell table:formula="of:=[.V89]+[.X89]+[.Z89]+[.AB89]" office:value-type="float" office:value="187">
            <text:p>187</text:p>
          </table:table-cell>
          <table:table-cell table:formula="of:=[.D89]+[.M89]+[.V89]" office:value-type="float" office:value="122">
            <text:p>122.0000</text:p>
          </table:table-cell>
          <table:table-cell table:formula="of:=[.F89]+[.O89]+[.X89]" office:value-type="float" office:value="151">
            <text:p>151.0000</text:p>
          </table:table-cell>
          <table:table-cell table:formula="of:=[.H89]+[.Q89]+[.Z89]" office:value-type="float" office:value="189">
            <text:p>189.0000</text:p>
          </table:table-cell>
          <table:table-cell table:formula="of:=[.J89]+[.S89]+[.AB89]" office:value-type="float" office:value="158">
            <text:p>158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LSTM,layers=1,forecast=10,input_length=10</text:p>
          </table:table-cell>
          <table:table-cell office:value-type="float" office:value="0.028771573677659">
            <text:p>0.0288</text:p>
          </table:table-cell>
          <table:table-cell table:formula="of:=RANK([.C90];[.C$2:.C$101];1)" office:value-type="float" office:value="3">
            <text:p>3</text:p>
          </table:table-cell>
          <table:table-cell office:value-type="float" office:value="0.00325827416963875">
            <text:p>0.0033</text:p>
          </table:table-cell>
          <table:table-cell table:formula="of:=RANK([.E90];[.E$2:.E$101];1)" office:value-type="float" office:value="8">
            <text:p>8</text:p>
          </table:table-cell>
          <table:table-cell office:value-type="float" office:value="56.6118431091309">
            <text:p>56.6118</text:p>
          </table:table-cell>
          <table:table-cell table:formula="of:=RANK([.G90];[.G$2:.G$101];1)" office:value-type="float" office:value="69">
            <text:p>69</text:p>
          </table:table-cell>
          <table:table-cell office:value-type="float" office:value="0.108777552843094">
            <text:p>0.1088</text:p>
          </table:table-cell>
          <table:table-cell table:formula="of:=RANK([.I90];[.I$2:.I$101];1)" office:value-type="float" office:value="40">
            <text:p>40</text:p>
          </table:table-cell>
          <table:table-cell table:formula="of:=[.D90]+[.F90]+[.H90]+[.J90]" office:value-type="float" office:value="120">
            <text:p>120</text:p>
          </table:table-cell>
          <table:table-cell office:value-type="float" office:value="0.015152539126575">
            <text:p>0.0152</text:p>
          </table:table-cell>
          <table:table-cell table:formula="of:=RANK([.L90];[.L$2:.L$101];1)" office:value-type="float" office:value="17">
            <text:p>17</text:p>
          </table:table-cell>
          <table:table-cell office:value-type="float" office:value="0.00152792359009783">
            <text:p>0.0015</text:p>
          </table:table-cell>
          <table:table-cell table:formula="of:=RANK([.N90];[.N$2:.N$101];1)" office:value-type="float" office:value="23">
            <text:p>23</text:p>
          </table:table-cell>
          <table:table-cell office:value-type="float" office:value="37.9009548299338">
            <text:p>37.9010</text:p>
          </table:table-cell>
          <table:table-cell table:formula="of:=RANK([.P90];[.P$2:.P$101];1)" office:value-type="float" office:value="61">
            <text:p>61</text:p>
          </table:table-cell>
          <table:table-cell office:value-type="float" office:value="0.0721085236021636">
            <text:p>0.0721</text:p>
          </table:table-cell>
          <table:table-cell table:formula="of:=RANK([.R90];[.R$2:.R$101];1)" office:value-type="float" office:value="35">
            <text:p>35</text:p>
          </table:table-cell>
          <table:table-cell table:formula="of:=[.M90]+[.O90]+[.Q90]+[.S90]" office:value-type="float" office:value="136">
            <text:p>136</text:p>
          </table:table-cell>
          <table:table-cell office:value-type="float" office:value="0.0349920280277729">
            <text:p>0.0350</text:p>
          </table:table-cell>
          <table:table-cell table:formula="of:=RANK([.U90];[.U$2:.U$101];1)" office:value-type="float" office:value="16">
            <text:p>16</text:p>
          </table:table-cell>
          <table:table-cell office:value-type="float" office:value="0.00416735311241856">
            <text:p>0.0042</text:p>
          </table:table-cell>
          <table:table-cell table:formula="of:=RANK([.W90];[.W$2:.W$101];1)" office:value-type="float" office:value="11">
            <text:p>11</text:p>
          </table:table-cell>
          <table:table-cell office:value-type="float" office:value="72.4353506233695">
            <text:p>72.4354</text:p>
          </table:table-cell>
          <table:table-cell table:formula="of:=RANK([.Y90];[.Y$2:.Y$101];1)" office:value-type="float" office:value="67">
            <text:p>67</text:p>
          </table:table-cell>
          <table:table-cell office:value-type="float" office:value="0.128378979350157">
            <text:p>0.1284</text:p>
          </table:table-cell>
          <table:table-cell table:formula="of:=RANK([.AA90];[.AA$2:.AA$101];1)" office:value-type="float" office:value="37">
            <text:p>37</text:p>
          </table:table-cell>
          <table:table-cell table:formula="of:=[.V90]+[.X90]+[.Z90]+[.AB90]" office:value-type="float" office:value="131">
            <text:p>131</text:p>
          </table:table-cell>
          <table:table-cell table:formula="of:=[.D90]+[.M90]+[.V90]" office:value-type="float" office:value="36">
            <text:p>36.0000</text:p>
          </table:table-cell>
          <table:table-cell table:formula="of:=[.F90]+[.O90]+[.X90]" office:value-type="float" office:value="42">
            <text:p>42.0000</text:p>
          </table:table-cell>
          <table:table-cell table:formula="of:=[.H90]+[.Q90]+[.Z90]" office:value-type="float" office:value="197">
            <text:p>197.0000</text:p>
          </table:table-cell>
          <table:table-cell table:formula="of:=[.J90]+[.S90]+[.AB90]" office:value-type="float" office:value="112">
            <text:p>112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LSTM,layers=1,forecast=10,input_length=20</text:p>
          </table:table-cell>
          <table:table-cell office:value-type="float" office:value="0.0296654291450977">
            <text:p>0.0297</text:p>
          </table:table-cell>
          <table:table-cell table:formula="of:=RANK([.C91];[.C$2:.C$101];1)" office:value-type="float" office:value="16">
            <text:p>16</text:p>
          </table:table-cell>
          <table:table-cell office:value-type="float" office:value="0.0032973641064018">
            <text:p>0.0033</text:p>
          </table:table-cell>
          <table:table-cell table:formula="of:=RANK([.E91];[.E$2:.E$101];1)" office:value-type="float" office:value="12">
            <text:p>12</text:p>
          </table:table-cell>
          <table:table-cell office:value-type="float" office:value="60.548828125">
            <text:p>60.5488</text:p>
          </table:table-cell>
          <table:table-cell table:formula="of:=RANK([.G91];[.G$2:.G$101];1)" office:value-type="float" office:value="76">
            <text:p>76</text:p>
          </table:table-cell>
          <table:table-cell office:value-type="float" office:value="0.110508628189564">
            <text:p>0.1105</text:p>
          </table:table-cell>
          <table:table-cell table:formula="of:=RANK([.I91];[.I$2:.I$101];1)" office:value-type="float" office:value="47">
            <text:p>47</text:p>
          </table:table-cell>
          <table:table-cell table:formula="of:=[.D91]+[.F91]+[.H91]+[.J91]" office:value-type="float" office:value="151">
            <text:p>151</text:p>
          </table:table-cell>
          <table:table-cell office:value-type="float" office:value="0.0187094509601593">
            <text:p>0.0187</text:p>
          </table:table-cell>
          <table:table-cell table:formula="of:=RANK([.L91];[.L$2:.L$101];1)" office:value-type="float" office:value="30">
            <text:p>30</text:p>
          </table:table-cell>
          <table:table-cell office:value-type="float" office:value="0.00168189038963151">
            <text:p>0.0017</text:p>
          </table:table-cell>
          <table:table-cell table:formula="of:=RANK([.N91];[.N$2:.N$101];1)" office:value-type="float" office:value="25">
            <text:p>25</text:p>
          </table:table-cell>
          <table:table-cell office:value-type="float" office:value="57.0155498346449">
            <text:p>57.0155</text:p>
          </table:table-cell>
          <table:table-cell table:formula="of:=RANK([.P91];[.P$2:.P$101];1)" office:value-type="float" office:value="76">
            <text:p>76</text:p>
          </table:table-cell>
          <table:table-cell office:value-type="float" office:value="0.0886165814337441">
            <text:p>0.0886</text:p>
          </table:table-cell>
          <table:table-cell table:formula="of:=RANK([.R91];[.R$2:.R$101];1)" office:value-type="float" office:value="54">
            <text:p>54</text:p>
          </table:table-cell>
          <table:table-cell table:formula="of:=[.M91]+[.O91]+[.Q91]+[.S91]" office:value-type="float" office:value="185">
            <text:p>185</text:p>
          </table:table-cell>
          <table:table-cell office:value-type="float" office:value="0.0348539426922798">
            <text:p>0.0349</text:p>
          </table:table-cell>
          <table:table-cell table:formula="of:=RANK([.U91];[.U$2:.U$101];1)" office:value-type="float" office:value="15">
            <text:p>15</text:p>
          </table:table-cell>
          <table:table-cell office:value-type="float" office:value="0.00431367661458645">
            <text:p>0.0043</text:p>
          </table:table-cell>
          <table:table-cell table:formula="of:=RANK([.W91];[.W$2:.W$101];1)" office:value-type="float" office:value="19">
            <text:p>19</text:p>
          </table:table-cell>
          <table:table-cell office:value-type="float" office:value="69.8130676715531">
            <text:p>69.8131</text:p>
          </table:table-cell>
          <table:table-cell table:formula="of:=RANK([.Y91];[.Y$2:.Y$101];1)" office:value-type="float" office:value="63">
            <text:p>63</text:p>
          </table:table-cell>
          <table:table-cell office:value-type="float" office:value="0.125585545937984">
            <text:p>0.1256</text:p>
          </table:table-cell>
          <table:table-cell table:formula="of:=RANK([.AA91];[.AA$2:.AA$101];1)" office:value-type="float" office:value="24">
            <text:p>24</text:p>
          </table:table-cell>
          <table:table-cell table:formula="of:=[.V91]+[.X91]+[.Z91]+[.AB91]" office:value-type="float" office:value="121">
            <text:p>121</text:p>
          </table:table-cell>
          <table:table-cell table:formula="of:=[.D91]+[.M91]+[.V91]" office:value-type="float" office:value="61">
            <text:p>61.0000</text:p>
          </table:table-cell>
          <table:table-cell table:formula="of:=[.F91]+[.O91]+[.X91]" office:value-type="float" office:value="56">
            <text:p>56.0000</text:p>
          </table:table-cell>
          <table:table-cell table:formula="of:=[.H91]+[.Q91]+[.Z91]" office:value-type="float" office:value="215">
            <text:p>215.0000</text:p>
          </table:table-cell>
          <table:table-cell table:formula="of:=[.J91]+[.S91]+[.AB91]" office:value-type="float" office:value="125">
            <text:p>125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LSTM,layers=1,forecast=10,input_length=5</text:p>
          </table:table-cell>
          <table:table-cell office:value-type="float" office:value="0.0290188882499933">
            <text:p>0.0290</text:p>
          </table:table-cell>
          <table:table-cell table:formula="of:=RANK([.C92];[.C$2:.C$101];1)" office:value-type="float" office:value="5">
            <text:p>5</text:p>
          </table:table-cell>
          <table:table-cell office:value-type="float" office:value="0.00326578808017075">
            <text:p>0.0033</text:p>
          </table:table-cell>
          <table:table-cell table:formula="of:=RANK([.E92];[.E$2:.E$101];1)" office:value-type="float" office:value="9">
            <text:p>9</text:p>
          </table:table-cell>
          <table:table-cell office:value-type="float" office:value="52.2744598388672">
            <text:p>52.2745</text:p>
          </table:table-cell>
          <table:table-cell table:formula="of:=RANK([.G92];[.G$2:.G$101];1)" office:value-type="float" office:value="66">
            <text:p>66</text:p>
          </table:table-cell>
          <table:table-cell office:value-type="float" office:value="0.107286252081394">
            <text:p>0.1073</text:p>
          </table:table-cell>
          <table:table-cell table:formula="of:=RANK([.I92];[.I$2:.I$101];1)" office:value-type="float" office:value="38">
            <text:p>38</text:p>
          </table:table-cell>
          <table:table-cell table:formula="of:=[.D92]+[.F92]+[.H92]+[.J92]" office:value-type="float" office:value="118">
            <text:p>118</text:p>
          </table:table-cell>
          <table:table-cell office:value-type="float" office:value="0.0163859277963638">
            <text:p>0.0164</text:p>
          </table:table-cell>
          <table:table-cell table:formula="of:=RANK([.L92];[.L$2:.L$101];1)" office:value-type="float" office:value="20">
            <text:p>20</text:p>
          </table:table-cell>
          <table:table-cell office:value-type="float" office:value="0.001404990928326">
            <text:p>0.0014</text:p>
          </table:table-cell>
          <table:table-cell table:formula="of:=RANK([.N92];[.N$2:.N$101];1)" office:value-type="float" office:value="17">
            <text:p>17</text:p>
          </table:table-cell>
          <table:table-cell office:value-type="float" office:value="30.6410989524749">
            <text:p>30.6411</text:p>
          </table:table-cell>
          <table:table-cell table:formula="of:=RANK([.P92];[.P$2:.P$101];1)" office:value-type="float" office:value="49">
            <text:p>49</text:p>
          </table:table-cell>
          <table:table-cell office:value-type="float" office:value="0.0733304384901523">
            <text:p>0.0733</text:p>
          </table:table-cell>
          <table:table-cell table:formula="of:=RANK([.R92];[.R$2:.R$101];1)" office:value-type="float" office:value="37">
            <text:p>37</text:p>
          </table:table-cell>
          <table:table-cell table:formula="of:=[.M92]+[.O92]+[.Q92]+[.S92]" office:value-type="float" office:value="123">
            <text:p>123</text:p>
          </table:table-cell>
          <table:table-cell office:value-type="float" office:value="0.0355580411851406">
            <text:p>0.0356</text:p>
          </table:table-cell>
          <table:table-cell table:formula="of:=RANK([.U92];[.U$2:.U$101];1)" office:value-type="float" office:value="23">
            <text:p>23</text:p>
          </table:table-cell>
          <table:table-cell office:value-type="float" office:value="0.0044017853736998">
            <text:p>0.0044</text:p>
          </table:table-cell>
          <table:table-cell table:formula="of:=RANK([.W92];[.W$2:.W$101];1)" office:value-type="float" office:value="28">
            <text:p>28</text:p>
          </table:table-cell>
          <table:table-cell office:value-type="float" office:value="75.2701853554056">
            <text:p>75.2702</text:p>
          </table:table-cell>
          <table:table-cell table:formula="of:=RANK([.Y92];[.Y$2:.Y$101];1)" office:value-type="float" office:value="70">
            <text:p>70</text:p>
          </table:table-cell>
          <table:table-cell office:value-type="float" office:value="0.127636104424396">
            <text:p>0.1276</text:p>
          </table:table-cell>
          <table:table-cell table:formula="of:=RANK([.AA92];[.AA$2:.AA$101];1)" office:value-type="float" office:value="31">
            <text:p>31</text:p>
          </table:table-cell>
          <table:table-cell table:formula="of:=[.V92]+[.X92]+[.Z92]+[.AB92]" office:value-type="float" office:value="152">
            <text:p>152</text:p>
          </table:table-cell>
          <table:table-cell table:formula="of:=[.D92]+[.M92]+[.V92]" office:value-type="float" office:value="48">
            <text:p>48.0000</text:p>
          </table:table-cell>
          <table:table-cell table:formula="of:=[.F92]+[.O92]+[.X92]" office:value-type="float" office:value="54">
            <text:p>54.0000</text:p>
          </table:table-cell>
          <table:table-cell table:formula="of:=[.H92]+[.Q92]+[.Z92]" office:value-type="float" office:value="185">
            <text:p>185.0000</text:p>
          </table:table-cell>
          <table:table-cell table:formula="of:=[.J92]+[.S92]+[.AB92]" office:value-type="float" office:value="106">
            <text:p>106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LSTM,layers=1,forecast=10,input_length=50</text:p>
          </table:table-cell>
          <table:table-cell office:value-type="float" office:value="0.0325503461062908">
            <text:p>0.0326</text:p>
          </table:table-cell>
          <table:table-cell table:formula="of:=RANK([.C93];[.C$2:.C$101];1)" office:value-type="float" office:value="51">
            <text:p>51</text:p>
          </table:table-cell>
          <table:table-cell office:value-type="float" office:value="0.00389902689494193">
            <text:p>0.0039</text:p>
          </table:table-cell>
          <table:table-cell table:formula="of:=RANK([.E93];[.E$2:.E$101];1)" office:value-type="float" office:value="54">
            <text:p>54</text:p>
          </table:table-cell>
          <table:table-cell office:value-type="float" office:value="60.4226455688477">
            <text:p>60.4226</text:p>
          </table:table-cell>
          <table:table-cell table:formula="of:=RANK([.G93];[.G$2:.G$101];1)" office:value-type="float" office:value="75">
            <text:p>75</text:p>
          </table:table-cell>
          <table:table-cell office:value-type="float" office:value="0.0989025309681893">
            <text:p>0.0989</text:p>
          </table:table-cell>
          <table:table-cell table:formula="of:=RANK([.I93];[.I$2:.I$101];1)" office:value-type="float" office:value="21">
            <text:p>21</text:p>
          </table:table-cell>
          <table:table-cell table:formula="of:=[.D93]+[.F93]+[.H93]+[.J93]" office:value-type="float" office:value="201">
            <text:p>201</text:p>
          </table:table-cell>
          <table:table-cell office:value-type="float" office:value="0.0181041210889816">
            <text:p>0.0181</text:p>
          </table:table-cell>
          <table:table-cell table:formula="of:=RANK([.L93];[.L$2:.L$101];1)" office:value-type="float" office:value="28">
            <text:p>28</text:p>
          </table:table-cell>
          <table:table-cell office:value-type="float" office:value="0.00179191735162716">
            <text:p>0.0018</text:p>
          </table:table-cell>
          <table:table-cell table:formula="of:=RANK([.N93];[.N$2:.N$101];1)" office:value-type="float" office:value="30">
            <text:p>30</text:p>
          </table:table-cell>
          <table:table-cell office:value-type="float" office:value="21.9537787513004">
            <text:p>21.9538</text:p>
          </table:table-cell>
          <table:table-cell table:formula="of:=RANK([.P93];[.P$2:.P$101];1)" office:value-type="float" office:value="43">
            <text:p>43</text:p>
          </table:table-cell>
          <table:table-cell office:value-type="float" office:value="0.0532547581943165">
            <text:p>0.0533</text:p>
          </table:table-cell>
          <table:table-cell table:formula="of:=RANK([.R93];[.R$2:.R$101];1)" office:value-type="float" office:value="24">
            <text:p>24</text:p>
          </table:table-cell>
          <table:table-cell table:formula="of:=[.M93]+[.O93]+[.Q93]+[.S93]" office:value-type="float" office:value="125">
            <text:p>125</text:p>
          </table:table-cell>
          <table:table-cell office:value-type="float" office:value="0.040543582290411">
            <text:p>0.0405</text:p>
          </table:table-cell>
          <table:table-cell table:formula="of:=RANK([.U93];[.U$2:.U$101];1)" office:value-type="float" office:value="61">
            <text:p>61</text:p>
          </table:table-cell>
          <table:table-cell office:value-type="float" office:value="0.00552111334440208">
            <text:p>0.0055</text:p>
          </table:table-cell>
          <table:table-cell table:formula="of:=RANK([.W93];[.W$2:.W$101];1)" office:value-type="float" office:value="61">
            <text:p>61</text:p>
          </table:table-cell>
          <table:table-cell office:value-type="float" office:value="96.8464869486657">
            <text:p>96.8465</text:p>
          </table:table-cell>
          <table:table-cell table:formula="of:=RANK([.Y93];[.Y$2:.Y$101];1)" office:value-type="float" office:value="82">
            <text:p>82</text:p>
          </table:table-cell>
          <table:table-cell office:value-type="float" office:value="0.14106145935308">
            <text:p>0.1411</text:p>
          </table:table-cell>
          <table:table-cell table:formula="of:=RANK([.AA93];[.AA$2:.AA$101];1)" office:value-type="float" office:value="62">
            <text:p>62</text:p>
          </table:table-cell>
          <table:table-cell table:formula="of:=[.V93]+[.X93]+[.Z93]+[.AB93]" office:value-type="float" office:value="266">
            <text:p>266</text:p>
          </table:table-cell>
          <table:table-cell table:formula="of:=[.D93]+[.M93]+[.V93]" office:value-type="float" office:value="140">
            <text:p>140.0000</text:p>
          </table:table-cell>
          <table:table-cell table:formula="of:=[.F93]+[.O93]+[.X93]" office:value-type="float" office:value="145">
            <text:p>145.0000</text:p>
          </table:table-cell>
          <table:table-cell table:formula="of:=[.H93]+[.Q93]+[.Z93]" office:value-type="float" office:value="200">
            <text:p>200.0000</text:p>
          </table:table-cell>
          <table:table-cell table:formula="of:=[.J93]+[.S93]+[.AB93]" office:value-type="float" office:value="107">
            <text:p>107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LSTM,layers=2,forecast=10,input_length=10</text:p>
          </table:table-cell>
          <table:table-cell office:value-type="float" office:value="0.0301723256707192">
            <text:p>0.0302</text:p>
          </table:table-cell>
          <table:table-cell table:formula="of:=RANK([.C94];[.C$2:.C$101];1)" office:value-type="float" office:value="28">
            <text:p>28</text:p>
          </table:table-cell>
          <table:table-cell office:value-type="float" office:value="0.00314130471087992">
            <text:p>0.0031</text:p>
          </table:table-cell>
          <table:table-cell table:formula="of:=RANK([.E94];[.E$2:.E$101];1)" office:value-type="float" office:value="3">
            <text:p>3</text:p>
          </table:table-cell>
          <table:table-cell office:value-type="float" office:value="42.1653442382813">
            <text:p>42.1653</text:p>
          </table:table-cell>
          <table:table-cell table:formula="of:=RANK([.G94];[.G$2:.G$101];1)" office:value-type="float" office:value="50">
            <text:p>50</text:p>
          </table:table-cell>
          <table:table-cell office:value-type="float" office:value="0.10953875631094">
            <text:p>0.1095</text:p>
          </table:table-cell>
          <table:table-cell table:formula="of:=RANK([.I94];[.I$2:.I$101];1)" office:value-type="float" office:value="43">
            <text:p>43</text:p>
          </table:table-cell>
          <table:table-cell table:formula="of:=[.D94]+[.F94]+[.H94]+[.J94]" office:value-type="float" office:value="124">
            <text:p>124</text:p>
          </table:table-cell>
          <table:table-cell office:value-type="float" office:value="0.0222362615168095">
            <text:p>0.0222</text:p>
          </table:table-cell>
          <table:table-cell table:formula="of:=RANK([.L94];[.L$2:.L$101];1)" office:value-type="float" office:value="43">
            <text:p>43</text:p>
          </table:table-cell>
          <table:table-cell office:value-type="float" office:value="0.00204548452074134">
            <text:p>0.0020</text:p>
          </table:table-cell>
          <table:table-cell table:formula="of:=RANK([.N94];[.N$2:.N$101];1)" office:value-type="float" office:value="43">
            <text:p>43</text:p>
          </table:table-cell>
          <table:table-cell office:value-type="float" office:value="31.1488925093996">
            <text:p>31.1489</text:p>
          </table:table-cell>
          <table:table-cell table:formula="of:=RANK([.P94];[.P$2:.P$101];1)" office:value-type="float" office:value="51">
            <text:p>51</text:p>
          </table:table-cell>
          <table:table-cell office:value-type="float" office:value="0.0857051307732328">
            <text:p>0.0857</text:p>
          </table:table-cell>
          <table:table-cell table:formula="of:=RANK([.R94];[.R$2:.R$101];1)" office:value-type="float" office:value="53">
            <text:p>53</text:p>
          </table:table-cell>
          <table:table-cell table:formula="of:=[.M94]+[.O94]+[.Q94]+[.S94]" office:value-type="float" office:value="190">
            <text:p>190</text:p>
          </table:table-cell>
          <table:table-cell office:value-type="float" office:value="0.0354078710079193">
            <text:p>0.0354</text:p>
          </table:table-cell>
          <table:table-cell table:formula="of:=RANK([.U94];[.U$2:.U$101];1)" office:value-type="float" office:value="21">
            <text:p>21</text:p>
          </table:table-cell>
          <table:table-cell office:value-type="float" office:value="0.00402900710666269">
            <text:p>0.0040</text:p>
          </table:table-cell>
          <table:table-cell table:formula="of:=RANK([.W94];[.W$2:.W$101];1)" office:value-type="float" office:value="3">
            <text:p>3</text:p>
          </table:table-cell>
          <table:table-cell office:value-type="float" office:value="75.2666267766733">
            <text:p>75.2666</text:p>
          </table:table-cell>
          <table:table-cell table:formula="of:=RANK([.Y94];[.Y$2:.Y$101];1)" office:value-type="float" office:value="69">
            <text:p>69</text:p>
          </table:table-cell>
          <table:table-cell office:value-type="float" office:value="0.129502151413119">
            <text:p>0.1295</text:p>
          </table:table-cell>
          <table:table-cell table:formula="of:=RANK([.AA94];[.AA$2:.AA$101];1)" office:value-type="float" office:value="43">
            <text:p>43</text:p>
          </table:table-cell>
          <table:table-cell table:formula="of:=[.V94]+[.X94]+[.Z94]+[.AB94]" office:value-type="float" office:value="136">
            <text:p>136</text:p>
          </table:table-cell>
          <table:table-cell table:formula="of:=[.D94]+[.M94]+[.V94]" office:value-type="float" office:value="92">
            <text:p>92.0000</text:p>
          </table:table-cell>
          <table:table-cell table:formula="of:=[.F94]+[.O94]+[.X94]" office:value-type="float" office:value="49">
            <text:p>49.0000</text:p>
          </table:table-cell>
          <table:table-cell table:formula="of:=[.H94]+[.Q94]+[.Z94]" office:value-type="float" office:value="170">
            <text:p>170.0000</text:p>
          </table:table-cell>
          <table:table-cell table:formula="of:=[.J94]+[.S94]+[.AB94]" office:value-type="float" office:value="139">
            <text:p>139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LSTM,layers=2,forecast=10,input_length=20</text:p>
          </table:table-cell>
          <table:table-cell office:value-type="float" office:value="0.0304414331912994">
            <text:p>0.0304</text:p>
          </table:table-cell>
          <table:table-cell table:formula="of:=RANK([.C95];[.C$2:.C$101];1)" office:value-type="float" office:value="31">
            <text:p>31</text:p>
          </table:table-cell>
          <table:table-cell office:value-type="float" office:value="0.00334244850091636">
            <text:p>0.0033</text:p>
          </table:table-cell>
          <table:table-cell table:formula="of:=RANK([.E95];[.E$2:.E$101];1)" office:value-type="float" office:value="15">
            <text:p>15</text:p>
          </table:table-cell>
          <table:table-cell office:value-type="float" office:value="30.4826679229736">
            <text:p>30.4827</text:p>
          </table:table-cell>
          <table:table-cell table:formula="of:=RANK([.G95];[.G$2:.G$101];1)" office:value-type="float" office:value="37">
            <text:p>37</text:p>
          </table:table-cell>
          <table:table-cell office:value-type="float" office:value="0.0395026728510857">
            <text:p>0.0395</text:p>
          </table:table-cell>
          <table:table-cell table:formula="of:=RANK([.I95];[.I$2:.I$101];1)" office:value-type="float" office:value="6">
            <text:p>6</text:p>
          </table:table-cell>
          <table:table-cell table:formula="of:=[.D95]+[.F95]+[.H95]+[.J95]" office:value-type="float" office:value="89">
            <text:p>89</text:p>
          </table:table-cell>
          <table:table-cell office:value-type="float" office:value="0.0238784104585648">
            <text:p>0.0239</text:p>
          </table:table-cell>
          <table:table-cell table:formula="of:=RANK([.L95];[.L$2:.L$101];1)" office:value-type="float" office:value="47">
            <text:p>47</text:p>
          </table:table-cell>
          <table:table-cell office:value-type="float" office:value="0.0022298070614809">
            <text:p>0.0022</text:p>
          </table:table-cell>
          <table:table-cell table:formula="of:=RANK([.N95];[.N$2:.N$101];1)" office:value-type="float" office:value="50">
            <text:p>50</text:p>
          </table:table-cell>
          <table:table-cell office:value-type="float" office:value="42.287007011614">
            <text:p>42.2870</text:p>
          </table:table-cell>
          <table:table-cell table:formula="of:=RANK([.P95];[.P$2:.P$101];1)" office:value-type="float" office:value="68">
            <text:p>68</text:p>
          </table:table-cell>
          <table:table-cell office:value-type="float" office:value="0.0937492462346252">
            <text:p>0.0937</text:p>
          </table:table-cell>
          <table:table-cell table:formula="of:=RANK([.R95];[.R$2:.R$101];1)" office:value-type="float" office:value="59">
            <text:p>59</text:p>
          </table:table-cell>
          <table:table-cell table:formula="of:=[.M95]+[.O95]+[.Q95]+[.S95]" office:value-type="float" office:value="224">
            <text:p>224</text:p>
          </table:table-cell>
          <table:table-cell office:value-type="float" office:value="0.0353541858494282">
            <text:p>0.0354</text:p>
          </table:table-cell>
          <table:table-cell table:formula="of:=RANK([.U95];[.U$2:.U$101];1)" office:value-type="float" office:value="19">
            <text:p>19</text:p>
          </table:table-cell>
          <table:table-cell office:value-type="float" office:value="0.00421735572927194">
            <text:p>0.0042</text:p>
          </table:table-cell>
          <table:table-cell table:formula="of:=RANK([.W95];[.W$2:.W$101];1)" office:value-type="float" office:value="16">
            <text:p>16</text:p>
          </table:table-cell>
          <table:table-cell office:value-type="float" office:value="66.5989281432932">
            <text:p>66.5989</text:p>
          </table:table-cell>
          <table:table-cell table:formula="of:=RANK([.Y95];[.Y$2:.Y$101];1)" office:value-type="float" office:value="60">
            <text:p>60</text:p>
          </table:table-cell>
          <table:table-cell office:value-type="float" office:value="0.128873088797646">
            <text:p>0.1289</text:p>
          </table:table-cell>
          <table:table-cell table:formula="of:=RANK([.AA95];[.AA$2:.AA$101];1)" office:value-type="float" office:value="42">
            <text:p>42</text:p>
          </table:table-cell>
          <table:table-cell table:formula="of:=[.V95]+[.X95]+[.Z95]+[.AB95]" office:value-type="float" office:value="137">
            <text:p>137</text:p>
          </table:table-cell>
          <table:table-cell table:formula="of:=[.D95]+[.M95]+[.V95]" office:value-type="float" office:value="97">
            <text:p>97.0000</text:p>
          </table:table-cell>
          <table:table-cell table:formula="of:=[.F95]+[.O95]+[.X95]" office:value-type="float" office:value="81">
            <text:p>81.0000</text:p>
          </table:table-cell>
          <table:table-cell table:formula="of:=[.H95]+[.Q95]+[.Z95]" office:value-type="float" office:value="165">
            <text:p>165.0000</text:p>
          </table:table-cell>
          <table:table-cell table:formula="of:=[.J95]+[.S95]+[.AB95]" office:value-type="float" office:value="107">
            <text:p>107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LSTM,layers=2,forecast=10,input_length=5</text:p>
          </table:table-cell>
          <table:table-cell office:value-type="float" office:value="0.0297599043697119">
            <text:p>0.0298</text:p>
          </table:table-cell>
          <table:table-cell table:formula="of:=RANK([.C96];[.C$2:.C$101];1)" office:value-type="float" office:value="20">
            <text:p>20</text:p>
          </table:table-cell>
          <table:table-cell office:value-type="float" office:value="0.00321395904757082">
            <text:p>0.0032</text:p>
          </table:table-cell>
          <table:table-cell table:formula="of:=RANK([.E96];[.E$2:.E$101];1)" office:value-type="float" office:value="5">
            <text:p>5</text:p>
          </table:table-cell>
          <table:table-cell office:value-type="float" office:value="28.301342010498">
            <text:p>28.3013</text:p>
          </table:table-cell>
          <table:table-cell table:formula="of:=RANK([.G96];[.G$2:.G$101];1)" office:value-type="float" office:value="34">
            <text:p>34</text:p>
          </table:table-cell>
          <table:table-cell office:value-type="float" office:value="0.105240017175674">
            <text:p>0.1052</text:p>
          </table:table-cell>
          <table:table-cell table:formula="of:=RANK([.I96];[.I$2:.I$101];1)" office:value-type="float" office:value="30">
            <text:p>30</text:p>
          </table:table-cell>
          <table:table-cell table:formula="of:=[.D96]+[.F96]+[.H96]+[.J96]" office:value-type="float" office:value="89">
            <text:p>89</text:p>
          </table:table-cell>
          <table:table-cell office:value-type="float" office:value="0.0222020819783211">
            <text:p>0.0222</text:p>
          </table:table-cell>
          <table:table-cell table:formula="of:=RANK([.L96];[.L$2:.L$101];1)" office:value-type="float" office:value="42">
            <text:p>42</text:p>
          </table:table-cell>
          <table:table-cell office:value-type="float" office:value="0.00200542696163592">
            <text:p>0.0020</text:p>
          </table:table-cell>
          <table:table-cell table:formula="of:=RANK([.N96];[.N$2:.N$101];1)" office:value-type="float" office:value="40">
            <text:p>40</text:p>
          </table:table-cell>
          <table:table-cell office:value-type="float" office:value="12.3377078644447">
            <text:p>12.3377</text:p>
          </table:table-cell>
          <table:table-cell table:formula="of:=RANK([.P96];[.P$2:.P$101];1)" office:value-type="float" office:value="25">
            <text:p>25</text:p>
          </table:table-cell>
          <table:table-cell office:value-type="float" office:value="0.0815239014240198">
            <text:p>0.0815</text:p>
          </table:table-cell>
          <table:table-cell table:formula="of:=RANK([.R96];[.R$2:.R$101];1)" office:value-type="float" office:value="44">
            <text:p>44</text:p>
          </table:table-cell>
          <table:table-cell table:formula="of:=[.M96]+[.O96]+[.Q96]+[.S96]" office:value-type="float" office:value="151">
            <text:p>151</text:p>
          </table:table-cell>
          <table:table-cell office:value-type="float" office:value="0.0345463007688522">
            <text:p>0.0345</text:p>
          </table:table-cell>
          <table:table-cell table:formula="of:=RANK([.U96];[.U$2:.U$101];1)" office:value-type="float" office:value="12">
            <text:p>12</text:p>
          </table:table-cell>
          <table:table-cell office:value-type="float" office:value="0.00407881974339169">
            <text:p>0.0041</text:p>
          </table:table-cell>
          <table:table-cell table:formula="of:=RANK([.W96];[.W$2:.W$101];1)" office:value-type="float" office:value="6">
            <text:p>6</text:p>
          </table:table-cell>
          <table:table-cell office:value-type="float" office:value="45.6858478327087">
            <text:p>45.6858</text:p>
          </table:table-cell>
          <table:table-cell table:formula="of:=RANK([.Y96];[.Y$2:.Y$101];1)" office:value-type="float" office:value="37">
            <text:p>37</text:p>
          </table:table-cell>
          <table:table-cell office:value-type="float" office:value="0.127147808412278">
            <text:p>0.1271</text:p>
          </table:table-cell>
          <table:table-cell table:formula="of:=RANK([.AA96];[.AA$2:.AA$101];1)" office:value-type="float" office:value="30">
            <text:p>30</text:p>
          </table:table-cell>
          <table:table-cell table:formula="of:=[.V96]+[.X96]+[.Z96]+[.AB96]" office:value-type="float" office:value="85">
            <text:p>85</text:p>
          </table:table-cell>
          <table:table-cell table:formula="of:=[.D96]+[.M96]+[.V96]" office:value-type="float" office:value="74">
            <text:p>74.0000</text:p>
          </table:table-cell>
          <table:table-cell table:formula="of:=[.F96]+[.O96]+[.X96]" office:value-type="float" office:value="51">
            <text:p>51.0000</text:p>
          </table:table-cell>
          <table:table-cell table:formula="of:=[.H96]+[.Q96]+[.Z96]" office:value-type="float" office:value="96">
            <text:p>96.0000</text:p>
          </table:table-cell>
          <table:table-cell table:formula="of:=[.J96]+[.S96]+[.AB96]" office:value-type="float" office:value="104">
            <text:p>104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LSTM,layers=2,forecast=10,input_length=50</text:p>
          </table:table-cell>
          <table:table-cell office:value-type="float" office:value="0.0330865606665611">
            <text:p>0.0331</text:p>
          </table:table-cell>
          <table:table-cell table:formula="of:=RANK([.C97];[.C$2:.C$101];1)" office:value-type="float" office:value="55">
            <text:p>55</text:p>
          </table:table-cell>
          <table:table-cell office:value-type="float" office:value="0.00433850521221757">
            <text:p>0.0043</text:p>
          </table:table-cell>
          <table:table-cell table:formula="of:=RANK([.E97];[.E$2:.E$101];1)" office:value-type="float" office:value="60">
            <text:p>60</text:p>
          </table:table-cell>
          <table:table-cell office:value-type="float" office:value="23.3453426361084">
            <text:p>23.3453</text:p>
          </table:table-cell>
          <table:table-cell table:formula="of:=RANK([.G97];[.G$2:.G$101];1)" office:value-type="float" office:value="22">
            <text:p>22</text:p>
          </table:table-cell>
          <table:table-cell office:value-type="float" office:value="0.117048233747482">
            <text:p>0.1170</text:p>
          </table:table-cell>
          <table:table-cell table:formula="of:=RANK([.I97];[.I$2:.I$101];1)" office:value-type="float" office:value="53">
            <text:p>53</text:p>
          </table:table-cell>
          <table:table-cell table:formula="of:=[.D97]+[.F97]+[.H97]+[.J97]" office:value-type="float" office:value="190">
            <text:p>190</text:p>
          </table:table-cell>
          <table:table-cell office:value-type="float" office:value="0.0251980647444725">
            <text:p>0.0252</text:p>
          </table:table-cell>
          <table:table-cell table:formula="of:=RANK([.L97];[.L$2:.L$101];1)" office:value-type="float" office:value="51">
            <text:p>51</text:p>
          </table:table-cell>
          <table:table-cell office:value-type="float" office:value="0.00269765847674573">
            <text:p>0.0027</text:p>
          </table:table-cell>
          <table:table-cell table:formula="of:=RANK([.N97];[.N$2:.N$101];1)" office:value-type="float" office:value="62">
            <text:p>62</text:p>
          </table:table-cell>
          <table:table-cell office:value-type="float" office:value="21.35925054517">
            <text:p>21.3593</text:p>
          </table:table-cell>
          <table:table-cell table:formula="of:=RANK([.P97];[.P$2:.P$101];1)" office:value-type="float" office:value="42">
            <text:p>42</text:p>
          </table:table-cell>
          <table:table-cell office:value-type="float" office:value="0.097971325617499">
            <text:p>0.0980</text:p>
          </table:table-cell>
          <table:table-cell table:formula="of:=RANK([.R97];[.R$2:.R$101];1)" office:value-type="float" office:value="61">
            <text:p>61</text:p>
          </table:table-cell>
          <table:table-cell table:formula="of:=[.M97]+[.O97]+[.Q97]+[.S97]" office:value-type="float" office:value="216">
            <text:p>216</text:p>
          </table:table-cell>
          <table:table-cell office:value-type="float" office:value="0.039165947586298">
            <text:p>0.0392</text:p>
          </table:table-cell>
          <table:table-cell table:formula="of:=RANK([.U97];[.U$2:.U$101];1)" office:value-type="float" office:value="55">
            <text:p>55</text:p>
          </table:table-cell>
          <table:table-cell office:value-type="float" office:value="0.0061607891785708">
            <text:p>0.0062</text:p>
          </table:table-cell>
          <table:table-cell table:formula="of:=RANK([.W97];[.W$2:.W$101];1)" office:value-type="float" office:value="68">
            <text:p>68</text:p>
          </table:table-cell>
          <table:table-cell office:value-type="float" office:value="39.9477697611078">
            <text:p>39.9478</text:p>
          </table:table-cell>
          <table:table-cell table:formula="of:=RANK([.Y97];[.Y$2:.Y$101];1)" office:value-type="float" office:value="26">
            <text:p>26</text:p>
          </table:table-cell>
          <table:table-cell office:value-type="float" office:value="0.138534683016363">
            <text:p>0.1385</text:p>
          </table:table-cell>
          <table:table-cell table:formula="of:=RANK([.AA97];[.AA$2:.AA$101];1)" office:value-type="float" office:value="59">
            <text:p>59</text:p>
          </table:table-cell>
          <table:table-cell table:formula="of:=[.V97]+[.X97]+[.Z97]+[.AB97]" office:value-type="float" office:value="208">
            <text:p>208</text:p>
          </table:table-cell>
          <table:table-cell table:formula="of:=[.D97]+[.M97]+[.V97]" office:value-type="float" office:value="161">
            <text:p>161.0000</text:p>
          </table:table-cell>
          <table:table-cell table:formula="of:=[.F97]+[.O97]+[.X97]" office:value-type="float" office:value="190">
            <text:p>190.0000</text:p>
          </table:table-cell>
          <table:table-cell table:formula="of:=[.H97]+[.Q97]+[.Z97]" office:value-type="float" office:value="90">
            <text:p>90.0000</text:p>
          </table:table-cell>
          <table:table-cell table:formula="of:=[.J97]+[.S97]+[.AB97]" office:value-type="float" office:value="173">
            <text:p>173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SCINet,forecast=10,input_length=16</text:p>
          </table:table-cell>
          <table:table-cell office:value-type="float" office:value="0.0310336835682392">
            <text:p>0.0310</text:p>
          </table:table-cell>
          <table:table-cell table:formula="of:=RANK([.C98];[.C$2:.C$101];1)" office:value-type="float" office:value="39">
            <text:p>39</text:p>
          </table:table-cell>
          <table:table-cell office:value-type="float" office:value="0.00345458788797259">
            <text:p>0.0035</text:p>
          </table:table-cell>
          <table:table-cell table:formula="of:=RANK([.E98];[.E$2:.E$101];1)" office:value-type="float" office:value="25">
            <text:p>25</text:p>
          </table:table-cell>
          <table:table-cell office:value-type="float" office:value="27.5479755401611">
            <text:p>27.5480</text:p>
          </table:table-cell>
          <table:table-cell table:formula="of:=RANK([.G98];[.G$2:.G$101];1)" office:value-type="float" office:value="32">
            <text:p>32</text:p>
          </table:table-cell>
          <table:table-cell office:value-type="float" office:value="0.113115593791008">
            <text:p>0.1131</text:p>
          </table:table-cell>
          <table:table-cell table:formula="of:=RANK([.I98];[.I$2:.I$101];1)" office:value-type="float" office:value="49">
            <text:p>49</text:p>
          </table:table-cell>
          <table:table-cell table:formula="of:=[.D98]+[.F98]+[.H98]+[.J98]" office:value-type="float" office:value="145">
            <text:p>145</text:p>
          </table:table-cell>
          <table:table-cell office:value-type="float" office:value="0.0293123200535774">
            <text:p>0.0293</text:p>
          </table:table-cell>
          <table:table-cell table:formula="of:=RANK([.L98];[.L$2:.L$101];1)" office:value-type="float" office:value="64">
            <text:p>64</text:p>
          </table:table-cell>
          <table:table-cell office:value-type="float" office:value="0.00295268071890751">
            <text:p>0.0030</text:p>
          </table:table-cell>
          <table:table-cell table:formula="of:=RANK([.N98];[.N$2:.N$101];1)" office:value-type="float" office:value="68">
            <text:p>68</text:p>
          </table:table-cell>
          <table:table-cell office:value-type="float" office:value="8.63375788298792">
            <text:p>8.6338</text:p>
          </table:table-cell>
          <table:table-cell table:formula="of:=RANK([.P98];[.P$2:.P$101];1)" office:value-type="float" office:value="15">
            <text:p>15</text:p>
          </table:table-cell>
          <table:table-cell office:value-type="float" office:value="0.109285045325262">
            <text:p>0.1093</text:p>
          </table:table-cell>
          <table:table-cell table:formula="of:=RANK([.R98];[.R$2:.R$101];1)" office:value-type="float" office:value="68">
            <text:p>68</text:p>
          </table:table-cell>
          <table:table-cell table:formula="of:=[.M98]+[.O98]+[.Q98]+[.S98]" office:value-type="float" office:value="215">
            <text:p>215</text:p>
          </table:table-cell>
          <table:table-cell office:value-type="float" office:value="0.0333560556173325">
            <text:p>0.0334</text:p>
          </table:table-cell>
          <table:table-cell table:formula="of:=RANK([.U98];[.U$2:.U$101];1)" office:value-type="float" office:value="4">
            <text:p>4</text:p>
          </table:table-cell>
          <table:table-cell office:value-type="float" office:value="0.00404724997443761">
            <text:p>0.0040</text:p>
          </table:table-cell>
          <table:table-cell table:formula="of:=RANK([.W98];[.W$2:.W$101];1)" office:value-type="float" office:value="5">
            <text:p>5</text:p>
          </table:table-cell>
          <table:table-cell office:value-type="float" office:value="45.5928583882341">
            <text:p>45.5929</text:p>
          </table:table-cell>
          <table:table-cell table:formula="of:=RANK([.Y98];[.Y$2:.Y$101];1)" office:value-type="float" office:value="36">
            <text:p>36</text:p>
          </table:table-cell>
          <table:table-cell office:value-type="float" office:value="0.123245619252361">
            <text:p>0.1232</text:p>
          </table:table-cell>
          <table:table-cell table:formula="of:=RANK([.AA98];[.AA$2:.AA$101];1)" office:value-type="float" office:value="17">
            <text:p>17</text:p>
          </table:table-cell>
          <table:table-cell table:formula="of:=[.V98]+[.X98]+[.Z98]+[.AB98]" office:value-type="float" office:value="62">
            <text:p>62</text:p>
          </table:table-cell>
          <table:table-cell table:formula="of:=[.D98]+[.M98]+[.V98]" office:value-type="float" office:value="107">
            <text:p>107.0000</text:p>
          </table:table-cell>
          <table:table-cell table:formula="of:=[.F98]+[.O98]+[.X98]" office:value-type="float" office:value="98">
            <text:p>98.0000</text:p>
          </table:table-cell>
          <table:table-cell table:formula="of:=[.H98]+[.Q98]+[.Z98]" office:value-type="float" office:value="83">
            <text:p>83.0000</text:p>
          </table:table-cell>
          <table:table-cell table:formula="of:=[.J98]+[.S98]+[.AB98]" office:value-type="float" office:value="134">
            <text:p>134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SCINet,forecast=10,input_length=32</text:p>
          </table:table-cell>
          <table:table-cell office:value-type="float" office:value="0.031276524066925">
            <text:p>0.0313</text:p>
          </table:table-cell>
          <table:table-cell table:formula="of:=RANK([.C99];[.C$2:.C$101];1)" office:value-type="float" office:value="41">
            <text:p>41</text:p>
          </table:table-cell>
          <table:table-cell office:value-type="float" office:value="0.00346335046924651">
            <text:p>0.0035</text:p>
          </table:table-cell>
          <table:table-cell table:formula="of:=RANK([.E99];[.E$2:.E$101];1)" office:value-type="float" office:value="27">
            <text:p>27</text:p>
          </table:table-cell>
          <table:table-cell office:value-type="float" office:value="7.7239727973938">
            <text:p>7.7240</text:p>
          </table:table-cell>
          <table:table-cell table:formula="of:=RANK([.G99];[.G$2:.G$101];1)" office:value-type="float" office:value="1">
            <text:p>1</text:p>
          </table:table-cell>
          <table:table-cell office:value-type="float" office:value="-0.30570986866951">
            <text:p>-0.3057</text:p>
          </table:table-cell>
          <table:table-cell table:formula="of:=RANK([.I99];[.I$2:.I$101];1)" office:value-type="float" office:value="1">
            <text:p>1</text:p>
          </table:table-cell>
          <table:table-cell table:formula="of:=[.D99]+[.F99]+[.H99]+[.J99]" office:value-type="float" office:value="70">
            <text:p>70</text:p>
          </table:table-cell>
          <table:table-cell office:value-type="float" office:value="0.0263532847166061">
            <text:p>0.0264</text:p>
          </table:table-cell>
          <table:table-cell table:formula="of:=RANK([.L99];[.L$2:.L$101];1)" office:value-type="float" office:value="55">
            <text:p>55</text:p>
          </table:table-cell>
          <table:table-cell office:value-type="float" office:value="0.00218907647999914">
            <text:p>0.0022</text:p>
          </table:table-cell>
          <table:table-cell table:formula="of:=RANK([.N99];[.N$2:.N$101];1)" office:value-type="float" office:value="48">
            <text:p>48</text:p>
          </table:table-cell>
          <table:table-cell office:value-type="float" office:value="15.0106024983488">
            <text:p>15.0106</text:p>
          </table:table-cell>
          <table:table-cell table:formula="of:=RANK([.P99];[.P$2:.P$101];1)" office:value-type="float" office:value="31">
            <text:p>31</text:p>
          </table:table-cell>
          <table:table-cell office:value-type="float" office:value="-0.0521534299881482">
            <text:p>-0.0522</text:p>
          </table:table-cell>
          <table:table-cell table:formula="of:=RANK([.R99];[.R$2:.R$101];1)" office:value-type="float" office:value="7">
            <text:p>7</text:p>
          </table:table-cell>
          <table:table-cell table:formula="of:=[.M99]+[.O99]+[.Q99]+[.S99]" office:value-type="float" office:value="141">
            <text:p>141</text:p>
          </table:table-cell>
          <table:table-cell office:value-type="float" office:value="0.0351836420595646">
            <text:p>0.0352</text:p>
          </table:table-cell>
          <table:table-cell table:formula="of:=RANK([.U99];[.U$2:.U$101];1)" office:value-type="float" office:value="18">
            <text:p>18</text:p>
          </table:table-cell>
          <table:table-cell office:value-type="float" office:value="0.0044593965419969">
            <text:p>0.0045</text:p>
          </table:table-cell>
          <table:table-cell table:formula="of:=RANK([.W99];[.W$2:.W$101];1)" office:value-type="float" office:value="37">
            <text:p>37</text:p>
          </table:table-cell>
          <table:table-cell office:value-type="float" office:value="11.0167355205058">
            <text:p>11.0167</text:p>
          </table:table-cell>
          <table:table-cell table:formula="of:=RANK([.Y99];[.Y$2:.Y$101];1)" office:value-type="float" office:value="1">
            <text:p>1</text:p>
          </table:table-cell>
          <table:table-cell office:value-type="float" office:value="0.115758731045659">
            <text:p>0.1158</text:p>
          </table:table-cell>
          <table:table-cell table:formula="of:=RANK([.AA99];[.AA$2:.AA$101];1)" office:value-type="float" office:value="7">
            <text:p>7</text:p>
          </table:table-cell>
          <table:table-cell table:formula="of:=[.V99]+[.X99]+[.Z99]+[.AB99]" office:value-type="float" office:value="63">
            <text:p>63</text:p>
          </table:table-cell>
          <table:table-cell table:formula="of:=[.D99]+[.M99]+[.V99]" office:value-type="float" office:value="114">
            <text:p>114.0000</text:p>
          </table:table-cell>
          <table:table-cell table:formula="of:=[.F99]+[.O99]+[.X99]" office:value-type="float" office:value="112">
            <text:p>112.0000</text:p>
          </table:table-cell>
          <table:table-cell table:formula="of:=[.H99]+[.Q99]+[.Z99]" office:value-type="float" office:value="33">
            <text:p>33.0000</text:p>
          </table:table-cell>
          <table:table-cell table:formula="of:=[.J99]+[.S99]+[.AB99]" office:value-type="float" office:value="15">
            <text:p>15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SCINet,forecast=10,input_length=64</text:p>
          </table:table-cell>
          <table:table-cell office:value-type="float" office:value="0.0349445082247257">
            <text:p>0.0349</text:p>
          </table:table-cell>
          <table:table-cell table:formula="of:=RANK([.C100];[.C$2:.C$101];1)" office:value-type="float" office:value="60">
            <text:p>60</text:p>
          </table:table-cell>
          <table:table-cell office:value-type="float" office:value="0.00372887076810002">
            <text:p>0.0037</text:p>
          </table:table-cell>
          <table:table-cell table:formula="of:=RANK([.E100];[.E$2:.E$101];1)" office:value-type="float" office:value="47">
            <text:p>47</text:p>
          </table:table-cell>
          <table:table-cell office:value-type="float" office:value="43.8114776611328">
            <text:p>43.8115</text:p>
          </table:table-cell>
          <table:table-cell table:formula="of:=RANK([.G100];[.G$2:.G$101];1)" office:value-type="float" office:value="54">
            <text:p>54</text:p>
          </table:table-cell>
          <table:table-cell office:value-type="float" office:value="0.122389666736126">
            <text:p>0.1224</text:p>
          </table:table-cell>
          <table:table-cell table:formula="of:=RANK([.I100];[.I$2:.I$101];1)" office:value-type="float" office:value="55">
            <text:p>55</text:p>
          </table:table-cell>
          <table:table-cell table:formula="of:=[.D100]+[.F100]+[.H100]+[.J100]" office:value-type="float" office:value="216">
            <text:p>216</text:p>
          </table:table-cell>
          <table:table-cell office:value-type="float" office:value="0.030919773504138">
            <text:p>0.0309</text:p>
          </table:table-cell>
          <table:table-cell table:formula="of:=RANK([.L100];[.L$2:.L$101];1)" office:value-type="float" office:value="66">
            <text:p>66</text:p>
          </table:table-cell>
          <table:table-cell office:value-type="float" office:value="0.00254783496694897">
            <text:p>0.0025</text:p>
          </table:table-cell>
          <table:table-cell table:formula="of:=RANK([.N100];[.N$2:.N$101];1)" office:value-type="float" office:value="59">
            <text:p>59</text:p>
          </table:table-cell>
          <table:table-cell office:value-type="float" office:value="14.791805062083">
            <text:p>14.7918</text:p>
          </table:table-cell>
          <table:table-cell table:formula="of:=RANK([.P100];[.P$2:.P$101];1)" office:value-type="float" office:value="30">
            <text:p>30</text:p>
          </table:table-cell>
          <table:table-cell office:value-type="float" office:value="0.105165765684629">
            <text:p>0.1052</text:p>
          </table:table-cell>
          <table:table-cell table:formula="of:=RANK([.R100];[.R$2:.R$101];1)" office:value-type="float" office:value="65">
            <text:p>65</text:p>
          </table:table-cell>
          <table:table-cell table:formula="of:=[.M100]+[.O100]+[.Q100]+[.S100]" office:value-type="float" office:value="220">
            <text:p>220</text:p>
          </table:table-cell>
          <table:table-cell office:value-type="float" office:value="0.0386213585734367">
            <text:p>0.0386</text:p>
          </table:table-cell>
          <table:table-cell table:formula="of:=RANK([.U100];[.U$2:.U$101];1)" office:value-type="float" office:value="53">
            <text:p>53</text:p>
          </table:table-cell>
          <table:table-cell office:value-type="float" office:value="0.00457738842993857">
            <text:p>0.0046</text:p>
          </table:table-cell>
          <table:table-cell table:formula="of:=RANK([.W100];[.W$2:.W$101];1)" office:value-type="float" office:value="44">
            <text:p>44</text:p>
          </table:table-cell>
          <table:table-cell office:value-type="float" office:value="57.4153423317389">
            <text:p>57.4153</text:p>
          </table:table-cell>
          <table:table-cell table:formula="of:=RANK([.Y100];[.Y$2:.Y$101];1)" office:value-type="float" office:value="56">
            <text:p>56</text:p>
          </table:table-cell>
          <table:table-cell office:value-type="float" office:value="0.135257789953713">
            <text:p>0.1353</text:p>
          </table:table-cell>
          <table:table-cell table:formula="of:=RANK([.AA100];[.AA$2:.AA$101];1)" office:value-type="float" office:value="57">
            <text:p>57</text:p>
          </table:table-cell>
          <table:table-cell table:formula="of:=[.V100]+[.X100]+[.Z100]+[.AB100]" office:value-type="float" office:value="210">
            <text:p>210</text:p>
          </table:table-cell>
          <table:table-cell table:formula="of:=[.D100]+[.M100]+[.V100]" office:value-type="float" office:value="179">
            <text:p>179.0000</text:p>
          </table:table-cell>
          <table:table-cell table:formula="of:=[.F100]+[.O100]+[.X100]" office:value-type="float" office:value="150">
            <text:p>150.0000</text:p>
          </table:table-cell>
          <table:table-cell table:formula="of:=[.H100]+[.Q100]+[.Z100]" office:value-type="float" office:value="140">
            <text:p>140.0000</text:p>
          </table:table-cell>
          <table:table-cell table:formula="of:=[.J100]+[.S100]+[.AB100]" office:value-type="float" office:value="177">
            <text:p>177.0000</text:p>
          </table:table-cell>
          <table:table-cell table:number-columns-repeated="991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SCINet,forecast=10,input_length=8</text:p>
          </table:table-cell>
          <table:table-cell office:value-type="float" office:value="0.0331495404243469">
            <text:p>0.0331</text:p>
          </table:table-cell>
          <table:table-cell table:formula="of:=RANK([.C101];[.C$2:.C$101];1)" office:value-type="float" office:value="56">
            <text:p>56</text:p>
          </table:table-cell>
          <table:table-cell office:value-type="float" office:value="0.00351471221074462">
            <text:p>0.0035</text:p>
          </table:table-cell>
          <table:table-cell table:formula="of:=RANK([.E101];[.E$2:.E$101];1)" office:value-type="float" office:value="33">
            <text:p>33</text:p>
          </table:table-cell>
          <table:table-cell office:value-type="float" office:value="25.4973297119141">
            <text:p>25.4973</text:p>
          </table:table-cell>
          <table:table-cell table:formula="of:=RANK([.G101];[.G$2:.G$101];1)" office:value-type="float" office:value="26">
            <text:p>26</text:p>
          </table:table-cell>
          <table:table-cell office:value-type="float" office:value="-0.214732989668846">
            <text:p>-0.2147</text:p>
          </table:table-cell>
          <table:table-cell table:formula="of:=RANK([.I101];[.I$2:.I$101];1)" office:value-type="float" office:value="3">
            <text:p>3</text:p>
          </table:table-cell>
          <table:table-cell table:formula="of:=[.D101]+[.F101]+[.H101]+[.J101]" office:value-type="float" office:value="118">
            <text:p>118</text:p>
          </table:table-cell>
          <table:table-cell office:value-type="float" office:value="0.0289095379412174">
            <text:p>0.0289</text:p>
          </table:table-cell>
          <table:table-cell table:formula="of:=RANK([.L101];[.L$2:.L$101];1)" office:value-type="float" office:value="63">
            <text:p>63</text:p>
          </table:table-cell>
          <table:table-cell office:value-type="float" office:value="0.00211599446179085">
            <text:p>0.0021</text:p>
          </table:table-cell>
          <table:table-cell table:formula="of:=RANK([.N101];[.N$2:.N$101];1)" office:value-type="float" office:value="46">
            <text:p>46</text:p>
          </table:table-cell>
          <table:table-cell office:value-type="float" office:value="57.5677784216496">
            <text:p>57.5678</text:p>
          </table:table-cell>
          <table:table-cell table:formula="of:=RANK([.P101];[.P$2:.P$101];1)" office:value-type="float" office:value="78">
            <text:p>78</text:p>
          </table:table-cell>
          <table:table-cell office:value-type="float" office:value="-9.73109684671069">
            <text:p>-9.7311</text:p>
          </table:table-cell>
          <table:table-cell table:formula="of:=RANK([.R101];[.R$2:.R$101];1)" office:value-type="float" office:value="1">
            <text:p>1</text:p>
          </table:table-cell>
          <table:table-cell table:formula="of:=[.M101]+[.O101]+[.Q101]+[.S101]" office:value-type="float" office:value="188">
            <text:p>188</text:p>
          </table:table-cell>
          <table:table-cell office:value-type="float" office:value="0.0364195182919502">
            <text:p>0.0364</text:p>
          </table:table-cell>
          <table:table-cell table:formula="of:=RANK([.U101];[.U$2:.U$101];1)" office:value-type="float" office:value="42">
            <text:p>42</text:p>
          </table:table-cell>
          <table:table-cell office:value-type="float" office:value="0.00439192239043366">
            <text:p>0.0044</text:p>
          </table:table-cell>
          <table:table-cell table:formula="of:=RANK([.W101];[.W$2:.W$101];1)" office:value-type="float" office:value="27">
            <text:p>27</text:p>
          </table:table-cell>
          <table:table-cell office:value-type="float" office:value="24.584399783037">
            <text:p>24.5844</text:p>
          </table:table-cell>
          <table:table-cell table:formula="of:=RANK([.Y101];[.Y$2:.Y$101];1)" office:value-type="float" office:value="12">
            <text:p>12</text:p>
          </table:table-cell>
          <table:table-cell office:value-type="float" office:value="0.123519576639821">
            <text:p>0.1235</text:p>
          </table:table-cell>
          <table:table-cell table:formula="of:=RANK([.AA101];[.AA$2:.AA$101];1)" office:value-type="float" office:value="18">
            <text:p>18</text:p>
          </table:table-cell>
          <table:table-cell table:formula="of:=[.V101]+[.X101]+[.Z101]+[.AB101]" office:value-type="float" office:value="99">
            <text:p>99</text:p>
          </table:table-cell>
          <table:table-cell table:formula="of:=[.D101]+[.M101]+[.V101]" office:value-type="float" office:value="161">
            <text:p>161.0000</text:p>
          </table:table-cell>
          <table:table-cell table:formula="of:=[.F101]+[.O101]+[.X101]" office:value-type="float" office:value="106">
            <text:p>106.0000</text:p>
          </table:table-cell>
          <table:table-cell table:formula="of:=[.H101]+[.Q101]+[.Z101]" office:value-type="float" office:value="116">
            <text:p>116.0000</text:p>
          </table:table-cell>
          <table:table-cell table:formula="of:=[.J101]+[.S101]+[.AB101]" office:value-type="float" office:value="22">
            <text:p>22.0000</text:p>
          </table:table-cell>
          <table:table-cell table:number-columns-repeated="991"/>
        </table:table-row>
        <table:table-row table:style-name="ro3" table:number-rows-repeated="10484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put data ranking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6" table:number-columns-repeated="4" table:default-cell-style-name="Default"/>
        <table:table-column table:style-name="co10" table:default-cell-style-name="Default"/>
        <table:table-column table:style-name="co6" table:number-columns-repeated="1009" table:default-cell-style-name="Default"/>
        <table:table-row table:style-name="ro4">
          <table:table-cell table:style-name="ce11" office:value-type="string">
            <text:p>Input data: feature set and if weighted</text:p>
          </table:table-cell>
          <table:table-cell table:style-name="ce11" office:value-type="string">
            <text:p>model</text:p>
          </table:table-cell>
          <table:table-cell table:style-name="ce11" office:value-type="string">
            <text:p>ALL RANKS SUM</text:p>
          </table:table-cell>
          <table:table-cell table:style-name="ce11" office:value-type="string">
            <text:p>FIRST RANKS SUM</text:p>
          </table:table-cell>
          <table:table-cell table:style-name="ce11" office:value-type="string">
            <text:p>LAST RANKS SUM</text:p>
          </table:table-cell>
          <table:table-cell table:style-name="ce11"/>
          <table:table-cell table:style-name="ce11" office:value-type="string">
            <text:p>MAE RANKS SUM</text:p>
          </table:table-cell>
          <table:table-cell table:style-name="ce11" office:value-type="string">
            <text:p>MSE RANKS SUM</text:p>
          </table:table-cell>
          <table:table-cell table:style-name="ce11" office:value-type="string">
            <text:p>MAPE RANKS SUM</text:p>
          </table:table-cell>
          <table:table-cell table:style-name="ce11" office:value-type="string">
            <text:p>sMAPE RANKS SUM</text:p>
          </table:table-cell>
          <table:table-cell table:style-name="ce11" table:number-columns-repeated="5"/>
          <table:table-cell table:style-name="ce11" office:value-type="string">
            <text:p>ALL RANKS SUM</text:p>
          </table:table-cell>
          <table:table-cell table:style-name="ce11" office:value-type="string">
            <text:p>FIRST RANKS SUM</text:p>
          </table:table-cell>
          <table:table-cell table:style-name="ce11" office:value-type="string">
            <text:p>LAST RANKS SUM</text:p>
          </table:table-cell>
          <table:table-cell table:style-name="ce11" office:value-type="string">
            <text:p>MAE RANKS SUM</text:p>
          </table:table-cell>
          <table:table-cell table:style-name="ce11" office:value-type="string">
            <text:p>MSE RANKS SUM</text:p>
          </table:table-cell>
          <table:table-cell table:style-name="ce11" office:value-type="string">
            <text:p>MAPE RANKS SUM</text:p>
          </table:table-cell>
          <table:table-cell table:style-name="ce11" office:value-type="string">
            <text:p>sMAPE RANKS SUM</text:p>
          </table:table-cell>
          <table:table-cell table:style-name="ce11" table:number-columns-repeated="1000"/>
          <table:table-cell table:number-columns-repeated="2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1,forecast=10,input_length=10</text:p>
          </table:table-cell>
          <table:table-cell office:value-type="float" office:value="379">
            <text:p>379</text:p>
          </table:table-cell>
          <table:table-cell office:value-type="float" office:value="371">
            <text:p>371</text:p>
          </table:table-cell>
          <table:table-cell office:value-type="float" office:value="383">
            <text:p>383</text:p>
          </table:table-cell>
          <table:table-cell/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98">
            <text:p>298</text:p>
          </table:table-cell>
          <table:table-cell office:value-type="float" office:value="278">
            <text:p>278</text:p>
          </table:table-cell>
          <table:table-cell table:number-columns-repeated="4"/>
          <table:table-cell office:value-type="string">
            <text:p>multivariate_with_MPC</text:p>
          </table:table-cell>
          <table:table-cell office:value-type="float" office:value="5915">
            <text:p>5915</text:p>
          </table:table-cell>
          <table:table-cell office:value-type="float" office:value="5893">
            <text:p>5893</text:p>
          </table:table-cell>
          <table:table-cell office:value-type="float" office:value="5815">
            <text:p>5815</text:p>
          </table:table-cell>
          <table:table-cell office:value-type="float" office:value="4782">
            <text:p>4782</text:p>
          </table:table-cell>
          <table:table-cell office:value-type="float" office:value="4766">
            <text:p>4766</text:p>
          </table:table-cell>
          <table:table-cell office:value-type="float" office:value="3616">
            <text:p>3616</text:p>
          </table:table-cell>
          <table:table-cell office:value-type="float" office:value="4459">
            <text:p>4459</text:p>
          </table:table-cell>
          <table:table-cell table:number-columns-repeated="1002"/>
        </table:table-row>
        <table:table-row table:style-name="ro5">
          <table:table-cell office:value-type="string">
            <text:p>multivariate_with_MPC</text:p>
          </table:table-cell>
          <table:table-cell office:value-type="string">
            <text:p>model=GRU,layers=1,forecast=10,input_length=20</text:p>
          </table:table-cell>
          <table:table-cell office:value-type="float" office:value="396">
            <text:p>396</text:p>
          </table:table-cell>
          <table:table-cell office:value-type="float" office:value="350">
            <text:p>350</text:p>
          </table:table-cell>
          <table:table-cell office:value-type="float" office:value="390">
            <text:p>390</text:p>
          </table:table-cell>
          <table:table-cell/>
          <table:table-cell table:number-columns-repeated="3" office:value-type="float" office:value="291">
            <text:p>291</text:p>
          </table:table-cell>
          <table:table-cell office:value-type="float" office:value="263">
            <text:p>263</text:p>
          </table:table-cell>
          <table:table-cell table:number-columns-repeated="4"/>
          <table:table-cell office:value-type="string">
            <text:p>multivariate_wo_MPC</text:p>
          </table:table-cell>
          <table:table-cell office:value-type="float" office:value="5972">
            <text:p>5972</text:p>
          </table:table-cell>
          <table:table-cell office:value-type="float" office:value="6015">
            <text:p>6015</text:p>
          </table:table-cell>
          <table:table-cell office:value-type="float" office:value="5633">
            <text:p>5633</text:p>
          </table:table-cell>
          <table:table-cell office:value-type="float" office:value="4629">
            <text:p>4629</text:p>
          </table:table-cell>
          <table:table-cell office:value-type="float" office:value="4595">
            <text:p>4595</text:p>
          </table:table-cell>
          <table:table-cell office:value-type="float" office:value="3957">
            <text:p>3957</text:p>
          </table:table-cell>
          <table:table-cell office:value-type="float" office:value="4439">
            <text:p>4439</text:p>
          </table:table-cell>
          <table:table-cell table:number-columns-repeated="1002"/>
        </table:table-row>
        <table:table-row table:style-name="ro5">
          <table:table-cell office:value-type="string">
            <text:p>multivariate_with_MPC</text:p>
          </table:table-cell>
          <table:table-cell office:value-type="string">
            <text:p>model=GRU,layers=1,forecast=10,input_length=5</text:p>
          </table:table-cell>
          <table:table-cell office:value-type="float" office:value="371">
            <text:p>371</text:p>
          </table:table-cell>
          <table:table-cell office:value-type="float" office:value="380">
            <text:p>380</text:p>
          </table:table-cell>
          <table:table-cell office:value-type="float" office:value="329">
            <text:p>329</text:p>
          </table:table-cell>
          <table:table-cell/>
          <table:table-cell office:value-type="float" office:value="282">
            <text:p>282</text:p>
          </table:table-cell>
          <table:table-cell office:value-type="float" office:value="287">
            <text:p>287</text:p>
          </table:table-cell>
          <table:table-cell office:value-type="float" office:value="257">
            <text:p>257</text:p>
          </table:table-cell>
          <table:table-cell office:value-type="float" office:value="254">
            <text:p>254</text:p>
          </table:table-cell>
          <table:table-cell table:number-columns-repeated="4"/>
          <table:table-cell office:value-type="string">
            <text:p>univariate</text:p>
          </table:table-cell>
          <table:table-cell office:value-type="float" office:value="2214">
            <text:p>2214</text:p>
          </table:table-cell>
          <table:table-cell office:value-type="float" office:value="1223">
            <text:p>1223</text:p>
          </table:table-cell>
          <table:table-cell office:value-type="float" office:value="2672">
            <text:p>2672</text:p>
          </table:table-cell>
          <table:table-cell office:value-type="float" office:value="1334">
            <text:p>1334</text:p>
          </table:table-cell>
          <table:table-cell office:value-type="float" office:value="1436">
            <text:p>1436</text:p>
          </table:table-cell>
          <table:table-cell office:value-type="float" office:value="1611">
            <text:p>1611</text:p>
          </table:table-cell>
          <table:table-cell office:value-type="float" office:value="1728">
            <text:p>1728</text:p>
          </table:table-cell>
          <table:table-cell table:number-columns-repeated="1002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1,forecast=10,input_length=50</text:p>
          </table:table-cell>
          <table:table-cell office:value-type="float" office:value="327">
            <text:p>327</text:p>
          </table:table-cell>
          <table:table-cell office:value-type="float" office:value="320">
            <text:p>320</text:p>
          </table:table-cell>
          <table:table-cell office:value-type="float" office:value="334">
            <text:p>334</text:p>
          </table:table-cell>
          <table:table-cell/>
          <table:table-cell office:value-type="float" office:value="240">
            <text:p>240</text:p>
          </table:table-cell>
          <table:table-cell office:value-type="float" office:value="213">
            <text:p>213</text:p>
          </table:table-cell>
          <table:table-cell office:value-type="float" office:value="281">
            <text:p>281</text:p>
          </table:table-cell>
          <table:table-cell office:value-type="float" office:value="247">
            <text:p>247</text:p>
          </table:table-cell>
          <table:table-cell table:number-columns-repeated="4"/>
          <table:table-cell office:value-type="string">
            <text:p>weighted_multivariate_with_MPC</text:p>
          </table:table-cell>
          <table:table-cell office:value-type="float" office:value="3263">
            <text:p>3263</text:p>
          </table:table-cell>
          <table:table-cell office:value-type="float" office:value="3593">
            <text:p>3593</text:p>
          </table:table-cell>
          <table:table-cell office:value-type="float" office:value="3164">
            <text:p>3164</text:p>
          </table:table-cell>
          <table:table-cell office:value-type="float" office:value="2298">
            <text:p>2298</text:p>
          </table:table-cell>
          <table:table-cell office:value-type="float" office:value="2341">
            <text:p>2341</text:p>
          </table:table-cell>
          <table:table-cell office:value-type="float" office:value="3039">
            <text:p>3039</text:p>
          </table:table-cell>
          <table:table-cell office:value-type="float" office:value="2342">
            <text:p>2342</text:p>
          </table:table-cell>
          <table:table-cell table:number-columns-repeated="1002"/>
        </table:table-row>
        <table:table-row table:style-name="ro5">
          <table:table-cell office:value-type="string">
            <text:p>multivariate_with_MPC</text:p>
          </table:table-cell>
          <table:table-cell office:value-type="string">
            <text:p>model=GRU,layers=2,forecast=10,input_length=10</text:p>
          </table:table-cell>
          <table:table-cell office:value-type="float" office:value="247">
            <text:p>247</text:p>
          </table:table-cell>
          <table:table-cell office:value-type="float" office:value="229">
            <text:p>229</text:p>
          </table:table-cell>
          <table:table-cell office:value-type="float" office:value="273">
            <text:p>273</text:p>
          </table:table-cell>
          <table:table-cell/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47">
            <text:p>47</text:p>
          </table:table-cell>
          <table:table-cell office:value-type="float" office:value="233">
            <text:p>233</text:p>
          </table:table-cell>
          <table:table-cell table:number-columns-repeated="4"/>
          <table:table-cell office:value-type="string">
            <text:p>weighted_multivariate_wo_MPC</text:p>
          </table:table-cell>
          <table:table-cell office:value-type="float" office:value="2836">
            <text:p>2836</text:p>
          </table:table-cell>
          <table:table-cell office:value-type="float" office:value="3476">
            <text:p>3476</text:p>
          </table:table-cell>
          <table:table-cell office:value-type="float" office:value="2916">
            <text:p>2916</text:p>
          </table:table-cell>
          <table:table-cell office:value-type="float" office:value="2107">
            <text:p>2107</text:p>
          </table:table-cell>
          <table:table-cell office:value-type="float" office:value="2012">
            <text:p>2012</text:p>
          </table:table-cell>
          <table:table-cell office:value-type="float" office:value="2927">
            <text:p>2927</text:p>
          </table:table-cell>
          <table:table-cell office:value-type="float" office:value="2182">
            <text:p>2182</text:p>
          </table:table-cell>
          <table:table-cell table:number-columns-repeated="1002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2,forecast=10,input_length=20</text:p>
          </table:table-cell>
          <table:table-cell office:value-type="float" office:value="326">
            <text:p>326</text:p>
          </table:table-cell>
          <table:table-cell office:value-type="float" office:value="283">
            <text:p>283</text:p>
          </table:table-cell>
          <table:table-cell office:value-type="float" office:value="342">
            <text:p>342</text:p>
          </table:table-cell>
          <table:table-cell/>
          <table:table-cell office:value-type="float" office:value="243">
            <text:p>243</text:p>
          </table:table-cell>
          <table:table-cell office:value-type="float" office:value="259">
            <text:p>259</text:p>
          </table:table-cell>
          <table:table-cell office:value-type="float" office:value="248">
            <text:p>248</text:p>
          </table:table-cell>
          <table:table-cell office:value-type="float" office:value="201">
            <text:p>201</text:p>
          </table:table-cell>
          <table:table-cell table:number-columns-repeated="1014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2,forecast=10,input_length=5</text:p>
          </table:table-cell>
          <table:table-cell office:value-type="float" office:value="284">
            <text:p>284</text:p>
          </table:table-cell>
          <table:table-cell office:value-type="float" office:value="196">
            <text:p>196</text:p>
          </table:table-cell>
          <table:table-cell office:value-type="float" office:value="285">
            <text:p>285</text:p>
          </table:table-cell>
          <table:table-cell/>
          <table:table-cell office:value-type="float" office:value="192">
            <text:p>192</text:p>
          </table:table-cell>
          <table:table-cell office:value-type="float" office:value="208">
            <text:p>208</text:p>
          </table:table-cell>
          <table:table-cell office:value-type="float" office:value="163">
            <text:p>163</text:p>
          </table:table-cell>
          <table:table-cell office:value-type="float" office:value="202">
            <text:p>202</text:p>
          </table:table-cell>
          <table:table-cell table:number-columns-repeated="1014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2,forecast=10,input_length=50</text:p>
          </table:table-cell>
          <table:table-cell office:value-type="float" office:value="252">
            <text:p>252</text:p>
          </table:table-cell>
          <table:table-cell office:value-type="float" office:value="288">
            <text:p>288</text:p>
          </table:table-cell>
          <table:table-cell office:value-type="float" office:value="265">
            <text:p>265</text:p>
          </table:table-cell>
          <table:table-cell/>
          <table:table-cell table:number-columns-repeated="2" office:value-type="float" office:value="257">
            <text:p>257</text:p>
          </table:table-cell>
          <table:table-cell office:value-type="float" office:value="47">
            <text:p>47</text:p>
          </table:table-cell>
          <table:table-cell office:value-type="float" office:value="244">
            <text:p>244</text:p>
          </table:table-cell>
          <table:table-cell table:number-columns-repeated="1014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1,forecast=10,input_length=10</text:p>
          </table:table-cell>
          <table:table-cell office:value-type="float" office:value="331">
            <text:p>331</text:p>
          </table:table-cell>
          <table:table-cell office:value-type="float" office:value="362">
            <text:p>362</text:p>
          </table:table-cell>
          <table:table-cell office:value-type="float" office:value="281">
            <text:p>281</text:p>
          </table:table-cell>
          <table:table-cell/>
          <table:table-cell office:value-type="float" office:value="289">
            <text:p>289</text:p>
          </table:table-cell>
          <table:table-cell office:value-type="float" office:value="286">
            <text:p>286</text:p>
          </table:table-cell>
          <table:table-cell office:value-type="float" office:value="108">
            <text:p>108</text:p>
          </table:table-cell>
          <table:table-cell office:value-type="float" office:value="291">
            <text:p>291</text:p>
          </table:table-cell>
          <table:table-cell table:number-columns-repeated="1014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1,forecast=10,input_length=20</text:p>
          </table:table-cell>
          <table:table-cell office:value-type="float" office:value="345">
            <text:p>345</text:p>
          </table:table-cell>
          <table:table-cell office:value-type="float" office:value="323">
            <text:p>323</text:p>
          </table:table-cell>
          <table:table-cell office:value-type="float" office:value="359">
            <text:p>359</text:p>
          </table:table-cell>
          <table:table-cell/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office:value-type="float" office:value="282">
            <text:p>282</text:p>
          </table:table-cell>
          <table:table-cell office:value-type="float" office:value="245">
            <text:p>245</text:p>
          </table:table-cell>
          <table:table-cell table:number-columns-repeated="1014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1,forecast=10,input_length=5</text:p>
          </table:table-cell>
          <table:table-cell table:number-columns-repeated="2" office:value-type="float" office:value="355">
            <text:p>355</text:p>
          </table:table-cell>
          <table:table-cell office:value-type="float" office:value="371">
            <text:p>371</text:p>
          </table:table-cell>
          <table:table-cell/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73">
            <text:p>273</text:p>
          </table:table-cell>
          <table:table-cell office:value-type="float" office:value="275">
            <text:p>275</text:p>
          </table:table-cell>
          <table:table-cell table:number-columns-repeated="1014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1,forecast=10,input_length=50</text:p>
          </table:table-cell>
          <table:table-cell table:number-columns-repeated="2" office:value-type="float" office:value="362">
            <text:p>362</text:p>
          </table:table-cell>
          <table:table-cell office:value-type="float" office:value="377">
            <text:p>377</text:p>
          </table:table-cell>
          <table:table-cell/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8">
            <text:p>278</text:p>
          </table:table-cell>
          <table:table-cell office:value-type="float" office:value="276">
            <text:p>276</text:p>
          </table:table-cell>
          <table:table-cell table:number-columns-repeated="1014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2,forecast=10,input_length=10</text:p>
          </table:table-cell>
          <table:table-cell office:value-type="float" office:value="232">
            <text:p>232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/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93">
            <text:p>93</text:p>
          </table:table-cell>
          <table:table-cell office:value-type="float" office:value="206">
            <text:p>206</text:p>
          </table:table-cell>
          <table:table-cell table:number-columns-repeated="1014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2,forecast=10,input_length=2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41">
            <text:p>241</text:p>
          </table:table-cell>
          <table:table-cell/>
          <table:table-cell office:value-type="float" office:value="223">
            <text:p>223</text:p>
          </table:table-cell>
          <table:table-cell office:value-type="float" office:value="219">
            <text:p>219</text:p>
          </table:table-cell>
          <table:table-cell office:value-type="float" office:value="39">
            <text:p>39</text:p>
          </table:table-cell>
          <table:table-cell office:value-type="float" office:value="233">
            <text:p>233</text:p>
          </table:table-cell>
          <table:table-cell table:number-columns-repeated="1014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2,forecast=10,input_length=5</text:p>
          </table:table-cell>
          <table:table-cell office:value-type="float" office:value="306">
            <text:p>306</text:p>
          </table:table-cell>
          <table:table-cell office:value-type="float" office:value="316">
            <text:p>316</text:p>
          </table:table-cell>
          <table:table-cell office:value-type="float" office:value="285">
            <text:p>285</text:p>
          </table:table-cell>
          <table:table-cell/>
          <table:table-cell office:value-type="float" office:value="251">
            <text:p>251</text:p>
          </table:table-cell>
          <table:table-cell office:value-type="float" office:value="245">
            <text:p>245</text:p>
          </table:table-cell>
          <table:table-cell office:value-type="float" office:value="152">
            <text:p>152</text:p>
          </table:table-cell>
          <table:table-cell office:value-type="float" office:value="259">
            <text:p>259</text:p>
          </table:table-cell>
          <table:table-cell table:number-columns-repeated="1014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2,forecast=10,input_length=50</text:p>
          </table:table-cell>
          <table:table-cell office:value-type="float" office:value="223">
            <text:p>223</text:p>
          </table:table-cell>
          <table:table-cell office:value-type="float" office:value="185">
            <text:p>185</text:p>
          </table:table-cell>
          <table:table-cell office:value-type="float" office:value="245">
            <text:p>245</text:p>
          </table:table-cell>
          <table:table-cell/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9">
            <text:p>29</text:p>
          </table:table-cell>
          <table:table-cell office:value-type="float" office:value="146">
            <text:p>146</text:p>
          </table:table-cell>
          <table:table-cell table:number-columns-repeated="1014"/>
        </table:table-row>
        <table:table-row table:style-name="ro5">
          <table:table-cell office:value-type="string">
            <text:p>multivariate_with_MPC</text:p>
          </table:table-cell>
          <table:table-cell office:value-type="string">
            <text:p>model=SCINet,forecast=10,input_length=16</text:p>
          </table:table-cell>
          <table:table-cell office:value-type="float" office:value="152">
            <text:p>152</text:p>
          </table:table-cell>
          <table:table-cell office:value-type="float" office:value="180">
            <text:p>180</text:p>
          </table:table-cell>
          <table:table-cell office:value-type="float" office:value="67">
            <text:p>67</text:p>
          </table:table-cell>
          <table:table-cell/>
          <table:table-cell office:value-type="float" office:value="98">
            <text:p>98</text:p>
          </table:table-cell>
          <table:table-cell office:value-type="float" office:value="120">
            <text:p>120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table:number-columns-repeated="1014"/>
        </table:table-row>
        <table:table-row table:style-name="ro5">
          <table:table-cell office:value-type="string">
            <text:p>multivariate_with_MPC</text:p>
          </table:table-cell>
          <table:table-cell office:value-type="string">
            <text:p>model=SCINet,forecast=10,input_length=32</text:p>
          </table:table-cell>
          <table:table-cell office:value-type="float" office:value="273">
            <text:p>273</text:p>
          </table:table-cell>
          <table:table-cell office:value-type="float" office:value="317">
            <text:p>317</text:p>
          </table:table-cell>
          <table:table-cell office:value-type="float" office:value="254">
            <text:p>254</text:p>
          </table:table-cell>
          <table:table-cell/>
          <table:table-cell office:value-type="float" office:value="217">
            <text:p>217</text:p>
          </table:table-cell>
          <table:table-cell office:value-type="float" office:value="198">
            <text:p>198</text:p>
          </table:table-cell>
          <table:table-cell office:value-type="float" office:value="211">
            <text:p>211</text:p>
          </table:table-cell>
          <table:table-cell office:value-type="float" office:value="218">
            <text:p>218</text:p>
          </table:table-cell>
          <table:table-cell table:number-columns-repeated="1014"/>
        </table:table-row>
        <table:table-row table:style-name="ro5">
          <table:table-cell office:value-type="string">
            <text:p>multivariate_with_MPC</text:p>
          </table:table-cell>
          <table:table-cell office:value-type="string">
            <text:p>model=SCINet,forecast=10,input_length=64</text:p>
          </table:table-cell>
          <table:table-cell office:value-type="float" office:value="335">
            <text:p>335</text:p>
          </table:table-cell>
          <table:table-cell office:value-type="float" office:value="366">
            <text:p>366</text:p>
          </table:table-cell>
          <table:table-cell office:value-type="float" office:value="350">
            <text:p>350</text:p>
          </table:table-cell>
          <table:table-cell/>
          <table:table-cell office:value-type="float" office:value="269">
            <text:p>269</text:p>
          </table:table-cell>
          <table:table-cell office:value-type="float" office:value="254">
            <text:p>254</text:p>
          </table:table-cell>
          <table:table-cell office:value-type="float" office:value="258">
            <text:p>258</text:p>
          </table:table-cell>
          <table:table-cell office:value-type="float" office:value="270">
            <text:p>270</text:p>
          </table:table-cell>
          <table:table-cell table:number-columns-repeated="1014"/>
        </table:table-row>
        <table:table-row table:style-name="ro5">
          <table:table-cell office:value-type="string">
            <text:p>multivariate_with_MPC</text:p>
          </table:table-cell>
          <table:table-cell office:value-type="string">
            <text:p>model=SCINet,forecast=10,input_length=8</text:p>
          </table:table-cell>
          <table:table-cell office:value-type="float" office:value="187">
            <text:p>187</text:p>
          </table:table-cell>
          <table:table-cell office:value-type="float" office:value="222">
            <text:p>222</text:p>
          </table:table-cell>
          <table:table-cell office:value-type="float" office:value="145">
            <text:p>145</text:p>
          </table:table-cell>
          <table:table-cell/>
          <table:table-cell office:value-type="float" office:value="181">
            <text:p>181</text:p>
          </table:table-cell>
          <table:table-cell office:value-type="float" office:value="175">
            <text:p>175</text:p>
          </table:table-cell>
          <table:table-cell office:value-type="float" office:value="157">
            <text:p>157</text:p>
          </table:table-cell>
          <table:table-cell office:value-type="float" office:value="41">
            <text:p>41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multivariate_with_MPC</text:p>
          </table:table-cell>
          <table:table-cell table:style-name="ce12"/>
          <table:table-cell table:style-name="ce12" table:formula="of:=SUM([.C2:.C21])" office:value-type="float" office:value="5915">
            <text:p>5915</text:p>
          </table:table-cell>
          <table:table-cell table:style-name="ce12" table:formula="of:=SUM([.D2:.D21])" office:value-type="float" office:value="5893">
            <text:p>5893</text:p>
          </table:table-cell>
          <table:table-cell table:style-name="ce12" table:formula="of:=SUM([.E2:.E21])" office:value-type="float" office:value="5815">
            <text:p>5815</text:p>
          </table:table-cell>
          <table:table-cell table:style-name="ce12"/>
          <table:table-cell table:style-name="ce12" table:formula="of:=SUM([.G2:.G21])" office:value-type="float" office:value="4782">
            <text:p>4782</text:p>
          </table:table-cell>
          <table:table-cell table:style-name="ce12" table:formula="of:=SUM([.H2:.H21])" office:value-type="float" office:value="4766">
            <text:p>4766</text:p>
          </table:table-cell>
          <table:table-cell table:style-name="ce12" table:formula="of:=SUM([.I2:.I21])" office:value-type="float" office:value="3616">
            <text:p>3616</text:p>
          </table:table-cell>
          <table:table-cell table:style-name="ce12" table:formula="of:=SUM([.J2:.J21])" office:value-type="float" office:value="4459">
            <text:p>4459</text:p>
          </table:table-cell>
          <table:table-cell table:style-name="ce12" table:number-columns-repeated="1012"/>
          <table:table-cell table:number-columns-repeated="2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GRU,layers=1,forecast=10,input_length=10</text:p>
          </table:table-cell>
          <table:table-cell office:value-type="float" office:value="387">
            <text:p>387</text:p>
          </table:table-cell>
          <table:table-cell office:value-type="float" office:value="352">
            <text:p>352</text:p>
          </table:table-cell>
          <table:table-cell office:value-type="float" office:value="388">
            <text:p>388</text:p>
          </table:table-cell>
          <table:table-cell/>
          <table:table-cell office:value-type="float" office:value="289">
            <text:p>289</text:p>
          </table:table-cell>
          <table:table-cell office:value-type="float" office:value="292">
            <text:p>292</text:p>
          </table:table-cell>
          <table:table-cell office:value-type="float" office:value="282">
            <text:p>282</text:p>
          </table:table-cell>
          <table:table-cell office:value-type="float" office:value="264">
            <text:p>264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GRU,layers=1,forecast=10,input_length=20</text:p>
          </table:table-cell>
          <table:table-cell office:value-type="float" office:value="298">
            <text:p>298</text:p>
          </table:table-cell>
          <table:table-cell office:value-type="float" office:value="387">
            <text:p>387</text:p>
          </table:table-cell>
          <table:table-cell office:value-type="float" office:value="395">
            <text:p>395</text:p>
          </table:table-cell>
          <table:table-cell/>
          <table:table-cell table:number-columns-repeated="2" office:value-type="float" office:value="295">
            <text:p>295</text:p>
          </table:table-cell>
          <table:table-cell office:value-type="float" office:value="291">
            <text:p>291</text:p>
          </table:table-cell>
          <table:table-cell office:value-type="float" office:value="199">
            <text:p>199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GRU,layers=1,forecast=10,input_length=5</text:p>
          </table:table-cell>
          <table:table-cell office:value-type="float" office:value="395">
            <text:p>395</text:p>
          </table:table-cell>
          <table:table-cell office:value-type="float" office:value="389">
            <text:p>389</text:p>
          </table:table-cell>
          <table:table-cell office:value-type="float" office:value="398">
            <text:p>398</text:p>
          </table:table-cell>
          <table:table-cell/>
          <table:table-cell table:number-columns-repeated="2" office:value-type="float" office:value="298">
            <text:p>298</text:p>
          </table:table-cell>
          <table:table-cell office:value-type="float" office:value="292">
            <text:p>292</text:p>
          </table:table-cell>
          <table:table-cell office:value-type="float" office:value="294">
            <text:p>294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GRU,layers=1,forecast=10,input_length=50</text:p>
          </table:table-cell>
          <table:table-cell table:number-columns-repeated="2" office:value-type="float" office:value="276">
            <text:p>276</text:p>
          </table:table-cell>
          <table:table-cell office:value-type="float" office:value="294">
            <text:p>294</text:p>
          </table:table-cell>
          <table:table-cell/>
          <table:table-cell office:value-type="float" office:value="259">
            <text:p>259</text:p>
          </table:table-cell>
          <table:table-cell office:value-type="float" office:value="239">
            <text:p>239</text:p>
          </table:table-cell>
          <table:table-cell office:value-type="float" office:value="106">
            <text:p>106</text:p>
          </table:table-cell>
          <table:table-cell office:value-type="float" office:value="242">
            <text:p>242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GRU,layers=2,forecast=10,input_length=10</text:p>
          </table:table-cell>
          <table:table-cell office:value-type="float" office:value="285">
            <text:p>285</text:p>
          </table:table-cell>
          <table:table-cell office:value-type="float" office:value="302">
            <text:p>302</text:p>
          </table:table-cell>
          <table:table-cell office:value-type="float" office:value="316">
            <text:p>316</text:p>
          </table:table-cell>
          <table:table-cell/>
          <table:table-cell office:value-type="float" office:value="219">
            <text:p>219</text:p>
          </table:table-cell>
          <table:table-cell office:value-type="float" office:value="237">
            <text:p>237</text:p>
          </table:table-cell>
          <table:table-cell office:value-type="float" office:value="221">
            <text:p>221</text:p>
          </table:table-cell>
          <table:table-cell office:value-type="float" office:value="226">
            <text:p>226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GRU,layers=2,forecast=10,input_length=20</text:p>
          </table:table-cell>
          <table:table-cell office:value-type="float" office:value="286">
            <text:p>286</text:p>
          </table:table-cell>
          <table:table-cell office:value-type="float" office:value="313">
            <text:p>313</text:p>
          </table:table-cell>
          <table:table-cell office:value-type="float" office:value="296">
            <text:p>296</text:p>
          </table:table-cell>
          <table:table-cell/>
          <table:table-cell office:value-type="float" office:value="213">
            <text:p>213</text:p>
          </table:table-cell>
          <table:table-cell office:value-type="float" office:value="200">
            <text:p>200</text:p>
          </table:table-cell>
          <table:table-cell office:value-type="float" office:value="264">
            <text:p>264</text:p>
          </table:table-cell>
          <table:table-cell office:value-type="float" office:value="218">
            <text:p>218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GRU,layers=2,forecast=10,input_length=5</text:p>
          </table:table-cell>
          <table:table-cell office:value-type="float" office:value="296">
            <text:p>296</text:p>
          </table:table-cell>
          <table:table-cell office:value-type="float" office:value="317">
            <text:p>317</text:p>
          </table:table-cell>
          <table:table-cell office:value-type="float" office:value="281">
            <text:p>281</text:p>
          </table:table-cell>
          <table:table-cell/>
          <table:table-cell office:value-type="float" office:value="222">
            <text:p>222</text:p>
          </table:table-cell>
          <table:table-cell office:value-type="float" office:value="229">
            <text:p>229</text:p>
          </table:table-cell>
          <table:table-cell office:value-type="float" office:value="213">
            <text:p>213</text:p>
          </table:table-cell>
          <table:table-cell office:value-type="float" office:value="230">
            <text:p>230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GRU,layers=2,forecast=10,input_length=50</text:p>
          </table:table-cell>
          <table:table-cell office:value-type="float" office:value="324">
            <text:p>324</text:p>
          </table:table-cell>
          <table:table-cell office:value-type="float" office:value="316">
            <text:p>316</text:p>
          </table:table-cell>
          <table:table-cell office:value-type="float" office:value="319">
            <text:p>319</text:p>
          </table:table-cell>
          <table:table-cell/>
          <table:table-cell office:value-type="float" office:value="225">
            <text:p>225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238">
            <text:p>238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LSTM,layers=1,forecast=10,input_length=10</text:p>
          </table:table-cell>
          <table:table-cell table:number-columns-repeated="2" office:value-type="float" office:value="365">
            <text:p>365</text:p>
          </table:table-cell>
          <table:table-cell office:value-type="float" office:value="367">
            <text:p>367</text:p>
          </table:table-cell>
          <table:table-cell/>
          <table:table-cell table:number-columns-repeated="2" office:value-type="float" office:value="276">
            <text:p>276</text:p>
          </table:table-cell>
          <table:table-cell office:value-type="float" office:value="261">
            <text:p>261</text:p>
          </table:table-cell>
          <table:table-cell office:value-type="float" office:value="284">
            <text:p>284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LSTM,layers=1,forecast=10,input_length=20</text:p>
          </table:table-cell>
          <table:table-cell office:value-type="float" office:value="370">
            <text:p>370</text:p>
          </table:table-cell>
          <table:table-cell office:value-type="float" office:value="374">
            <text:p>374</text:p>
          </table:table-cell>
          <table:table-cell office:value-type="float" office:value="359">
            <text:p>359</text:p>
          </table:table-cell>
          <table:table-cell/>
          <table:table-cell office:value-type="float" office:value="281">
            <text:p>281</text:p>
          </table:table-cell>
          <table:table-cell office:value-type="float" office:value="278">
            <text:p>278</text:p>
          </table:table-cell>
          <table:table-cell office:value-type="float" office:value="261">
            <text:p>261</text:p>
          </table:table-cell>
          <table:table-cell office:value-type="float" office:value="283">
            <text:p>283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LSTM,layers=1,forecast=10,input_length=5</text:p>
          </table:table-cell>
          <table:table-cell office:value-type="float" office:value="371">
            <text:p>371</text:p>
          </table:table-cell>
          <table:table-cell office:value-type="float" office:value="307">
            <text:p>307</text:p>
          </table:table-cell>
          <table:table-cell office:value-type="float" office:value="303">
            <text:p>303</text:p>
          </table:table-cell>
          <table:table-cell/>
          <table:table-cell table:number-columns-repeated="2" office:value-type="float" office:value="272">
            <text:p>272</text:p>
          </table:table-cell>
          <table:table-cell office:value-type="float" office:value="164">
            <text:p>164</text:p>
          </table:table-cell>
          <table:table-cell office:value-type="float" office:value="273">
            <text:p>273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LSTM,layers=1,forecast=10,input_length=50</text:p>
          </table:table-cell>
          <table:table-cell office:value-type="float" office:value="316">
            <text:p>316</text:p>
          </table:table-cell>
          <table:table-cell office:value-type="float" office:value="303">
            <text:p>303</text:p>
          </table:table-cell>
          <table:table-cell office:value-type="float" office:value="282">
            <text:p>282</text:p>
          </table:table-cell>
          <table:table-cell/>
          <table:table-cell office:value-type="float" office:value="228">
            <text:p>228</text:p>
          </table:table-cell>
          <table:table-cell office:value-type="float" office:value="216">
            <text:p>216</text:p>
          </table:table-cell>
          <table:table-cell office:value-type="float" office:value="263">
            <text:p>263</text:p>
          </table:table-cell>
          <table:table-cell office:value-type="float" office:value="194">
            <text:p>194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LSTM,layers=2,forecast=10,input_length=10</text:p>
          </table:table-cell>
          <table:table-cell office:value-type="float" office:value="281">
            <text:p>281</text:p>
          </table:table-cell>
          <table:table-cell office:value-type="float" office:value="263">
            <text:p>263</text:p>
          </table:table-cell>
          <table:table-cell office:value-type="float" office:value="280">
            <text:p>280</text:p>
          </table:table-cell>
          <table:table-cell/>
          <table:table-cell office:value-type="float" office:value="198">
            <text:p>198</text:p>
          </table:table-cell>
          <table:table-cell office:value-type="float" office:value="212">
            <text:p>212</text:p>
          </table:table-cell>
          <table:table-cell office:value-type="float" office:value="192">
            <text:p>192</text:p>
          </table:table-cell>
          <table:table-cell office:value-type="float" office:value="222">
            <text:p>222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LSTM,layers=2,forecast=10,input_length=20</text:p>
          </table:table-cell>
          <table:table-cell office:value-type="float" office:value="297">
            <text:p>297</text:p>
          </table:table-cell>
          <table:table-cell office:value-type="float" office:value="322">
            <text:p>322</text:p>
          </table:table-cell>
          <table:table-cell office:value-type="float" office:value="297">
            <text:p>297</text:p>
          </table:table-cell>
          <table:table-cell/>
          <table:table-cell office:value-type="float" office:value="235">
            <text:p>235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office:value-type="float" office:value="241">
            <text:p>241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LSTM,layers=2,forecast=10,input_length=5</text:p>
          </table:table-cell>
          <table:table-cell office:value-type="float" office:value="212">
            <text:p>212</text:p>
          </table:table-cell>
          <table:table-cell office:value-type="float" office:value="202">
            <text:p>202</text:p>
          </table:table-cell>
          <table:table-cell office:value-type="float" office:value="218">
            <text:p>218</text:p>
          </table:table-cell>
          <table:table-cell/>
          <table:table-cell office:value-type="float" office:value="185">
            <text:p>185</text:p>
          </table:table-cell>
          <table:table-cell office:value-type="float" office:value="210">
            <text:p>210</text:p>
          </table:table-cell>
          <table:table-cell office:value-type="float" office:value="44">
            <text:p>44</text:p>
          </table:table-cell>
          <table:table-cell office:value-type="float" office:value="193">
            <text:p>193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LSTM,layers=2,forecast=10,input_length=50</text:p>
          </table:table-cell>
          <table:table-cell office:value-type="float" office:value="303">
            <text:p>303</text:p>
          </table:table-cell>
          <table:table-cell office:value-type="float" office:value="312">
            <text:p>312</text:p>
          </table:table-cell>
          <table:table-cell office:value-type="float" office:value="276">
            <text:p>276</text:p>
          </table:table-cell>
          <table:table-cell/>
          <table:table-cell office:value-type="float" office:value="220">
            <text:p>220</text:p>
          </table:table-cell>
          <table:table-cell office:value-type="float" office:value="253">
            <text:p>253</text:p>
          </table:table-cell>
          <table:table-cell office:value-type="float" office:value="193">
            <text:p>193</text:p>
          </table:table-cell>
          <table:table-cell office:value-type="float" office:value="225">
            <text:p>225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SCINet,forecast=10,input_length=16</text:p>
          </table:table-cell>
          <table:table-cell office:value-type="float" office:value="301">
            <text:p>301</text:p>
          </table:table-cell>
          <table:table-cell office:value-type="float" office:value="161">
            <text:p>161</text:p>
          </table:table-cell>
          <table:table-cell office:value-type="float" office:value="211">
            <text:p>211</text:p>
          </table:table-cell>
          <table:table-cell/>
          <table:table-cell office:value-type="float" office:value="208">
            <text:p>208</text:p>
          </table:table-cell>
          <table:table-cell office:value-type="float" office:value="174">
            <text:p>174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SCINet,forecast=10,input_length=32</text:p>
          </table:table-cell>
          <table:table-cell office:value-type="float" office:value="253">
            <text:p>253</text:p>
          </table:table-cell>
          <table:table-cell office:value-type="float" office:value="266">
            <text:p>266</text:p>
          </table:table-cell>
          <table:table-cell office:value-type="float" office:value="75">
            <text:p>75</text:p>
          </table:table-cell>
          <table:table-cell/>
          <table:table-cell office:value-type="float" office:value="188">
            <text:p>188</text:p>
          </table:table-cell>
          <table:table-cell office:value-type="float" office:value="165">
            <text:p>165</text:p>
          </table:table-cell>
          <table:table-cell office:value-type="float" office:value="74">
            <text:p>74</text:p>
          </table:table-cell>
          <table:table-cell office:value-type="float" office:value="167">
            <text:p>167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SCINet,forecast=10,input_length=64</text:p>
          </table:table-cell>
          <table:table-cell office:value-type="float" office:value="262">
            <text:p>262</text:p>
          </table:table-cell>
          <table:table-cell office:value-type="float" office:value="281">
            <text:p>281</text:p>
          </table:table-cell>
          <table:table-cell office:value-type="float" office:value="243">
            <text:p>243</text:p>
          </table:table-cell>
          <table:table-cell/>
          <table:table-cell office:value-type="float" office:value="205">
            <text:p>205</text:p>
          </table:table-cell>
          <table:table-cell office:value-type="float" office:value="194">
            <text:p>194</text:p>
          </table:table-cell>
          <table:table-cell office:value-type="float" office:value="163">
            <text:p>163</text:p>
          </table:table-cell>
          <table:table-cell office:value-type="float" office:value="224">
            <text:p>224</text:p>
          </table:table-cell>
          <table:table-cell table:number-columns-repeated="1014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SCINet,forecast=10,input_length=8</text:p>
          </table:table-cell>
          <table:table-cell office:value-type="float" office:value="94">
            <text:p>94</text:p>
          </table:table-cell>
          <table:table-cell office:value-type="float" office:value="207">
            <text:p>207</text:p>
          </table:table-cell>
          <table:table-cell office:value-type="float" office:value="35">
            <text:p>35</text:p>
          </table:table-cell>
          <table:table-cell/>
          <table:table-cell office:value-type="float" office:value="113">
            <text:p>113</text:p>
          </table:table-cell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5">
          <table:table-cell table:style-name="ce12" office:value-type="string">
            <text:p>multivariate_wo_MPC</text:p>
          </table:table-cell>
          <table:table-cell table:style-name="ce12"/>
          <table:table-cell table:style-name="ce12" table:formula="of:=SUM([.C23:.C42])" office:value-type="float" office:value="5972">
            <text:p>5972</text:p>
          </table:table-cell>
          <table:table-cell table:style-name="ce12" table:formula="of:=SUM([.D23:.D42])" office:value-type="float" office:value="6015">
            <text:p>6015</text:p>
          </table:table-cell>
          <table:table-cell table:style-name="ce12" table:formula="of:=SUM([.E23:.E42])" office:value-type="float" office:value="5633">
            <text:p>5633</text:p>
          </table:table-cell>
          <table:table-cell table:style-name="ce12"/>
          <table:table-cell table:style-name="ce12" table:formula="of:=SUM([.G23:.G42])" office:value-type="float" office:value="4629">
            <text:p>4629</text:p>
          </table:table-cell>
          <table:table-cell table:style-name="ce12" table:formula="of:=SUM([.H23:.H42])" office:value-type="float" office:value="4595">
            <text:p>4595</text:p>
          </table:table-cell>
          <table:table-cell table:style-name="ce12" table:formula="of:=SUM([.I23:.I42])" office:value-type="float" office:value="3957">
            <text:p>3957</text:p>
          </table:table-cell>
          <table:table-cell table:style-name="ce12" table:formula="of:=SUM([.J23:.J42])" office:value-type="float" office:value="4439">
            <text:p>4439</text:p>
          </table:table-cell>
          <table:table-cell table:style-name="ce12" table:number-columns-repeated="1012"/>
          <table:table-cell table:number-columns-repeated="2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GRU,layers=1,forecast=10,input_length=10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/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GRU,layers=1,forecast=10,input_length=20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72">
            <text:p>172</text:p>
          </table:table-cell>
          <table:table-cell/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113">
            <text:p>113</text:p>
          </table:table-cell>
          <table:table-cell office:value-type="float" office:value="68">
            <text:p>68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GRU,layers=1,forecast=10,input_length=5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18">
            <text:p>118</text:p>
          </table:table-cell>
          <table:table-cell/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GRU,layers=1,forecast=10,input_length=50</text:p>
          </table:table-cell>
          <table:table-cell office:value-type="float" office:value="166">
            <text:p>166</text:p>
          </table:table-cell>
          <table:table-cell office:value-type="float" office:value="50">
            <text:p>50</text:p>
          </table:table-cell>
          <table:table-cell office:value-type="float" office:value="147">
            <text:p>147</text:p>
          </table:table-cell>
          <table:table-cell/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GRU,layers=2,forecast=10,input_length=10</text:p>
          </table:table-cell>
          <table:table-cell office:value-type="float" office:value="114">
            <text:p>114</text:p>
          </table:table-cell>
          <table:table-cell office:value-type="float" office:value="48">
            <text:p>48</text:p>
          </table:table-cell>
          <table:table-cell office:value-type="float" office:value="153">
            <text:p>153</text:p>
          </table:table-cell>
          <table:table-cell/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GRU,layers=2,forecast=10,input_length=20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/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GRU,layers=2,forecast=10,input_length=5</text:p>
          </table:table-cell>
          <table:table-cell office:value-type="float" office:value="111">
            <text:p>111</text:p>
          </table:table-cell>
          <table:table-cell office:value-type="float" office:value="75">
            <text:p>75</text:p>
          </table:table-cell>
          <table:table-cell office:value-type="float" office:value="124">
            <text:p>124</text:p>
          </table:table-cell>
          <table:table-cell/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GRU,layers=2,forecast=10,input_length=50</text:p>
          </table:table-cell>
          <table:table-cell office:value-type="float" office:value="158">
            <text:p>158</text:p>
          </table:table-cell>
          <table:table-cell office:value-type="float" office:value="109">
            <text:p>109</text:p>
          </table:table-cell>
          <table:table-cell office:value-type="float" office:value="168">
            <text:p>168</text:p>
          </table:table-cell>
          <table:table-cell/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59">
            <text:p>159</text:p>
          </table:table-cell>
          <table:table-cell office:value-type="float" office:value="122">
            <text:p>122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LSTM,layers=1,forecast=10,input_length=10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84">
            <text:p>84</text:p>
          </table:table-cell>
          <table:table-cell/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LSTM,layers=1,forecast=10,input_length=20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/>
          <table:table-cell office:value-type="float" office:value="56">
            <text:p>56</text:p>
          </table:table-cell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LSTM,layers=1,forecast=10,input_length=5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office:value-type="float" office:value="138">
            <text:p>138</text:p>
          </table:table-cell>
          <table:table-cell/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LSTM,layers=1,forecast=10,input_length=50</text:p>
          </table:table-cell>
          <table:table-cell office:value-type="float" office:value="162">
            <text:p>162</text:p>
          </table:table-cell>
          <table:table-cell office:value-type="float" office:value="63">
            <text:p>63</text:p>
          </table:table-cell>
          <table:table-cell office:value-type="float" office:value="105">
            <text:p>105</text:p>
          </table:table-cell>
          <table:table-cell/>
          <table:table-cell office:value-type="float" office:value="73">
            <text:p>73</text:p>
          </table:table-cell>
          <table:table-cell office:value-type="float" office:value="41">
            <text:p>41</text:p>
          </table:table-cell>
          <table:table-cell office:value-type="float" office:value="79">
            <text:p>79</text:p>
          </table:table-cell>
          <table:table-cell office:value-type="float" office:value="137">
            <text:p>137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LSTM,layers=2,forecast=10,input_length=10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138">
            <text:p>138</text:p>
          </table:table-cell>
          <table:table-cell/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108">
            <text:p>108</text:p>
          </table:table-cell>
          <table:table-cell office:value-type="float" office:value="93">
            <text:p>93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LSTM,layers=2,forecast=10,input_length=20</text:p>
          </table:table-cell>
          <table:table-cell office:value-type="float" office:value="164">
            <text:p>164</text:p>
          </table:table-cell>
          <table:table-cell office:value-type="float" office:value="82">
            <text:p>82</text:p>
          </table:table-cell>
          <table:table-cell office:value-type="float" office:value="165">
            <text:p>165</text:p>
          </table:table-cell>
          <table:table-cell/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73">
            <text:p>73</text:p>
          </table:table-cell>
          <table:table-cell office:value-type="float" office:value="134">
            <text:p>134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LSTM,layers=2,forecast=10,input_length=5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151">
            <text:p>151</text:p>
          </table:table-cell>
          <table:table-cell/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126">
            <text:p>126</text:p>
          </table:table-cell>
          <table:table-cell office:value-type="float" office:value="93">
            <text:p>93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LSTM,layers=2,forecast=10,input_length=50</text:p>
          </table:table-cell>
          <table:table-cell office:value-type="float" office:value="68">
            <text:p>68</text:p>
          </table:table-cell>
          <table:table-cell office:value-type="float" office:value="143">
            <text:p>143</text:p>
          </table:table-cell>
          <table:table-cell office:value-type="float" office:value="52">
            <text:p>52</text:p>
          </table:table-cell>
          <table:table-cell/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60">
            <text:p>160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SCINet,forecast=10,input_length=16</text:p>
          </table:table-cell>
          <table:table-cell office:value-type="float" office:value="119">
            <text:p>119</text:p>
          </table:table-cell>
          <table:table-cell office:value-type="float" office:value="39">
            <text:p>39</text:p>
          </table:table-cell>
          <table:table-cell office:value-type="float" office:value="170">
            <text:p>170</text:p>
          </table:table-cell>
          <table:table-cell/>
          <table:table-cell office:value-type="float" office:value="75">
            <text:p>75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SCINet,forecast=10,input_length=32</text:p>
          </table:table-cell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/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  <table:table-cell office:value-type="float" office:value="47">
            <text:p>47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SCINet,forecast=10,input_length=64</text:p>
          </table:table-cell>
          <table:table-cell office:value-type="float" office:value="113">
            <text:p>113</text:p>
          </table:table-cell>
          <table:table-cell office:value-type="float" office:value="55">
            <text:p>55</text:p>
          </table:table-cell>
          <table:table-cell office:value-type="float" office:value="165">
            <text:p>165</text:p>
          </table:table-cell>
          <table:table-cell/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1">
            <text:p>61</text:p>
          </table:table-cell>
          <table:table-cell table:number-columns-repeated="1014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SCINet,forecast=10,input_length=8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  <table:table-cell office:value-type="float" office:value="140">
            <text:p>140</text:p>
          </table:table-cell>
          <table:table-cell/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1014"/>
        </table:table-row>
        <table:table-row table:style-name="ro5">
          <table:table-cell table:style-name="ce12" office:value-type="string">
            <text:p>univariate</text:p>
          </table:table-cell>
          <table:table-cell table:style-name="ce12"/>
          <table:table-cell table:style-name="ce12" table:formula="of:=SUM([.C44:.C63])" office:value-type="float" office:value="2214">
            <text:p>2214</text:p>
          </table:table-cell>
          <table:table-cell table:style-name="ce12" table:formula="of:=SUM([.D44:.D63])" office:value-type="float" office:value="1223">
            <text:p>1223</text:p>
          </table:table-cell>
          <table:table-cell table:style-name="ce12" table:formula="of:=SUM([.E44:.E63])" office:value-type="float" office:value="2672">
            <text:p>2672</text:p>
          </table:table-cell>
          <table:table-cell table:style-name="ce12"/>
          <table:table-cell table:style-name="ce12" table:formula="of:=SUM([.G44:.G63])" office:value-type="float" office:value="1334">
            <text:p>1334</text:p>
          </table:table-cell>
          <table:table-cell table:style-name="ce12" table:formula="of:=SUM([.H44:.H63])" office:value-type="float" office:value="1436">
            <text:p>1436</text:p>
          </table:table-cell>
          <table:table-cell table:style-name="ce12" table:formula="of:=SUM([.I44:.I63])" office:value-type="float" office:value="1611">
            <text:p>1611</text:p>
          </table:table-cell>
          <table:table-cell table:style-name="ce12" table:formula="of:=SUM([.J44:.J63])" office:value-type="float" office:value="1728">
            <text:p>1728</text:p>
          </table:table-cell>
          <table:table-cell table:style-name="ce12" table:number-columns-repeated="1012"/>
          <table:table-cell table:number-columns-repeated="2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1,forecast=10,input_length=10</text:p>
          </table:table-cell>
          <table:table-cell office:value-type="float" office:value="228">
            <text:p>228</text:p>
          </table:table-cell>
          <table:table-cell office:value-type="float" office:value="194">
            <text:p>194</text:p>
          </table:table-cell>
          <table:table-cell office:value-type="float" office:value="244">
            <text:p>244</text:p>
          </table:table-cell>
          <table:table-cell/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238">
            <text:p>238</text:p>
          </table:table-cell>
          <table:table-cell office:value-type="float" office:value="149">
            <text:p>149</text:p>
          </table:table-cell>
          <table:table-cell table:number-columns-repeated="1014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1,forecast=10,input_length=20</text:p>
          </table:table-cell>
          <table:table-cell office:value-type="float" office:value="255">
            <text:p>255</text:p>
          </table:table-cell>
          <table:table-cell office:value-type="float" office:value="210">
            <text:p>210</text:p>
          </table:table-cell>
          <table:table-cell office:value-type="float" office:value="191">
            <text:p>191</text:p>
          </table:table-cell>
          <table:table-cell/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office:value-type="float" office:value="182">
            <text:p>182</text:p>
          </table:table-cell>
          <table:table-cell office:value-type="float" office:value="170">
            <text:p>170</text:p>
          </table:table-cell>
          <table:table-cell table:number-columns-repeated="1014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1,forecast=10,input_length=5</text:p>
          </table:table-cell>
          <table:table-cell office:value-type="float" office:value="191">
            <text:p>191</text:p>
          </table:table-cell>
          <table:table-cell office:value-type="float" office:value="151">
            <text:p>151</text:p>
          </table:table-cell>
          <table:table-cell office:value-type="float" office:value="226">
            <text:p>226</text:p>
          </table:table-cell>
          <table:table-cell/>
          <table:table-cell office:value-type="float" office:value="116">
            <text:p>116</text:p>
          </table:table-cell>
          <table:table-cell office:value-type="float" office:value="150">
            <text:p>150</text:p>
          </table:table-cell>
          <table:table-cell office:value-type="float" office:value="199">
            <text:p>199</text:p>
          </table:table-cell>
          <table:table-cell office:value-type="float" office:value="103">
            <text:p>103</text:p>
          </table:table-cell>
          <table:table-cell table:number-columns-repeated="1014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1,forecast=10,input_length=50</text:p>
          </table:table-cell>
          <table:table-cell office:value-type="float" office:value="274">
            <text:p>274</text:p>
          </table:table-cell>
          <table:table-cell office:value-type="float" office:value="244">
            <text:p>244</text:p>
          </table:table-cell>
          <table:table-cell office:value-type="float" office:value="257">
            <text:p>257</text:p>
          </table:table-cell>
          <table:table-cell/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234">
            <text:p>234</text:p>
          </table:table-cell>
          <table:table-cell office:value-type="float" office:value="190">
            <text:p>190</text:p>
          </table:table-cell>
          <table:table-cell table:number-columns-repeated="1014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2,forecast=10,input_length=10</text:p>
          </table:table-cell>
          <table:table-cell office:value-type="float" office:value="121">
            <text:p>121</text:p>
          </table:table-cell>
          <table:table-cell office:value-type="float" office:value="179">
            <text:p>179</text:p>
          </table:table-cell>
          <table:table-cell office:value-type="float" office:value="112">
            <text:p>112</text:p>
          </table:table-cell>
          <table:table-cell/>
          <table:table-cell office:value-type="float" office:value="62">
            <text:p>62</text:p>
          </table:table-cell>
          <table:table-cell office:value-type="float" office:value="38">
            <text:p>38</text:p>
          </table:table-cell>
          <table:table-cell office:value-type="float" office:value="197">
            <text:p>197</text:p>
          </table:table-cell>
          <table:table-cell office:value-type="float" office:value="115">
            <text:p>115</text:p>
          </table:table-cell>
          <table:table-cell table:number-columns-repeated="1014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2,forecast=10,input_length=20</text:p>
          </table:table-cell>
          <table:table-cell office:value-type="float" office:value="79">
            <text:p>79</text:p>
          </table:table-cell>
          <table:table-cell office:value-type="float" office:value="159">
            <text:p>159</text:p>
          </table:table-cell>
          <table:table-cell office:value-type="float" office:value="40">
            <text:p>40</text:p>
          </table:table-cell>
          <table:table-cell/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table:number-columns-repeated="1014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2,forecast=10,input_length=5</text:p>
          </table:table-cell>
          <table:table-cell office:value-type="float" office:value="68">
            <text:p>68</text:p>
          </table:table-cell>
          <table:table-cell office:value-type="float" office:value="170">
            <text:p>170</text:p>
          </table:table-cell>
          <table:table-cell office:value-type="float" office:value="73">
            <text:p>73</text:p>
          </table:table-cell>
          <table:table-cell/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office:value-type="float" office:value="132">
            <text:p>132</text:p>
          </table:table-cell>
          <table:table-cell office:value-type="float" office:value="84">
            <text:p>84</text:p>
          </table:table-cell>
          <table:table-cell table:number-columns-repeated="1014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2,forecast=10,input_length=50</text:p>
          </table:table-cell>
          <table:table-cell office:value-type="float" office:value="156">
            <text:p>156</text:p>
          </table:table-cell>
          <table:table-cell office:value-type="float" office:value="147">
            <text:p>147</text:p>
          </table:table-cell>
          <table:table-cell office:value-type="float" office:value="229">
            <text:p>229</text:p>
          </table:table-cell>
          <table:table-cell/>
          <table:table-cell office:value-type="float" office:value="151">
            <text:p>151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office:value-type="float" office:value="82">
            <text:p>82</text:p>
          </table:table-cell>
          <table:table-cell table:number-columns-repeated="1014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1,forecast=10,input_length=10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92">
            <text:p>92</text:p>
          </table:table-cell>
          <table:table-cell/>
          <table:table-cell office:value-type="float" office:value="87">
            <text:p>87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office:value-type="float" office:value="73">
            <text:p>73</text:p>
          </table:table-cell>
          <table:table-cell table:number-columns-repeated="1014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1,forecast=10,input_length=20</text:p>
          </table:table-cell>
          <table:table-cell office:value-type="float" office:value="232">
            <text:p>232</text:p>
          </table:table-cell>
          <table:table-cell office:value-type="float" office:value="174">
            <text:p>174</text:p>
          </table:table-cell>
          <table:table-cell office:value-type="float" office:value="257">
            <text:p>257</text:p>
          </table:table-cell>
          <table:table-cell/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152">
            <text:p>152</text:p>
          </table:table-cell>
          <table:table-cell office:value-type="float" office:value="168">
            <text:p>168</text:p>
          </table:table-cell>
          <table:table-cell table:number-columns-repeated="1014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1,forecast=10,input_length=5</text:p>
          </table:table-cell>
          <table:table-cell office:value-type="float" office:value="194">
            <text:p>194</text:p>
          </table:table-cell>
          <table:table-cell office:value-type="float" office:value="159">
            <text:p>159</text:p>
          </table:table-cell>
          <table:table-cell office:value-type="float" office:value="221">
            <text:p>221</text:p>
          </table:table-cell>
          <table:table-cell/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float" office:value="232">
            <text:p>232</text:p>
          </table:table-cell>
          <table:table-cell office:value-type="float" office:value="129">
            <text:p>129</text:p>
          </table:table-cell>
          <table:table-cell table:number-columns-repeated="1014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1,forecast=10,input_length=50</text:p>
          </table:table-cell>
          <table:table-cell office:value-type="float" office:value="126">
            <text:p>126</text:p>
          </table:table-cell>
          <table:table-cell office:value-type="float" office:value="123">
            <text:p>123</text:p>
          </table:table-cell>
          <table:table-cell office:value-type="float" office:value="191">
            <text:p>191</text:p>
          </table:table-cell>
          <table:table-cell/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128">
            <text:p>128</text:p>
          </table:table-cell>
          <table:table-cell office:value-type="float" office:value="135">
            <text:p>135</text:p>
          </table:table-cell>
          <table:table-cell table:number-columns-repeated="1014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2,forecast=10,input_length=10</text:p>
          </table:table-cell>
          <table:table-cell office:value-type="float" office:value="121">
            <text:p>121</text:p>
          </table:table-cell>
          <table:table-cell office:value-type="float" office:value="184">
            <text:p>184</text:p>
          </table:table-cell>
          <table:table-cell office:value-type="float" office:value="98">
            <text:p>98</text:p>
          </table:table-cell>
          <table:table-cell/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57">
            <text:p>157</text:p>
          </table:table-cell>
          <table:table-cell office:value-type="float" office:value="99">
            <text:p>99</text:p>
          </table:table-cell>
          <table:table-cell table:number-columns-repeated="1014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2,forecast=10,input_length=20</text:p>
          </table:table-cell>
          <table:table-cell office:value-type="float" office:value="240">
            <text:p>240</text:p>
          </table:table-cell>
          <table:table-cell office:value-type="float" office:value="263">
            <text:p>263</text:p>
          </table:table-cell>
          <table:table-cell office:value-type="float" office:value="242">
            <text:p>242</text:p>
          </table:table-cell>
          <table:table-cell/>
          <table:table-cell office:value-type="float" office:value="173">
            <text:p>173</text:p>
          </table:table-cell>
          <table:table-cell office:value-type="float" office:value="167">
            <text:p>167</text:p>
          </table:table-cell>
          <table:table-cell office:value-type="float" office:value="235">
            <text:p>235</text:p>
          </table:table-cell>
          <table:table-cell office:value-type="float" office:value="170">
            <text:p>170</text:p>
          </table:table-cell>
          <table:table-cell table:number-columns-repeated="1014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2,forecast=10,input_length=5</text:p>
          </table:table-cell>
          <table:table-cell office:value-type="float" office:value="135">
            <text:p>135</text:p>
          </table:table-cell>
          <table:table-cell office:value-type="float" office:value="166">
            <text:p>166</text:p>
          </table:table-cell>
          <table:table-cell office:value-type="float" office:value="67">
            <text:p>67</text:p>
          </table:table-cell>
          <table:table-cell/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table:number-columns-repeated="1014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2,forecast=10,input_length=50</text:p>
          </table:table-cell>
          <table:table-cell office:value-type="float" office:value="208">
            <text:p>208</text:p>
          </table:table-cell>
          <table:table-cell office:value-type="float" office:value="203">
            <text:p>203</text:p>
          </table:table-cell>
          <table:table-cell office:value-type="float" office:value="236">
            <text:p>236</text:p>
          </table:table-cell>
          <table:table-cell/>
          <table:table-cell office:value-type="float" office:value="169">
            <text:p>169</text:p>
          </table:table-cell>
          <table:table-cell office:value-type="float" office:value="201">
            <text:p>201</text:p>
          </table:table-cell>
          <table:table-cell office:value-type="float" office:value="79">
            <text:p>79</text:p>
          </table:table-cell>
          <table:table-cell office:value-type="float" office:value="198">
            <text:p>198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ith_MPC</text:p>
          </table:table-cell>
          <table:table-cell office:value-type="string">
            <text:p>model=SCINet,forecast=10,input_length=16</text:p>
          </table:table-cell>
          <table:table-cell office:value-type="float" office:value="141">
            <text:p>141</text:p>
          </table:table-cell>
          <table:table-cell office:value-type="float" office:value="200">
            <text:p>200</text:p>
          </table:table-cell>
          <table:table-cell office:value-type="float" office:value="186">
            <text:p>186</text:p>
          </table:table-cell>
          <table:table-cell/>
          <table:table-cell office:value-type="float" office:value="173">
            <text:p>173</text:p>
          </table:table-cell>
          <table:table-cell office:value-type="float" office:value="161">
            <text:p>161</text:p>
          </table:table-cell>
          <table:table-cell office:value-type="float" office:value="112">
            <text:p>112</text:p>
          </table:table-cell>
          <table:table-cell office:value-type="float" office:value="81">
            <text:p>81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ith_MPC</text:p>
          </table:table-cell>
          <table:table-cell office:value-type="string">
            <text:p>model=SCINet,forecast=10,input_length=32</text:p>
          </table:table-cell>
          <table:table-cell office:value-type="float" office:value="159">
            <text:p>159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/>
          <table:table-cell office:value-type="float" office:value="106">
            <text:p>106</text:p>
          </table:table-cell>
          <table:table-cell office:value-type="float" office:value="48">
            <text:p>48</text:p>
          </table:table-cell>
          <table:table-cell office:value-type="float" office:value="124">
            <text:p>124</text:p>
          </table:table-cell>
          <table:table-cell office:value-type="float" office:value="113">
            <text:p>113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ith_MPC</text:p>
          </table:table-cell>
          <table:table-cell office:value-type="string">
            <text:p>model=SCINet,forecast=10,input_length=64</text:p>
          </table:table-cell>
          <table:table-cell office:value-type="float" office:value="83">
            <text:p>83</text:p>
          </table:table-cell>
          <table:table-cell office:value-type="float" office:value="209">
            <text:p>209</text:p>
          </table:table-cell>
          <table:table-cell office:value-type="float" office:value="40">
            <text:p>40</text:p>
          </table:table-cell>
          <table:table-cell/>
          <table:table-cell office:value-type="float" office:value="118">
            <text:p>118</text:p>
          </table:table-cell>
          <table:table-cell office:value-type="float" office:value="53">
            <text:p>53</text:p>
          </table:table-cell>
          <table:table-cell office:value-type="float" office:value="126">
            <text:p>126</text:p>
          </table:table-cell>
          <table:table-cell office:value-type="float" office:value="35">
            <text:p>35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ith_MPC</text:p>
          </table:table-cell>
          <table:table-cell office:value-type="string">
            <text:p>model=SCINet,forecast=10,input_length=8</text:p>
          </table:table-cell>
          <table:table-cell office:value-type="float" office:value="83">
            <text:p>83</text:p>
          </table:table-cell>
          <table:table-cell office:value-type="float" office:value="171">
            <text:p>171</text:p>
          </table:table-cell>
          <table:table-cell office:value-type="float" office:value="47">
            <text:p>47</text:p>
          </table:table-cell>
          <table:table-cell/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2">
          <table:table-cell table:style-name="ce12" office:value-type="string">
            <text:p>weighted_multivariate_with_MPC</text:p>
          </table:table-cell>
          <table:table-cell table:style-name="ce12"/>
          <table:table-cell table:style-name="ce12" table:formula="of:=SUM([.C65:.C84])" office:value-type="float" office:value="3263">
            <text:p>3263</text:p>
          </table:table-cell>
          <table:table-cell table:style-name="ce12" table:formula="of:=SUM([.D65:.D84])" office:value-type="float" office:value="3593">
            <text:p>3593</text:p>
          </table:table-cell>
          <table:table-cell table:style-name="ce12" table:formula="of:=SUM([.E65:.E84])" office:value-type="float" office:value="3164">
            <text:p>3164</text:p>
          </table:table-cell>
          <table:table-cell table:style-name="ce12"/>
          <table:table-cell table:style-name="ce12" table:formula="of:=SUM([.G65:.G84])" office:value-type="float" office:value="2298">
            <text:p>2298</text:p>
          </table:table-cell>
          <table:table-cell table:style-name="ce12" table:formula="of:=SUM([.H65:.H84])" office:value-type="float" office:value="2341">
            <text:p>2341</text:p>
          </table:table-cell>
          <table:table-cell table:style-name="ce12" table:formula="of:=SUM([.I65:.I84])" office:value-type="float" office:value="3039">
            <text:p>3039</text:p>
          </table:table-cell>
          <table:table-cell table:style-name="ce12" table:formula="of:=SUM([.J65:.J84])" office:value-type="float" office:value="2342">
            <text:p>2342</text:p>
          </table:table-cell>
          <table:table-cell table:style-name="ce12" table:number-columns-repeated="1012"/>
          <table:table-cell table:number-columns-repeated="2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GRU,layers=1,forecast=10,input_length=10</text:p>
          </table:table-cell>
          <table:table-cell office:value-type="float" office:value="194">
            <text:p>194</text:p>
          </table:table-cell>
          <table:table-cell office:value-type="float" office:value="134">
            <text:p>134</text:p>
          </table:table-cell>
          <table:table-cell office:value-type="float" office:value="230">
            <text:p>230</text:p>
          </table:table-cell>
          <table:table-cell/>
          <table:table-cell office:value-type="float" office:value="128">
            <text:p>128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25">
            <text:p>125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GRU,layers=1,forecast=10,input_length=20</text:p>
          </table:table-cell>
          <table:table-cell office:value-type="float" office:value="152">
            <text:p>152</text:p>
          </table:table-cell>
          <table:table-cell office:value-type="float" office:value="113">
            <text:p>113</text:p>
          </table:table-cell>
          <table:table-cell office:value-type="float" office:value="195">
            <text:p>195</text:p>
          </table:table-cell>
          <table:table-cell/>
          <table:table-cell office:value-type="float" office:value="141">
            <text:p>141</text:p>
          </table:table-cell>
          <table:table-cell office:value-type="float" office:value="124">
            <text:p>124</text:p>
          </table:table-cell>
          <table:table-cell office:value-type="float" office:value="165">
            <text:p>165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GRU,layers=1,forecast=10,input_length=5</text:p>
          </table:table-cell>
          <table:table-cell office:value-type="float" office:value="169">
            <text:p>169</text:p>
          </table:table-cell>
          <table:table-cell office:value-type="float" office:value="145">
            <text:p>145</text:p>
          </table:table-cell>
          <table:table-cell office:value-type="float" office:value="223">
            <text:p>223</text:p>
          </table:table-cell>
          <table:table-cell/>
          <table:table-cell office:value-type="float" office:value="117">
            <text:p>117</text:p>
          </table:table-cell>
          <table:table-cell office:value-type="float" office:value="137">
            <text:p>137</text:p>
          </table:table-cell>
          <table:table-cell office:value-type="float" office:value="151">
            <text:p>151</text:p>
          </table:table-cell>
          <table:table-cell office:value-type="float" office:value="132">
            <text:p>132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GRU,layers=1,forecast=10,input_length=50</text:p>
          </table:table-cell>
          <table:table-cell office:value-type="float" office:value="137">
            <text:p>137</text:p>
          </table:table-cell>
          <table:table-cell office:value-type="float" office:value="208">
            <text:p>208</text:p>
          </table:table-cell>
          <table:table-cell office:value-type="float" office:value="184">
            <text:p>184</text:p>
          </table:table-cell>
          <table:table-cell/>
          <table:table-cell office:value-type="float" office:value="136">
            <text:p>136</text:p>
          </table:table-cell>
          <table:table-cell office:value-type="float" office:value="63">
            <text:p>63</text:p>
          </table:table-cell>
          <table:table-cell office:value-type="float" office:value="187">
            <text:p>187</text:p>
          </table:table-cell>
          <table:table-cell office:value-type="float" office:value="143">
            <text:p>143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GRU,layers=2,forecast=10,input_length=10</text:p>
          </table:table-cell>
          <table:table-cell office:value-type="float" office:value="153">
            <text:p>153</text:p>
          </table:table-cell>
          <table:table-cell office:value-type="float" office:value="207">
            <text:p>207</text:p>
          </table:table-cell>
          <table:table-cell office:value-type="float" office:value="107">
            <text:p>107</text:p>
          </table:table-cell>
          <table:table-cell/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207">
            <text:p>207</text:p>
          </table:table-cell>
          <table:table-cell office:value-type="float" office:value="113">
            <text:p>113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GRU,layers=2,forecast=10,input_length=20</text:p>
          </table:table-cell>
          <table:table-cell office:value-type="float" office:value="76">
            <text:p>76</text:p>
          </table:table-cell>
          <table:table-cell office:value-type="float" office:value="154">
            <text:p>154</text:p>
          </table:table-cell>
          <table:table-cell office:value-type="float" office:value="18">
            <text:p>18</text:p>
          </table:table-cell>
          <table:table-cell/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GRU,layers=2,forecast=10,input_length=5</text:p>
          </table:table-cell>
          <table:table-cell office:value-type="float" office:value="118">
            <text:p>118</text:p>
          </table:table-cell>
          <table:table-cell office:value-type="float" office:value="174">
            <text:p>174</text:p>
          </table:table-cell>
          <table:table-cell office:value-type="float" office:value="102">
            <text:p>102</text:p>
          </table:table-cell>
          <table:table-cell/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59">
            <text:p>159</text:p>
          </table:table-cell>
          <table:table-cell office:value-type="float" office:value="104">
            <text:p>104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GRU,layers=2,forecast=10,input_length=50</text:p>
          </table:table-cell>
          <table:table-cell office:value-type="float" office:value="206">
            <text:p>206</text:p>
          </table:table-cell>
          <table:table-cell office:value-type="float" office:value="227">
            <text:p>227</text:p>
          </table:table-cell>
          <table:table-cell office:value-type="float" office:value="187">
            <text:p>187</text:p>
          </table:table-cell>
          <table:table-cell/>
          <table:table-cell office:value-type="float" office:value="122">
            <text:p>122</text:p>
          </table:table-cell>
          <table:table-cell office:value-type="float" office:value="151">
            <text:p>151</text:p>
          </table:table-cell>
          <table:table-cell office:value-type="float" office:value="189">
            <text:p>189</text:p>
          </table:table-cell>
          <table:table-cell office:value-type="float" office:value="158">
            <text:p>158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LSTM,layers=1,forecast=10,input_length=10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 office:value-type="float" office:value="131">
            <text:p>131</text:p>
          </table:table-cell>
          <table:table-cell/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97">
            <text:p>197</text:p>
          </table:table-cell>
          <table:table-cell office:value-type="float" office:value="112">
            <text:p>112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LSTM,layers=1,forecast=10,input_length=20</text:p>
          </table:table-cell>
          <table:table-cell office:value-type="float" office:value="151">
            <text:p>151</text:p>
          </table:table-cell>
          <table:table-cell office:value-type="float" office:value="185">
            <text:p>185</text:p>
          </table:table-cell>
          <table:table-cell office:value-type="float" office:value="121">
            <text:p>121</text:p>
          </table:table-cell>
          <table:table-cell/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125">
            <text:p>125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LSTM,layers=1,forecast=10,input_length=5</text:p>
          </table:table-cell>
          <table:table-cell office:value-type="float" office:value="118">
            <text:p>118</text:p>
          </table:table-cell>
          <table:table-cell office:value-type="float" office:value="123">
            <text:p>123</text:p>
          </table:table-cell>
          <table:table-cell office:value-type="float" office:value="152">
            <text:p>152</text:p>
          </table:table-cell>
          <table:table-cell/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185">
            <text:p>185</text:p>
          </table:table-cell>
          <table:table-cell office:value-type="float" office:value="106">
            <text:p>106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LSTM,layers=1,forecast=10,input_length=50</text:p>
          </table:table-cell>
          <table:table-cell office:value-type="float" office:value="201">
            <text:p>201</text:p>
          </table:table-cell>
          <table:table-cell office:value-type="float" office:value="125">
            <text:p>125</text:p>
          </table:table-cell>
          <table:table-cell office:value-type="float" office:value="266">
            <text:p>266</text:p>
          </table:table-cell>
          <table:table-cell/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200">
            <text:p>200</text:p>
          </table:table-cell>
          <table:table-cell office:value-type="float" office:value="107">
            <text:p>107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LSTM,layers=2,forecast=10,input_length=10</text:p>
          </table:table-cell>
          <table:table-cell office:value-type="float" office:value="124">
            <text:p>124</text:p>
          </table:table-cell>
          <table:table-cell office:value-type="float" office:value="190">
            <text:p>190</text:p>
          </table:table-cell>
          <table:table-cell office:value-type="float" office:value="136">
            <text:p>136</text:p>
          </table:table-cell>
          <table:table-cell/>
          <table:table-cell office:value-type="float" office:value="92">
            <text:p>92</text:p>
          </table:table-cell>
          <table:table-cell office:value-type="float" office:value="49">
            <text:p>49</text:p>
          </table:table-cell>
          <table:table-cell office:value-type="float" office:value="170">
            <text:p>170</text:p>
          </table:table-cell>
          <table:table-cell office:value-type="float" office:value="139">
            <text:p>139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LSTM,layers=2,forecast=10,input_length=20</text:p>
          </table:table-cell>
          <table:table-cell office:value-type="float" office:value="89">
            <text:p>89</text:p>
          </table:table-cell>
          <table:table-cell office:value-type="float" office:value="224">
            <text:p>224</text:p>
          </table:table-cell>
          <table:table-cell office:value-type="float" office:value="137">
            <text:p>137</text:p>
          </table:table-cell>
          <table:table-cell/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  <table:table-cell office:value-type="float" office:value="165">
            <text:p>165</text:p>
          </table:table-cell>
          <table:table-cell office:value-type="float" office:value="107">
            <text:p>107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LSTM,layers=2,forecast=10,input_length=5</text:p>
          </table:table-cell>
          <table:table-cell office:value-type="float" office:value="89">
            <text:p>89</text:p>
          </table:table-cell>
          <table:table-cell office:value-type="float" office:value="151">
            <text:p>151</text:p>
          </table:table-cell>
          <table:table-cell office:value-type="float" office:value="85">
            <text:p>85</text:p>
          </table:table-cell>
          <table:table-cell/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LSTM,layers=2,forecast=10,input_length=50</text:p>
          </table:table-cell>
          <table:table-cell office:value-type="float" office:value="190">
            <text:p>190</text:p>
          </table:table-cell>
          <table:table-cell office:value-type="float" office:value="216">
            <text:p>216</text:p>
          </table:table-cell>
          <table:table-cell office:value-type="float" office:value="208">
            <text:p>208</text:p>
          </table:table-cell>
          <table:table-cell/>
          <table:table-cell office:value-type="float" office:value="161">
            <text:p>161</text:p>
          </table:table-cell>
          <table:table-cell office:value-type="float" office:value="190">
            <text:p>190</text:p>
          </table:table-cell>
          <table:table-cell office:value-type="float" office:value="90">
            <text:p>90</text:p>
          </table:table-cell>
          <table:table-cell office:value-type="float" office:value="173">
            <text:p>173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SCINet,forecast=10,input_length=16</text:p>
          </table:table-cell>
          <table:table-cell office:value-type="float" office:value="145">
            <text:p>145</text:p>
          </table:table-cell>
          <table:table-cell office:value-type="float" office:value="215">
            <text:p>215</text:p>
          </table:table-cell>
          <table:table-cell office:value-type="float" office:value="62">
            <text:p>62</text:p>
          </table:table-cell>
          <table:table-cell/>
          <table:table-cell office:value-type="float" office:value="107">
            <text:p>107</text:p>
          </table:table-cell>
          <table:table-cell office:value-type="float" office:value="98">
            <text:p>98</text:p>
          </table:table-cell>
          <table:table-cell office:value-type="float" office:value="83">
            <text:p>83</text:p>
          </table:table-cell>
          <table:table-cell office:value-type="float" office:value="134">
            <text:p>134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SCINet,forecast=10,input_length=32</text:p>
          </table:table-cell>
          <table:table-cell office:value-type="float" office:value="70">
            <text:p>70</text:p>
          </table:table-cell>
          <table:table-cell office:value-type="float" office:value="141">
            <text:p>141</text:p>
          </table:table-cell>
          <table:table-cell office:value-type="float" office:value="63">
            <text:p>63</text:p>
          </table:table-cell>
          <table:table-cell/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SCINet,forecast=10,input_length=64</text:p>
          </table:table-cell>
          <table:table-cell office:value-type="float" office:value="216">
            <text:p>216</text:p>
          </table:table-cell>
          <table:table-cell office:value-type="float" office:value="220">
            <text:p>220</text:p>
          </table:table-cell>
          <table:table-cell office:value-type="float" office:value="210">
            <text:p>210</text:p>
          </table:table-cell>
          <table:table-cell/>
          <table:table-cell office:value-type="float" office:value="179">
            <text:p>179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177">
            <text:p>177</text:p>
          </table:table-cell>
          <table:table-cell table:number-columns-repeated="1014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SCINet,forecast=10,input_length=8</text:p>
          </table:table-cell>
          <table:table-cell office:value-type="float" office:value="118">
            <text:p>118</text:p>
          </table:table-cell>
          <table:table-cell office:value-type="float" office:value="188">
            <text:p>188</text:p>
          </table:table-cell>
          <table:table-cell office:value-type="float" office:value="99">
            <text:p>99</text:p>
          </table:table-cell>
          <table:table-cell/>
          <table:table-cell office:value-type="float" office:value="161">
            <text:p>161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table:number-columns-repeated="1014"/>
        </table:table-row>
        <table:table-row table:style-name="ro5">
          <table:table-cell table:style-name="ce12" office:value-type="string">
            <text:p>weighted_multivariate_wo_MPC</text:p>
          </table:table-cell>
          <table:table-cell table:style-name="ce12"/>
          <table:table-cell table:style-name="ce12" table:formula="of:=SUM([.C86:.C105])" office:value-type="float" office:value="2836">
            <text:p>2836</text:p>
          </table:table-cell>
          <table:table-cell table:style-name="ce12" table:formula="of:=SUM([.D86:.D105])" office:value-type="float" office:value="3476">
            <text:p>3476</text:p>
          </table:table-cell>
          <table:table-cell table:style-name="ce12" table:formula="of:=SUM([.E86:.E105])" office:value-type="float" office:value="2916">
            <text:p>2916</text:p>
          </table:table-cell>
          <table:table-cell table:style-name="ce12"/>
          <table:table-cell table:style-name="ce12" table:formula="of:=SUM([.G86:.G105])" office:value-type="float" office:value="2107">
            <text:p>2107</text:p>
          </table:table-cell>
          <table:table-cell table:style-name="ce12" table:formula="of:=SUM([.H86:.H105])" office:value-type="float" office:value="2012">
            <text:p>2012</text:p>
          </table:table-cell>
          <table:table-cell table:style-name="ce12" table:formula="of:=SUM([.I86:.I105])" office:value-type="float" office:value="2927">
            <text:p>2927</text:p>
          </table:table-cell>
          <table:table-cell table:style-name="ce12" table:formula="of:=SUM([.J86:.J105])" office:value-type="float" office:value="2182">
            <text:p>2182</text:p>
          </table:table-cell>
          <table:table-cell table:style-name="ce12" table:number-columns-repeated="1012"/>
          <table:table-cell table:number-columns-repeated="2"/>
        </table:table-row>
      </table:table>
      <table:table table:name="model ranking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number-columns-repeated="7" table:default-cell-style-name="Default"/>
        <table:table-column table:style-name="co6" table:number-columns-repeated="4" table:default-cell-style-name="Default"/>
        <table:table-column table:style-name="co10" table:default-cell-style-name="Default"/>
        <table:table-column table:style-name="co6" table:number-columns-repeated="1010" table:default-cell-style-name="Default"/>
        <table:table-row table:style-name="ro1">
          <table:table-cell table:style-name="ce11" office:value-type="string">
            <text:p>Input data: feature set and if weighted</text:p>
          </table:table-cell>
          <table:table-cell table:style-name="ce11" office:value-type="string">
            <text:p>model</text:p>
          </table:table-cell>
          <table:table-cell table:style-name="ce11" office:value-type="string">
            <text:p>ALL RANKS SUM</text:p>
          </table:table-cell>
          <table:table-cell table:style-name="ce11" office:value-type="string">
            <text:p>FIRST RANKS SUM</text:p>
          </table:table-cell>
          <table:table-cell table:style-name="ce11" office:value-type="string">
            <text:p>LAST RANKS SUM</text:p>
          </table:table-cell>
          <table:table-cell table:style-name="ce11" office:value-type="string">
            <text:p>MAE RANKS SUM</text:p>
          </table:table-cell>
          <table:table-cell table:style-name="ce11" office:value-type="string">
            <text:p>MSE RANKS SUM</text:p>
          </table:table-cell>
          <table:table-cell table:style-name="ce11" office:value-type="string">
            <text:p>MAPE RANKS SUM</text:p>
          </table:table-cell>
          <table:table-cell table:style-name="ce11" office:value-type="string">
            <text:p>sMAPE RANKS SUM</text:p>
          </table:table-cell>
          <table:table-cell table:style-name="ce11" table:number-columns-repeated="5"/>
          <table:table-cell table:style-name="ce11" office:value-type="string">
            <text:p>ALL RANKS SUM</text:p>
          </table:table-cell>
          <table:table-cell table:style-name="ce11" office:value-type="string">
            <text:p>FIRST RANKS SUM</text:p>
          </table:table-cell>
          <table:table-cell table:style-name="ce11" office:value-type="string">
            <text:p>LAST RANKS SUM</text:p>
          </table:table-cell>
          <table:table-cell table:style-name="ce11" office:value-type="string">
            <text:p>MAE RANKS SUM</text:p>
          </table:table-cell>
          <table:table-cell table:style-name="ce11" office:value-type="string">
            <text:p>MSE RANKS SUM</text:p>
          </table:table-cell>
          <table:table-cell table:style-name="ce11" office:value-type="string">
            <text:p>MAPE RANKS SUM</text:p>
          </table:table-cell>
          <table:table-cell table:style-name="ce11" office:value-type="string">
            <text:p>sMAPE RANKS SUM</text:p>
          </table:table-cell>
          <table:table-cell table:style-name="ce11" table:number-columns-repeated="1000"/>
          <table:table-cell table:number-columns-repeated="3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1,forecast=10,input_length=10</text:p>
          </table:table-cell>
          <table:table-cell office:value-type="float" office:value="379">
            <text:p>379</text:p>
          </table:table-cell>
          <table:table-cell office:value-type="float" office:value="371">
            <text:p>371</text:p>
          </table:table-cell>
          <table:table-cell office:value-type="float" office:value="383">
            <text:p>383</text:p>
          </table:table-cell>
          <table:table-cell office:value-type="float" office:value="279">
            <text:p>279</text:p>
          </table:table-cell>
          <table:table-cell office:value-type="float" office:value="278">
            <text:p>278</text:p>
          </table:table-cell>
          <table:table-cell office:value-type="float" office:value="298">
            <text:p>298</text:p>
          </table:table-cell>
          <table:table-cell office:value-type="float" office:value="278">
            <text:p>278</text:p>
          </table:table-cell>
          <table:table-cell table:number-columns-repeated="4"/>
          <table:table-cell office:value-type="string">
            <text:p>GRU 1L</text:p>
          </table:table-cell>
          <table:table-cell office:value-type="float" office:value="4910">
            <text:p>4910</text:p>
          </table:table-cell>
          <table:table-cell office:value-type="float" office:value="4431">
            <text:p>4431</text:p>
          </table:table-cell>
          <table:table-cell office:value-type="float" office:value="5223">
            <text:p>5223</text:p>
          </table:table-cell>
          <table:table-cell office:value-type="float" office:value="3651">
            <text:p>3651</text:p>
          </table:table-cell>
          <table:table-cell office:value-type="float" office:value="3595">
            <text:p>3595</text:p>
          </table:table-cell>
          <table:table-cell office:value-type="float" office:value="3938">
            <text:p>3938</text:p>
          </table:table-cell>
          <table:table-cell office:value-type="float" office:value="3380">
            <text:p>3380</text:p>
          </table:table-cell>
          <table:table-cell table:number-columns-repeated="1003"/>
        </table:table-row>
        <table:table-row table:style-name="ro3">
          <table:table-cell office:value-type="string">
            <text:p>multivariate_wo_MPC</text:p>
          </table:table-cell>
          <table:table-cell office:value-type="string">
            <text:p>model=GRU,layers=1,forecast=10,input_length=10</text:p>
          </table:table-cell>
          <table:table-cell office:value-type="float" office:value="387">
            <text:p>387</text:p>
          </table:table-cell>
          <table:table-cell office:value-type="float" office:value="352">
            <text:p>352</text:p>
          </table:table-cell>
          <table:table-cell office:value-type="float" office:value="388">
            <text:p>388</text:p>
          </table:table-cell>
          <table:table-cell office:value-type="float" office:value="289">
            <text:p>289</text:p>
          </table:table-cell>
          <table:table-cell office:value-type="float" office:value="292">
            <text:p>292</text:p>
          </table:table-cell>
          <table:table-cell office:value-type="float" office:value="282">
            <text:p>282</text:p>
          </table:table-cell>
          <table:table-cell office:value-type="float" office:value="264">
            <text:p>264</text:p>
          </table:table-cell>
          <table:table-cell table:number-columns-repeated="4"/>
          <table:table-cell office:value-type="string">
            <text:p>GRU 2L</text:p>
          </table:table-cell>
          <table:table-cell office:value-type="float" office:value="3763">
            <text:p>3763</text:p>
          </table:table-cell>
          <table:table-cell office:value-type="float" office:value="3945">
            <text:p>3945</text:p>
          </table:table-cell>
          <table:table-cell office:value-type="float" office:value="3796">
            <text:p>3796</text:p>
          </table:table-cell>
          <table:table-cell office:value-type="float" office:value="2708">
            <text:p>2708</text:p>
          </table:table-cell>
          <table:table-cell office:value-type="float" office:value="2909">
            <text:p>2909</text:p>
          </table:table-cell>
          <table:table-cell office:value-type="float" office:value="2929">
            <text:p>2929</text:p>
          </table:table-cell>
          <table:table-cell office:value-type="float" office:value="2958">
            <text:p>2958</text:p>
          </table:table-cell>
          <table:table-cell table:number-columns-repeated="1003"/>
        </table:table-row>
        <table:table-row table:style-name="ro3">
          <table:table-cell office:value-type="string">
            <text:p>univariate</text:p>
          </table:table-cell>
          <table:table-cell office:value-type="string">
            <text:p>model=GRU,layers=1,forecast=10,input_length=10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82">
            <text:p>82</text:p>
          </table:table-cell>
          <table:table-cell table:number-columns-repeated="4"/>
          <table:table-cell office:value-type="string">
            <text:p>LSTM 1L</text:p>
          </table:table-cell>
          <table:table-cell office:value-type="float" office:value="4514">
            <text:p>4514</text:p>
          </table:table-cell>
          <table:table-cell office:value-type="float" office:value="4098">
            <text:p>4098</text:p>
          </table:table-cell>
          <table:table-cell office:value-type="float" office:value="4598">
            <text:p>4598</text:p>
          </table:table-cell>
          <table:table-cell office:value-type="float" office:value="3075">
            <text:p>3075</text:p>
          </table:table-cell>
          <table:table-cell office:value-type="float" office:value="3172">
            <text:p>3172</text:p>
          </table:table-cell>
          <table:table-cell office:value-type="float" office:value="3558">
            <text:p>3558</text:p>
          </table:table-cell>
          <table:table-cell office:value-type="float" office:value="3405">
            <text:p>3405</text:p>
          </table:table-cell>
          <table:table-cell table:number-columns-repeated="1003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1,forecast=10,input_length=10</text:p>
          </table:table-cell>
          <table:table-cell office:value-type="float" office:value="228">
            <text:p>228</text:p>
          </table:table-cell>
          <table:table-cell office:value-type="float" office:value="194">
            <text:p>194</text:p>
          </table:table-cell>
          <table:table-cell office:value-type="float" office:value="244">
            <text:p>244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238">
            <text:p>238</text:p>
          </table:table-cell>
          <table:table-cell office:value-type="float" office:value="149">
            <text:p>149</text:p>
          </table:table-cell>
          <table:table-cell table:number-columns-repeated="4"/>
          <table:table-cell office:value-type="string">
            <text:p>LSTM 2L</text:p>
          </table:table-cell>
          <table:table-cell office:value-type="float" office:value="3703">
            <text:p>3703</text:p>
          </table:table-cell>
          <table:table-cell office:value-type="float" office:value="4037">
            <text:p>4037</text:p>
          </table:table-cell>
          <table:table-cell office:value-type="float" office:value="3796">
            <text:p>3796</text:p>
          </table:table-cell>
          <table:table-cell office:value-type="float" office:value="2854">
            <text:p>2854</text:p>
          </table:table-cell>
          <table:table-cell office:value-type="float" office:value="2894">
            <text:p>2894</text:p>
          </table:table-cell>
          <table:table-cell office:value-type="float" office:value="2448">
            <text:p>2448</text:p>
          </table:table-cell>
          <table:table-cell office:value-type="float" office:value="3340">
            <text:p>3340</text:p>
          </table:table-cell>
          <table:table-cell table:number-columns-repeated="1003"/>
        </table:table-row>
        <table:table-row table:style-name="ro3">
          <table:table-cell office:value-type="string">
            <text:p>weighted_multivariate_wo_MPC</text:p>
          </table:table-cell>
          <table:table-cell office:value-type="string">
            <text:p>model=GRU,layers=1,forecast=10,input_length=10</text:p>
          </table:table-cell>
          <table:table-cell office:value-type="float" office:value="194">
            <text:p>194</text:p>
          </table:table-cell>
          <table:table-cell office:value-type="float" office:value="134">
            <text:p>134</text:p>
          </table:table-cell>
          <table:table-cell office:value-type="float" office:value="230">
            <text:p>230</text:p>
          </table:table-cell>
          <table:table-cell office:value-type="float" office:value="128">
            <text:p>128</text:p>
          </table:table-cell>
          <table:table-cell office:value-type="float" office:value="148">
            <text:p>148</text:p>
          </table:table-cell>
          <table:table-cell office:value-type="float" office:value="157">
            <text:p>157</text:p>
          </table:table-cell>
          <table:table-cell office:value-type="float" office:value="125">
            <text:p>125</text:p>
          </table:table-cell>
          <table:table-cell table:number-columns-repeated="4"/>
          <table:table-cell office:value-type="string">
            <text:p>SCINet</text:p>
          </table:table-cell>
          <table:table-cell office:value-type="float" office:value="3310">
            <text:p>3310</text:p>
          </table:table-cell>
          <table:table-cell office:value-type="float" office:value="3689">
            <text:p>3689</text:p>
          </table:table-cell>
          <table:table-cell office:value-type="float" office:value="2787">
            <text:p>2787</text:p>
          </table:table-cell>
          <table:table-cell office:value-type="float" office:value="2862">
            <text:p>2862</text:p>
          </table:table-cell>
          <table:table-cell office:value-type="float" office:value="2580">
            <text:p>2580</text:p>
          </table:table-cell>
          <table:table-cell office:value-type="float" office:value="2277">
            <text:p>2277</text:p>
          </table:table-cell>
          <table:table-cell office:value-type="float" office:value="2067">
            <text:p>2067</text:p>
          </table:table-cell>
          <table:table-cell table:number-columns-repeated="1003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1,forecast=10,input_length=20</text:p>
          </table:table-cell>
          <table:table-cell office:value-type="float" office:value="396">
            <text:p>396</text:p>
          </table:table-cell>
          <table:table-cell office:value-type="float" office:value="350">
            <text:p>350</text:p>
          </table:table-cell>
          <table:table-cell office:value-type="float" office:value="390">
            <text:p>390</text:p>
          </table:table-cell>
          <table:table-cell table:number-columns-repeated="3" office:value-type="float" office:value="291">
            <text:p>291</text:p>
          </table:table-cell>
          <table:table-cell office:value-type="float" office:value="263">
            <text:p>263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GRU,layers=1,forecast=10,input_length=20</text:p>
          </table:table-cell>
          <table:table-cell office:value-type="float" office:value="298">
            <text:p>298</text:p>
          </table:table-cell>
          <table:table-cell office:value-type="float" office:value="387">
            <text:p>387</text:p>
          </table:table-cell>
          <table:table-cell office:value-type="float" office:value="395">
            <text:p>395</text:p>
          </table:table-cell>
          <table:table-cell table:number-columns-repeated="2" office:value-type="float" office:value="295">
            <text:p>295</text:p>
          </table:table-cell>
          <table:table-cell office:value-type="float" office:value="291">
            <text:p>291</text:p>
          </table:table-cell>
          <table:table-cell office:value-type="float" office:value="199">
            <text:p>199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GRU,layers=1,forecast=10,input_length=20</text:p>
          </table:table-cell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172">
            <text:p>172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113">
            <text:p>113</text:p>
          </table:table-cell>
          <table:table-cell office:value-type="float" office:value="68">
            <text:p>68</text:p>
          </table:table-cell>
          <table:table-cell table:number-columns-repeated="1015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1,forecast=10,input_length=20</text:p>
          </table:table-cell>
          <table:table-cell office:value-type="float" office:value="255">
            <text:p>255</text:p>
          </table:table-cell>
          <table:table-cell office:value-type="float" office:value="210">
            <text:p>210</text:p>
          </table:table-cell>
          <table:table-cell office:value-type="float" office:value="191">
            <text:p>191</text:p>
          </table:table-cell>
          <table:table-cell office:value-type="float" office:value="147">
            <text:p>147</text:p>
          </table:table-cell>
          <table:table-cell office:value-type="float" office:value="157">
            <text:p>157</text:p>
          </table:table-cell>
          <table:table-cell office:value-type="float" office:value="182">
            <text:p>182</text:p>
          </table:table-cell>
          <table:table-cell office:value-type="float" office:value="170">
            <text:p>170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GRU,layers=1,forecast=10,input_length=20</text:p>
          </table:table-cell>
          <table:table-cell office:value-type="float" office:value="152">
            <text:p>152</text:p>
          </table:table-cell>
          <table:table-cell office:value-type="float" office:value="113">
            <text:p>113</text:p>
          </table:table-cell>
          <table:table-cell office:value-type="float" office:value="195">
            <text:p>195</text:p>
          </table:table-cell>
          <table:table-cell office:value-type="float" office:value="141">
            <text:p>141</text:p>
          </table:table-cell>
          <table:table-cell office:value-type="float" office:value="124">
            <text:p>124</text:p>
          </table:table-cell>
          <table:table-cell office:value-type="float" office:value="165">
            <text:p>165</text:p>
          </table:table-cell>
          <table:table-cell office:value-type="float" office:value="30">
            <text:p>30</text:p>
          </table:table-cell>
          <table:table-cell table:number-columns-repeated="1015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1,forecast=10,input_length=5</text:p>
          </table:table-cell>
          <table:table-cell office:value-type="float" office:value="371">
            <text:p>371</text:p>
          </table:table-cell>
          <table:table-cell office:value-type="float" office:value="380">
            <text:p>380</text:p>
          </table:table-cell>
          <table:table-cell office:value-type="float" office:value="329">
            <text:p>329</text:p>
          </table:table-cell>
          <table:table-cell office:value-type="float" office:value="282">
            <text:p>282</text:p>
          </table:table-cell>
          <table:table-cell office:value-type="float" office:value="287">
            <text:p>287</text:p>
          </table:table-cell>
          <table:table-cell office:value-type="float" office:value="257">
            <text:p>257</text:p>
          </table:table-cell>
          <table:table-cell office:value-type="float" office:value="254">
            <text:p>254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GRU,layers=1,forecast=10,input_length=5</text:p>
          </table:table-cell>
          <table:table-cell office:value-type="float" office:value="395">
            <text:p>395</text:p>
          </table:table-cell>
          <table:table-cell office:value-type="float" office:value="389">
            <text:p>389</text:p>
          </table:table-cell>
          <table:table-cell office:value-type="float" office:value="398">
            <text:p>398</text:p>
          </table:table-cell>
          <table:table-cell table:number-columns-repeated="2" office:value-type="float" office:value="298">
            <text:p>298</text:p>
          </table:table-cell>
          <table:table-cell office:value-type="float" office:value="292">
            <text:p>292</text:p>
          </table:table-cell>
          <table:table-cell office:value-type="float" office:value="294">
            <text:p>294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GRU,layers=1,forecast=10,input_length=5</text:p>
          </table:table-cell>
          <table:table-cell office:value-type="float" office:value="90">
            <text:p>90</text:p>
          </table:table-cell>
          <table:table-cell office:value-type="float" office:value="24">
            <text:p>24</text:p>
          </table:table-cell>
          <table:table-cell office:value-type="float" office:value="118">
            <text:p>118</text:p>
          </table:table-cell>
          <table:table-cell office:value-type="float" office:value="62">
            <text:p>62</text:p>
          </table:table-cell>
          <table:table-cell office:value-type="float" office:value="81">
            <text:p>81</text:p>
          </table:table-cell>
          <table:table-cell office:value-type="float" office:value="49">
            <text:p>49</text:p>
          </table:table-cell>
          <table:table-cell office:value-type="float" office:value="40">
            <text:p>40</text:p>
          </table:table-cell>
          <table:table-cell table:number-columns-repeated="1015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1,forecast=10,input_length=5</text:p>
          </table:table-cell>
          <table:table-cell office:value-type="float" office:value="191">
            <text:p>191</text:p>
          </table:table-cell>
          <table:table-cell office:value-type="float" office:value="151">
            <text:p>151</text:p>
          </table:table-cell>
          <table:table-cell office:value-type="float" office:value="226">
            <text:p>226</text:p>
          </table:table-cell>
          <table:table-cell office:value-type="float" office:value="116">
            <text:p>116</text:p>
          </table:table-cell>
          <table:table-cell office:value-type="float" office:value="150">
            <text:p>150</text:p>
          </table:table-cell>
          <table:table-cell office:value-type="float" office:value="199">
            <text:p>199</text:p>
          </table:table-cell>
          <table:table-cell office:value-type="float" office:value="103">
            <text:p>103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GRU,layers=1,forecast=10,input_length=5</text:p>
          </table:table-cell>
          <table:table-cell office:value-type="float" office:value="169">
            <text:p>169</text:p>
          </table:table-cell>
          <table:table-cell office:value-type="float" office:value="145">
            <text:p>145</text:p>
          </table:table-cell>
          <table:table-cell office:value-type="float" office:value="223">
            <text:p>223</text:p>
          </table:table-cell>
          <table:table-cell office:value-type="float" office:value="117">
            <text:p>117</text:p>
          </table:table-cell>
          <table:table-cell office:value-type="float" office:value="137">
            <text:p>137</text:p>
          </table:table-cell>
          <table:table-cell office:value-type="float" office:value="151">
            <text:p>151</text:p>
          </table:table-cell>
          <table:table-cell office:value-type="float" office:value="132">
            <text:p>132</text:p>
          </table:table-cell>
          <table:table-cell table:number-columns-repeated="1015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1,forecast=10,input_length=50</text:p>
          </table:table-cell>
          <table:table-cell office:value-type="float" office:value="327">
            <text:p>327</text:p>
          </table:table-cell>
          <table:table-cell office:value-type="float" office:value="320">
            <text:p>320</text:p>
          </table:table-cell>
          <table:table-cell office:value-type="float" office:value="334">
            <text:p>334</text:p>
          </table:table-cell>
          <table:table-cell office:value-type="float" office:value="240">
            <text:p>240</text:p>
          </table:table-cell>
          <table:table-cell office:value-type="float" office:value="213">
            <text:p>213</text:p>
          </table:table-cell>
          <table:table-cell office:value-type="float" office:value="281">
            <text:p>281</text:p>
          </table:table-cell>
          <table:table-cell office:value-type="float" office:value="247">
            <text:p>247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GRU,layers=1,forecast=10,input_length=50</text:p>
          </table:table-cell>
          <table:table-cell table:number-columns-repeated="2" office:value-type="float" office:value="276">
            <text:p>276</text:p>
          </table:table-cell>
          <table:table-cell office:value-type="float" office:value="294">
            <text:p>294</text:p>
          </table:table-cell>
          <table:table-cell office:value-type="float" office:value="259">
            <text:p>259</text:p>
          </table:table-cell>
          <table:table-cell office:value-type="float" office:value="239">
            <text:p>239</text:p>
          </table:table-cell>
          <table:table-cell office:value-type="float" office:value="106">
            <text:p>106</text:p>
          </table:table-cell>
          <table:table-cell office:value-type="float" office:value="242">
            <text:p>242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GRU,layers=1,forecast=10,input_length=50</text:p>
          </table:table-cell>
          <table:table-cell office:value-type="float" office:value="166">
            <text:p>166</text:p>
          </table:table-cell>
          <table:table-cell office:value-type="float" office:value="50">
            <text:p>50</text:p>
          </table:table-cell>
          <table:table-cell office:value-type="float" office:value="147">
            <text:p>147</text:p>
          </table:table-cell>
          <table:table-cell office:value-type="float" office:value="92">
            <text:p>92</text:p>
          </table:table-cell>
          <table:table-cell office:value-type="float" office:value="61">
            <text:p>61</text:p>
          </table:table-cell>
          <table:table-cell office:value-type="float" office:value="103">
            <text:p>103</text:p>
          </table:table-cell>
          <table:table-cell office:value-type="float" office:value="107">
            <text:p>107</text:p>
          </table:table-cell>
          <table:table-cell table:number-columns-repeated="1015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1,forecast=10,input_length=50</text:p>
          </table:table-cell>
          <table:table-cell office:value-type="float" office:value="274">
            <text:p>274</text:p>
          </table:table-cell>
          <table:table-cell office:value-type="float" office:value="244">
            <text:p>244</text:p>
          </table:table-cell>
          <table:table-cell office:value-type="float" office:value="257">
            <text:p>257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234">
            <text:p>234</text:p>
          </table:table-cell>
          <table:table-cell office:value-type="float" office:value="190">
            <text:p>190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GRU,layers=1,forecast=10,input_length=50</text:p>
          </table:table-cell>
          <table:table-cell office:value-type="float" office:value="137">
            <text:p>137</text:p>
          </table:table-cell>
          <table:table-cell office:value-type="float" office:value="208">
            <text:p>208</text:p>
          </table:table-cell>
          <table:table-cell office:value-type="float" office:value="184">
            <text:p>184</text:p>
          </table:table-cell>
          <table:table-cell office:value-type="float" office:value="136">
            <text:p>136</text:p>
          </table:table-cell>
          <table:table-cell office:value-type="float" office:value="63">
            <text:p>63</text:p>
          </table:table-cell>
          <table:table-cell office:value-type="float" office:value="187">
            <text:p>187</text:p>
          </table:table-cell>
          <table:table-cell office:value-type="float" office:value="143">
            <text:p>143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13" office:value-type="string">
            <text:p>GRU 1L</text:p>
          </table:table-cell>
          <table:table-cell table:style-name="ce13" table:formula="of:=SUM([.C2:.C21])" office:value-type="float" office:value="4910">
            <text:p>4910</text:p>
          </table:table-cell>
          <table:table-cell table:style-name="ce13" table:formula="of:=SUM([.D2:.D21])" office:value-type="float" office:value="4431">
            <text:p>4431</text:p>
          </table:table-cell>
          <table:table-cell table:style-name="ce13" table:formula="of:=SUM([.E2:.E21])" office:value-type="float" office:value="5223">
            <text:p>5223</text:p>
          </table:table-cell>
          <table:table-cell table:style-name="ce13" table:formula="of:=SUM([.F2:.F21])" office:value-type="float" office:value="3651">
            <text:p>3651</text:p>
          </table:table-cell>
          <table:table-cell table:style-name="ce13" table:formula="of:=SUM([.G2:.G21])" office:value-type="float" office:value="3595">
            <text:p>3595</text:p>
          </table:table-cell>
          <table:table-cell table:style-name="ce13" table:formula="of:=SUM([.H2:.H21])" office:value-type="float" office:value="3938">
            <text:p>3938</text:p>
          </table:table-cell>
          <table:table-cell table:style-name="ce13" table:formula="of:=SUM([.I2:.I21])" office:value-type="float" office:value="3380">
            <text:p>3380</text:p>
          </table:table-cell>
          <table:table-cell table:style-name="ce13" table:number-columns-repeated="1015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2,forecast=10,input_length=10</text:p>
          </table:table-cell>
          <table:table-cell office:value-type="float" office:value="247">
            <text:p>247</text:p>
          </table:table-cell>
          <table:table-cell office:value-type="float" office:value="229">
            <text:p>229</text:p>
          </table:table-cell>
          <table:table-cell office:value-type="float" office:value="273">
            <text:p>273</text:p>
          </table:table-cell>
          <table:table-cell office:value-type="float" office:value="233">
            <text:p>233</text:p>
          </table:table-cell>
          <table:table-cell office:value-type="float" office:value="236">
            <text:p>236</text:p>
          </table:table-cell>
          <table:table-cell office:value-type="float" office:value="47">
            <text:p>47</text:p>
          </table:table-cell>
          <table:table-cell office:value-type="float" office:value="233">
            <text:p>233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GRU,layers=2,forecast=10,input_length=10</text:p>
          </table:table-cell>
          <table:table-cell office:value-type="float" office:value="285">
            <text:p>285</text:p>
          </table:table-cell>
          <table:table-cell office:value-type="float" office:value="302">
            <text:p>302</text:p>
          </table:table-cell>
          <table:table-cell office:value-type="float" office:value="316">
            <text:p>316</text:p>
          </table:table-cell>
          <table:table-cell office:value-type="float" office:value="219">
            <text:p>219</text:p>
          </table:table-cell>
          <table:table-cell office:value-type="float" office:value="237">
            <text:p>237</text:p>
          </table:table-cell>
          <table:table-cell office:value-type="float" office:value="221">
            <text:p>221</text:p>
          </table:table-cell>
          <table:table-cell office:value-type="float" office:value="226">
            <text:p>226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GRU,layers=2,forecast=10,input_length=10</text:p>
          </table:table-cell>
          <table:table-cell office:value-type="float" office:value="114">
            <text:p>114</text:p>
          </table:table-cell>
          <table:table-cell office:value-type="float" office:value="48">
            <text:p>48</text:p>
          </table:table-cell>
          <table:table-cell office:value-type="float" office:value="153">
            <text:p>153</text:p>
          </table:table-cell>
          <table:table-cell office:value-type="float" office:value="49">
            <text:p>49</text:p>
          </table:table-cell>
          <table:table-cell office:value-type="float" office:value="63">
            <text:p>63</text:p>
          </table:table-cell>
          <table:table-cell office:value-type="float" office:value="103">
            <text:p>103</text:p>
          </table:table-cell>
          <table:table-cell office:value-type="float" office:value="100">
            <text:p>100</text:p>
          </table:table-cell>
          <table:table-cell table:number-columns-repeated="1015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2,forecast=10,input_length=10</text:p>
          </table:table-cell>
          <table:table-cell office:value-type="float" office:value="121">
            <text:p>121</text:p>
          </table:table-cell>
          <table:table-cell office:value-type="float" office:value="179">
            <text:p>179</text:p>
          </table:table-cell>
          <table:table-cell office:value-type="float" office:value="112">
            <text:p>112</text:p>
          </table:table-cell>
          <table:table-cell office:value-type="float" office:value="62">
            <text:p>62</text:p>
          </table:table-cell>
          <table:table-cell office:value-type="float" office:value="38">
            <text:p>38</text:p>
          </table:table-cell>
          <table:table-cell office:value-type="float" office:value="197">
            <text:p>197</text:p>
          </table:table-cell>
          <table:table-cell office:value-type="float" office:value="115">
            <text:p>115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GRU,layers=2,forecast=10,input_length=10</text:p>
          </table:table-cell>
          <table:table-cell office:value-type="float" office:value="153">
            <text:p>153</text:p>
          </table:table-cell>
          <table:table-cell office:value-type="float" office:value="207">
            <text:p>207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207">
            <text:p>207</text:p>
          </table:table-cell>
          <table:table-cell office:value-type="float" office:value="113">
            <text:p>113</text:p>
          </table:table-cell>
          <table:table-cell table:number-columns-repeated="1015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2,forecast=10,input_length=20</text:p>
          </table:table-cell>
          <table:table-cell office:value-type="float" office:value="326">
            <text:p>326</text:p>
          </table:table-cell>
          <table:table-cell office:value-type="float" office:value="283">
            <text:p>283</text:p>
          </table:table-cell>
          <table:table-cell office:value-type="float" office:value="342">
            <text:p>342</text:p>
          </table:table-cell>
          <table:table-cell office:value-type="float" office:value="243">
            <text:p>243</text:p>
          </table:table-cell>
          <table:table-cell office:value-type="float" office:value="259">
            <text:p>259</text:p>
          </table:table-cell>
          <table:table-cell office:value-type="float" office:value="248">
            <text:p>248</text:p>
          </table:table-cell>
          <table:table-cell office:value-type="float" office:value="201">
            <text:p>201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GRU,layers=2,forecast=10,input_length=20</text:p>
          </table:table-cell>
          <table:table-cell office:value-type="float" office:value="286">
            <text:p>286</text:p>
          </table:table-cell>
          <table:table-cell office:value-type="float" office:value="313">
            <text:p>313</text:p>
          </table:table-cell>
          <table:table-cell office:value-type="float" office:value="296">
            <text:p>296</text:p>
          </table:table-cell>
          <table:table-cell office:value-type="float" office:value="213">
            <text:p>213</text:p>
          </table:table-cell>
          <table:table-cell office:value-type="float" office:value="200">
            <text:p>200</text:p>
          </table:table-cell>
          <table:table-cell office:value-type="float" office:value="264">
            <text:p>264</text:p>
          </table:table-cell>
          <table:table-cell office:value-type="float" office:value="218">
            <text:p>218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GRU,layers=2,forecast=10,input_length=20</text:p>
          </table:table-cell>
          <table:table-cell office:value-type="float" office:value="103">
            <text:p>103</text:p>
          </table:table-cell>
          <table:table-cell office:value-type="float" office:value="52">
            <text:p>52</text:p>
          </table:table-cell>
          <table:table-cell office:value-type="float" office:value="106">
            <text:p>106</text:p>
          </table:table-cell>
          <table:table-cell office:value-type="float" office:value="57">
            <text:p>57</text:p>
          </table:table-cell>
          <table:table-cell office:value-type="float" office:value="77">
            <text:p>77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table:number-columns-repeated="1015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2,forecast=10,input_length=20</text:p>
          </table:table-cell>
          <table:table-cell office:value-type="float" office:value="79">
            <text:p>79</text:p>
          </table:table-cell>
          <table:table-cell office:value-type="float" office:value="159">
            <text:p>159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office:value-type="float" office:value="39">
            <text:p>39</text:p>
          </table:table-cell>
          <table:table-cell office:value-type="float" office:value="73">
            <text:p>73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GRU,layers=2,forecast=10,input_length=20</text:p>
          </table:table-cell>
          <table:table-cell office:value-type="float" office:value="76">
            <text:p>76</text:p>
          </table:table-cell>
          <table:table-cell office:value-type="float" office:value="154">
            <text:p>154</text:p>
          </table:table-cell>
          <table:table-cell office:value-type="float" office:value="18">
            <text:p>18</text:p>
          </table:table-cell>
          <table:table-cell office:value-type="float" office:value="64">
            <text:p>64</text:p>
          </table:table-cell>
          <table:table-cell office:value-type="float" office:value="106">
            <text:p>106</text:p>
          </table:table-cell>
          <table:table-cell office:value-type="float" office:value="22">
            <text:p>22</text:p>
          </table:table-cell>
          <table:table-cell office:value-type="float" office:value="56">
            <text:p>56</text:p>
          </table:table-cell>
          <table:table-cell table:number-columns-repeated="1015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2,forecast=10,input_length=5</text:p>
          </table:table-cell>
          <table:table-cell office:value-type="float" office:value="284">
            <text:p>284</text:p>
          </table:table-cell>
          <table:table-cell office:value-type="float" office:value="196">
            <text:p>196</text:p>
          </table:table-cell>
          <table:table-cell office:value-type="float" office:value="285">
            <text:p>285</text:p>
          </table:table-cell>
          <table:table-cell office:value-type="float" office:value="192">
            <text:p>192</text:p>
          </table:table-cell>
          <table:table-cell office:value-type="float" office:value="208">
            <text:p>208</text:p>
          </table:table-cell>
          <table:table-cell office:value-type="float" office:value="163">
            <text:p>163</text:p>
          </table:table-cell>
          <table:table-cell office:value-type="float" office:value="202">
            <text:p>202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GRU,layers=2,forecast=10,input_length=5</text:p>
          </table:table-cell>
          <table:table-cell office:value-type="float" office:value="296">
            <text:p>296</text:p>
          </table:table-cell>
          <table:table-cell office:value-type="float" office:value="317">
            <text:p>317</text:p>
          </table:table-cell>
          <table:table-cell office:value-type="float" office:value="281">
            <text:p>281</text:p>
          </table:table-cell>
          <table:table-cell office:value-type="float" office:value="222">
            <text:p>222</text:p>
          </table:table-cell>
          <table:table-cell office:value-type="float" office:value="229">
            <text:p>229</text:p>
          </table:table-cell>
          <table:table-cell office:value-type="float" office:value="213">
            <text:p>213</text:p>
          </table:table-cell>
          <table:table-cell office:value-type="float" office:value="230">
            <text:p>230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GRU,layers=2,forecast=10,input_length=5</text:p>
          </table:table-cell>
          <table:table-cell office:value-type="float" office:value="111">
            <text:p>111</text:p>
          </table:table-cell>
          <table:table-cell office:value-type="float" office:value="75">
            <text:p>75</text:p>
          </table:table-cell>
          <table:table-cell office:value-type="float" office:value="124">
            <text:p>124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table:number-columns-repeated="1015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2,forecast=10,input_length=5</text:p>
          </table:table-cell>
          <table:table-cell office:value-type="float" office:value="68">
            <text:p>68</text:p>
          </table:table-cell>
          <table:table-cell office:value-type="float" office:value="170">
            <text:p>170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float" office:value="52">
            <text:p>52</text:p>
          </table:table-cell>
          <table:table-cell office:value-type="float" office:value="132">
            <text:p>132</text:p>
          </table:table-cell>
          <table:table-cell office:value-type="float" office:value="84">
            <text:p>84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GRU,layers=2,forecast=10,input_length=5</text:p>
          </table:table-cell>
          <table:table-cell office:value-type="float" office:value="118">
            <text:p>118</text:p>
          </table:table-cell>
          <table:table-cell office:value-type="float" office:value="174">
            <text:p>174</text:p>
          </table:table-cell>
          <table:table-cell office:value-type="float" office:value="102">
            <text:p>102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59">
            <text:p>159</text:p>
          </table:table-cell>
          <table:table-cell office:value-type="float" office:value="104">
            <text:p>104</text:p>
          </table:table-cell>
          <table:table-cell table:number-columns-repeated="1015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GRU,layers=2,forecast=10,input_length=50</text:p>
          </table:table-cell>
          <table:table-cell office:value-type="float" office:value="252">
            <text:p>252</text:p>
          </table:table-cell>
          <table:table-cell office:value-type="float" office:value="288">
            <text:p>288</text:p>
          </table:table-cell>
          <table:table-cell office:value-type="float" office:value="265">
            <text:p>265</text:p>
          </table:table-cell>
          <table:table-cell table:number-columns-repeated="2" office:value-type="float" office:value="257">
            <text:p>257</text:p>
          </table:table-cell>
          <table:table-cell office:value-type="float" office:value="47">
            <text:p>47</text:p>
          </table:table-cell>
          <table:table-cell office:value-type="float" office:value="244">
            <text:p>244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GRU,layers=2,forecast=10,input_length=50</text:p>
          </table:table-cell>
          <table:table-cell office:value-type="float" office:value="324">
            <text:p>324</text:p>
          </table:table-cell>
          <table:table-cell office:value-type="float" office:value="316">
            <text:p>316</text:p>
          </table:table-cell>
          <table:table-cell office:value-type="float" office:value="319">
            <text:p>319</text:p>
          </table:table-cell>
          <table:table-cell office:value-type="float" office:value="225">
            <text:p>225</text:p>
          </table:table-cell>
          <table:table-cell office:value-type="float" office:value="245">
            <text:p>245</text:p>
          </table:table-cell>
          <table:table-cell office:value-type="float" office:value="251">
            <text:p>251</text:p>
          </table:table-cell>
          <table:table-cell office:value-type="float" office:value="238">
            <text:p>238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GRU,layers=2,forecast=10,input_length=50</text:p>
          </table:table-cell>
          <table:table-cell office:value-type="float" office:value="158">
            <text:p>158</text:p>
          </table:table-cell>
          <table:table-cell office:value-type="float" office:value="109">
            <text:p>109</text:p>
          </table:table-cell>
          <table:table-cell office:value-type="float" office:value="168">
            <text:p>16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59">
            <text:p>159</text:p>
          </table:table-cell>
          <table:table-cell office:value-type="float" office:value="122">
            <text:p>122</text:p>
          </table:table-cell>
          <table:table-cell table:number-columns-repeated="1015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GRU,layers=2,forecast=10,input_length=50</text:p>
          </table:table-cell>
          <table:table-cell office:value-type="float" office:value="156">
            <text:p>156</text:p>
          </table:table-cell>
          <table:table-cell office:value-type="float" office:value="147">
            <text:p>147</text:p>
          </table:table-cell>
          <table:table-cell office:value-type="float" office:value="229">
            <text:p>229</text:p>
          </table:table-cell>
          <table:table-cell office:value-type="float" office:value="151">
            <text:p>151</text:p>
          </table:table-cell>
          <table:table-cell office:value-type="float" office:value="177">
            <text:p>177</text:p>
          </table:table-cell>
          <table:table-cell office:value-type="float" office:value="122">
            <text:p>122</text:p>
          </table:table-cell>
          <table:table-cell office:value-type="float" office:value="82">
            <text:p>82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GRU,layers=2,forecast=10,input_length=50</text:p>
          </table:table-cell>
          <table:table-cell office:value-type="float" office:value="206">
            <text:p>206</text:p>
          </table:table-cell>
          <table:table-cell office:value-type="float" office:value="227">
            <text:p>227</text:p>
          </table:table-cell>
          <table:table-cell office:value-type="float" office:value="187">
            <text:p>187</text:p>
          </table:table-cell>
          <table:table-cell office:value-type="float" office:value="122">
            <text:p>122</text:p>
          </table:table-cell>
          <table:table-cell office:value-type="float" office:value="151">
            <text:p>151</text:p>
          </table:table-cell>
          <table:table-cell office:value-type="float" office:value="189">
            <text:p>189</text:p>
          </table:table-cell>
          <table:table-cell office:value-type="float" office:value="158">
            <text:p>158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13" office:value-type="string">
            <text:p>GRU 2L</text:p>
          </table:table-cell>
          <table:table-cell table:style-name="ce13" table:formula="of:=SUM([.C23:.C42])" office:value-type="float" office:value="3763">
            <text:p>3763</text:p>
          </table:table-cell>
          <table:table-cell table:style-name="ce13" table:formula="of:=SUM([.D23:.D42])" office:value-type="float" office:value="3945">
            <text:p>3945</text:p>
          </table:table-cell>
          <table:table-cell table:style-name="ce13" table:formula="of:=SUM([.E23:.E42])" office:value-type="float" office:value="3796">
            <text:p>3796</text:p>
          </table:table-cell>
          <table:table-cell table:style-name="ce13" table:formula="of:=SUM([.F23:.F42])" office:value-type="float" office:value="2708">
            <text:p>2708</text:p>
          </table:table-cell>
          <table:table-cell table:style-name="ce13" table:formula="of:=SUM([.G23:.G42])" office:value-type="float" office:value="2909">
            <text:p>2909</text:p>
          </table:table-cell>
          <table:table-cell table:style-name="ce13" table:formula="of:=SUM([.H23:.H42])" office:value-type="float" office:value="2929">
            <text:p>2929</text:p>
          </table:table-cell>
          <table:table-cell table:style-name="ce13" table:formula="of:=SUM([.I23:.I42])" office:value-type="float" office:value="2958">
            <text:p>2958</text:p>
          </table:table-cell>
          <table:table-cell table:style-name="ce13" table:number-columns-repeated="1015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1,forecast=10,input_length=10</text:p>
          </table:table-cell>
          <table:table-cell office:value-type="float" office:value="331">
            <text:p>331</text:p>
          </table:table-cell>
          <table:table-cell office:value-type="float" office:value="362">
            <text:p>362</text:p>
          </table:table-cell>
          <table:table-cell office:value-type="float" office:value="281">
            <text:p>281</text:p>
          </table:table-cell>
          <table:table-cell office:value-type="float" office:value="289">
            <text:p>289</text:p>
          </table:table-cell>
          <table:table-cell office:value-type="float" office:value="286">
            <text:p>286</text:p>
          </table:table-cell>
          <table:table-cell office:value-type="float" office:value="108">
            <text:p>108</text:p>
          </table:table-cell>
          <table:table-cell office:value-type="float" office:value="291">
            <text:p>291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LSTM,layers=1,forecast=10,input_length=10</text:p>
          </table:table-cell>
          <table:table-cell table:number-columns-repeated="2" office:value-type="float" office:value="365">
            <text:p>365</text:p>
          </table:table-cell>
          <table:table-cell office:value-type="float" office:value="367">
            <text:p>367</text:p>
          </table:table-cell>
          <table:table-cell table:number-columns-repeated="2" office:value-type="float" office:value="276">
            <text:p>276</text:p>
          </table:table-cell>
          <table:table-cell office:value-type="float" office:value="261">
            <text:p>261</text:p>
          </table:table-cell>
          <table:table-cell office:value-type="float" office:value="284">
            <text:p>284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LSTM,layers=1,forecast=10,input_length=10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84">
            <text:p>84</text:p>
          </table:table-cell>
          <table:table-cell office:value-type="float" office:value="37">
            <text:p>37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table:number-columns-repeated="1015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1,forecast=10,input_length=10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office:value-type="float" office:value="73">
            <text:p>73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LSTM,layers=1,forecast=10,input_length=10</text:p>
          </table:table-cell>
          <table:table-cell office:value-type="float" office:value="120">
            <text:p>120</text:p>
          </table:table-cell>
          <table:table-cell office:value-type="float" office:value="136">
            <text:p>136</text:p>
          </table:table-cell>
          <table:table-cell office:value-type="float" office:value="131">
            <text:p>131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97">
            <text:p>197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1,forecast=10,input_length=20</text:p>
          </table:table-cell>
          <table:table-cell office:value-type="float" office:value="345">
            <text:p>345</text:p>
          </table:table-cell>
          <table:table-cell office:value-type="float" office:value="323">
            <text:p>323</text:p>
          </table:table-cell>
          <table:table-cell office:value-type="float" office:value="359">
            <text:p>359</text:p>
          </table:table-cell>
          <table:table-cell office:value-type="float" office:value="248">
            <text:p>248</text:p>
          </table:table-cell>
          <table:table-cell office:value-type="float" office:value="252">
            <text:p>252</text:p>
          </table:table-cell>
          <table:table-cell office:value-type="float" office:value="282">
            <text:p>282</text:p>
          </table:table-cell>
          <table:table-cell office:value-type="float" office:value="245">
            <text:p>245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LSTM,layers=1,forecast=10,input_length=20</text:p>
          </table:table-cell>
          <table:table-cell office:value-type="float" office:value="370">
            <text:p>370</text:p>
          </table:table-cell>
          <table:table-cell office:value-type="float" office:value="374">
            <text:p>374</text:p>
          </table:table-cell>
          <table:table-cell office:value-type="float" office:value="359">
            <text:p>359</text:p>
          </table:table-cell>
          <table:table-cell office:value-type="float" office:value="281">
            <text:p>281</text:p>
          </table:table-cell>
          <table:table-cell office:value-type="float" office:value="278">
            <text:p>278</text:p>
          </table:table-cell>
          <table:table-cell office:value-type="float" office:value="261">
            <text:p>261</text:p>
          </table:table-cell>
          <table:table-cell office:value-type="float" office:value="283">
            <text:p>283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LSTM,layers=1,forecast=10,input_length=20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office:value-type="float" office:value="141">
            <text:p>141</text:p>
          </table:table-cell>
          <table:table-cell office:value-type="float" office:value="56">
            <text:p>56</text:p>
          </table:table-cell>
          <table:table-cell office:value-type="float" office:value="94">
            <text:p>94</text:p>
          </table:table-cell>
          <table:table-cell office:value-type="float" office:value="40">
            <text:p>40</text:p>
          </table:table-cell>
          <table:table-cell office:value-type="float" office:value="69">
            <text:p>69</text:p>
          </table:table-cell>
          <table:table-cell table:number-columns-repeated="1015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1,forecast=10,input_length=20</text:p>
          </table:table-cell>
          <table:table-cell office:value-type="float" office:value="232">
            <text:p>232</text:p>
          </table:table-cell>
          <table:table-cell office:value-type="float" office:value="174">
            <text:p>174</text:p>
          </table:table-cell>
          <table:table-cell office:value-type="float" office:value="257">
            <text:p>257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152">
            <text:p>152</text:p>
          </table:table-cell>
          <table:table-cell office:value-type="float" office:value="168">
            <text:p>168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LSTM,layers=1,forecast=10,input_length=20</text:p>
          </table:table-cell>
          <table:table-cell office:value-type="float" office:value="151">
            <text:p>151</text:p>
          </table:table-cell>
          <table:table-cell office:value-type="float" office:value="185">
            <text:p>185</text:p>
          </table:table-cell>
          <table:table-cell office:value-type="float" office:value="121">
            <text:p>121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125">
            <text:p>125</text:p>
          </table:table-cell>
          <table:table-cell table:number-columns-repeated="1015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1,forecast=10,input_length=5</text:p>
          </table:table-cell>
          <table:table-cell table:number-columns-repeated="2" office:value-type="float" office:value="355">
            <text:p>355</text:p>
          </table:table-cell>
          <table:table-cell office:value-type="float" office:value="371">
            <text:p>371</text:p>
          </table:table-cell>
          <table:table-cell office:value-type="float" office:value="267">
            <text:p>267</text:p>
          </table:table-cell>
          <table:table-cell office:value-type="float" office:value="266">
            <text:p>266</text:p>
          </table:table-cell>
          <table:table-cell office:value-type="float" office:value="273">
            <text:p>273</text:p>
          </table:table-cell>
          <table:table-cell office:value-type="float" office:value="275">
            <text:p>275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LSTM,layers=1,forecast=10,input_length=5</text:p>
          </table:table-cell>
          <table:table-cell office:value-type="float" office:value="371">
            <text:p>371</text:p>
          </table:table-cell>
          <table:table-cell office:value-type="float" office:value="307">
            <text:p>307</text:p>
          </table:table-cell>
          <table:table-cell office:value-type="float" office:value="303">
            <text:p>303</text:p>
          </table:table-cell>
          <table:table-cell table:number-columns-repeated="2" office:value-type="float" office:value="272">
            <text:p>272</text:p>
          </table:table-cell>
          <table:table-cell office:value-type="float" office:value="164">
            <text:p>164</text:p>
          </table:table-cell>
          <table:table-cell office:value-type="float" office:value="273">
            <text:p>273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LSTM,layers=1,forecast=10,input_length=5</text:p>
          </table:table-cell>
          <table:table-cell office:value-type="float" office:value="74">
            <text:p>74</text:p>
          </table:table-cell>
          <table:table-cell office:value-type="float" office:value="20">
            <text:p>20</text:p>
          </table:table-cell>
          <table:table-cell office:value-type="float" office:value="138">
            <text:p>138</text:p>
          </table:table-cell>
          <table:table-cell office:value-type="float" office:value="45">
            <text:p>45</text:p>
          </table:table-cell>
          <table:table-cell office:value-type="float" office:value="67">
            <text:p>67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table:number-columns-repeated="1015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1,forecast=10,input_length=5</text:p>
          </table:table-cell>
          <table:table-cell office:value-type="float" office:value="194">
            <text:p>194</text:p>
          </table:table-cell>
          <table:table-cell office:value-type="float" office:value="159">
            <text:p>159</text:p>
          </table:table-cell>
          <table:table-cell office:value-type="float" office:value="221">
            <text:p>221</text:p>
          </table:table-cell>
          <table:table-cell office:value-type="float" office:value="104">
            <text:p>104</text:p>
          </table:table-cell>
          <table:table-cell office:value-type="float" office:value="109">
            <text:p>109</text:p>
          </table:table-cell>
          <table:table-cell office:value-type="float" office:value="232">
            <text:p>232</text:p>
          </table:table-cell>
          <table:table-cell office:value-type="float" office:value="129">
            <text:p>129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LSTM,layers=1,forecast=10,input_length=5</text:p>
          </table:table-cell>
          <table:table-cell office:value-type="float" office:value="118">
            <text:p>118</text:p>
          </table:table-cell>
          <table:table-cell office:value-type="float" office:value="123">
            <text:p>123</text:p>
          </table:table-cell>
          <table:table-cell office:value-type="float" office:value="152">
            <text:p>152</text:p>
          </table:table-cell>
          <table:table-cell office:value-type="float" office:value="48">
            <text:p>48</text:p>
          </table:table-cell>
          <table:table-cell office:value-type="float" office:value="54">
            <text:p>54</text:p>
          </table:table-cell>
          <table:table-cell office:value-type="float" office:value="185">
            <text:p>185</text:p>
          </table:table-cell>
          <table:table-cell office:value-type="float" office:value="106">
            <text:p>106</text:p>
          </table:table-cell>
          <table:table-cell table:number-columns-repeated="1015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1,forecast=10,input_length=50</text:p>
          </table:table-cell>
          <table:table-cell table:number-columns-repeated="2" office:value-type="float" office:value="362">
            <text:p>362</text:p>
          </table:table-cell>
          <table:table-cell office:value-type="float" office:value="377">
            <text:p>377</text:p>
          </table:table-cell>
          <table:table-cell office:value-type="float" office:value="274">
            <text:p>274</text:p>
          </table:table-cell>
          <table:table-cell office:value-type="float" office:value="273">
            <text:p>273</text:p>
          </table:table-cell>
          <table:table-cell office:value-type="float" office:value="278">
            <text:p>278</text:p>
          </table:table-cell>
          <table:table-cell office:value-type="float" office:value="276">
            <text:p>276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LSTM,layers=1,forecast=10,input_length=50</text:p>
          </table:table-cell>
          <table:table-cell office:value-type="float" office:value="316">
            <text:p>316</text:p>
          </table:table-cell>
          <table:table-cell office:value-type="float" office:value="303">
            <text:p>303</text:p>
          </table:table-cell>
          <table:table-cell office:value-type="float" office:value="282">
            <text:p>282</text:p>
          </table:table-cell>
          <table:table-cell office:value-type="float" office:value="228">
            <text:p>228</text:p>
          </table:table-cell>
          <table:table-cell office:value-type="float" office:value="216">
            <text:p>216</text:p>
          </table:table-cell>
          <table:table-cell office:value-type="float" office:value="263">
            <text:p>263</text:p>
          </table:table-cell>
          <table:table-cell office:value-type="float" office:value="194">
            <text:p>194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LSTM,layers=1,forecast=10,input_length=50</text:p>
          </table:table-cell>
          <table:table-cell office:value-type="float" office:value="162">
            <text:p>162</text:p>
          </table:table-cell>
          <table:table-cell office:value-type="float" office:value="63">
            <text:p>63</text:p>
          </table:table-cell>
          <table:table-cell office:value-type="float" office:value="105">
            <text:p>105</text:p>
          </table:table-cell>
          <table:table-cell office:value-type="float" office:value="73">
            <text:p>73</text:p>
          </table:table-cell>
          <table:table-cell office:value-type="float" office:value="41">
            <text:p>41</text:p>
          </table:table-cell>
          <table:table-cell office:value-type="float" office:value="79">
            <text:p>79</text:p>
          </table:table-cell>
          <table:table-cell office:value-type="float" office:value="137">
            <text:p>137</text:p>
          </table:table-cell>
          <table:table-cell table:number-columns-repeated="1015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1,forecast=10,input_length=50</text:p>
          </table:table-cell>
          <table:table-cell office:value-type="float" office:value="126">
            <text:p>126</text:p>
          </table:table-cell>
          <table:table-cell office:value-type="float" office:value="123">
            <text:p>123</text:p>
          </table:table-cell>
          <table:table-cell office:value-type="float" office:value="191">
            <text:p>191</text:p>
          </table:table-cell>
          <table:table-cell office:value-type="float" office:value="91">
            <text:p>91</text:p>
          </table:table-cell>
          <table:table-cell office:value-type="float" office:value="86">
            <text:p>86</text:p>
          </table:table-cell>
          <table:table-cell office:value-type="float" office:value="128">
            <text:p>128</text:p>
          </table:table-cell>
          <table:table-cell office:value-type="float" office:value="135">
            <text:p>135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LSTM,layers=1,forecast=10,input_length=50</text:p>
          </table:table-cell>
          <table:table-cell office:value-type="float" office:value="201">
            <text:p>201</text:p>
          </table:table-cell>
          <table:table-cell office:value-type="float" office:value="125">
            <text:p>125</text:p>
          </table:table-cell>
          <table:table-cell office:value-type="float" office:value="266">
            <text:p>266</text:p>
          </table:table-cell>
          <table:table-cell office:value-type="float" office:value="140">
            <text:p>140</text:p>
          </table:table-cell>
          <table:table-cell office:value-type="float" office:value="145">
            <text:p>145</text:p>
          </table:table-cell>
          <table:table-cell office:value-type="float" office:value="200">
            <text:p>200</text:p>
          </table:table-cell>
          <table:table-cell office:value-type="float" office:value="107">
            <text:p>107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13" office:value-type="string">
            <text:p>LSTM 1L</text:p>
          </table:table-cell>
          <table:table-cell table:style-name="ce13" table:formula="of:=SUM([.C44:.C63])" office:value-type="float" office:value="4514">
            <text:p>4514</text:p>
          </table:table-cell>
          <table:table-cell table:style-name="ce13" table:formula="of:=SUM([.D44:.D63])" office:value-type="float" office:value="4098">
            <text:p>4098</text:p>
          </table:table-cell>
          <table:table-cell table:style-name="ce13" table:formula="of:=SUM([.E44:.E63])" office:value-type="float" office:value="4598">
            <text:p>4598</text:p>
          </table:table-cell>
          <table:table-cell table:style-name="ce13" table:formula="of:=SUM([.F44:.F63])" office:value-type="float" office:value="3075">
            <text:p>3075</text:p>
          </table:table-cell>
          <table:table-cell table:style-name="ce13" table:formula="of:=SUM([.G44:.G63])" office:value-type="float" office:value="3172">
            <text:p>3172</text:p>
          </table:table-cell>
          <table:table-cell table:style-name="ce13" table:formula="of:=SUM([.H44:.H63])" office:value-type="float" office:value="3558">
            <text:p>3558</text:p>
          </table:table-cell>
          <table:table-cell table:style-name="ce13" table:formula="of:=SUM([.I44:.I63])" office:value-type="float" office:value="3405">
            <text:p>3405</text:p>
          </table:table-cell>
          <table:table-cell table:style-name="ce13" table:number-columns-repeated="1015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2,forecast=10,input_length=10</text:p>
          </table:table-cell>
          <table:table-cell office:value-type="float" office:value="232">
            <text:p>232</text:p>
          </table:table-cell>
          <table:table-cell office:value-type="float" office:value="247">
            <text:p>247</text:p>
          </table:table-cell>
          <table:table-cell office:value-type="float" office:value="239">
            <text:p>239</text:p>
          </table:table-cell>
          <table:table-cell office:value-type="float" office:value="210">
            <text:p>210</text:p>
          </table:table-cell>
          <table:table-cell office:value-type="float" office:value="209">
            <text:p>209</text:p>
          </table:table-cell>
          <table:table-cell office:value-type="float" office:value="93">
            <text:p>93</text:p>
          </table:table-cell>
          <table:table-cell office:value-type="float" office:value="206">
            <text:p>206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LSTM,layers=2,forecast=10,input_length=10</text:p>
          </table:table-cell>
          <table:table-cell office:value-type="float" office:value="281">
            <text:p>281</text:p>
          </table:table-cell>
          <table:table-cell office:value-type="float" office:value="263">
            <text:p>263</text:p>
          </table:table-cell>
          <table:table-cell office:value-type="float" office:value="280">
            <text:p>280</text:p>
          </table:table-cell>
          <table:table-cell office:value-type="float" office:value="198">
            <text:p>198</text:p>
          </table:table-cell>
          <table:table-cell office:value-type="float" office:value="212">
            <text:p>212</text:p>
          </table:table-cell>
          <table:table-cell office:value-type="float" office:value="192">
            <text:p>192</text:p>
          </table:table-cell>
          <table:table-cell office:value-type="float" office:value="222">
            <text:p>222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LSTM,layers=2,forecast=10,input_length=10</text:p>
          </table:table-cell>
          <table:table-cell office:value-type="float" office:value="96">
            <text:p>96</text:p>
          </table:table-cell>
          <table:table-cell office:value-type="float" office:value="56">
            <text:p>56</text:p>
          </table:table-cell>
          <table:table-cell office:value-type="float" office:value="138">
            <text:p>138</text:p>
          </table:table-cell>
          <table:table-cell office:value-type="float" office:value="43">
            <text:p>43</text:p>
          </table:table-cell>
          <table:table-cell office:value-type="float" office:value="46">
            <text:p>46</text:p>
          </table:table-cell>
          <table:table-cell office:value-type="float" office:value="108">
            <text:p>108</text:p>
          </table:table-cell>
          <table:table-cell office:value-type="float" office:value="93">
            <text:p>93</text:p>
          </table:table-cell>
          <table:table-cell table:number-columns-repeated="1015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2,forecast=10,input_length=10</text:p>
          </table:table-cell>
          <table:table-cell office:value-type="float" office:value="121">
            <text:p>121</text:p>
          </table:table-cell>
          <table:table-cell office:value-type="float" office:value="184">
            <text:p>184</text:p>
          </table:table-cell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  <table:table-cell office:value-type="float" office:value="79">
            <text:p>79</text:p>
          </table:table-cell>
          <table:table-cell office:value-type="float" office:value="157">
            <text:p>157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LSTM,layers=2,forecast=10,input_length=10</text:p>
          </table:table-cell>
          <table:table-cell office:value-type="float" office:value="124">
            <text:p>124</text:p>
          </table:table-cell>
          <table:table-cell office:value-type="float" office:value="190">
            <text:p>190</text:p>
          </table:table-cell>
          <table:table-cell office:value-type="float" office:value="136">
            <text:p>136</text:p>
          </table:table-cell>
          <table:table-cell office:value-type="float" office:value="92">
            <text:p>92</text:p>
          </table:table-cell>
          <table:table-cell office:value-type="float" office:value="49">
            <text:p>49</text:p>
          </table:table-cell>
          <table:table-cell office:value-type="float" office:value="170">
            <text:p>170</text:p>
          </table:table-cell>
          <table:table-cell office:value-type="float" office:value="139">
            <text:p>139</text:p>
          </table:table-cell>
          <table:table-cell table:number-columns-repeated="1015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2,forecast=10,input_length=20</text:p>
          </table:table-cell>
          <table:table-cell office:value-type="float" office:value="232">
            <text:p>232</text:p>
          </table:table-cell>
          <table:table-cell table:number-columns-repeated="2" office:value-type="float" office:value="241">
            <text:p>241</text:p>
          </table:table-cell>
          <table:table-cell office:value-type="float" office:value="223">
            <text:p>223</text:p>
          </table:table-cell>
          <table:table-cell office:value-type="float" office:value="219">
            <text:p>219</text:p>
          </table:table-cell>
          <table:table-cell office:value-type="float" office:value="39">
            <text:p>39</text:p>
          </table:table-cell>
          <table:table-cell office:value-type="float" office:value="233">
            <text:p>233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LSTM,layers=2,forecast=10,input_length=20</text:p>
          </table:table-cell>
          <table:table-cell office:value-type="float" office:value="297">
            <text:p>297</text:p>
          </table:table-cell>
          <table:table-cell office:value-type="float" office:value="322">
            <text:p>322</text:p>
          </table:table-cell>
          <table:table-cell office:value-type="float" office:value="297">
            <text:p>297</text:p>
          </table:table-cell>
          <table:table-cell office:value-type="float" office:value="235">
            <text:p>235</text:p>
          </table:table-cell>
          <table:table-cell office:value-type="float" office:value="218">
            <text:p>218</text:p>
          </table:table-cell>
          <table:table-cell office:value-type="float" office:value="222">
            <text:p>222</text:p>
          </table:table-cell>
          <table:table-cell office:value-type="float" office:value="241">
            <text:p>241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LSTM,layers=2,forecast=10,input_length=20</text:p>
          </table:table-cell>
          <table:table-cell office:value-type="float" office:value="164">
            <text:p>164</text:p>
          </table:table-cell>
          <table:table-cell office:value-type="float" office:value="82">
            <text:p>82</text:p>
          </table:table-cell>
          <table:table-cell office:value-type="float" office:value="165">
            <text:p>165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73">
            <text:p>73</text:p>
          </table:table-cell>
          <table:table-cell office:value-type="float" office:value="134">
            <text:p>134</text:p>
          </table:table-cell>
          <table:table-cell table:number-columns-repeated="1015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2,forecast=10,input_length=20</text:p>
          </table:table-cell>
          <table:table-cell office:value-type="float" office:value="240">
            <text:p>240</text:p>
          </table:table-cell>
          <table:table-cell office:value-type="float" office:value="263">
            <text:p>263</text:p>
          </table:table-cell>
          <table:table-cell office:value-type="float" office:value="242">
            <text:p>242</text:p>
          </table:table-cell>
          <table:table-cell office:value-type="float" office:value="173">
            <text:p>173</text:p>
          </table:table-cell>
          <table:table-cell office:value-type="float" office:value="167">
            <text:p>167</text:p>
          </table:table-cell>
          <table:table-cell office:value-type="float" office:value="235">
            <text:p>235</text:p>
          </table:table-cell>
          <table:table-cell office:value-type="float" office:value="170">
            <text:p>170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LSTM,layers=2,forecast=10,input_length=20</text:p>
          </table:table-cell>
          <table:table-cell office:value-type="float" office:value="89">
            <text:p>89</text:p>
          </table:table-cell>
          <table:table-cell office:value-type="float" office:value="224">
            <text:p>224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81">
            <text:p>81</text:p>
          </table:table-cell>
          <table:table-cell office:value-type="float" office:value="165">
            <text:p>165</text:p>
          </table:table-cell>
          <table:table-cell office:value-type="float" office:value="107">
            <text:p>107</text:p>
          </table:table-cell>
          <table:table-cell table:number-columns-repeated="1015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2,forecast=10,input_length=5</text:p>
          </table:table-cell>
          <table:table-cell office:value-type="float" office:value="306">
            <text:p>306</text:p>
          </table:table-cell>
          <table:table-cell office:value-type="float" office:value="316">
            <text:p>316</text:p>
          </table:table-cell>
          <table:table-cell office:value-type="float" office:value="285">
            <text:p>285</text:p>
          </table:table-cell>
          <table:table-cell office:value-type="float" office:value="251">
            <text:p>251</text:p>
          </table:table-cell>
          <table:table-cell office:value-type="float" office:value="245">
            <text:p>245</text:p>
          </table:table-cell>
          <table:table-cell office:value-type="float" office:value="152">
            <text:p>152</text:p>
          </table:table-cell>
          <table:table-cell office:value-type="float" office:value="259">
            <text:p>259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LSTM,layers=2,forecast=10,input_length=5</text:p>
          </table:table-cell>
          <table:table-cell office:value-type="float" office:value="212">
            <text:p>212</text:p>
          </table:table-cell>
          <table:table-cell office:value-type="float" office:value="202">
            <text:p>20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office:value-type="float" office:value="210">
            <text:p>210</text:p>
          </table:table-cell>
          <table:table-cell office:value-type="float" office:value="44">
            <text:p>44</text:p>
          </table:table-cell>
          <table:table-cell office:value-type="float" office:value="193">
            <text:p>193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LSTM,layers=2,forecast=10,input_length=5</text:p>
          </table:table-cell>
          <table:table-cell office:value-type="float" office:value="93">
            <text:p>93</text:p>
          </table:table-cell>
          <table:table-cell office:value-type="float" office:value="71">
            <text:p>71</text:p>
          </table:table-cell>
          <table:table-cell office:value-type="float" office:value="151">
            <text:p>151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  <table:table-cell office:value-type="float" office:value="126">
            <text:p>126</text:p>
          </table:table-cell>
          <table:table-cell office:value-type="float" office:value="93">
            <text:p>93</text:p>
          </table:table-cell>
          <table:table-cell table:number-columns-repeated="1015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2,forecast=10,input_length=5</text:p>
          </table:table-cell>
          <table:table-cell office:value-type="float" office:value="135">
            <text:p>135</text:p>
          </table:table-cell>
          <table:table-cell office:value-type="float" office:value="166">
            <text:p>166</text:p>
          </table:table-cell>
          <table:table-cell office:value-type="float" office:value="67">
            <text:p>67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152">
            <text:p>152</text:p>
          </table:table-cell>
          <table:table-cell office:value-type="float" office:value="145">
            <text:p>145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LSTM,layers=2,forecast=10,input_length=5</text:p>
          </table:table-cell>
          <table:table-cell office:value-type="float" office:value="89">
            <text:p>89</text:p>
          </table:table-cell>
          <table:table-cell office:value-type="float" office:value="151">
            <text:p>151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51">
            <text:p>51</text:p>
          </table:table-cell>
          <table:table-cell office:value-type="float" office:value="96">
            <text:p>96</text:p>
          </table:table-cell>
          <table:table-cell office:value-type="float" office:value="104">
            <text:p>104</text:p>
          </table:table-cell>
          <table:table-cell table:number-columns-repeated="1015"/>
        </table:table-row>
        <table:table-row table:style-name="ro2">
          <table:table-cell office:value-type="string">
            <text:p>multivariate_with_MPC</text:p>
          </table:table-cell>
          <table:table-cell office:value-type="string">
            <text:p>model=LSTM,layers=2,forecast=10,input_length=50</text:p>
          </table:table-cell>
          <table:table-cell office:value-type="float" office:value="223">
            <text:p>223</text:p>
          </table:table-cell>
          <table:table-cell office:value-type="float" office:value="185">
            <text:p>185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office:value-type="float" office:value="240">
            <text:p>240</text:p>
          </table:table-cell>
          <table:table-cell office:value-type="float" office:value="29">
            <text:p>29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LSTM,layers=2,forecast=10,input_length=50</text:p>
          </table:table-cell>
          <table:table-cell office:value-type="float" office:value="303">
            <text:p>303</text:p>
          </table:table-cell>
          <table:table-cell office:value-type="float" office:value="312">
            <text:p>312</text:p>
          </table:table-cell>
          <table:table-cell office:value-type="float" office:value="276">
            <text:p>276</text:p>
          </table:table-cell>
          <table:table-cell office:value-type="float" office:value="220">
            <text:p>220</text:p>
          </table:table-cell>
          <table:table-cell office:value-type="float" office:value="253">
            <text:p>253</text:p>
          </table:table-cell>
          <table:table-cell office:value-type="float" office:value="193">
            <text:p>193</text:p>
          </table:table-cell>
          <table:table-cell office:value-type="float" office:value="225">
            <text:p>225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LSTM,layers=2,forecast=10,input_length=50</text:p>
          </table:table-cell>
          <table:table-cell office:value-type="float" office:value="68">
            <text:p>68</text:p>
          </table:table-cell>
          <table:table-cell office:value-type="float" office:value="143">
            <text:p>143</text:p>
          </table:table-cell>
          <table:table-cell office:value-type="float" office:value="52">
            <text:p>52</text:p>
          </table:table-cell>
          <table:table-cell office:value-type="float" office:value="46">
            <text:p>46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60">
            <text:p>160</text:p>
          </table:table-cell>
          <table:table-cell table:number-columns-repeated="1015"/>
        </table:table-row>
        <table:table-row table:style-name="ro2">
          <table:table-cell office:value-type="string">
            <text:p>weighted_multivariate_with_MPC</text:p>
          </table:table-cell>
          <table:table-cell office:value-type="string">
            <text:p>model=LSTM,layers=2,forecast=10,input_length=50</text:p>
          </table:table-cell>
          <table:table-cell office:value-type="float" office:value="208">
            <text:p>208</text:p>
          </table:table-cell>
          <table:table-cell office:value-type="float" office:value="203">
            <text:p>203</text:p>
          </table:table-cell>
          <table:table-cell office:value-type="float" office:value="236">
            <text:p>236</text:p>
          </table:table-cell>
          <table:table-cell office:value-type="float" office:value="169">
            <text:p>169</text:p>
          </table:table-cell>
          <table:table-cell office:value-type="float" office:value="201">
            <text:p>201</text:p>
          </table:table-cell>
          <table:table-cell office:value-type="float" office:value="79">
            <text:p>79</text:p>
          </table:table-cell>
          <table:table-cell office:value-type="float" office:value="198">
            <text:p>198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LSTM,layers=2,forecast=10,input_length=50</text:p>
          </table:table-cell>
          <table:table-cell office:value-type="float" office:value="190">
            <text:p>190</text:p>
          </table:table-cell>
          <table:table-cell office:value-type="float" office:value="216">
            <text:p>216</text:p>
          </table:table-cell>
          <table:table-cell office:value-type="float" office:value="208">
            <text:p>208</text:p>
          </table:table-cell>
          <table:table-cell office:value-type="float" office:value="161">
            <text:p>161</text:p>
          </table:table-cell>
          <table:table-cell office:value-type="float" office:value="190">
            <text:p>190</text:p>
          </table:table-cell>
          <table:table-cell office:value-type="float" office:value="90">
            <text:p>90</text:p>
          </table:table-cell>
          <table:table-cell office:value-type="float" office:value="173">
            <text:p>173</text:p>
          </table:table-cell>
          <table:table-cell table:number-columns-repeated="1015"/>
        </table:table-row>
        <table:table-row table:style-name="ro2">
          <table:table-cell table:style-name="ce13"/>
          <table:table-cell table:style-name="ce13" office:value-type="string">
            <text:p>LSTM 2L</text:p>
          </table:table-cell>
          <table:table-cell table:style-name="ce13" table:formula="of:=SUM([.C65:.C84])" office:value-type="float" office:value="3703">
            <text:p>3703</text:p>
          </table:table-cell>
          <table:table-cell table:style-name="ce13" table:formula="of:=SUM([.D65:.D84])" office:value-type="float" office:value="4037">
            <text:p>4037</text:p>
          </table:table-cell>
          <table:table-cell table:style-name="ce13" table:formula="of:=SUM([.E65:.E84])" office:value-type="float" office:value="3796">
            <text:p>3796</text:p>
          </table:table-cell>
          <table:table-cell table:style-name="ce13" table:formula="of:=SUM([.F65:.F84])" office:value-type="float" office:value="2854">
            <text:p>2854</text:p>
          </table:table-cell>
          <table:table-cell table:style-name="ce13" table:formula="of:=SUM([.G65:.G84])" office:value-type="float" office:value="2894">
            <text:p>2894</text:p>
          </table:table-cell>
          <table:table-cell table:style-name="ce13" table:formula="of:=SUM([.H65:.H84])" office:value-type="float" office:value="2448">
            <text:p>2448</text:p>
          </table:table-cell>
          <table:table-cell table:style-name="ce13" table:formula="of:=SUM([.I65:.I84])" office:value-type="float" office:value="3340">
            <text:p>3340</text:p>
          </table:table-cell>
          <table:table-cell table:style-name="ce13" table:number-columns-repeated="1015"/>
        </table:table-row>
        <table:table-row table:style-name="ro5">
          <table:table-cell office:value-type="string">
            <text:p>multivariate_with_MPC</text:p>
          </table:table-cell>
          <table:table-cell office:value-type="string">
            <text:p>model=SCINet,forecast=10,input_length=16</text:p>
          </table:table-cell>
          <table:table-cell office:value-type="float" office:value="152">
            <text:p>152</text:p>
          </table:table-cell>
          <table:table-cell office:value-type="float" office:value="180">
            <text:p>180</text:p>
          </table:table-cell>
          <table:table-cell office:value-type="float" office:value="67">
            <text:p>67</text:p>
          </table:table-cell>
          <table:table-cell office:value-type="float" office:value="98">
            <text:p>98</text:p>
          </table:table-cell>
          <table:table-cell office:value-type="float" office:value="120">
            <text:p>120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SCINet,forecast=10,input_length=16</text:p>
          </table:table-cell>
          <table:table-cell office:value-type="float" office:value="301">
            <text:p>301</text:p>
          </table:table-cell>
          <table:table-cell office:value-type="float" office:value="161">
            <text:p>161</text:p>
          </table:table-cell>
          <table:table-cell office:value-type="float" office:value="211">
            <text:p>211</text:p>
          </table:table-cell>
          <table:table-cell office:value-type="float" office:value="208">
            <text:p>208</text:p>
          </table:table-cell>
          <table:table-cell office:value-type="float" office:value="174">
            <text:p>174</text:p>
          </table:table-cell>
          <table:table-cell office:value-type="float" office:value="143">
            <text:p>143</text:p>
          </table:table-cell>
          <table:table-cell office:value-type="float" office:value="148">
            <text:p>148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SCINet,forecast=10,input_length=16</text:p>
          </table:table-cell>
          <table:table-cell office:value-type="float" office:value="119">
            <text:p>119</text:p>
          </table:table-cell>
          <table:table-cell office:value-type="float" office:value="39">
            <text:p>39</text:p>
          </table:table-cell>
          <table:table-cell office:value-type="float" office:value="170">
            <text:p>170</text:p>
          </table:table-cell>
          <table:table-cell office:value-type="float" office:value="75">
            <text:p>75</text:p>
          </table:table-cell>
          <table:table-cell office:value-type="float" office:value="101">
            <text:p>101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ith_MPC</text:p>
          </table:table-cell>
          <table:table-cell office:value-type="string">
            <text:p>model=SCINet,forecast=10,input_length=16</text:p>
          </table:table-cell>
          <table:table-cell office:value-type="float" office:value="141">
            <text:p>141</text:p>
          </table:table-cell>
          <table:table-cell office:value-type="float" office:value="200">
            <text:p>200</text:p>
          </table:table-cell>
          <table:table-cell office:value-type="float" office:value="186">
            <text:p>186</text:p>
          </table:table-cell>
          <table:table-cell office:value-type="float" office:value="173">
            <text:p>173</text:p>
          </table:table-cell>
          <table:table-cell office:value-type="float" office:value="161">
            <text:p>161</text:p>
          </table:table-cell>
          <table:table-cell office:value-type="float" office:value="112">
            <text:p>112</text:p>
          </table:table-cell>
          <table:table-cell office:value-type="float" office:value="81">
            <text:p>81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SCINet,forecast=10,input_length=16</text:p>
          </table:table-cell>
          <table:table-cell office:value-type="float" office:value="145">
            <text:p>145</text:p>
          </table:table-cell>
          <table:table-cell office:value-type="float" office:value="215">
            <text:p>215</text:p>
          </table:table-cell>
          <table:table-cell office:value-type="float" office:value="62">
            <text:p>62</text:p>
          </table:table-cell>
          <table:table-cell office:value-type="float" office:value="107">
            <text:p>107</text:p>
          </table:table-cell>
          <table:table-cell office:value-type="float" office:value="98">
            <text:p>98</text:p>
          </table:table-cell>
          <table:table-cell office:value-type="float" office:value="83">
            <text:p>83</text:p>
          </table:table-cell>
          <table:table-cell office:value-type="float" office:value="134">
            <text:p>134</text:p>
          </table:table-cell>
          <table:table-cell table:number-columns-repeated="1015"/>
        </table:table-row>
        <table:table-row table:style-name="ro5">
          <table:table-cell office:value-type="string">
            <text:p>multivariate_with_MPC</text:p>
          </table:table-cell>
          <table:table-cell office:value-type="string">
            <text:p>model=SCINet,forecast=10,input_length=32</text:p>
          </table:table-cell>
          <table:table-cell office:value-type="float" office:value="273">
            <text:p>273</text:p>
          </table:table-cell>
          <table:table-cell office:value-type="float" office:value="317">
            <text:p>317</text:p>
          </table:table-cell>
          <table:table-cell office:value-type="float" office:value="254">
            <text:p>254</text:p>
          </table:table-cell>
          <table:table-cell office:value-type="float" office:value="217">
            <text:p>217</text:p>
          </table:table-cell>
          <table:table-cell office:value-type="float" office:value="198">
            <text:p>198</text:p>
          </table:table-cell>
          <table:table-cell office:value-type="float" office:value="211">
            <text:p>211</text:p>
          </table:table-cell>
          <table:table-cell office:value-type="float" office:value="218">
            <text:p>218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SCINet,forecast=10,input_length=32</text:p>
          </table:table-cell>
          <table:table-cell office:value-type="float" office:value="253">
            <text:p>253</text:p>
          </table:table-cell>
          <table:table-cell office:value-type="float" office:value="266">
            <text:p>266</text:p>
          </table:table-cell>
          <table:table-cell office:value-type="float" office:value="75">
            <text:p>75</text:p>
          </table:table-cell>
          <table:table-cell office:value-type="float" office:value="188">
            <text:p>188</text:p>
          </table:table-cell>
          <table:table-cell office:value-type="float" office:value="165">
            <text:p>165</text:p>
          </table:table-cell>
          <table:table-cell office:value-type="float" office:value="74">
            <text:p>74</text:p>
          </table:table-cell>
          <table:table-cell office:value-type="float" office:value="167">
            <text:p>167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SCINet,forecast=10,input_length=32</text:p>
          </table:table-cell>
          <table:table-cell office:value-type="float" office:value="98">
            <text:p>98</text:p>
          </table:table-cell>
          <table:table-cell office:value-type="float" office:value="68">
            <text:p>68</text:p>
          </table:table-cell>
          <table:table-cell office:value-type="float" office:value="110">
            <text:p>110</text:p>
          </table:table-cell>
          <table:table-cell office:value-type="float" office:value="72">
            <text:p>72</text:p>
          </table:table-cell>
          <table:table-cell office:value-type="float" office:value="91">
            <text:p>91</text:p>
          </table:table-cell>
          <table:table-cell office:value-type="float" office:value="66">
            <text:p>66</text:p>
          </table:table-cell>
          <table:table-cell office:value-type="float" office:value="47">
            <text:p>47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ith_MPC</text:p>
          </table:table-cell>
          <table:table-cell office:value-type="string">
            <text:p>model=SCINet,forecast=10,input_length=32</text:p>
          </table:table-cell>
          <table:table-cell office:value-type="float" office:value="159">
            <text:p>159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office:value-type="float" office:value="106">
            <text:p>106</text:p>
          </table:table-cell>
          <table:table-cell office:value-type="float" office:value="48">
            <text:p>48</text:p>
          </table:table-cell>
          <table:table-cell office:value-type="float" office:value="124">
            <text:p>124</text:p>
          </table:table-cell>
          <table:table-cell office:value-type="float" office:value="113">
            <text:p>113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SCINet,forecast=10,input_length=32</text:p>
          </table:table-cell>
          <table:table-cell office:value-type="float" office:value="70">
            <text:p>70</text:p>
          </table:table-cell>
          <table:table-cell office:value-type="float" office:value="141">
            <text:p>141</text:p>
          </table:table-cell>
          <table:table-cell office:value-type="float" office:value="63">
            <text:p>63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office:value-type="float" office:value="33">
            <text:p>33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5">
          <table:table-cell office:value-type="string">
            <text:p>multivariate_with_MPC</text:p>
          </table:table-cell>
          <table:table-cell office:value-type="string">
            <text:p>model=SCINet,forecast=10,input_length=64</text:p>
          </table:table-cell>
          <table:table-cell office:value-type="float" office:value="335">
            <text:p>335</text:p>
          </table:table-cell>
          <table:table-cell office:value-type="float" office:value="366">
            <text:p>366</text:p>
          </table:table-cell>
          <table:table-cell office:value-type="float" office:value="350">
            <text:p>350</text:p>
          </table:table-cell>
          <table:table-cell office:value-type="float" office:value="269">
            <text:p>269</text:p>
          </table:table-cell>
          <table:table-cell office:value-type="float" office:value="254">
            <text:p>254</text:p>
          </table:table-cell>
          <table:table-cell office:value-type="float" office:value="258">
            <text:p>258</text:p>
          </table:table-cell>
          <table:table-cell office:value-type="float" office:value="270">
            <text:p>270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SCINet,forecast=10,input_length=64</text:p>
          </table:table-cell>
          <table:table-cell office:value-type="float" office:value="262">
            <text:p>262</text:p>
          </table:table-cell>
          <table:table-cell office:value-type="float" office:value="281">
            <text:p>281</text:p>
          </table:table-cell>
          <table:table-cell office:value-type="float" office:value="243">
            <text:p>243</text:p>
          </table:table-cell>
          <table:table-cell office:value-type="float" office:value="205">
            <text:p>205</text:p>
          </table:table-cell>
          <table:table-cell office:value-type="float" office:value="194">
            <text:p>194</text:p>
          </table:table-cell>
          <table:table-cell office:value-type="float" office:value="163">
            <text:p>163</text:p>
          </table:table-cell>
          <table:table-cell office:value-type="float" office:value="224">
            <text:p>224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SCINet,forecast=10,input_length=64</text:p>
          </table:table-cell>
          <table:table-cell office:value-type="float" office:value="113">
            <text:p>113</text:p>
          </table:table-cell>
          <table:table-cell office:value-type="float" office:value="55">
            <text:p>55</text:p>
          </table:table-cell>
          <table:table-cell office:value-type="float" office:value="165">
            <text:p>165</text:p>
          </table:table-cell>
          <table:table-cell office:value-type="float" office:value="73">
            <text:p>73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1">
            <text:p>61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ith_MPC</text:p>
          </table:table-cell>
          <table:table-cell office:value-type="string">
            <text:p>model=SCINet,forecast=10,input_length=64</text:p>
          </table:table-cell>
          <table:table-cell office:value-type="float" office:value="83">
            <text:p>83</text:p>
          </table:table-cell>
          <table:table-cell office:value-type="float" office:value="209">
            <text:p>209</text:p>
          </table:table-cell>
          <table:table-cell office:value-type="float" office:value="40">
            <text:p>40</text:p>
          </table:table-cell>
          <table:table-cell office:value-type="float" office:value="118">
            <text:p>118</text:p>
          </table:table-cell>
          <table:table-cell office:value-type="float" office:value="53">
            <text:p>53</text:p>
          </table:table-cell>
          <table:table-cell office:value-type="float" office:value="126">
            <text:p>126</text:p>
          </table:table-cell>
          <table:table-cell office:value-type="float" office:value="35">
            <text:p>35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SCINet,forecast=10,input_length=64</text:p>
          </table:table-cell>
          <table:table-cell office:value-type="float" office:value="216">
            <text:p>216</text:p>
          </table:table-cell>
          <table:table-cell office:value-type="float" office:value="220">
            <text:p>220</text:p>
          </table:table-cell>
          <table:table-cell office:value-type="float" office:value="210">
            <text:p>210</text:p>
          </table:table-cell>
          <table:table-cell office:value-type="float" office:value="179">
            <text:p>179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float" office:value="177">
            <text:p>177</text:p>
          </table:table-cell>
          <table:table-cell table:number-columns-repeated="1015"/>
        </table:table-row>
        <table:table-row table:style-name="ro5">
          <table:table-cell office:value-type="string">
            <text:p>multivariate_with_MPC</text:p>
          </table:table-cell>
          <table:table-cell office:value-type="string">
            <text:p>model=SCINet,forecast=10,input_length=8</text:p>
          </table:table-cell>
          <table:table-cell office:value-type="float" office:value="187">
            <text:p>187</text:p>
          </table:table-cell>
          <table:table-cell office:value-type="float" office:value="222">
            <text:p>222</text:p>
          </table:table-cell>
          <table:table-cell office:value-type="float" office:value="145">
            <text:p>145</text:p>
          </table:table-cell>
          <table:table-cell office:value-type="float" office:value="181">
            <text:p>181</text:p>
          </table:table-cell>
          <table:table-cell office:value-type="float" office:value="175">
            <text:p>175</text:p>
          </table:table-cell>
          <table:table-cell office:value-type="float" office:value="157">
            <text:p>157</text:p>
          </table:table-cell>
          <table:table-cell office:value-type="float" office:value="41">
            <text:p>41</text:p>
          </table:table-cell>
          <table:table-cell table:number-columns-repeated="1015"/>
        </table:table-row>
        <table:table-row table:style-name="ro5">
          <table:table-cell office:value-type="string">
            <text:p>multivariate_wo_MPC</text:p>
          </table:table-cell>
          <table:table-cell office:value-type="string">
            <text:p>model=SCINet,forecast=10,input_length=8</text:p>
          </table:table-cell>
          <table:table-cell office:value-type="float" office:value="94">
            <text:p>94</text:p>
          </table:table-cell>
          <table:table-cell office:value-type="float" office:value="207">
            <text:p>207</text:p>
          </table:table-cell>
          <table:table-cell office:value-type="float" office:value="35">
            <text:p>35</text:p>
          </table:table-cell>
          <table:table-cell office:value-type="float" office:value="113">
            <text:p>113</text:p>
          </table:table-cell>
          <table:table-cell office:value-type="float" office:value="92">
            <text:p>92</text:p>
          </table:table-cell>
          <table:table-cell office:value-type="float" office:value="57">
            <text:p>57</text:p>
          </table:table-cell>
          <table:table-cell office:value-type="float" office:value="74">
            <text:p>74</text:p>
          </table:table-cell>
          <table:table-cell table:number-columns-repeated="1015"/>
        </table:table-row>
        <table:table-row table:style-name="ro5">
          <table:table-cell office:value-type="string">
            <text:p>univariate</text:p>
          </table:table-cell>
          <table:table-cell office:value-type="string">
            <text:p>model=SCINet,forecast=10,input_length=8</text:p>
          </table:table-cell>
          <table:table-cell office:value-type="float" office:value="108">
            <text:p>108</text:p>
          </table:table-cell>
          <table:table-cell office:value-type="float" office:value="66">
            <text:p>66</text:p>
          </table:table-cell>
          <table:table-cell office:value-type="float" office:value="140">
            <text:p>140</text:p>
          </table:table-cell>
          <table:table-cell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ith_MPC</text:p>
          </table:table-cell>
          <table:table-cell office:value-type="string">
            <text:p>model=SCINet,forecast=10,input_length=8</text:p>
          </table:table-cell>
          <table:table-cell office:value-type="float" office:value="83">
            <text:p>83</text:p>
          </table:table-cell>
          <table:table-cell office:value-type="float" office:value="171">
            <text:p>171</text:p>
          </table:table-cell>
          <table:table-cell office:value-type="float" office:value="47">
            <text:p>47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table:number-columns-repeated="1015"/>
        </table:table-row>
        <table:table-row table:style-name="ro5">
          <table:table-cell office:value-type="string">
            <text:p>weighted_multivariate_wo_MPC</text:p>
          </table:table-cell>
          <table:table-cell office:value-type="string">
            <text:p>model=SCINet,forecast=10,input_length=8</text:p>
          </table:table-cell>
          <table:table-cell office:value-type="float" office:value="118">
            <text:p>118</text:p>
          </table:table-cell>
          <table:table-cell office:value-type="float" office:value="188">
            <text:p>188</text:p>
          </table:table-cell>
          <table:table-cell office:value-type="float" office:value="99">
            <text:p>99</text:p>
          </table:table-cell>
          <table:table-cell office:value-type="float" office:value="161">
            <text:p>161</text:p>
          </table:table-cell>
          <table:table-cell office:value-type="float" office:value="106">
            <text:p>106</text:p>
          </table:table-cell>
          <table:table-cell office:value-type="float" office:value="116">
            <text:p>116</text:p>
          </table:table-cell>
          <table:table-cell office:value-type="float" office:value="22">
            <text:p>22</text:p>
          </table:table-cell>
          <table:table-cell table:number-columns-repeated="1015"/>
        </table:table-row>
        <table:table-row table:style-name="ro3">
          <table:table-cell table:style-name="ce13"/>
          <table:table-cell table:style-name="ce13" office:value-type="string">
            <text:p>SCINet</text:p>
          </table:table-cell>
          <table:table-cell table:style-name="ce13" table:formula="of:=SUM([.C86:.C105])" office:value-type="float" office:value="3310">
            <text:p>3310</text:p>
          </table:table-cell>
          <table:table-cell table:style-name="ce13" table:formula="of:=SUM([.D86:.D105])" office:value-type="float" office:value="3689">
            <text:p>3689</text:p>
          </table:table-cell>
          <table:table-cell table:style-name="ce13" table:formula="of:=SUM([.E86:.E105])" office:value-type="float" office:value="2787">
            <text:p>2787</text:p>
          </table:table-cell>
          <table:table-cell table:style-name="ce13" table:formula="of:=SUM([.F86:.F105])" office:value-type="float" office:value="2862">
            <text:p>2862</text:p>
          </table:table-cell>
          <table:table-cell table:style-name="ce13" table:formula="of:=SUM([.G86:.G105])" office:value-type="float" office:value="2580">
            <text:p>2580</text:p>
          </table:table-cell>
          <table:table-cell table:style-name="ce13" table:formula="of:=SUM([.H86:.H105])" office:value-type="float" office:value="2277">
            <text:p>2277</text:p>
          </table:table-cell>
          <table:table-cell table:style-name="ce13" table:formula="of:=SUM([.I86:.I105])" office:value-type="float" office:value="2067">
            <text:p>2067</text:p>
          </table:table-cell>
          <table:table-cell table:style-name="ce13" table:number-columns-repeated="1015"/>
        </table:table-row>
      </table:table>
      <table:table table:name="timing" table:style-name="ta1" table:print="false"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default-cell-style-name="ce15"/>
        <table:table-column table:style-name="co12" table:number-columns-repeated="1018" table:default-cell-style-name="Default"/>
        <table:table-row table:style-name="ro6">
          <table:table-cell office:value-type="string">
            <text:p>model</text:p>
          </table:table-cell>
          <table:table-cell office:value-type="string">
            <text:p>test_timing</text:p>
          </table:table-cell>
          <table:table-cell table:number-columns-repeated="2"/>
          <table:table-cell office:value-type="string">
            <text:p>model</text:p>
          </table:table-cell>
          <table:table-cell office:value-type="string">
            <text:p>test_timing</text:p>
          </table:table-cell>
          <table:table-cell table:number-columns-repeated="1018"/>
        </table:table-row>
        <table:table-row table:style-name="ro6">
          <table:table-cell office:value-type="string">
            <text:p>model=GRU,layers=1,forecast=10,input_length=10,dataset=CoBot202210</text:p>
          </table:table-cell>
          <table:table-cell office:value-type="float" office:value="0.057093620300293">
            <text:p>0.0570936203</text:p>
          </table:table-cell>
          <table:table-cell table:number-columns-repeated="2"/>
          <table:table-cell office:value-type="string">
            <text:p>GRU, 1-layer</text:p>
          </table:table-cell>
          <table:table-cell office:value-type="float" office:value="0.110429918766022">
            <text:p>0.110</text:p>
          </table:table-cell>
          <table:table-cell table:number-columns-repeated="5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10,dataset=CoBot202210</text:p>
          </table:table-cell>
          <table:table-cell office:value-type="float" office:value="0.107001543045044">
            <text:p>0.107001543</text:p>
          </table:table-cell>
          <table:table-cell table:number-columns-repeated="2"/>
          <table:table-cell office:value-type="string">
            <text:p>GRU, 2-layers</text:p>
          </table:table-cell>
          <table:table-cell office:value-type="float" office:value="0.130751252174377">
            <text:p>0.131</text:p>
          </table:table-cell>
          <table:table-cell table:number-columns-repeated="5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10,dataset=CoBot202210</text:p>
          </table:table-cell>
          <table:table-cell office:value-type="float" office:value="0.103865146636963">
            <text:p>0.1038651466</text:p>
          </table:table-cell>
          <table:table-cell table:number-columns-repeated="2"/>
          <table:table-cell office:value-type="string">
            <text:p>LSTM, 1-layers</text:p>
          </table:table-cell>
          <table:table-cell office:value-type="float" office:value="0.115185236930847">
            <text:p>0.115</text:p>
          </table:table-cell>
          <table:table-cell table:number-columns-repeated="5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10,dataset=CoBot202210</text:p>
          </table:table-cell>
          <table:table-cell office:value-type="float" office:value="0.0789976119995117">
            <text:p>0.078997612</text:p>
          </table:table-cell>
          <table:table-cell table:number-columns-repeated="2"/>
          <table:table-cell office:value-type="string">
            <text:p>LSTM, 2-layers</text:p>
          </table:table-cell>
          <table:table-cell office:value-type="float" office:value="0.137574803829193">
            <text:p>0.138</text:p>
          </table:table-cell>
          <table:table-cell table:number-columns-repeated="5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7">
          <table:table-cell office:value-type="string">
            <text:p>model=GRU,layers=1,forecast=10,input_length=10,dataset=CoBot202210</text:p>
          </table:table-cell>
          <table:table-cell office:value-type="float" office:value="0.109045743942261">
            <text:p>0.1090457439</text:p>
          </table:table-cell>
          <table:table-cell table:number-columns-repeated="2"/>
          <table:table-cell office:value-type="string">
            <text:p>SCINet</text:p>
          </table:table-cell>
          <table:table-cell office:value-type="float" office:value="5.16111134290695">
            <text:p>5.161</text:p>
          </table:table-cell>
          <table:table-cell table:number-columns-repeated="5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20,dataset=CoBot202210</text:p>
          </table:table-cell>
          <table:table-cell office:value-type="float" office:value="0.0610029697418213">
            <text:p>0.0610029697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20,dataset=CoBot202210</text:p>
          </table:table-cell>
          <table:table-cell office:value-type="float" office:value="0.153798818588257">
            <text:p>0.1537988186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20,dataset=CoBot202210</text:p>
          </table:table-cell>
          <table:table-cell office:value-type="float" office:value="0.119244337081909">
            <text:p>0.1192443371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20,dataset=CoBot202210</text:p>
          </table:table-cell>
          <table:table-cell office:value-type="float" office:value="0.0958428382873535">
            <text:p>0.0958428383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20,dataset=CoBot202210</text:p>
          </table:table-cell>
          <table:table-cell office:value-type="float" office:value="0.119654655456543">
            <text:p>0.1196546555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5,dataset=CoBot202210</text:p>
          </table:table-cell>
          <table:table-cell office:value-type="float" office:value="0.0602843761444092">
            <text:p>0.0602843761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5,dataset=CoBot202210</text:p>
          </table:table-cell>
          <table:table-cell office:value-type="float" office:value="0.0982115268707276">
            <text:p>0.0982115269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5,dataset=CoBot202210</text:p>
          </table:table-cell>
          <table:table-cell office:value-type="float" office:value="0.106997966766357">
            <text:p>0.106997966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5,dataset=CoBot202210</text:p>
          </table:table-cell>
          <table:table-cell office:value-type="float" office:value="0.0670006275177002">
            <text:p>0.0670006275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5,dataset=CoBot202210</text:p>
          </table:table-cell>
          <table:table-cell office:value-type="float" office:value="0.0987143516540527">
            <text:p>0.0987143517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50,dataset=CoBot202210</text:p>
          </table:table-cell>
          <table:table-cell office:value-type="float" office:value="0.0810036659240723">
            <text:p>0.0810036659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50,dataset=CoBot202210</text:p>
          </table:table-cell>
          <table:table-cell office:value-type="float" office:value="0.166833400726318">
            <text:p>0.1668334007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50,dataset=CoBot202210</text:p>
          </table:table-cell>
          <table:table-cell office:value-type="float" office:value="0.184999227523804">
            <text:p>0.1849992275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50,dataset=CoBot202210</text:p>
          </table:table-cell>
          <table:table-cell office:value-type="float" office:value="0.172999858856201">
            <text:p>0.1729998589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1,forecast=10,input_length=50,dataset=CoBot202210</text:p>
          </table:table-cell>
          <table:table-cell office:value-type="float" office:value="0.166006088256836">
            <text:p>0.1660060883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table:style-name="ce14" office:value-type="string">
            <text:p>GRU, 1-layer</text:p>
          </table:table-cell>
          <table:table-cell table:style-name="ce14" table:formula="of:=AVERAGE([.B2:.B21])" office:value-type="float" office:value="0.110429918766022">
            <text:p>0.1104299188</text:p>
          </table:table-cell>
          <table:table-cell table:style-name="ce14" table:number-columns-repeated="3"/>
          <table:table-cell table:style-name="ce16"/>
          <table:table-cell table:style-name="ce14" table:number-columns-repeated="1018"/>
        </table:table-row>
        <table:table-row table:style-name="ro6">
          <table:table-cell office:value-type="string">
            <text:p>model=GRU,layers=2,forecast=10,input_length=10,dataset=CoBot202210</text:p>
          </table:table-cell>
          <table:table-cell office:value-type="float" office:value="0.106100559234619">
            <text:p>0.1061005592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10,dataset=CoBot202210</text:p>
          </table:table-cell>
          <table:table-cell office:value-type="float" office:value="0.220767259597778">
            <text:p>0.2207672596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10,dataset=CoBot202210</text:p>
          </table:table-cell>
          <table:table-cell office:value-type="float" office:value="0.107027530670166">
            <text:p>0.1070275307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10,dataset=CoBot202210</text:p>
          </table:table-cell>
          <table:table-cell office:value-type="float" office:value="0.100363254547119">
            <text:p>0.1003632545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10,dataset=CoBot202210</text:p>
          </table:table-cell>
          <table:table-cell office:value-type="float" office:value="0.114998817443848">
            <text:p>0.1149988174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20,dataset=CoBot202210</text:p>
          </table:table-cell>
          <table:table-cell office:value-type="float" office:value="0.076998233795166">
            <text:p>0.076998233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20,dataset=CoBot202210</text:p>
          </table:table-cell>
          <table:table-cell office:value-type="float" office:value="0.135077953338623">
            <text:p>0.1350779533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20,dataset=CoBot202210</text:p>
          </table:table-cell>
          <table:table-cell office:value-type="float" office:value="0.126553535461426">
            <text:p>0.1265535355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20,dataset=CoBot202210</text:p>
          </table:table-cell>
          <table:table-cell office:value-type="float" office:value="0.13470458984375">
            <text:p>0.134704589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20,dataset=CoBot202210</text:p>
          </table:table-cell>
          <table:table-cell office:value-type="float" office:value="0.137003183364868">
            <text:p>0.1370031834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5,dataset=CoBot202210</text:p>
          </table:table-cell>
          <table:table-cell office:value-type="float" office:value="0.0992591381072998">
            <text:p>0.0992591381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5,dataset=CoBot202210</text:p>
          </table:table-cell>
          <table:table-cell office:value-type="float" office:value="0.0642590522766113">
            <text:p>0.0642590523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5,dataset=CoBot202210</text:p>
          </table:table-cell>
          <table:table-cell office:value-type="float" office:value="0.101855039596558">
            <text:p>0.1018550396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5,dataset=CoBot202210</text:p>
          </table:table-cell>
          <table:table-cell office:value-type="float" office:value="0.0904862880706787">
            <text:p>0.0904862881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5,dataset=CoBot202210</text:p>
          </table:table-cell>
          <table:table-cell office:value-type="float" office:value="0.104199171066284">
            <text:p>0.1041991711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50,dataset=CoBot202210</text:p>
          </table:table-cell>
          <table:table-cell office:value-type="float" office:value="0.11235785484314">
            <text:p>0.112357854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50,dataset=CoBot202210</text:p>
          </table:table-cell>
          <table:table-cell office:value-type="float" office:value="0.193758249282837">
            <text:p>0.1937582493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50,dataset=CoBot202210</text:p>
          </table:table-cell>
          <table:table-cell office:value-type="float" office:value="0.199397325515747">
            <text:p>0.1993973255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50,dataset=CoBot202210</text:p>
          </table:table-cell>
          <table:table-cell office:value-type="float" office:value="0.194857597351074">
            <text:p>0.1948575974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GRU,layers=2,forecast=10,input_length=50,dataset=CoBot202210</text:p>
          </table:table-cell>
          <table:table-cell office:value-type="float" office:value="0.195000410079956">
            <text:p>0.1950004101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table:style-name="ce14" office:value-type="string">
            <text:p>GRU, 2-layers</text:p>
          </table:table-cell>
          <table:table-cell table:style-name="ce14" table:formula="of:=AVERAGE([.B23:.B42])" office:value-type="float" office:value="0.130751252174377">
            <text:p>0.1307512522</text:p>
          </table:table-cell>
          <table:table-cell table:style-name="ce14" table:number-columns-repeated="3"/>
          <table:table-cell table:style-name="ce16"/>
          <table:table-cell table:style-name="ce14" table:number-columns-repeated="1018"/>
        </table:table-row>
        <table:table-row table:style-name="ro6">
          <table:table-cell office:value-type="string">
            <text:p>model=LSTM,layers=1,forecast=10,input_length=10,dataset=CoBot202210</text:p>
          </table:table-cell>
          <table:table-cell office:value-type="float" office:value="0.102027177810669">
            <text:p>0.102027177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10,dataset=CoBot202210</text:p>
          </table:table-cell>
          <table:table-cell office:value-type="float" office:value="0.0590460300445557">
            <text:p>0.05904603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10,dataset=CoBot202210</text:p>
          </table:table-cell>
          <table:table-cell office:value-type="float" office:value="0.104999542236328">
            <text:p>0.1049995422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10,dataset=CoBot202210</text:p>
          </table:table-cell>
          <table:table-cell office:value-type="float" office:value="0.105841159820557">
            <text:p>0.105841159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10,dataset=CoBot202210</text:p>
          </table:table-cell>
          <table:table-cell office:value-type="float" office:value="0.109337091445923">
            <text:p>0.1093370914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20,dataset=CoBot202210</text:p>
          </table:table-cell>
          <table:table-cell office:value-type="float" office:value="0.126139640808106">
            <text:p>0.126139640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20,dataset=CoBot202210</text:p>
          </table:table-cell>
          <table:table-cell office:value-type="float" office:value="0.0650026798248291">
            <text:p>0.065002679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20,dataset=CoBot202210</text:p>
          </table:table-cell>
          <table:table-cell office:value-type="float" office:value="0.132062196731567">
            <text:p>0.1320621967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20,dataset=CoBot202210</text:p>
          </table:table-cell>
          <table:table-cell office:value-type="float" office:value="0.124477863311768">
            <text:p>0.1244778633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20,dataset=CoBot202210</text:p>
          </table:table-cell>
          <table:table-cell office:value-type="float" office:value="0.123340606689453">
            <text:p>0.1233406067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5,dataset=CoBot202210</text:p>
          </table:table-cell>
          <table:table-cell office:value-type="float" office:value="0.0987622737884522">
            <text:p>0.098762273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5,dataset=CoBot202210</text:p>
          </table:table-cell>
          <table:table-cell office:value-type="float" office:value="0.056004524230957">
            <text:p>0.0560045242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5,dataset=CoBot202210</text:p>
          </table:table-cell>
          <table:table-cell office:value-type="float" office:value="0.101417779922485">
            <text:p>0.1014177799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5,dataset=CoBot202210</text:p>
          </table:table-cell>
          <table:table-cell office:value-type="float" office:value="0.0979969501495361">
            <text:p>0.0979969501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5,dataset=CoBot202210</text:p>
          </table:table-cell>
          <table:table-cell office:value-type="float" office:value="0.102522134780884">
            <text:p>0.102522134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50,dataset=CoBot202210</text:p>
          </table:table-cell>
          <table:table-cell office:value-type="float" office:value="0.0851774215698242">
            <text:p>0.0851774216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50,dataset=CoBot202210</text:p>
          </table:table-cell>
          <table:table-cell office:value-type="float" office:value="0.168999910354614">
            <text:p>0.1689999104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50,dataset=CoBot202210</text:p>
          </table:table-cell>
          <table:table-cell office:value-type="float" office:value="0.168471813201904">
            <text:p>0.1684718132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50,dataset=CoBot202210</text:p>
          </table:table-cell>
          <table:table-cell office:value-type="float" office:value="0.169939041137695">
            <text:p>0.1699390411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1,forecast=10,input_length=50,dataset=CoBot202210</text:p>
          </table:table-cell>
          <table:table-cell office:value-type="float" office:value="0.202138900756836">
            <text:p>0.202138900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table:style-name="ce14" office:value-type="string">
            <text:p>LSTM, 1-layers</text:p>
          </table:table-cell>
          <table:table-cell table:style-name="ce14" table:formula="of:=AVERAGE([.B44:.B63])" office:value-type="float" office:value="0.115185236930847">
            <text:p>0.1151852369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10,dataset=CoBot202210</text:p>
          </table:table-cell>
          <table:table-cell office:value-type="float" office:value="0.0742864608764648">
            <text:p>0.0742864609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10,dataset=CoBot202210</text:p>
          </table:table-cell>
          <table:table-cell office:value-type="float" office:value="0.116798639297485">
            <text:p>0.1167986393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10,dataset=CoBot202210</text:p>
          </table:table-cell>
          <table:table-cell office:value-type="float" office:value="0.117087364196777">
            <text:p>0.1170873642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10,dataset=CoBot202210</text:p>
          </table:table-cell>
          <table:table-cell office:value-type="float" office:value="0.116000890731812">
            <text:p>0.1160008907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10,dataset=CoBot202210</text:p>
          </table:table-cell>
          <table:table-cell office:value-type="float" office:value="0.116274118423462">
            <text:p>0.1162741184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20,dataset=CoBot202210</text:p>
          </table:table-cell>
          <table:table-cell office:value-type="float" office:value="0.143083333969116">
            <text:p>0.143083334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20,dataset=CoBot202210</text:p>
          </table:table-cell>
          <table:table-cell office:value-type="float" office:value="0.0820028781890869">
            <text:p>0.0820028782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20,dataset=CoBot202210</text:p>
          </table:table-cell>
          <table:table-cell office:value-type="float" office:value="0.138566255569458">
            <text:p>0.1385662556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20,dataset=CoBot202210</text:p>
          </table:table-cell>
          <table:table-cell office:value-type="float" office:value="0.139001607894897">
            <text:p>0.1390016079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20,dataset=CoBot202210</text:p>
          </table:table-cell>
          <table:table-cell office:value-type="float" office:value="0.277063846588135">
            <text:p>0.2770638466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5,dataset=CoBot202210</text:p>
          </table:table-cell>
          <table:table-cell office:value-type="float" office:value="0.107317686080933">
            <text:p>0.1073176861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5,dataset=CoBot202210</text:p>
          </table:table-cell>
          <table:table-cell office:value-type="float" office:value="0.0660011768341065">
            <text:p>0.066001176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5,dataset=CoBot202210</text:p>
          </table:table-cell>
          <table:table-cell office:value-type="float" office:value="0.10699987411499">
            <text:p>0.1069998741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5,dataset=CoBot202210</text:p>
          </table:table-cell>
          <table:table-cell office:value-type="float" office:value="0.112616300582886">
            <text:p>0.1126163006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5,dataset=CoBot202210</text:p>
          </table:table-cell>
          <table:table-cell office:value-type="float" office:value="0.10700249671936">
            <text:p>0.1070024967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50,dataset=CoBot202210</text:p>
          </table:table-cell>
          <table:table-cell office:value-type="float" office:value="0.107696294784546">
            <text:p>0.107696294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50,dataset=CoBot202210</text:p>
          </table:table-cell>
          <table:table-cell office:value-type="float" office:value="0.203574180603027">
            <text:p>0.2035741806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50,dataset=CoBot202210</text:p>
          </table:table-cell>
          <table:table-cell office:value-type="float" office:value="0.20817232131958">
            <text:p>0.2081723213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50,dataset=CoBot202210</text:p>
          </table:table-cell>
          <table:table-cell office:value-type="float" office:value="0.204000949859619">
            <text:p>0.2040009499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LSTM,layers=2,forecast=10,input_length=50,dataset=CoBot202210</text:p>
          </table:table-cell>
          <table:table-cell office:value-type="float" office:value="0.20794939994812">
            <text:p>0.2079493999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table:style-name="ce14" office:value-type="string">
            <text:p>LSTM, 2-layers</text:p>
          </table:table-cell>
          <table:table-cell table:style-name="ce14" table:formula="of:=AVERAGE([.B65:.B84])" office:value-type="float" office:value="0.137574803829193">
            <text:p>0.1375748038</text:p>
          </table:table-cell>
          <table:table-cell table:style-name="ce14" table:number-columns-repeated="3"/>
          <table:table-cell table:style-name="ce16"/>
          <table:table-cell table:style-name="ce14" table:number-columns-repeated="1018"/>
        </table:table-row>
        <table:table-row table:style-name="ro8">
          <table:table-cell office:value-type="string">
            <text:p>model=SCINet,forecast=10,input_length=16,dataset=CoBot202210</text:p>
          </table:table-cell>
          <table:table-cell office:value-type="float" office:value="5.08159184455872">
            <text:p>5.0815918446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16,dataset=CoBot202210</text:p>
          </table:table-cell>
          <table:table-cell office:value-type="float" office:value="4.87331676483154">
            <text:p>4.873316764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16,dataset=CoBot202210</text:p>
          </table:table-cell>
          <table:table-cell office:value-type="float" office:value="4.69987964630127">
            <text:p>4.6998796463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16,dataset=CoBot202210</text:p>
          </table:table-cell>
          <table:table-cell office:value-type="float" office:value="4.8509361743927">
            <text:p>4.8509361744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16,dataset=CoBot202210</text:p>
          </table:table-cell>
          <table:table-cell office:value-type="float" office:value="5.08164644241333">
            <text:p>5.0816464424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32,dataset=CoBot202210</text:p>
          </table:table-cell>
          <table:table-cell office:value-type="float" office:value="3.98168635368347">
            <text:p>3.9816863537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32,dataset=CoBot202210</text:p>
          </table:table-cell>
          <table:table-cell office:value-type="float" office:value="3.10814046859741">
            <text:p>3.1081404686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32,dataset=CoBot202210</text:p>
          </table:table-cell>
          <table:table-cell office:value-type="float" office:value="4.18244290351868">
            <text:p>4.1824429035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32,dataset=CoBot202210</text:p>
          </table:table-cell>
          <table:table-cell office:value-type="float" office:value="4.37570381164551">
            <text:p>4.3757038116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32,dataset=CoBot202210</text:p>
          </table:table-cell>
          <table:table-cell office:value-type="float" office:value="3.18452095985413">
            <text:p>3.1845209599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64,dataset=CoBot202210</text:p>
          </table:table-cell>
          <table:table-cell office:value-type="float" office:value="6.54474520683289">
            <text:p>6.544745206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64,dataset=CoBot202210</text:p>
          </table:table-cell>
          <table:table-cell office:value-type="float" office:value="5.18949961662293">
            <text:p>5.1894996166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64,dataset=CoBot202210</text:p>
          </table:table-cell>
          <table:table-cell office:value-type="float" office:value="6.65550827980042">
            <text:p>6.655508279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64,dataset=CoBot202210</text:p>
          </table:table-cell>
          <table:table-cell office:value-type="float" office:value="6.9213752746582">
            <text:p>6.9213752747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6">
          <table:table-cell office:value-type="string">
            <text:p>model=SCINet,forecast=10,input_length=64,dataset=CoBot202210</text:p>
          </table:table-cell>
          <table:table-cell office:value-type="float" office:value="6.62844371795654">
            <text:p>6.628443718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8,dataset=CoBot202210</text:p>
          </table:table-cell>
          <table:table-cell office:value-type="float" office:value="5.96215724945068">
            <text:p>5.9621572495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8,dataset=CoBot202210</text:p>
          </table:table-cell>
          <table:table-cell office:value-type="float" office:value="6.00917291641235">
            <text:p>6.0091729164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8,dataset=CoBot202210</text:p>
          </table:table-cell>
          <table:table-cell office:value-type="float" office:value="5.72104740142822">
            <text:p>5.7210474014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8,dataset=CoBot202210</text:p>
          </table:table-cell>
          <table:table-cell office:value-type="float" office:value="4.38940715789795">
            <text:p>4.3894071579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8">
          <table:table-cell office:value-type="string">
            <text:p>model=SCINet,forecast=10,input_length=8,dataset=CoBot202210</text:p>
          </table:table-cell>
          <table:table-cell office:value-type="float" office:value="5.7810046672821">
            <text:p>5.7810046673</text:p>
          </table:table-cell>
          <table:table-cell table:number-columns-repeated="9"/>
          <table:table-cell table:style-name="ce17" table:number-columns-repeated="2"/>
          <table:table-cell/>
          <table:table-cell table:style-name="ce17" table:number-columns-repeated="5"/>
          <table:table-cell table:number-columns-repeated="1005"/>
        </table:table-row>
        <table:table-row table:style-name="ro7">
          <table:table-cell table:style-name="ce14" office:value-type="string">
            <text:p>SCINet</text:p>
          </table:table-cell>
          <table:table-cell table:style-name="ce14" table:formula="of:=AVERAGE([.B86:.B105])" office:value-type="float" office:value="5.16111134290695">
            <text:p>5.1611113429</text:p>
          </table:table-cell>
          <table:table-cell table:style-name="ce14" table:number-columns-repeated="3"/>
          <table:table-cell table:style-name="ce16"/>
          <table:table-cell table:style-name="ce14" table:number-columns-repeated="1018"/>
        </table:table-row>
        <table:table-row table:style-name="ro6" table:number-rows-repeated="104846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timing.A1:timing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3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31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 $(</number:text>
      <number:number number:decimal-places="0" number:min-integer-digits="1" number:grouping="true"/>
      <number:text>)</number:text>
    </number:number-style>
    <number:number-style style:name="N124P2" style:volatile="true">
      <number:text> $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$</number:text>
      <number:number number:decimal-places="2" number:min-integer-digits="1" number:grouping="true"/>
      <number:text> </number:text>
    </number:number-style>
    <number:number-style style:name="N126P1" style:volatile="true">
      <number:text> $(</number:text>
      <number:number number:decimal-places="2" number:min-integer-digits="1" number:grouping="true"/>
      <number:text>)</number:text>
    </number:number-style>
    <number:number-style style:name="N126P2" style:volatile="true">
      <number:text> $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number-style style:name="N132">
      <number:number number:decimal-places="9" number:min-integer-digits="1"/>
    </number:number-style>
    <number:number-style style:name="N133">
      <number:number number:decimal-places="8" number:min-integer-digits="1"/>
    </number:number-style>
    <number:number-style style:name="N134">
      <number:number number:decimal-places="10" number:min-integer-digits="1"/>
    </number:number-style>
    <number:number-style style:name="N135">
      <number:number number:decimal-places="11" number:min-integer-digits="1"/>
    </number:number-style>
    <number:number-style style:name="N136">
      <number:number number:decimal-places="12" number:min-integer-digits="1"/>
    </number:number-style>
    <number:number-style style:name="N137">
      <number:number number:decimal-places="13" number:min-integer-digits="1"/>
    </number:number-style>
    <number:number-style style:name="N138">
      <number:number number:decimal-places="14" number:min-integer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fo:font-size="11pt" style:font-name-asian="Microsoft YaHei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Default" style:data-style-name="N13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first-page-number="continue"/>
      <style:header-style>
        <style:header-footer-properties fo:margin-left="0.748in" fo:margin-right="0.748in" fo:margin-bottom="0.2417in"/>
      </style:header-style>
      <style:footer-style>
        <style:header-footer-properties fo:margin-left="0.748in" fo:margin-right="0.748in" fo:margin-top="0.2417in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8">02/28/2023</text:date>, <text:time>12:11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_20_1" style:display-name="PageStyle_Sheet1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_20_2" style:display-name="PageStyle_Sheet1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28T12:11:05.21</dc:date>
    <meta:generator>OpenOffice/4.1.13$Win32 OpenOffice.org_project/4113m1$Build-9810</meta:generator>
    <meta:editing-duration>PT1H4M16S</meta:editing-duration>
    <meta:editing-cycles>5</meta:editing-cycles>
    <meta:document-statistic meta:table-count="4" meta:cell-count="5549" meta:object-count="0"/>
  </office:meta>
</office:document-meta>
</file>